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思源黑體" svg:font-family="思源黑體"/>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4.16pt"/>
    </style:style>
    <style:style style:name="co2" style:family="table-column">
      <style:table-column-properties fo:break-before="auto" style:column-width="154.06pt"/>
    </style:style>
    <style:style style:name="co3" style:family="table-column">
      <style:table-column-properties fo:break-before="auto" style:column-width="71.74pt"/>
    </style:style>
    <style:style style:name="co4" style:family="table-column">
      <style:table-column-properties fo:break-before="auto" style:column-width="148.76pt"/>
    </style:style>
    <style:style style:name="co5" style:family="table-column">
      <style:table-column-properties fo:break-before="auto" style:column-width="53.74pt"/>
    </style:style>
    <style:style style:name="co6" style:family="table-column">
      <style:table-column-properties fo:break-before="auto" style:column-width="67.1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思源黑體" fo:font-size="11pt" fo:font-style="normal" fo:text-shadow="none" style:text-underline-style="none" fo:font-weight="normal" style:font-size-asian="11pt" style:font-style-asian="normal" style:font-weight-asian="normal" style:font-name-complex="思源黑體"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思源黑體" fo:font-size="11pt" fo:font-style="normal" fo:text-shadow="none" style:text-underline-style="none" fo:font-weight="normal" style:font-size-asian="11pt" style:font-style-asian="normal" style:font-weight-asian="normal" style:font-name-complex="思源黑體" style:font-size-complex="11pt" style:font-style-complex="normal" style:font-weight-complex="normal"/>
    </style:style>
    <style:style style:name="T1"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name-complex="思源黑體" style:font-size-asian="10pt" style:font-size-complex="10pt" style:font-weight-asian="normal" style:font-weight-complex="normal" style:font-style-asian="normal" style:font-name="思源黑體"/>
    </style:style>
    <style:style style:name="T2"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Arial" style:font-name-complex="Arial"/>
    </style:style>
    <style:style style:name="T3"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思源黑體" style:font-name-complex="思源黑體"/>
    </style:style>
    <style:style style:name="T4" style:family="text">
      <style:text-properties fo:font-size="10pt" style:font-style-asian="normal" fo:font-weight="normal" style:text-underline-style="none" style:text-underline-color="font-color" style:text-line-through-type="none" fo:font-style="normal" style:text-outline="false" fo:color="#000000" style:text-position="0% 100%" style:font-name="思源黑體" fo:text-shadow="none" style:font-name-complex="思源黑體" style:font-size-asian="10pt" style:font-size-complex="10pt" style:font-weight-asian="normal" style:font-weight-complex="normal" style:font-style-complex="normal"/>
    </style:style>
    <style:style style:name="T5"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Arial" style:font-name-complex="Arial"/>
    </style:style>
    <style:style style:name="T6"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思源黑體" style:font-name-complex="思源黑體"/>
    </style:style>
    <style:style style:name="T7" style:family="text">
      <style:text-properties style:text-position="0% 100%" style:font-name="思源黑體" fo:font-size="10pt" fo:font-weight="normal" style:text-underline-style="none" style:text-underline-color="font-color" style:text-line-through-type="none" fo:font-style="normal" style:text-outline="false" fo:color="#000000" fo:text-shadow="none" style:font-name-complex="思源黑體" style:font-size-asian="10pt" style:font-size-complex="10pt" style:font-weight-asian="normal" style:font-weight-complex="normal" style:font-style-asian="normal" style:font-style-complex="normal"/>
    </style:style>
    <style:style style:name="T8" style:family="text">
      <style:text-properties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style-complex="normal" style:font-name="Arial" style:font-name-complex="Arial"/>
    </style:style>
    <style:style style:name="T9" style:family="text">
      <style:text-properties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style-complex="normal" style:font-name="思源黑體" style:font-name-complex="思源黑體"/>
    </style:style>
    <style:style style:name="T10" style:family="text">
      <style:text-properties style:text-position="0% 100%" style:font-name="Arial" style:font-style-asian="normal" style:font-weight-complex="normal" style:font-weight-asian="normal" style:font-size-complex="10pt" style:font-size-asian="10pt" style:font-name-complex="Arial" fo:text-shadow="none" fo:color="#000000" style:text-outline="false" fo:font-style="normal" style:text-line-through-type="none" style:text-underline-style="none" style:text-underline-color="font-color" fo:font-weight="normal" fo:font-size="10pt" style:font-style-complex="normal"/>
    </style:style>
    <style:style style:name="T11" style:family="text">
      <style:text-properties style:text-position="0% 100%"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font-style-complex="normal" style:font-name="思源黑體" style:font-name-complex="思源黑體"/>
    </style:style>
    <style:style style:name="T12"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complex="Arial" style:font-name="Arial"/>
    </style:style>
    <style:style style:name="T13"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complex="思源黑體" style:font-name="思源黑體"/>
    </style:style>
    <style:style style:name="T14" style:family="text">
      <style:text-properties fo:font-weight="normal" style:font-size-asian="10pt" style:font-name="思源黑體" style:font-style-asian="normal" style:font-weight-asian="normal" style:font-style-complex="normal" fo:text-shadow="none" fo:font-style="normal" style:text-outline="false" style:font-size-complex="10pt" style:text-position="0% 100%" style:font-weight-complex="normal" fo:color="#000000" style:font-name-complex="思源黑體" style:text-underline-style="none" style:text-underline-color="font-color" fo:font-size="10pt" style:text-line-through-type="none"/>
    </style:style>
    <style:style style:name="T15" style:family="text">
      <style:text-properties fo:font-weight="normal" style:font-size-asian="10pt" style:font-style-asian="normal" style:font-weight-asian="normal" style:font-style-complex="normal" fo:text-shadow="none" fo:font-style="normal" style:text-outline="false" style:font-size-complex="10pt" style:text-position="0% 100%" style:font-weight-complex="normal" fo:color="#000000" style:text-underline-style="none" style:text-underline-color="font-color" fo:font-size="10pt" style:text-line-through-type="none" style:font-name="Arial" style:font-name-complex="Arial"/>
    </style:style>
    <style:style style:name="T16" style:family="text">
      <style:text-properties fo:font-weight="normal" style:font-size-asian="10pt" style:font-style-asian="normal" style:font-weight-asian="normal" style:font-style-complex="normal" fo:text-shadow="none" fo:font-style="normal" style:text-outline="false" style:font-size-complex="10pt" style:text-position="0% 100%" style:font-weight-complex="normal" fo:color="#000000" style:text-underline-style="none" style:text-underline-color="font-color" fo:font-size="10pt" style:text-line-through-type="none" style:font-name="思源黑體" style:font-name-complex="思源黑體"/>
    </style:style>
    <style:style style:name="T17" style:family="text">
      <style:text-properties fo:font-weight="normal" style:font-size-asian="10pt" style:font-style-asian="normal" style:font-weight-asian="normal" style:font-style-complex="normal" fo:text-shadow="none" fo:font-style="normal" style:text-outline="false" style:font-size-complex="10pt" style:text-position="0% 100%" style:font-weight-complex="normal" fo:color="#000000" style:text-underline-style="none" style:text-underline-color="font-color" fo:font-size="10pt" style:text-line-through-type="none" style:font-name-complex="Arial" style:font-name="Arial"/>
    </style:style>
    <style:style style:name="T18" style:family="text">
      <style:text-properties fo:font-weight="normal" style:font-size-asian="10pt" style:font-style-asian="normal" style:font-weight-asian="normal" style:font-style-complex="normal" fo:text-shadow="none" fo:font-style="normal" style:text-outline="false" style:font-size-complex="10pt" style:text-position="0% 100%" style:font-weight-complex="normal" fo:color="#000000" style:text-underline-style="none" style:text-underline-color="font-color" fo:font-size="10pt" style:text-line-through-type="none" style:font-name-complex="思源黑體" style:font-name="思源黑體"/>
    </style:style>
    <style:style style:name="T19" style:family="text">
      <style:text-properties fo:font-style="normal" style:font-weight-complex="normal" fo:color="#000000" style:font-name-complex="思源黑體" style:text-underline-style="none" style:text-underline-color="font-color" fo:font-weight="normal" fo:font-size="10pt" style:text-position="0% 100%" style:text-line-through-type="none" style:font-size-complex="10pt" style:text-outline="false" style:font-name="思源黑體" style:font-style-asian="normal" style:font-weight-asian="normal" style:font-size-asian="10pt" style:font-style-complex="normal" fo:text-shadow="none"/>
    </style:style>
    <style:style style:name="T20" style:family="text">
      <style:text-properties fo:font-style="normal" style:font-weight-complex="normal" fo:color="#000000" style:text-underline-style="none" style:text-underline-color="font-color" fo:font-weight="normal" fo:font-size="10pt" style:text-position="0% 100%" style:text-line-through-type="none" style:font-size-complex="10pt" style:text-outline="false" style:font-style-asian="normal" style:font-weight-asian="normal" style:font-size-asian="10pt" style:font-style-complex="normal" fo:text-shadow="none" style:font-name="Arial" style:font-name-complex="Arial"/>
    </style:style>
    <style:style style:name="T21" style:family="text">
      <style:text-properties fo:font-style="normal" style:font-weight-complex="normal" fo:color="#000000" style:text-underline-style="none" style:text-underline-color="font-color" fo:font-weight="normal" fo:font-size="10pt" style:text-position="0% 100%" style:text-line-through-type="none" style:font-size-complex="10pt" style:text-outline="false" style:font-style-asian="normal" style:font-weight-asian="normal" style:font-size-asian="10pt" style:font-style-complex="normal" fo:text-shadow="none" style:font-name="思源黑體" style:font-name-complex="思源黑體"/>
    </style:style>
    <style:style style:name="T22" style:family="text">
      <style:text-properties fo:font-style="normal" style:font-weight-complex="normal" fo:color="#000000" style:text-underline-style="none" style:text-underline-color="font-color" fo:font-weight="normal" fo:font-size="10pt" style:text-position="0% 100%" style:text-line-through-type="none" style:font-size-complex="10pt" style:text-outline="false" style:font-style-asian="normal" style:font-weight-asian="normal" style:font-size-asian="10pt" style:font-style-complex="normal" fo:text-shadow="none" style:font-name-complex="Arial" style:font-name="Arial"/>
    </style:style>
    <style:style style:name="T23" style:family="text">
      <style:text-properties fo:font-style="normal" style:font-weight-complex="normal" fo:color="#000000" style:text-underline-style="none" style:text-underline-color="font-color" fo:font-weight="normal" fo:font-size="10pt" style:text-position="0% 100%" style:text-line-through-type="none" style:font-size-complex="10pt" style:text-outline="false" style:font-style-asian="normal" style:font-weight-asian="normal" style:font-size-asian="10pt" style:font-style-complex="normal" fo:text-shadow="none" style:font-name-complex="思源黑體" style:font-name="思源黑體"/>
    </style:style>
    <style:style style:name="T24" style:family="text">
      <style:text-properties fo:font-style="normal" style:font-weight-complex="normal" fo:color="#000000" style:font-name-complex="思源黑體" style:text-line-through-type="none" style:text-underline-style="none" style:text-underline-color="font-color" fo:font-weight="normal" style:text-position="0% 100%" fo:font-size="10pt" style:font-style-asian="normal" style:text-outline="false" style:font-name="思源黑體" style:font-weight-asian="normal" style:font-size-complex="10pt" style:font-style-complex="normal" style:font-size-asian="10pt" fo:text-shadow="none"/>
    </style:style>
    <style:style style:name="T25"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weight-asian="normal" style:font-size-complex="10pt" style:font-style-complex="normal" style:font-size-asian="10pt" fo:text-shadow="none" style:font-name="Arial" style:font-name-complex="Arial"/>
    </style:style>
    <style:style style:name="T26"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weight-asian="normal" style:font-size-complex="10pt" style:font-style-complex="normal" style:font-size-asian="10pt" fo:text-shadow="none" style:font-name="思源黑體" style:font-name-complex="思源黑體"/>
    </style:style>
    <style:style style:name="T27"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weight-asian="normal" style:font-size-complex="10pt" style:font-style-complex="normal" style:font-size-asian="10pt" fo:text-shadow="none" style:font-name-complex="Arial" style:font-name="Arial"/>
    </style:style>
    <style:style style:name="T28"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weight-asian="normal" style:font-size-complex="10pt" style:font-style-complex="normal" style:font-size-asian="10pt" fo:text-shadow="none" style:font-name-complex="思源黑體" style:font-name="思源黑體"/>
    </style:style>
    <style:style style:name="T29" style:family="text">
      <style:text-properties fo:font-size="10pt" style:font-style-asian="normal" style:font-weight-complex="normal" style:font-weight-asian="normal" style:font-size-asian="10pt" style:font-name-complex="思源黑體" style:text-position="0% 100%" style:text-line-through-type="none" fo:color="#000000" fo:text-shadow="none" style:font-size-complex="10pt" style:font-name="思源黑體" style:font-style-complex="normal" style:text-outline="false" fo:font-style="normal" style:text-underline-style="none" style:text-underline-color="font-color" fo:font-weight="normal"/>
    </style:style>
    <style:style style:name="T30"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Arial" style:font-name-complex="Arial"/>
    </style:style>
    <style:style style:name="T31"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思源黑體" style:font-name-complex="思源黑體"/>
    </style:style>
    <style:style style:name="T32"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complex="Arial" style:font-name="Arial"/>
    </style:style>
    <style:style style:name="T33"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complex="思源黑體" style:font-name="思源黑體"/>
    </style:style>
    <style:style style:name="T34" style:family="text">
      <style:text-properties fo:font-style="normal" style:font-weight-complex="normal" fo:color="#000000" style:font-name-complex="思源黑體" style:text-line-through-type="none" style:text-underline-style="none" style:text-underline-color="font-color" fo:font-weight="normal" style:text-position="0% 100%" fo:font-size="10pt" style:font-style-asian="normal" style:text-outline="false" style:font-size-complex="10pt" style:font-weight-asian="normal" style:font-name="思源黑體" style:font-style-complex="normal" fo:text-shadow="none" style:font-size-asian="10pt"/>
    </style:style>
    <style:style style:name="T35"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size-complex="10pt" style:font-weight-asian="normal" style:font-style-complex="normal" fo:text-shadow="none" style:font-size-asian="10pt" style:font-name="Arial" style:font-name-complex="Arial"/>
    </style:style>
    <style:style style:name="T36"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size-complex="10pt" style:font-weight-asian="normal" style:font-style-complex="normal" fo:text-shadow="none" style:font-size-asian="10pt" style:font-name="思源黑體" style:font-name-complex="思源黑體"/>
    </style:style>
    <style:style style:name="T37"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size-complex="10pt" style:font-weight-asian="normal" style:font-style-complex="normal" fo:text-shadow="none" style:font-size-asian="10pt" style:font-name-complex="Arial" style:font-name="Arial"/>
    </style:style>
    <style:style style:name="T38"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size-complex="10pt" style:font-weight-asian="normal" style:font-style-complex="normal" fo:text-shadow="none" style:font-size-asian="10pt" style:font-name-complex="思源黑體" style:font-name="思源黑體"/>
    </style:style>
    <style:style style:name="T39" style:family="text">
      <style:text-properties style:font-name="思源黑體" fo:font-size="10pt" fo:font-weight="normal" style:text-underline-style="none" style:text-underline-color="font-color" style:text-line-through-type="none" fo:font-style="normal" style:text-outline="false" fo:color="#000000" style:font-style-complex="normal" style:text-position="0% 100%" fo:text-shadow="none" style:font-name-complex="思源黑體" style:font-size-asian="10pt" style:font-size-complex="10pt" style:font-weight-asian="normal" style:font-weight-complex="normal" style:font-style-asian="normal"/>
    </style:style>
    <style:style style:name="T40"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Arial" style:font-name-complex="Arial"/>
    </style:style>
    <style:style style:name="T41"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complex="思源黑體" style:font-name="思源黑體"/>
    </style:style>
    <style:style style:name="T42"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思源黑體" style:font-name-complex="思源黑體"/>
    </style:style>
    <style:style style:name="T43" style:family="text">
      <style:text-properties fo:font-weight="normal" style:font-size-asian="10pt" fo:text-shadow="none" style:font-style-complex="normal" style:font-weight-asian="normal" style:font-style-asian="normal" style:font-name="思源黑體" style:font-size-complex="10pt" fo:font-style="normal" style:text-position="0% 100%" style:font-weight-complex="normal" style:text-outline="false" style:text-line-through-type="none" fo:font-size="10pt" style:text-underline-style="none" style:text-underline-color="font-color" style:font-name-complex="思源黑體" fo:color="#000000"/>
    </style:style>
    <style:style style:name="T44" style:family="text">
      <style:text-properties fo:font-weight="normal" style:font-size-asian="10pt" fo:text-shadow="none" style:font-style-complex="normal" style:font-weight-asian="normal" style:font-style-asian="normal" style:font-size-complex="10pt" fo:font-style="normal" style:text-position="0% 100%" style:font-weight-complex="normal" style:text-outline="false" style:text-line-through-type="none" fo:font-size="10pt" style:text-underline-style="none" style:text-underline-color="font-color" fo:color="#000000" style:font-name="Arial" style:font-name-complex="Arial"/>
    </style:style>
    <style:style style:name="T45" style:family="text">
      <style:text-properties fo:font-weight="normal" style:font-size-asian="10pt" fo:text-shadow="none" style:font-style-complex="normal" style:font-weight-asian="normal" style:font-style-asian="normal" style:font-size-complex="10pt" fo:font-style="normal" style:text-position="0% 100%" style:font-weight-complex="normal" style:text-outline="false" style:text-line-through-type="none" fo:font-size="10pt" style:text-underline-style="none" style:text-underline-color="font-color" fo:color="#000000" style:font-name="思源黑體" style:font-name-complex="思源黑體"/>
    </style:style>
    <style:style style:name="T46" style:family="text">
      <style:text-properties fo:font-weight="normal" style:font-size-asian="10pt" fo:text-shadow="none" style:font-style-complex="normal" style:font-weight-asian="normal" style:font-style-asian="normal" style:font-size-complex="10pt" fo:font-style="normal" style:text-position="0% 100%" style:font-weight-complex="normal" style:text-outline="false" style:text-line-through-type="none" fo:font-size="10pt" style:text-underline-style="none" style:text-underline-color="font-color" fo:color="#000000" style:font-name-complex="Arial" style:font-name="Arial"/>
    </style:style>
    <style:style style:name="T47" style:family="text">
      <style:text-properties fo:font-weight="normal" style:font-size-asian="10pt" fo:text-shadow="none" style:font-style-complex="normal" style:font-weight-asian="normal" style:font-style-asian="normal" style:font-size-complex="10pt" fo:font-style="normal" style:text-position="0% 100%" style:font-weight-complex="normal" style:text-outline="false" style:text-line-through-type="none" fo:font-size="10pt" style:text-underline-style="none" style:text-underline-color="font-color" fo:color="#000000" style:font-name-complex="思源黑體" style:font-name="思源黑體"/>
    </style:style>
    <style:style style:name="T48" style:family="text">
      <style:text-properties style:font-size-complex="10pt" style:text-line-through-type="none" style:font-name-complex="思源黑體" fo:font-style="normal" style:text-outline="false" style:text-underline-style="none" style:text-underline-color="font-color" fo:font-weight="normal" fo:color="#000000" fo:font-size="10pt" style:font-name="思源黑體" fo:text-shadow="none" style:font-style-asian="normal" style:font-weight-complex="normal" style:text-position="0% 100%" style:font-weight-asian="normal" style:font-size-asian="10pt" style:font-style-complex="normal"/>
    </style:style>
    <style:style style:name="T49" style:family="text">
      <style:text-properties style:font-size-complex="10pt" style:text-line-through-type="none" fo:font-style="normal" style:text-outline="false" style:text-underline-style="none" style:text-underline-color="font-color" fo:font-weight="normal" fo:color="#000000" fo:font-size="10pt" fo:text-shadow="none" style:font-style-asian="normal" style:font-weight-complex="normal" style:text-position="0% 100%" style:font-weight-asian="normal" style:font-size-asian="10pt" style:font-style-complex="normal" style:font-name="Arial" style:font-name-complex="Arial"/>
    </style:style>
    <style:style style:name="T50" style:family="text">
      <style:text-properties style:font-size-complex="10pt" style:text-line-through-type="none" fo:font-style="normal" style:text-outline="false" style:text-underline-style="none" style:text-underline-color="font-color" fo:font-weight="normal" fo:color="#000000" fo:font-size="10pt" fo:text-shadow="none" style:font-style-asian="normal" style:font-weight-complex="normal" style:text-position="0% 100%" style:font-weight-asian="normal" style:font-size-asian="10pt" style:font-style-complex="normal" style:font-name="思源黑體" style:font-name-complex="思源黑體"/>
    </style:style>
    <style:style style:name="T51" style:family="text">
      <style:text-properties style:font-size-complex="10pt" style:text-line-through-type="none" fo:font-style="normal" style:text-outline="false" style:text-underline-style="none" style:text-underline-color="font-color" fo:font-weight="normal" fo:color="#000000" fo:font-size="10pt" fo:text-shadow="none" style:font-style-asian="normal" style:font-weight-complex="normal" style:text-position="0% 100%" style:font-weight-asian="normal" style:font-size-asian="10pt" style:font-style-complex="normal" style:font-name-complex="Arial" style:font-name="Arial"/>
    </style:style>
    <style:style style:name="T52" style:family="text">
      <style:text-properties style:font-size-complex="10pt" style:text-line-through-type="none" fo:font-style="normal" style:text-outline="false" style:text-underline-style="none" style:text-underline-color="font-color" fo:font-weight="normal" fo:color="#000000" fo:font-size="10pt" fo:text-shadow="none" style:font-style-asian="normal" style:font-weight-complex="normal" style:text-position="0% 100%" style:font-weight-asian="normal" style:font-size-asian="10pt" style:font-style-complex="normal" style:font-name-complex="思源黑體" style:font-name="思源黑體"/>
    </style:style>
    <style:style style:name="T53" style:family="text">
      <style:text-properties fo:font-weight="normal" style:font-size-asian="10pt" fo:text-shadow="none" fo:font-style="normal" style:text-outline="false" style:text-line-through-type="none" fo:font-size="10pt" style:text-underline-style="none" style:text-underline-color="font-color" style:font-name-complex="思源黑體" style:font-style-complex="normal" style:font-weight-asian="normal" style:font-style-asian="normal" style:font-name="思源黑體" style:font-size-complex="10pt" style:text-position="0% 100%" style:font-weight-complex="normal" fo:color="#000000"/>
    </style:style>
    <style:style style:name="T54" style:family="text">
      <style:text-properties fo:font-weight="normal" style:font-size-asian="10pt" fo:text-shadow="none" fo:font-style="normal" style:text-outline="false" style:text-line-through-type="none" fo:font-size="10pt" style:text-underline-style="none" style:text-underline-color="font-color" style:font-style-complex="normal" style:font-weight-asian="normal" style:font-style-asian="normal" style:font-size-complex="10pt" style:text-position="0% 100%" style:font-weight-complex="normal" fo:color="#000000" style:font-name="Arial" style:font-name-complex="Arial"/>
    </style:style>
    <style:style style:name="T55" style:family="text">
      <style:text-properties fo:font-weight="normal" style:font-size-asian="10pt" fo:text-shadow="none" fo:font-style="normal" style:text-outline="false" style:text-line-through-type="none" fo:font-size="10pt" style:text-underline-style="none" style:text-underline-color="font-color" style:font-style-complex="normal" style:font-weight-asian="normal" style:font-style-asian="normal" style:font-size-complex="10pt" style:text-position="0% 100%" style:font-weight-complex="normal" fo:color="#000000" style:font-name="思源黑體" style:font-name-complex="思源黑體"/>
    </style:style>
    <style:style style:name="T56" style:family="text">
      <style:text-properties fo:font-weight="normal" style:font-size-asian="10pt" fo:text-shadow="none" fo:font-style="normal" style:text-outline="false" style:text-line-through-type="none" fo:font-size="10pt" style:text-underline-style="none" style:text-underline-color="font-color" style:font-style-complex="normal" style:font-weight-asian="normal" style:font-style-asian="normal" style:font-size-complex="10pt" style:text-position="0% 100%" style:font-weight-complex="normal" fo:color="#000000" style:font-name-complex="Arial" style:font-name="Arial"/>
    </style:style>
    <style:style style:name="T57" style:family="text">
      <style:text-properties fo:font-weight="normal" style:font-size-asian="10pt" fo:text-shadow="none" fo:font-style="normal" style:text-outline="false" style:text-line-through-type="none" fo:font-size="10pt" style:text-underline-style="none" style:text-underline-color="font-color" style:font-style-complex="normal" style:font-weight-asian="normal" style:font-style-asian="normal" style:font-size-complex="10pt" style:text-position="0% 100%" style:font-weight-complex="normal" fo:color="#000000" style:font-name-complex="思源黑體" style:font-name="思源黑體"/>
    </style:style>
    <style:style style:name="T58" style:family="text">
      <style:text-properties style:font-name="思源黑體" fo:font-size="10pt" fo:font-weight="normal" style:text-underline-style="none" style:text-underline-color="font-color" fo:font-style="normal" style:text-outline="false" style:font-name-complex="思源黑體" style:text-line-through-type="none" fo:color="#000000" fo:text-shadow="none" style:font-size-complex="10pt" style:font-style-complex="normal" style:text-position="0% 100%" style:font-size-asian="10pt" style:font-weight-asian="normal" style:font-weight-complex="normal" style:font-style-asian="normal"/>
    </style:style>
    <style:style style:name="T59"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Arial" style:font-name-complex="Arial"/>
    </style:style>
    <style:style style:name="T60"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思源黑體" style:font-name-complex="思源黑體"/>
    </style:style>
    <style:style style:name="T61"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complex="Arial" style:font-name="Arial"/>
    </style:style>
    <style:style style:name="T62"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complex="思源黑體" style:font-name="思源黑體"/>
    </style:style>
    <style:style style:name="T63" style:family="text">
      <style:text-properties fo:font-weight="normal" style:font-size-asian="10pt" fo:text-shadow="none" style:font-style-complex="normal" style:font-weight-asian="normal" style:font-style-asian="normal" style:font-name="思源黑體" style:font-size-complex="10pt" style:text-position="0% 100%" style:font-weight-complex="normal" fo:font-style="normal" style:text-outline="false" style:text-line-through-type="none" fo:font-size="10pt" style:text-underline-style="none" style:text-underline-color="font-color" style:font-name-complex="思源黑體" fo:color="#000000"/>
    </style:style>
    <style:style style:name="T64" style:family="text">
      <style:text-properties fo:font-weight="normal" style:font-size-asian="10pt" fo:text-shadow="none" style:font-style-complex="normal" style:font-weight-asian="normal" style:font-style-asian="normal" style:font-size-complex="10pt" style:text-position="0% 100%" style:font-weight-complex="normal" fo:font-style="normal" style:text-outline="false" style:text-line-through-type="none" fo:font-size="10pt" style:text-underline-style="none" style:text-underline-color="font-color" fo:color="#000000" style:font-name="Arial" style:font-name-complex="Arial"/>
    </style:style>
    <style:style style:name="T65" style:family="text">
      <style:text-properties fo:font-weight="normal" style:font-size-asian="10pt" fo:text-shadow="none" style:font-style-complex="normal" style:font-weight-asian="normal" style:font-style-asian="normal" style:font-size-complex="10pt" style:text-position="0% 100%" style:font-weight-complex="normal" fo:font-style="normal" style:text-outline="false" style:text-line-through-type="none" fo:font-size="10pt" style:text-underline-style="none" style:text-underline-color="font-color" fo:color="#000000" style:font-name="思源黑體" style:font-name-complex="思源黑體"/>
    </style:style>
    <style:style style:name="T66" style:family="text">
      <style:text-properties fo:font-weight="normal" style:font-size-asian="10pt" fo:text-shadow="none" style:font-style-complex="normal" style:font-weight-asian="normal" style:font-style-asian="normal" style:font-size-complex="10pt" style:text-position="0% 100%" style:font-weight-complex="normal" fo:font-style="normal" style:text-outline="false" style:text-line-through-type="none" fo:font-size="10pt" style:text-underline-style="none" style:text-underline-color="font-color" fo:color="#000000" style:font-name-complex="Arial" style:font-name="Arial"/>
    </style:style>
    <style:style style:name="T67" style:family="text">
      <style:text-properties fo:font-weight="normal" style:font-size-asian="10pt" fo:text-shadow="none" style:font-style-complex="normal" style:font-weight-asian="normal" style:font-style-asian="normal" style:font-size-complex="10pt" style:text-position="0% 100%" style:font-weight-complex="normal" fo:font-style="normal" style:text-outline="false" style:text-line-through-type="none" fo:font-size="10pt" style:text-underline-style="none" style:text-underline-color="font-color" fo:color="#000000" style:font-name-complex="思源黑體" style:font-name="思源黑體"/>
    </style:style>
    <style:style style:name="T68" style:family="text">
      <style:text-properties fo:font-weight="normal" style:font-size-asian="10pt" style:text-outline="false" style:text-line-through-type="none" fo:font-size="10pt" style:text-underline-style="none" style:text-underline-color="font-color" style:font-name-complex="思源黑體" fo:color="#000000" style:font-weight-complex="normal" fo:font-style="normal" fo:text-shadow="none" style:font-style-complex="normal" style:font-weight-asian="normal" style:font-style-asian="normal" style:font-name="思源黑體" style:font-size-complex="10pt" style:text-position="0% 100%"/>
    </style:style>
    <style:style style:name="T69" style:family="text">
      <style:text-properties fo:font-weight="normal" style:font-size-asian="10pt" style:text-outline="false" style:text-line-through-type="none" fo:font-size="10pt" style:text-underline-style="none" style:text-underline-color="font-color" fo:color="#000000" style:font-weight-complex="normal" fo:font-style="normal" fo:text-shadow="none" style:font-style-complex="normal" style:font-weight-asian="normal" style:font-style-asian="normal" style:font-size-complex="10pt" style:text-position="0% 100%" style:font-name="Arial" style:font-name-complex="Arial"/>
    </style:style>
    <style:style style:name="T70" style:family="text">
      <style:text-properties fo:font-weight="normal" style:font-size-asian="10pt" style:text-outline="false" style:text-line-through-type="none" fo:font-size="10pt" style:text-underline-style="none" style:text-underline-color="font-color" fo:color="#000000" style:font-weight-complex="normal" fo:font-style="normal" fo:text-shadow="none" style:font-style-complex="normal" style:font-weight-asian="normal" style:font-style-asian="normal" style:font-size-complex="10pt" style:text-position="0% 100%" style:font-name="思源黑體" style:font-name-complex="思源黑體"/>
    </style:style>
    <style:style style:name="T71" style:family="text">
      <style:text-properties fo:font-weight="normal" style:font-size-asian="10pt" style:text-outline="false" style:text-line-through-type="none" fo:font-size="10pt" style:text-underline-style="none" style:text-underline-color="font-color" fo:color="#000000" style:font-weight-complex="normal" fo:font-style="normal" fo:text-shadow="none" style:font-style-complex="normal" style:font-weight-asian="normal" style:font-style-asian="normal" style:font-size-complex="10pt" style:text-position="0% 100%" style:font-name-complex="Arial" style:font-name="Arial"/>
    </style:style>
    <style:style style:name="T72" style:family="text">
      <style:text-properties fo:font-weight="normal" style:font-size-asian="10pt" style:text-outline="false" style:text-line-through-type="none" fo:font-size="10pt" style:text-underline-style="none" style:text-underline-color="font-color" fo:color="#000000" style:font-weight-complex="normal" fo:font-style="normal" fo:text-shadow="none" style:font-style-complex="normal" style:font-weight-asian="normal" style:font-style-asian="normal" style:font-size-complex="10pt" style:text-position="0% 100%" style:font-name-complex="思源黑體" style:font-name="思源黑體"/>
    </style:style>
    <style:style style:name="T73" style:family="text">
      <style:text-properties fo:font-weight="normal" style:font-size-asian="10pt" style:font-style-complex="normal" style:font-weight-asian="normal" fo:text-shadow="none" style:font-name="思源黑體" style:font-size-complex="10pt" style:font-style-asian="normal" fo:font-style="normal" style:text-position="0% 100%" style:font-weight-complex="normal" fo:font-size="10pt" style:text-outline="false" style:text-line-through-type="none" fo:color="#000000" style:text-underline-style="none" style:text-underline-color="font-color" style:font-name-complex="思源黑體"/>
    </style:style>
    <style:style style:name="T74" style:family="text">
      <style:text-properties fo:font-weight="normal" style:font-size-asian="10pt" style:font-style-complex="normal" style:font-weight-asian="normal" fo:text-shadow="none" style:font-size-complex="10pt" style:font-style-asian="normal" fo:font-style="normal" style:text-position="0% 100%" style:font-weight-complex="normal" fo:font-size="10pt" style:text-outline="false" style:text-line-through-type="none" fo:color="#000000" style:text-underline-style="none" style:text-underline-color="font-color" style:font-name="Arial" style:font-name-complex="Arial"/>
    </style:style>
    <style:style style:name="T75" style:family="text">
      <style:text-properties fo:font-weight="normal" style:font-size-asian="10pt" style:font-style-complex="normal" style:font-weight-asian="normal" fo:text-shadow="none" style:font-size-complex="10pt" style:font-style-asian="normal" fo:font-style="normal" style:text-position="0% 100%" style:font-weight-complex="normal" fo:font-size="10pt" style:text-outline="false" style:text-line-through-type="none" fo:color="#000000" style:text-underline-style="none" style:text-underline-color="font-color" style:font-name="思源黑體" style:font-name-complex="思源黑體"/>
    </style:style>
    <style:style style:name="T76" style:family="text">
      <style:text-properties fo:font-weight="normal" style:font-size-asian="10pt" style:font-style-complex="normal" style:font-weight-asian="normal" fo:text-shadow="none" style:font-size-complex="10pt" style:font-style-asian="normal" fo:font-style="normal" style:text-position="0% 100%" style:font-weight-complex="normal" fo:font-size="10pt" style:text-outline="false" style:text-line-through-type="none" fo:color="#000000" style:text-underline-style="none" style:text-underline-color="font-color" style:font-name-complex="Arial" style:font-name="Arial"/>
    </style:style>
    <style:style style:name="T77" style:family="text">
      <style:text-properties fo:font-weight="normal" style:font-size-asian="10pt" style:font-style-complex="normal" style:font-weight-asian="normal" fo:text-shadow="none" style:font-size-complex="10pt" style:font-style-asian="normal" fo:font-style="normal" style:text-position="0% 100%" style:font-weight-complex="normal" fo:font-size="10pt" style:text-outline="false" style:text-line-through-type="none" fo:color="#000000" style:text-underline-style="none" style:text-underline-color="font-color" style:font-name-complex="思源黑體" style:font-name="思源黑體"/>
    </style:style>
    <style:style style:name="T78" style:family="text">
      <style:text-properties style:text-outline="false" style:font-name-complex="思源黑體"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name="思源黑體" style:font-style-complex="normal"/>
    </style:style>
    <style:style style:name="T79"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Arial" style:font-name-complex="Arial"/>
    </style:style>
    <style:style style:name="T80"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思源黑體" style:font-name-complex="思源黑體"/>
    </style:style>
    <style:style style:name="T81"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complex="Arial" style:font-name="Arial"/>
    </style:style>
    <style:style style:name="T82" style:family="text">
      <style:text-properties fo:font-weight="normal" style:font-size-asian="10pt" style:font-size-complex="10pt" style:font-name="思源黑體" style:font-style-asian="normal" style:font-weight-asian="normal" style:font-style-complex="normal" fo:text-shadow="none" fo:font-style="normal" style:text-position="0% 100%" style:font-weight-complex="normal" fo:color="#000000" style:font-name-complex="思源黑體" style:text-underline-style="none" style:text-underline-color="font-color" fo:font-size="10pt" style:text-line-through-type="none" style:text-outline="false"/>
    </style:style>
    <style:style style:name="T83" style:family="text">
      <style:text-properties fo:font-weight="normal" style:font-size-asian="10pt" style:font-size-complex="10pt" style:font-style-asian="normal" style:font-weight-asian="normal" style:font-style-complex="normal" fo:text-shadow="none" fo:font-style="normal" style:text-position="0% 100%" style:font-weight-complex="normal" fo:color="#000000" style:text-underline-style="none" style:text-underline-color="font-color" fo:font-size="10pt" style:text-line-through-type="none" style:text-outline="false" style:font-name="Arial" style:font-name-complex="Arial"/>
    </style:style>
    <style:style style:name="T84" style:family="text">
      <style:text-properties fo:font-weight="normal" style:font-size-asian="10pt" style:font-size-complex="10pt" style:font-style-asian="normal" style:font-weight-asian="normal" style:font-style-complex="normal" fo:text-shadow="none" fo:font-style="normal" style:text-position="0% 100%" style:font-weight-complex="normal" fo:color="#000000" style:text-underline-style="none" style:text-underline-color="font-color" fo:font-size="10pt" style:text-line-through-type="none" style:text-outline="false" style:font-name="思源黑體" style:font-name-complex="思源黑體"/>
    </style:style>
    <style:style style:name="T85" style:family="text">
      <style:text-properties fo:font-weight="normal" style:font-size-asian="10pt" style:font-size-complex="10pt" style:font-style-asian="normal" style:font-weight-asian="normal" style:font-style-complex="normal" fo:text-shadow="none" fo:font-style="normal" style:text-position="0% 100%" style:font-weight-complex="normal" fo:color="#000000" style:text-underline-style="none" style:text-underline-color="font-color" fo:font-size="10pt" style:text-line-through-type="none" style:text-outline="false" style:font-name-complex="Arial" style:font-name="Arial"/>
    </style:style>
    <style:style style:name="T86" style:family="text">
      <style:text-properties fo:font-weight="normal" style:font-size-asian="10pt" style:font-size-complex="10pt" style:font-style-asian="normal" style:font-weight-asian="normal" style:font-style-complex="normal" fo:text-shadow="none" fo:font-style="normal" style:text-position="0% 100%" style:font-weight-complex="normal" fo:color="#000000" style:text-underline-style="none" style:text-underline-color="font-color" fo:font-size="10pt" style:text-line-through-type="none" style:text-outline="false" style:font-name-complex="思源黑體" style:font-name="思源黑體"/>
    </style:style>
    <style:style style:name="T87" style:family="text">
      <style:text-properties fo:font-weight="normal" style:font-size-asian="10pt" style:font-weight-asian="normal" style:font-style-complex="normal" fo:text-shadow="none" fo:font-style="normal" style:text-outline="false" style:text-line-through-type="none" fo:font-size="10pt" style:font-style-asian="normal" style:font-name="思源黑體" style:font-size-complex="10pt" style:text-position="0% 100%" style:font-weight-complex="normal" fo:color="#000000" style:font-name-complex="思源黑體" style:text-underline-style="none" style:text-underline-color="font-color"/>
    </style:style>
    <style:style style:name="T88" style:family="text">
      <style:text-properties fo:font-weight="normal" style:font-size-asian="10pt" style:font-weight-asian="normal" style:font-style-complex="normal" fo:text-shadow="none" fo:font-style="normal" style:text-outline="false" style:text-line-through-type="none" fo:font-size="10pt" style:font-style-asian="normal" style:font-size-complex="10pt" style:text-position="0% 100%" style:font-weight-complex="normal" fo:color="#000000" style:text-underline-style="none" style:text-underline-color="font-color" style:font-name="Arial" style:font-name-complex="Arial"/>
    </style:style>
    <style:style style:name="T89" style:family="text">
      <style:text-properties fo:font-weight="normal" style:font-size-asian="10pt" style:font-weight-asian="normal" style:font-style-complex="normal" fo:text-shadow="none" fo:font-style="normal" style:text-outline="false" style:text-line-through-type="none" fo:font-size="10pt" style:font-style-asian="normal" style:font-size-complex="10pt" style:text-position="0% 100%" style:font-weight-complex="normal" fo:color="#000000" style:text-underline-style="none" style:text-underline-color="font-color" style:font-name="思源黑體" style:font-name-complex="思源黑體"/>
    </style:style>
    <style:style style:name="T90" style:family="text">
      <style:text-properties fo:font-weight="normal" style:font-size-asian="10pt" style:font-weight-asian="normal" style:font-style-complex="normal" fo:text-shadow="none" fo:font-style="normal" style:text-outline="false" style:text-line-through-type="none" fo:font-size="10pt" style:font-style-asian="normal" style:font-size-complex="10pt" style:text-position="0% 100%" style:font-weight-complex="normal" fo:color="#000000" style:text-underline-style="none" style:text-underline-color="font-color" style:font-name-complex="Arial" style:font-name="Arial"/>
    </style:style>
    <style:style style:name="T91" style:family="text">
      <style:text-properties fo:font-weight="normal" style:font-size-asian="10pt" style:font-weight-asian="normal" style:font-style-complex="normal" fo:text-shadow="none" fo:font-style="normal" style:text-outline="false" style:text-line-through-type="none" fo:font-size="10pt" style:font-style-asian="normal" style:font-size-complex="10pt" style:text-position="0% 100%" style:font-weight-complex="normal" fo:color="#000000" style:text-underline-style="none" style:text-underline-color="font-color" style:font-name-complex="思源黑體" style:font-name="思源黑體"/>
    </style:style>
    <style:style style:name="T92"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name-complex="Arial" style:font-size-asian="10pt" style:font-size-complex="10pt" style:font-weight-asian="normal" style:font-weight-complex="normal" style:font-style-asian="normal" style:font-name="Arial"/>
    </style:style>
    <style:style style:name="T93"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思源黑體" style:font-name-complex="思源黑體"/>
    </style:style>
    <style:style style:name="T94"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complex="Arial" style:font-name="Arial"/>
    </style:style>
    <style:style style:name="T95"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Arial" style:font-name-complex="Arial"/>
    </style:style>
    <style:style style:name="T96" style:family="text">
      <style:text-properties style:text-outline="false" style:text-position="0% 100%" fo:font-size="10pt" fo:font-weight="normal" style:font-weight-asian="normal" fo:font-style="normal" style:font-name-complex="Arial" style:text-line-through-type="none" fo:color="#000000" fo:text-shadow="none" style:font-size-complex="10pt" style:font-style-complex="normal" style:font-size-asian="10pt" style:text-underline-style="none" style:text-underline-color="font-color" style:font-weight-complex="normal" style:font-style-asian="normal" style:font-name="Arial"/>
    </style:style>
    <style:style style:name="T97" style:family="text">
      <style:text-properties style:text-outline="false" style:text-position="0% 100%" fo:font-size="10pt" fo:font-weight="normal" style:font-weight-asian="normal" fo:font-style="normal" style:text-line-through-type="none" fo:color="#000000" fo:text-shadow="none" style:font-size-complex="10pt" style:font-style-complex="normal" style:font-size-asian="10pt" style:text-underline-style="none" style:text-underline-color="font-color" style:font-weight-complex="normal" style:font-style-asian="normal" style:font-name="思源黑體" style:font-name-complex="思源黑體"/>
    </style:style>
    <style:style style:name="T98" style:family="text">
      <style:text-properties style:text-outline="false" style:text-position="0% 100%" fo:font-size="10pt" fo:font-weight="normal" style:font-weight-asian="normal" fo:font-style="normal" style:text-line-through-type="none" fo:color="#000000" fo:text-shadow="none" style:font-size-complex="10pt" style:font-style-complex="normal" style:font-size-asian="10pt" style:text-underline-style="none" style:text-underline-color="font-color" style:font-weight-complex="normal" style:font-style-asian="normal" style:font-name="Arial" style:font-name-complex="Arial"/>
    </style:style>
    <style:style style:name="T99" style:family="text">
      <style:text-properties style:text-outline="false" style:text-position="0% 100%" fo:font-size="10pt" fo:font-weight="normal" style:font-weight-asian="normal" fo:font-style="normal" style:text-line-through-type="none" fo:color="#000000" fo:text-shadow="none" style:font-size-complex="10pt" style:font-style-complex="normal" style:font-size-asian="10pt" style:text-underline-style="none" style:text-underline-color="font-color" style:font-weight-complex="normal" style:font-style-asian="normal" style:font-name-complex="思源黑體" style:font-name="思源黑體"/>
    </style:style>
    <style:style style:name="T100" style:family="text">
      <style:text-properties style:text-outline="false" style:text-position="0% 100%" fo:font-size="10pt" fo:font-weight="normal" style:font-weight-asian="normal" fo:font-style="normal" style:text-line-through-type="none" fo:color="#000000" fo:text-shadow="none" style:font-size-complex="10pt" style:font-style-complex="normal" style:font-size-asian="10pt" style:text-underline-style="none" style:text-underline-color="font-color" style:font-weight-complex="normal" style:font-style-asian="normal" style:font-name-complex="Arial" style:font-name="Arial"/>
    </style:style>
    <style:style style:name="T101" style:family="text">
      <style:text-properties fo:font-weight="normal" style:font-size-asian="10pt" style:font-weight-asian="normal" fo:text-shadow="none" style:font-style-complex="normal" style:font-style-asian="normal" style:font-name="思源黑體" style:font-size-complex="10pt" style:text-position="0% 100%" style:font-weight-complex="normal" fo:font-style="normal" style:text-outline="false" style:text-line-through-type="none" fo:font-size="10pt" style:font-name-complex="思源黑體" fo:color="#000000" style:text-underline-style="none" style:text-underline-color="font-color"/>
    </style:style>
    <style:style style:name="T102" style:family="text">
      <style:text-properties fo:font-weight="normal" style:font-size-asian="10pt" style:font-weight-asian="normal" fo:text-shadow="none" style:font-style-complex="normal" style:font-style-asian="normal" style:font-size-complex="10pt" style:text-position="0% 100%" style:font-weight-complex="normal" fo:font-style="normal" style:text-outline="false" style:text-line-through-type="none" fo:font-size="10pt" fo:color="#000000" style:text-underline-style="none" style:text-underline-color="font-color" style:font-name="Arial" style:font-name-complex="Arial"/>
    </style:style>
    <style:style style:name="T103" style:family="text">
      <style:text-properties fo:font-weight="normal" style:font-size-asian="10pt" style:font-weight-asian="normal" fo:text-shadow="none" style:font-style-complex="normal" style:font-style-asian="normal" style:font-size-complex="10pt" style:text-position="0% 100%" style:font-weight-complex="normal" fo:font-style="normal" style:text-outline="false" style:text-line-through-type="none" fo:font-size="10pt" fo:color="#000000" style:text-underline-style="none" style:text-underline-color="font-color" style:font-name="思源黑體" style:font-name-complex="思源黑體"/>
    </style:style>
    <style:style style:name="T104" style:family="text">
      <style:text-properties fo:font-weight="normal" style:font-size-asian="10pt" style:font-weight-asian="normal" fo:text-shadow="none" style:font-style-complex="normal" style:font-style-asian="normal" style:font-size-complex="10pt" style:text-position="0% 100%" style:font-weight-complex="normal" fo:font-style="normal" style:text-outline="false" style:text-line-through-type="none" fo:font-size="10pt" fo:color="#000000" style:text-underline-style="none" style:text-underline-color="font-color" style:font-name-complex="Arial" style:font-name="Arial"/>
    </style:style>
    <style:style style:name="T105" style:family="text">
      <style:text-properties fo:font-weight="normal" style:font-size-asian="10pt" style:font-weight-asian="normal" fo:text-shadow="none" style:font-style-complex="normal" style:font-style-asian="normal" style:font-size-complex="10pt" style:text-position="0% 100%" style:font-weight-complex="normal" fo:font-style="normal" style:text-outline="false" style:text-line-through-type="none" fo:font-size="10pt" fo:color="#000000" style:text-underline-style="none" style:text-underline-color="font-color" style:font-name-complex="思源黑體" style:font-name="思源黑體"/>
    </style:style>
    <style:style style:name="T106" style:family="text">
      <style:text-properties fo:font-weight="normal" style:font-size-asian="10pt" style:font-size-complex="10pt" style:font-name="思源黑體" style:font-style-asian="normal" style:font-weight-asian="normal" style:font-style-complex="normal" fo:text-shadow="none" style:text-position="0% 100%" style:font-weight-complex="normal" fo:font-style="normal" fo:color="#000000" style:font-name-complex="思源黑體" style:text-underline-style="none" style:text-underline-color="font-color" fo:font-size="10pt" style:text-line-through-type="none" style:text-outline="false"/>
    </style:style>
    <style:style style:name="T107" style:family="text">
      <style:text-properties fo:font-weight="normal" style:font-size-asian="10pt" style:font-size-complex="10pt" style:font-style-asian="normal" style:font-weight-asian="normal" style:font-style-complex="normal" fo:text-shadow="none" style:text-position="0% 100%" style:font-weight-complex="normal" fo:font-style="normal" fo:color="#000000" style:text-underline-style="none" style:text-underline-color="font-color" fo:font-size="10pt" style:text-line-through-type="none" style:text-outline="false" style:font-name="Arial" style:font-name-complex="Arial"/>
    </style:style>
    <style:style style:name="T108" style:family="text">
      <style:text-properties fo:font-weight="normal" style:font-size-asian="10pt" style:font-size-complex="10pt" style:font-style-asian="normal" style:font-weight-asian="normal" style:font-style-complex="normal" fo:text-shadow="none" style:text-position="0% 100%" style:font-weight-complex="normal" fo:font-style="normal" fo:color="#000000" style:text-underline-style="none" style:text-underline-color="font-color" fo:font-size="10pt" style:text-line-through-type="none" style:text-outline="false" style:font-name="思源黑體" style:font-name-complex="思源黑體"/>
    </style:style>
    <style:style style:name="T109" style:family="text">
      <style:text-properties fo:font-weight="normal" style:font-size-asian="10pt" style:font-size-complex="10pt" style:font-style-asian="normal" style:font-weight-asian="normal" style:font-style-complex="normal" fo:text-shadow="none" style:text-position="0% 100%" style:font-weight-complex="normal" fo:font-style="normal" fo:color="#000000" style:text-underline-style="none" style:text-underline-color="font-color" fo:font-size="10pt" style:text-line-through-type="none" style:text-outline="false" style:font-name-complex="Arial" style:font-name="Arial"/>
    </style:style>
    <style:style style:name="T110" style:family="text">
      <style:text-properties fo:font-weight="normal" style:font-size-asian="10pt" style:font-size-complex="10pt" style:font-style-asian="normal" style:font-weight-asian="normal" style:font-style-complex="normal" fo:text-shadow="none" style:text-position="0% 100%" style:font-weight-complex="normal" fo:font-style="normal" fo:color="#000000" style:text-underline-style="none" style:text-underline-color="font-color" fo:font-size="10pt" style:text-line-through-type="none" style:text-outline="false" style:font-name-complex="思源黑體" style:font-name="思源黑體"/>
    </style:style>
    <style:style style:name="T111" style:family="text">
      <style:text-properties fo:font-weight="normal" style:font-size-asian="10pt" style:font-name="思源黑體" style:font-style-asian="normal" style:font-size-complex="10pt" fo:text-shadow="none" style:font-weight-asian="normal" style:font-style-complex="normal" style:text-position="0% 100%" style:font-weight-complex="normal" fo:font-style="normal" style:font-name-complex="思源黑體" style:text-underline-style="none" style:text-underline-color="font-color" fo:color="#000000" style:text-outline="false" fo:font-size="10pt" style:text-line-through-type="none"/>
    </style:style>
    <style:style style:name="T112" style:family="text">
      <style:text-properties fo:font-weight="normal" style:font-size-asian="10pt" style:font-style-asian="normal" style:font-size-complex="10pt" fo:text-shadow="none" style:font-weight-asian="normal" style:font-style-complex="normal" style:text-position="0% 100%" style:font-weight-complex="normal" fo:font-style="normal" style:text-underline-style="none" style:text-underline-color="font-color" fo:color="#000000" style:text-outline="false" fo:font-size="10pt" style:text-line-through-type="none" style:font-name="Arial" style:font-name-complex="Arial"/>
    </style:style>
    <style:style style:name="T113" style:family="text">
      <style:text-properties fo:font-weight="normal" style:font-size-asian="10pt" style:font-style-asian="normal" style:font-size-complex="10pt" fo:text-shadow="none" style:font-weight-asian="normal" style:font-style-complex="normal" style:text-position="0% 100%" style:font-weight-complex="normal" fo:font-style="normal" style:text-underline-style="none" style:text-underline-color="font-color" fo:color="#000000" style:text-outline="false" fo:font-size="10pt" style:text-line-through-type="none" style:font-name="思源黑體" style:font-name-complex="思源黑體"/>
    </style:style>
    <style:style style:name="T114" style:family="text">
      <style:text-properties fo:font-weight="normal" style:font-size-asian="10pt" style:font-style-asian="normal" style:font-size-complex="10pt" fo:text-shadow="none" style:font-weight-asian="normal" style:font-style-complex="normal" style:text-position="0% 100%" style:font-weight-complex="normal" fo:font-style="normal" style:text-underline-style="none" style:text-underline-color="font-color" fo:color="#000000" style:text-outline="false" fo:font-size="10pt" style:text-line-through-type="none" style:font-name-complex="Arial" style:font-name="Arial"/>
    </style:style>
    <style:style style:name="T115" style:family="text">
      <style:text-properties fo:font-weight="normal" style:font-size-asian="10pt" style:font-style-asian="normal" style:font-size-complex="10pt" fo:text-shadow="none" style:font-weight-asian="normal" style:font-style-complex="normal" style:text-position="0% 100%" style:font-weight-complex="normal" fo:font-style="normal" style:text-underline-style="none" style:text-underline-color="font-color" fo:color="#000000" style:text-outline="false" fo:font-size="10pt" style:text-line-through-type="none" style:font-name-complex="思源黑體" style:font-name="思源黑體"/>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2" table:default-cell-style-name="Default"/>
        <table:table-column table:style-name="co6" table:number-columns-repeated="998" table:default-cell-style-name="Default"/>
        <table:table-row table:style-name="ro1">
          <table:table-cell table:style-name="ce1" office:value-type="string" calcext:value-type="string">
            <text:p>title</text:p>
          </table:table-cell>
          <table:table-cell table:style-name="ce1" office:value-type="string" calcext:value-type="string">
            <text:p>link</text:p>
          </table:table-cell>
          <table:table-cell table:style-name="ce1" office:value-type="string" calcext:value-type="string">
            <text:p>time</text:p>
          </table:table-cell>
          <table:table-cell table:style-name="ce1" office:value-type="string" calcext:value-type="string">
            <text:p>article</text:p>
          </table:table-cell>
          <table:table-cell table:number-columns-repeated="1020"/>
        </table:table-row>
        <table:table-row table:style-name="ro1">
          <table:table-cell table:style-name="ce2" office:value-type="string" calcext:value-type="string">
            <text:p>家屬控特戰兵遭霸凌智力退化 司法調查因證據薄弱不起訴</text:p>
          </table:table-cell>
          <table:table-cell table:style-name="ce1" office:value-type="string" calcext:value-type="string">
            <text:p>https://news.pts.org.tw/article/727340</text:p>
          </table:table-cell>
          <table:table-cell table:style-name="ce1" office:value-type="string" calcext:value-type="string">
            <text:p>2024-12-04 19:31</text:p>
          </table:table-cell>
          <table:table-cell table:style-name="ce2" office:value-type="string" calcext:value-type="string">
            <text:p><text:span text:style-name="T14">軍中再傳霸凌疑雲，台中一名</text:span><text:span text:style-name="T15">23</text:span><text:span text:style-name="T16">歲黃姓男子的家屬指控，黃男去（</text:span><text:span text:style-name="T17">2023</text:span><text:span text:style-name="T18">）年</text:span><text:span text:style-name="T17">8</text:span><text:span text:style-name="T18">月服義務役，但下部隊之後疑似遭到某士官霸凌，造成巨大的身心壓力。</text:span><text:span text:style-name="T15">4</text:span><text:span text:style-name="T16">個月後退訓，後來被診斷大腦萎縮，智力退化到大約</text:span><text:span text:style-name="T17">2</text:span><text:span text:style-name="T16">歲，生活無法自理。軍方事後協助家屬進行司法調查，但由於證據薄弱，今年</text:span><text:span text:style-name="T15">10</text:span><text:span text:style-name="T18">月台中地檢偵結該士官不起訴，讓家屬相當無力。黃媽媽準備接</text:span><text:span text:style-name="T17">23</text:span><text:span text:style-name="T18">歲的兒子回家，但兒子卻怎樣都跨不上機車坐墊，還露出害怕的表情。黃媽媽說兒子原本像一般少年一樣活潑，但去年服義務役之後就變了樣。黃媽媽說道，「你在軍中，他已經有狀況了，還有人逼著他 一次性抽</text:span><text:span text:style-name="T15">4</text:span><text:span text:style-name="T18">、</text:span><text:span text:style-name="T17">5</text:span><text:span text:style-name="T16">根煙，抽到吐，你在軍中發生了事情，你有耳聞了，是不是第一時間就該積極處理，或者是跟我們家屬聯絡。」黃媽媽表示，小兒子去年</text:span><text:span text:style-name="T17">8</text:span><text:span text:style-name="T18">月入伍，起初都還很正常，但下部隊到谷關特戰部隊後，就開始出現健忘、情緒低落等反應，最後因為無法適應，去年</text:span><text:span text:style-name="T15">12</text:span><text:span text:style-name="T18">月就退訓，之後詢問孩子，才得知他在軍中疑似被某士官霸凌、甚至恐嚇，讓他身心承受極大壓力。今年病況開始加重，無法自理生活，經過診斷為大腦萎縮，智力退化到約</text:span><text:span text:style-name="T15">2</text:span><text:span text:style-name="T16">歲的孩子。陸軍教準部發言人張國書回應，「本案是在今年</text:span><text:span text:style-name="T15">5</text:span><text:span text:style-name="T16">月由單位主動移送司法偵辦釐清，</text:span><text:span text:style-name="T17">10</text:span><text:span text:style-name="T16">月</text:span><text:span text:style-name="T15">5</text:span><text:span text:style-name="T16">日由臺中地檢署偵結不起訴處分，教準部尊重司法偵結的結果。」家屬今年</text:span><text:span text:style-name="T15">4</text:span><text:span text:style-name="T16">月提出申訴，軍方也協助家屬進行司法調查，但因證據不足，該名士官不起訴，讓家屬相當無奈。軍方表示尊重司法結果，會落實官兵照顧與嚴格內部管理，並給家屬必要的協助。</text:span></text:p>
          </table:table-cell>
          <table:table-cell table:number-columns-repeated="1020"/>
        </table:table-row>
        <table:table-row table:style-name="ro1">
          <table:table-cell table:style-name="ce2" office:value-type="string" calcext:value-type="string">
            <text:p><text:span text:style-name="T1">強光照射誘拍草鴞育雛 林業署逮</text:span><text:span text:style-name="T2">6</text:span><text:span text:style-name="T3">人依《野保法》送辦</text:span></text:p>
          </table:table-cell>
          <table:table-cell table:style-name="ce1" office:value-type="string" calcext:value-type="string">
            <text:p>https://news.pts.org.tw/article/727329</text:p>
          </table:table-cell>
          <table:table-cell table:style-name="ce1" office:value-type="string" calcext:value-type="string">
            <text:p>2024-12-04 19:31</text:p>
          </table:table-cell>
          <table:table-cell table:style-name="ce2" office:value-type="string" calcext:value-type="string">
            <text:p><text:span text:style-name="T19">冬季是瀕危保育類猛禽草鴞的繁殖高峰期，作為草鴞棲地之一的台南沙崙農場，卻有民眾為了拍草鴞育雛的畫面，以強光照射巢穴干擾繁殖育雛。林業署嘉義分署等單位</text:span><text:span text:style-name="T20">3</text:span><text:span text:style-name="T21">日深夜出擊，當場抓到</text:span><text:span text:style-name="T22">6</text:span><text:span text:style-name="T23">名誘拍人士，依《野保法》送辦。野鳥學會也警告，誘拍行為不僅會影響鳥類健康，還可能導致繁殖失敗。獸醫</text:span><text:span text:style-name="T22">4</text:span><text:span text:style-name="T23">日一早以鑷子餵食，收容的草鴞雛鳥活動力還不錯，牠們因前一晚遭誘拍人員以強光照射，林業署擔心雛鳥健康，將牠們送到野生動物急救站接受照護。林業署嘉義分署自然保育科長許玉青表示，「先前有收穫民眾的舉報，在台南歸仁區沙崙農場以及二仁溪流域，分別都有民眾騷擾草鴞的情形。昨（</text:span><text:span text:style-name="T22">3</text:span><text:span text:style-name="T23">）日夜間，我們在聯合查緝行動中，查到了</text:span><text:span text:style-name="T20">6</text:span><text:span text:style-name="T23">位誘拍行為人。」雛鳥被驚醒，巢穴旁的草有遭清除痕跡，林業署嘉義分署及保七大隊</text:span><text:span text:style-name="T22">3</text:span><text:span text:style-name="T21">日深夜到台南沙崙農場查緝，發現誘拍人員以強光干擾草鴞繁殖育雛，依《野保法》將可處</text:span><text:span text:style-name="T22">1</text:span><text:span text:style-name="T21">年以下有期徒刑、拘役或併科</text:span><text:span text:style-name="T20">6</text:span><text:span text:style-name="T21">萬元到</text:span><text:span text:style-name="T20">30</text:span><text:span text:style-name="T21">萬元不等罰金。幼鳥夜間跟兄弟姊妹一起練習拍翅，草鴞是瀕危猛禽，主要分佈在台南新化、高雄旗山等地區，是台灣唯一會在地面築巢的貓頭鷹，全台估計只有</text:span><text:span text:style-name="T20">500</text:span><text:span text:style-name="T21">隻。擔心草鴞被驚擾，保育人士對棲地位置一直守口如瓶，但幾年前沙崙農場因科學城開發案曝光，竟成為不肖人士的誘拍地點之一。高市野鳥學會總幹事林昆海指出，「誘拍者圍在巢位，親鳥牠即使捕捉到老鼠，牠也不敢下來餵，我們就有耳聞有幾個巢位因為這樣子就繁殖失敗，長時間強光拍照的話，有可能會產生永久性的傷害，生存甚至是覓食能力就會受到影響。」誘拍可能危害鳥類健康，導致繁殖失敗，學會呼籲民眾不要為了炫耀或練拍去驚擾鳥類，留給瀕危物種生存空間，也希望政府加強管制，遏止誘拍歪風。</text:span></text:p>
          </table:table-cell>
          <table:table-cell table:number-columns-repeated="1020"/>
        </table:table-row>
        <table:table-row table:style-name="ro1">
          <table:table-cell table:style-name="ce2" office:value-type="string" calcext:value-type="string">
            <text:p><text:span text:style-name="T4">彰化保安林生態護坡見效 </text:span><text:span text:style-name="T5">3</text:span><text:span text:style-name="T6">年監測</text:span><text:span text:style-name="T5">PM2.5</text:span><text:span text:style-name="T6">濃度減</text:span><text:span text:style-name="T5">26%</text:span></text:p>
          </table:table-cell>
          <table:table-cell table:style-name="ce1" office:value-type="string" calcext:value-type="string">
            <text:p>https://news.pts.org.tw/article/727328</text:p>
          </table:table-cell>
          <table:table-cell table:style-name="ce1" office:value-type="string" calcext:value-type="string">
            <text:p>2024-12-04 19:31</text:p>
          </table:table-cell>
          <table:table-cell table:style-name="ce3" office:value-type="string" calcext:value-type="string">
            <text:p>保安林是為了特定公益功能設置的保護林，有鞏固土石、涵養水源的作用。位於彰化田中的內灣坑1704號區保安林，林業署在治理野溪工程時，採用現場崩塌的石頭以及台灣柳杉等木材來穩定護坡。後來經過中興大學團隊監測3年發現，邊坡穩固植被增加後，區域PM2.5濃度大幅下降26%有效攔截、過濾空污。林業署表示，這樣的治理經驗未來會推廣到其他區域。陽光灑落茂密的林相中，民眾趁著好天氣來到步道享受森林浴，彰化縣田中鎮內灣坑1704號區保安林鄰近八卦山脈，以往介於山區交界，懸浮微粒常面臨警戒，但近幾年空氣明顯改善，登山客也覺得有感。登山民眾鄭先生說：「綠色植物什麼都很多，而且裸露的地方也沒有很多，來這裡爬的話，就是要沐浴在森林浴之中。」保安林內不但有森林步道還有多條野溪，林業署與中興大學合作，2022年進行溪流整治工程以生態治理方式，採用現場崩塌的石頭，以及台灣柳杉等木材來穩定護坡。經過3年監測發現，不但溪流水質穩定，土壤有機質從1.6%上升至3.9%，邊坡穩固植被增加後減少揚塵，區域PM2.5濃度更大幅下降26%，因為大面積林木的樹葉能有效攔截空氣中的懸浮微粒。南投林業分署集水區治理科長許文奕表示，「利用現地土石跟國產柳杉穩定護坡，積極減少水泥的使用，有效穩固降雨造成的沖蝕流失，促進土壤有機碳的累積，反映出土壤的固碳效益。」中興大學森林系團隊成員蘇子豪則表示，「每立方公尺70、80微克左右，它可以降26%，大概降到可能60左右，它那個空污是有遞減，有受到整個保安林緩衝的效果。」研究團隊使用高精度的細懸浮微粒PM2.5檢測儀器監測，發現空污高峰期時，從田中市區進入1704保安林區域後，濃度降幅將近3成。南投林業分署強調，未來會將此經驗推廣到其他區域，達成生態永續等多重目標。</text:p>
          </table:table-cell>
          <table:table-cell table:number-columns-repeated="1020"/>
        </table:table-row>
        <table:table-row table:style-name="ro1">
          <table:table-cell table:style-name="ce2" office:value-type="string" calcext:value-type="string">
            <text:p>教保員託法警朋友拍片訓話男童 台南教育局認做法不當</text:p>
          </table:table-cell>
          <table:table-cell table:style-name="ce1" office:value-type="string" calcext:value-type="string">
            <text:p>https://news.pts.org.tw/article/727224</text:p>
          </table:table-cell>
          <table:table-cell table:style-name="ce1" office:value-type="string" calcext:value-type="string">
            <text:p>2024-12-04 12:31</text:p>
          </table:table-cell>
          <table:table-cell table:style-name="ce2" office:value-type="string" calcext:value-type="string">
            <text:p><text:span text:style-name="T7">台南市傳出有教保員為了管教不聽話幼童，竟然私下請擔任法警的朋友拍影片點名管教小男童，引發家長質疑。對此教育局事後調查，認為教保員雖然沒有威脅的犯意，但認定做法並不適當，處分教保員接受正向管教知能研習並繳交心得報告。就是這段身穿制服的警察叔叔質問小孩乖不乖、不想待教室就來警察局的影片，讓小男童很害怕。台南一間幼兒園因小朋友性格比較活潑好動，教保員多次勸阻不聽，結果教保員竟然突發奇想找來當法警的朋友出面當臨演，直接點名這名小朋友來訓話。其他家長認為，「這個我覺得不是很妥當，他還那麼小，他還沒辦法判斷事情的完整性。」有家長表示，「不適當啦，如果是他以警察身分用勸導的，或者是用好一點的方式，我覺得還</text:span><text:span text:style-name="T8">OK</text:span><text:span text:style-name="T9">。」家長大多覺得不合適，教育局後續也接到通報調查，認為教保員做法的確不適當。從實務的角度上，過去的確有類似的教育方式，但現在幼兒教育上更強調換位思考和同理心；而法警朋友當臨演恐怕也會涉及違法。台南市幼教發展協會理事長林宏奇指出，「所以我們一直很強調要用同理心，當下小朋友情緒不穩定的時候，老師用這種恐嚇性的教育是能夠馬上收到立即性的效果，但是達不到教育目的。」台南市教育局代理主秘陳宗暘說明，「追蹤的認定是案件雖屬輕微，但老師在相關的管教職能上有必要再去做精進，所以責令老師必須自主進行管教言行</text:span><text:span text:style-name="T8">3</text:span><text:span text:style-name="T9">小時。」律師梁家瑜指出，「的確違反了《教保人員條例》裡面對於幼兒身心虐待，或是為其他不當對待的暴力行為，會有這樣的疑慮。」用警察來嚇小朋友聽來可能不陌生，不過長遠來說對幼童身心發展卻是滿滿負面效果。</text:span></text:p>
          </table:table-cell>
          <table:table-cell table:number-columns-repeated="1020"/>
        </table:table-row>
        <table:table-row table:style-name="ro1">
          <table:table-cell table:style-name="ce2" office:value-type="string" calcext:value-type="string">
            <text:p><text:span text:style-name="T1">三重貨車突後退撞</text:span><text:span text:style-name="T2">3</text:span><text:span text:style-name="T3">輛汽機車 警初判駕駛未拉手煞車</text:span></text:p>
          </table:table-cell>
          <table:table-cell table:style-name="ce1" office:value-type="string" calcext:value-type="string">
            <text:p>https://news.pts.org.tw/article/727214</text:p>
          </table:table-cell>
          <table:table-cell table:style-name="ce1" office:value-type="string" calcext:value-type="string">
            <text:p>2024-12-04 12:31</text:p>
          </table:table-cell>
          <table:table-cell table:style-name="ce2" office:value-type="string" calcext:value-type="string">
            <text:p><text:span text:style-name="T24">昨（</text:span><text:span text:style-name="T25">3</text:span><text:span text:style-name="T26">）日早上</text:span><text:span text:style-name="T27">6</text:span><text:span text:style-name="T28">時許，一輛白色貨車停在路邊突然向後滑動，波及</text:span><text:span text:style-name="T27">3</text:span><text:span text:style-name="T28">輛汽機車，所幸無人受傷。經警方調查，肇事駕駛下車時疑似沒拉手煞車，再度發動貨車後，車子就直接倒退，而案發地鄰近三重果菜市場，管理單位回應，肇事的並非公務車，可能是行家的合作廠商。路旁停滿貨車，最前方的那一輛突然倒退，撞了多台機車，再撞一部計程車。其中騎士正在等紅燈，無預警受波及，駕駛則整個人在趴駕駛座。在地民眾說道，「一般會開車的人都會拉手煞車，除非是忘記。」案發在新北市三重，闖禍白色貨車於</text:span><text:span text:style-name="T25">3</text:span><text:span text:style-name="T28">日一早</text:span><text:span text:style-name="T25">5</text:span><text:span text:style-name="T28">時許就停在中正北路上，警方調查，</text:span><text:span text:style-name="T27">26</text:span><text:span text:style-name="T26">歲男駕駛疑似沒拉手煞車，再次把車發動就直接向後滑動，撞上</text:span><text:span text:style-name="T27">2</text:span><text:span text:style-name="T28">台機車、</text:span><text:span text:style-name="T25">1</text:span><text:span text:style-name="T26">台汽車，幸好無人受傷。在地店家表示，「裡面在做水果批發，這邊都會停滿，就是那種小貨車、小卡車，過來就直接在這邊卸貨。」貨車臨停下貨，一旁就是三重果菜市場，管理單位經查詢，表示並非加自家公務車，可能是行家的合作廠商，之後也將加強宣導，只是這樣的事故過往就曾有過。上個（</text:span><text:span text:style-name="T25">11</text:span><text:span text:style-name="T26">）月初，台北市才有公車撞騎樓，初步認定是手煞車沒拉；在更早的</text:span><text:span text:style-name="T25">7</text:span><text:span text:style-name="T26">月，新北市也有貨車因此撞上</text:span><text:span text:style-name="T25">7</text:span><text:span text:style-name="T26">輛機車，專家提醒，貨車、大車多為手排車，只要離開車子，拉好手煞車尤其重要。中華民國汽車駕駛教育學會理事長陳永親指出，「我常常聽到，反正我打空檔就跳下去了，因為想說下去馬上就上來，可是有時候他認為平的地方是視線的錯覺，慢慢車就往前跑了。」不僅手排車，自排車拉手煞車停車也能更安心，專家說可別貪圖方便，為了快速上下車就不把手煞車當作一回事。</text:span></text:p>
          </table:table-cell>
          <table:table-cell table:number-columns-repeated="1020"/>
        </table:table-row>
        <table:table-row table:style-name="ro1">
          <table:table-cell table:style-name="ce2" office:value-type="string" calcext:value-type="string">
            <text:p>密封麵體下鍋後浮褐色小蟲 業者：將檢視儲存運輸及原料端</text:p>
          </table:table-cell>
          <table:table-cell table:style-name="ce1" office:value-type="string" calcext:value-type="string">
            <text:p>https://news.pts.org.tw/article/727212</text:p>
          </table:table-cell>
          <table:table-cell table:style-name="ce1" office:value-type="string" calcext:value-type="string">
            <text:p>2024-12-04 12:31</text:p>
          </table:table-cell>
          <table:table-cell table:style-name="ce2" office:value-type="string" calcext:value-type="string">
            <text:p><text:span text:style-name="T29">南投埔里一位民眾</text:span><text:span text:style-name="T30">2</text:span><text:span text:style-name="T31">日在連鎖賣場購買</text:span><text:span text:style-name="T32">1</text:span><text:span text:style-name="T31">袋關廟拉麵，但將包裝好的麵體下鍋煮後卻浮出咖啡色小蟲，嚇得不敢再吃，而檢視其他未拆包裝的麵體及賣場架上同款產品也有相同狀況。南投縣衛生局表示，由於生產地在台南，已經函請當地衛生局進一步查處，業者也說明，可能原料端的麵粉殘留蟲卵，加上倉儲環境不佳所致，已請通路商將該批產品先下架。民眾拆開包裝將麵下鍋，後來要將麵起鍋時，卻發現鍋底浮出了好幾隻小蟲，嚇得不敢再吃。民眾吳先生說道，「我把麵撈掉之後，再煮第</text:span><text:span text:style-name="T30">3</text:span><text:span text:style-name="T31">包來看，第</text:span><text:span text:style-name="T32">3</text:span><text:span text:style-name="T33">包沒有，第</text:span><text:span text:style-name="T30">4</text:span><text:span text:style-name="T31">包卻發現裡面竟然有蟲浮起來，完全密封的怎麼會有蟲在裡面？很噁心。我仔細看了外包裝，我發現其他的麵還是有蟲在裡面。」吳先生仔細一看，發現其他還沒拆封的麵也能看到有咖啡色的小蟲在裏頭，再回到賣場看看架上的同品牌拉麵也有類似狀況。吳先生</text:span><text:span text:style-name="T30">2</text:span><text:span text:style-name="T31">日到南投埔里的賣場買了這款關廟拉麵，保存期限還沒到期，出現小蟲子，質疑品管有問題。南投縣衛生局接獲通報表示，因生產地點是在台南，已經函請當地衛生局前往查處。台南市衛生局副局長林碧芬回應，「已立即派員前往稽查，查核現場作業環境及原料衛生，如有缺失將要求業者限期改善。」業者也出面說明出現小蟲的原因，可能是原料端的麵粉裡頭含有煙甲蟲的蟲卵，由於相當細小無法完全根除，製成產品後又因為倉儲環境溫暖潮濕，才會因此孵化。業者代表林先生表示，「作為中間生產端，我們要往原料端、往倉儲端釐清狀況，但是能確定蟲不會是在我生產的時候跑進去。」業者表示，已經請通路商將該批產品先下架，也進行儲存和運輸流程的檢驗，並確認原料是否出了問題，而台南市衛生局表示已經派人稽查，如有缺失將要求立即改善，否則可依違反《食安法》處</text:span><text:span text:style-name="T30">2</text:span><text:span text:style-name="T31">億以下的罰鍰。</text:span></text:p>
          </table:table-cell>
          <table:table-cell table:number-columns-repeated="1020"/>
        </table:table-row>
        <table:table-row table:style-name="ro1">
          <table:table-cell table:style-name="ce2" office:value-type="string" calcext:value-type="string">
            <text:p>桃園實施隨袋徵收意見分歧 明年擬先試辦非家戶垃圾</text:p>
          </table:table-cell>
          <table:table-cell table:style-name="ce1" office:value-type="string" calcext:value-type="string">
            <text:p>https://news.pts.org.tw/article/727211</text:p>
          </table:table-cell>
          <table:table-cell table:style-name="ce1" office:value-type="string" calcext:value-type="string">
            <text:p>2024-12-04 12:31</text:p>
          </table:table-cell>
          <table:table-cell table:style-name="ce2" office:value-type="string" calcext:value-type="string">
            <text:p><text:span text:style-name="T34">避免新北垃圾進入桃園，</text:span><text:span text:style-name="T35">3</text:span><text:span text:style-name="T36">年前環保局在鄰近新北</text:span><text:span text:style-name="T37">4</text:span><text:span text:style-name="T38">里試辦桃園市專用垃圾袋，根據統計試辦後垃圾量約減少</text:span><text:span text:style-name="T37">2</text:span><text:span text:style-name="T38">成，但因地方意見分歧，全面實施時程未定，環保局表示，明（</text:span><text:span text:style-name="T35">2025</text:span><text:span text:style-name="T36">）年將針對非家戶垃圾優先納入評估。雙北實施垃圾隨袋徵收多年，桃園為避免新北垃圾進入，在鄰近新北</text:span><text:span text:style-name="T35">4</text:span><text:span text:style-name="T38">里龜山區迴龍、龍華、八德區大明、大仁里試辦桃園市專用垃圾袋超過</text:span><text:span text:style-name="T37">3</text:span><text:span text:style-name="T36">年，根據統計試辦後垃圾量約減少</text:span><text:span text:style-name="T37">2</text:span><text:span text:style-name="T38">成，但因地方意見分歧，全面實施時程未定。八德區大仁里長張國平認為，「應該早就要實行，原來大明里進來我們大仁里，就是要第</text:span><text:span text:style-name="T35">2</text:span><text:span text:style-name="T38">趟，但垃圾隨袋徵收以後，我們一趟就</text:span><text:span text:style-name="T35">OK</text:span><text:span text:style-name="T36">了。」桃園區中正里長賴莉莉指出，「我想這個政策就跟我們垃圾不落地的道理是一樣的，一直都沒有所謂的倒垃圾、需要付垃圾袋的錢，突然要收這個費用，我想一下子民眾大概是不大能夠接受啦。」實施隨袋徵收的大仁里，里長表示隨袋徵收計畫當初試辦</text:span><text:span text:style-name="T35">1</text:span><text:span text:style-name="T36">年，現在都</text:span><text:span text:style-name="T35">3</text:span><text:span text:style-name="T36">年了，垃圾至少減少三分之一，雖然一開始民眾不習慣，但現在接受度大增，但其他里民眾一聽到隨袋徵收政策，不少仍反對，認為原來用買東西不用的塑膠袋裝垃圾是廢物利用，何必多此一舉買垃圾袋。桃園市環保局環管處長張書豪表示，「試辦區有</text:span><text:span text:style-name="T35">7</text:span><text:span text:style-name="T36">成的民眾，對於隨袋徵收是支持的，所以目前桃園市也持續在評估全面推動隨袋徵收的方案，優先針對非家戶的部分進行。」環管處表示，後續垃圾源頭減量會以隨袋徵收為目標，首要針對非家戶垃圾優先納入評估，之後再針對家戶垃圾，會先蒐集各方意見和反饋，找出民眾疑慮、加強溝通及說明，評估最適合政策推動的方向和模式。</text:span></text:p>
          </table:table-cell>
          <table:table-cell table:number-columns-repeated="1020"/>
        </table:table-row>
        <table:table-row table:style-name="ro1">
          <table:table-cell table:style-name="ce2" office:value-type="string" calcext:value-type="string">
            <text:p>罕見候鳥凍原豆雁現蹤海濱公園 台東野鳥學會籲勿驚擾</text:p>
          </table:table-cell>
          <table:table-cell table:style-name="ce1" office:value-type="string" calcext:value-type="string">
            <text:p>https://news.pts.org.tw/article/727206</text:p>
          </table:table-cell>
          <table:table-cell table:style-name="ce1" office:value-type="string" calcext:value-type="string">
            <text:p>2024-12-04 12:31</text:p>
          </table:table-cell>
          <table:table-cell table:style-name="ce2" office:value-type="string" calcext:value-type="string">
            <text:p><text:span text:style-name="T4">冬天到了，北方的候鳥陸續遷移到溫暖的地區，每年冬天台東縣都會看到各種候鳥過境，但今（</text:span><text:span text:style-name="T12">2024</text:span><text:span text:style-name="T6">）年在台東市海濱公園來了一隻罕見的「凍原豆雁」候鳥，不怕人在草地上覓食，可是怕流浪狗。由於牠不怕人，台東縣野鳥學會呼籲民眾看到牠不要驚擾。遠遠看，草地上一隻伸出頭像鴨的動物，最近這幾天出現台東市海濱公園，牠身上有灰白色的羽毛，一般民眾看到還以為是鴨或是鵝，而且牠不怕人，可是遇到附近有狗靠近就馬上飛走。附近民眾佟先生表示，「這幾天都有看到牠，落單了啦。」附近民眾羅先生說道，「都在這裡，不太怕人，人靠得很近在拍照，牠也不會跑。」台東縣野鳥學會表示，這是一隻在台東罕見的凍原豆雁候鳥，在台灣生物多樣性調查的紀錄，從</text:span><text:span text:style-name="T5">2007</text:span><text:span text:style-name="T6">年到現在，台東縣只觀察到</text:span><text:span text:style-name="T5">12</text:span><text:span text:style-name="T6">次。凍原豆雁生長在北西伯利亞，過境台東是要往南飛過冬，會出現在海濱公園主要是這裡的環境適合牠暫時休息，也有足夠的食物。台東縣野鳥學會解說員許宸說明，「凍原豆雁主要出現在河口濕地，還有農田的環境，主要以禾本科的植物還有草本的為主。」目前在台東只觀察到這隻凍原豆雁，雖然牠不是保育類動物，但長得可愛又不怕人，台東縣野鳥學會呼籲民眾，遇到牠靜靜地觀賞就好，不要打擾牠。</text:span></text:p>
          </table:table-cell>
          <table:table-cell table:number-columns-repeated="1020"/>
        </table:table-row>
        <table:table-row table:style-name="ro1">
          <table:table-cell table:style-name="ce2" office:value-type="string" calcext:value-type="string">
            <text:p>救護車赴鳳山巷弄急救 有民眾遭擋要求移車</text:p>
          </table:table-cell>
          <table:table-cell table:style-name="ce1" office:value-type="string" calcext:value-type="string">
            <text:p>https://news.pts.org.tw/article/727151</text:p>
          </table:table-cell>
          <table:table-cell table:style-name="ce1" office:value-type="string" calcext:value-type="string">
            <text:p>2024-12-03 19:31</text:p>
          </table:table-cell>
          <table:table-cell table:style-name="ce2" office:value-type="string" calcext:value-type="string">
            <text:p><text:span text:style-name="T39">高雄有消防分隊上午接到一起長者的</text:span><text:span text:style-name="T40">OHCA</text:span><text:span text:style-name="T41">緊急救護通報，前往鳳山一處民宅內急救，由於當地巷弄較窄，有開車民眾因為救護車停在路邊過不去，竟然要求救護人員出來移車，讓值勤隊員傻眼。消防局呼籲民眾多點體恤、人命優先，讓消防或救護人員能完成任務。監視畫面中，汽車駕駛跑到救護車旁，要救護人員出來移車。高雄消防局鳳山分隊</text:span><text:span text:style-name="T40">3</text:span><text:span text:style-name="T42">日上午</text:span><text:span text:style-name="T40">6</text:span><text:span text:style-name="T42">時許接獲通報，前往中山東路一處巷弄民宅救援，卻遇到離譜狀況。目擊民眾說：「救護車到那邊，他剛好要去上班，那個人跟他說『你救護車可以移一下嗎？我要過去』。」據了解，救護人員當時是接到一起長者的</text:span><text:span text:style-name="T40">OHCA</text:span><text:span text:style-name="T42">救護通報；人命關天的急救過程卻被要求移車，讓救護人員傻眼又無奈。高市消防局鳳山分隊小隊長黃啟恭指出，「同仁都在裡面急救，後來他有進來跟我們同仁叫說，車子要移一下，當下我們同仁就是做完急救措施之後，因為</text:span><text:span text:style-name="T40">OHCA</text:span><text:span text:style-name="T42">的患者也沒有要送醫了，我們當下也就出來把我們救護車移走。」事發巷弄的道路確實較狹窄，若對向是貨車或雙向都是較大台的休旅車會車就有些困難。但民眾認為救助生命為重，這不構成要求救護車移車的理由。當地居民說：「救人為先，你轎車要稍微停一下。」、「等，不然就倒車走，因為人家就是有緊急才叫救護車。」救護車開在路上時，一般民眾會主動禮讓，但抵達定點後，因為沒相關規範，救護車就可能面臨被要求移車；還有民眾會抱怨消防或救護車的示警警笛太吵，要求關閉，這些都可能增加出勤風險及困擾。肩負救災救護任務的消防隊員卻遇到不合理要求，消防局也呼籲民眾互相體恤，讓隊員能完成任務。</text:span></text:p>
          </table:table-cell>
          <table:table-cell table:number-columns-repeated="1020"/>
        </table:table-row>
        <table:table-row table:style-name="ro1">
          <table:table-cell table:style-name="ce2" office:value-type="string" calcext:value-type="string">
            <text:p><text:span text:style-name="T7">高雄</text:span><text:span text:style-name="T8">3</text:span><text:span text:style-name="T9">工人修鐵皮屋無防護 勞工局：若屬實最高罰</text:span><text:span text:style-name="T8">30</text:span><text:span text:style-name="T9">萬</text:span></text:p>
          </table:table-cell>
          <table:table-cell table:style-name="ce1" office:value-type="string" calcext:value-type="string">
            <text:p>https://news.pts.org.tw/article/727142</text:p>
          </table:table-cell>
          <table:table-cell table:style-name="ce1" office:value-type="string" calcext:value-type="string">
            <text:p>2024-12-03 19:31</text:p>
          </table:table-cell>
          <table:table-cell table:style-name="ce2" office:value-type="string" calcext:value-type="string">
            <text:p><text:span text:style-name="T43">接連幾個颱風橫掃高雄，造成許多鐵皮屋被吹掀，不少人到現在還排隊等修繕。有民眾在新興區</text:span><text:span text:style-name="T44">1</text:span><text:span text:style-name="T45">棟</text:span><text:span text:style-name="T46">3</text:span><text:span text:style-name="T47">樓高的透天民宅鐵皮屋，赫然看到</text:span><text:span text:style-name="T46">3</text:span><text:span text:style-name="T47">名工人在上面施工，卻沒有任何防護，相當危險。勞工局表示這樣的狀況涉嫌違反《職安法》，已派勞檢處調查，若屬實將罰雇主最高</text:span><text:span text:style-name="T44">30</text:span><text:span text:style-name="T45">萬元。工人或坐或站，在鐵皮屋頂上走動作業，其中</text:span><text:span text:style-name="T46">1</text:span><text:span text:style-name="T45">名年約</text:span><text:span text:style-name="T44">60</text:span><text:span text:style-name="T47">幾歲的工人還蹲趴在斜屋頂與屋簷間施工，這畫面讓目擊民眾看了心驚膽跳，因為鏡頭拉遠來看，</text:span><text:span text:style-name="T44">3</text:span><text:span text:style-name="T45">名所處的地點是在</text:span><text:span text:style-name="T44">3</text:span><text:span text:style-name="T47">樓高的屋頂，身上卻沒有任何防護。高市勞工局主秘皮忠謀表示，「高度</text:span><text:span text:style-name="T46">2</text:span><text:span text:style-name="T45">公尺以上處所進行作業，沒有使勞工使用安全帶、安全帽等，防止墜落危險的防護措施，已經涉及違反《職業安全衛生法》第</text:span><text:span text:style-name="T44">6</text:span><text:span text:style-name="T47">條第</text:span><text:span text:style-name="T44">1</text:span><text:span text:style-name="T47">項的規定，勞檢處已經派員進一步調查釐清。」勞工局表示若查證屬實，將罰雇主</text:span><text:span text:style-name="T46">3</text:span><text:span text:style-name="T45">萬元到</text:span><text:span text:style-name="T46">30</text:span><text:span text:style-name="T45">萬元，也呼籲事業單位在工作場所邊緣或開口部分高處作業，應設置防墜設施，並要求勞工確實使用個人護具。在高雄，鐵皮屋頂修繕的需求從山陀兒颱風過後就沒停過。高雄大寮這處民宅，山陀兒颱風後，騎樓外的遮光板多處破損，等了快</text:span><text:span text:style-name="T46">2</text:span><text:span text:style-name="T47">個月，</text:span><text:span text:style-name="T46">3</text:span><text:span text:style-name="T47">日才有團隊來修繕。東鎰工程行代表潘先生表示，「真的時間擠不出來，因為這受災太多了，我們不能去跟客人估計說何時好，只能跟客人說，我們盡量幫你，盡量趕最快的時間幫你做。工作量已經多到說，無法跟客人說確定完工時間。」不管是操作電銲將鐵件熔接，還是丈量採光板，都需要施工團隊到場處理，有時候還得忙到晚上</text:span><text:span text:style-name="T44">8</text:span><text:span text:style-name="T45">時半才能吃晚餐。有工程行表示，山陀兒颱風前還能固定休週日，颱風過後，修繕需求增加又碰上缺工，訂單真的接不完。但是趕工也會做好防護，因為多花</text:span><text:span text:style-name="T44">10</text:span><text:span text:style-name="T45">、</text:span><text:span text:style-name="T44">20</text:span><text:span text:style-name="T45">分鐘保護好自己，就不用擔心不慎發生意外，得停工更長時間。</text:span></text:p>
          </table:table-cell>
          <table:table-cell table:number-columns-repeated="1020"/>
        </table:table-row>
        <table:table-row table:style-name="ro1">
          <table:table-cell table:style-name="ce1" office:value-type="string" calcext:value-type="string">
            <text:p><text:span text:style-name="T10">12</text:span><text:span text:style-name="T11">強／統一獅選手台南英雄遊行 球迷跟隨車隊一路熱情相挺</text:span></text:p>
          </table:table-cell>
          <table:table-cell table:style-name="ce1" office:value-type="string" calcext:value-type="string">
            <text:p>https://news.pts.org.tw/article/727134</text:p>
          </table:table-cell>
          <table:table-cell table:style-name="ce1" office:value-type="string" calcext:value-type="string">
            <text:p>2024-12-03 19:31</text:p>
          </table:table-cell>
          <table:table-cell table:style-name="ce2" office:value-type="string" calcext:value-type="string">
            <text:p><text:span text:style-name="T39">世界</text:span><text:span text:style-name="T40">12</text:span><text:span text:style-name="T41">強棒球賽奪冠班底，包括台灣隊長陳傑憲、潘傑楷、林安可、邱智呈，以及教練團林岳平、高志綱，都隸屬於中職統一獅，台南市政府今（</text:span><text:span text:style-name="T40">3</text:span><text:span text:style-name="T42">）日下午舉辦英雄遊行，球迷熱情相挺，遊行車隊一路開往台南市立棒球場。陳傑憲表示，希望藉由這次奪冠，讓台灣在國際舞台更有信心。披上台灣英雄背帶，「台灣隊長」陳傑憲與隊友邱智呈擔任遊行車隊的領頭羊，民眾熱烈夾道歡迎，台南</text:span><text:span text:style-name="T40">3</text:span><text:span text:style-name="T42">日舉行台灣棒球英雄遊行。現場球迷高喊「</text:span><text:span text:style-name="T40">TEAM TAIWAN</text:span><text:span text:style-name="T42">」，大批機車也跟隨遊行車隊，形成壯觀的機車海。世界</text:span><text:span text:style-name="T40">12</text:span><text:span text:style-name="T42">強棒球賽中華隊擊敗日本拿下冠軍，奪冠班底包含選手陳傑憲、潘傑楷、林安可、邱智呈，以及教練團林岳平、高志綱，都隸屬於中職統一獅，因此台南市政府特別舉辦遊行，歡迎英雄海歸。熱情和球迷互動，陳傑憲感冒還沒好，仍堅持抱病參加，因為回到台南，回家的感覺更溫暖。中華隊外野手陳傑憲表示，「雖然說一開始很多的球迷們、台灣人民們的不看好，但也希望這次的冠軍，請好好為我們國球，台灣的棒球盡一份心意，希望你們能夠進場看球。」中華隊投手教練林岳平指出，「很高興回到我們的城市，台南的市民、台南的政府來接見我們，讓我們這次遊行可以跟大家一起享受這次的榮耀。」遊行隊伍從台南永華市政中心南島路出發，最後抵達台南市立棒球場，場內舉辦英雄見面會，選手們也與球迷大跳《台灣尚勇》，把現場氣氛炒熱到最高點。中華隊首席兼捕手教練高志綱說道，「創造這樣的結果，拿下世界冠軍，但是這些榮耀，我相信是屬於我們全台，所有支持台灣隊的球迷朋友們。」中華隊內野手潘傑楷提及，「其實這次高張力的比賽，然後是心理壓力其實非常大，但是有很多人在支持著我們，然後給予我們球員力量。」從不被看好到一路拿下冠軍，高志綱表示，選手們展現無畏無懼的精神，拿下這份榮耀。陳傑憲表示，期盼這次奪冠，讓台灣在國際舞台增添信心。</text:span></text:p>
          </table:table-cell>
          <table:table-cell table:number-columns-repeated="1020"/>
        </table:table-row>
        <table:table-row table:style-name="ro1">
          <table:table-cell table:style-name="ce2" office:value-type="string" calcext:value-type="string">
            <text:p>台中某國小總務主任遭控霸凌 家長：反鎖儲藏室、逼轉學</text:p>
          </table:table-cell>
          <table:table-cell table:style-name="ce1" office:value-type="string" calcext:value-type="string">
            <text:p>https://news.pts.org.tw/article/727036</text:p>
          </table:table-cell>
          <table:table-cell table:style-name="ce1" office:value-type="string" calcext:value-type="string">
            <text:p>2024-12-03 12:31</text:p>
          </table:table-cell>
          <table:table-cell table:style-name="ce2" office:value-type="string" calcext:value-type="string">
            <text:p><text:span text:style-name="T48">台中傳老師疑似霸凌學生事件，有家長出面指控，台中大安區一所國小的王姓總務主任，長期霸凌</text:span><text:span text:style-name="T49">1</text:span><text:span text:style-name="T50">名接受輔導小四生，不但有不當的肢體對待，甚至還將他反鎖在儲藏室，之後更強迫轉學，造成孩子身心受創。雖然校方啟動霸凌調查，但調查結果認定霸凌不成立，讓家長無法接受，只好在</text:span><text:span text:style-name="T51">7</text:span><text:span text:style-name="T52">月讓孩子轉學。校方表示，目前已經依照規定啟動第</text:span><text:span text:style-name="T51">2</text:span><text:span text:style-name="T50">階段調查程序。國小校園傳出疑似霸凌事件，台中大安區這所國小</text:span><text:span text:style-name="T51">1</text:span><text:span text:style-name="T52">名總務主任，傳出今（</text:span><text:span text:style-name="T49">2024</text:span><text:span text:style-name="T52">）年</text:span><text:span text:style-name="T51">4</text:span><text:span text:style-name="T50">月開始對</text:span><text:span text:style-name="T49">1</text:span><text:span text:style-name="T50">名小四生有霸凌行為，家長還出面控訴，校方甚至還逼孩子要轉學。遭控校方表示，「我們強烈建議，而且即刻執行，就是改變學習環境、轉學，我想我們就這樣子做了。」學生家長指控，「總務主任對他拍照、壓制在地上、讓同學取笑他，包含最後還甚至關他小黑屋裡面，老師們及主任們沒有去營造一個友善環境，反而去讓同學去笑他、去排擠他。」家長表示，孩子因為容易心理焦慮，都有定期回診，但校方卻拒絕協助送鑑定，因此沒有特教生身分，但卻因此長期受到不當肢體對待，甚至精神霸凌。多次向教育局申訴沒有結果，校方也拖了</text:span><text:span text:style-name="T49">2</text:span><text:span text:style-name="T50">個月才啟動調查。人本基金會台中辦公室主任曾芳苑指出，「調查報告結果沒有影響到正常學習活動的進行，所以霸凌不成立，其實霸凌的條件裡面，只要其中一項有認定就可以成立了。」人本基金會表示，這名小四生受到不平等對待至少半年，校方除了讓沒有輔導資格的總務主任介入，甚至逼迫轉學，讓孩子受到極大壓力，最後只好在今年</text:span><text:span text:style-name="T49">7</text:span><text:span text:style-name="T50">月轉學。而校方表示，由於家長又提出新事證，已經啟動第二階段調查程序。遭控校方補充，「該生如果情緒上來的時候，因為學校小，必須要有些協助，可能主任是唯一的男性教職員，當然提供一些協助，或者是協助過程產生一些肢體接觸的部分。」台中市教育局也表示，要求校方盡快啟動調查，如果事實明確將依規定後續懲處，而人本基金會表示，市府應該依法對王姓總務主任停聘，包括前任校長也應該一併調查，給家長一個公道。</text:span></text:p>
          </table:table-cell>
          <table:table-cell table:number-columns-repeated="1020"/>
        </table:table-row>
        <table:table-row table:style-name="ro1">
          <table:table-cell table:style-name="ce2" office:value-type="string" calcext:value-type="string">
            <text:p>警察入校盧秀燕批教師不適任 引基層反彈今致歉</text:p>
          </table:table-cell>
          <table:table-cell table:style-name="ce1" office:value-type="string" calcext:value-type="string">
            <text:p>https://news.pts.org.tw/article/727034</text:p>
          </table:table-cell>
          <table:table-cell table:style-name="ce1" office:value-type="string" calcext:value-type="string">
            <text:p>2024-12-03 12:31</text:p>
          </table:table-cell>
          <table:table-cell table:style-name="ce2" office:value-type="string" calcext:value-type="string">
            <text:p><text:span text:style-name="T53">台中市一所國小師生發生衝突，昨（</text:span><text:span text:style-name="T54">2</text:span><text:span text:style-name="T55">）日市長盧秀燕對校方，讓警員把孩子帶走作筆錄震怒，並且批評教師「不適任」，引發基層老師和教師團體反彈。盧秀燕今日則回應，沒有了解前因後果，太快下結論，對老師致歉，也將訂出</text:span><text:span text:style-name="T56">SOP</text:span><text:span text:style-name="T57">，讓執法與教育單位有所依循，而事發學校也召開家長說明會還原整起事件。被指控讓員警帶走學生的這所國小，一早上課時間，有許多家長趕來拿著自製的手板，表達挺學校，挺老師的立場。學生家長說：「很常看到她在這邊關心小朋友，不是只有在小朋友表現特別好的時候關心他。」學校主任說：「我們跟執法單位都希望教育能夠為社會帶來良善的力量，教導孩子們正確的觀念。」事件被爆料第</text:span><text:span text:style-name="T56">2</text:span><text:span text:style-name="T57">天，學校一早召開家長說明會，還原整起事件。今（</text:span><text:span text:style-name="T54">2024</text:span><text:span text:style-name="T55">）年</text:span><text:span text:style-name="T56">3</text:span><text:span text:style-name="T55">月</text:span><text:span text:style-name="T56">26</text:span><text:span text:style-name="T55">日師生發生肢體衝突，學生以樂樂球棒攻擊老師，家長表示學生會道歉。不過，</text:span><text:span text:style-name="T56">3</text:span><text:span text:style-name="T57">月</text:span><text:span text:style-name="T54">27</text:span><text:span text:style-name="T57">日學生在警方到場後才道歉，老師也表明不對學生提告，員警則認定已通報，得帶回到派出所做筆錄，家長接到校方通報後，告知會到警局會合。</text:span><text:span text:style-name="T56">6</text:span><text:span text:style-name="T55">月</text:span><text:span text:style-name="T56">21</text:span><text:span text:style-name="T55">日少年法庭開庭審理，雙方當庭和解，法官結案。</text:span><text:span text:style-name="T54">7</text:span><text:span text:style-name="T55">月</text:span><text:span text:style-name="T54">25</text:span><text:span text:style-name="T55">日家長申請教師不當管教校事調查，最後決議不成立。台中地院行政庭長黃玉琪指出，「法官斟酌審前調查的結果，認本件少年事件不具需保護性，無裁定進入審理程序及給予保護處分之必要，故裁定不付審理。」學生家長說道，「學校讓我們感覺是大家互相袒護，大家沒有想要誠實的面對這一切。」學生家長還是質疑，孩子在校內被警方帶走的正當性。不過，</text:span><text:span text:style-name="T54">2</text:span><text:span text:style-name="T55">日在議會表達震怒、痛斥校長，並直指教師不適任的市長盧秀燕，面對外界的輿論壓力，則對該名老師表達歉意。台中市長盧秀燕表示，「我昨天的話，說這個老師適不適任，我覺得我講得太快、太早下結論，我必須向這位老師致歉，對於整起事件老師為什麼這樣做，他的前因後果、有什麼樣辛苦的地方，我想必須去理解。」全教總理事長侯俊良認為，「扣上這樣說老師不適任，我想這個對於所有現場工作的老師，會覺得非常的失望。」全教總表示，教師選擇報警處理學生暴力行為，是為了保障自身安全與學生學習環境，立即貼上不適任教師標籤，實在太過武斷，而市府也應提供足夠資源對師生協助，而非讓教師承擔所有責任。市府也表示，將訂出一個</text:span><text:span text:style-name="T54">SOP</text:span><text:span text:style-name="T55">，針對這情況給教育和執法單位有所依循。</text:span></text:p>
          </table:table-cell>
          <table:table-cell table:number-columns-repeated="1020"/>
        </table:table-row>
        <table:table-row table:style-name="ro1">
          <table:table-cell table:style-name="ce2" office:value-type="string" calcext:value-type="string">
            <text:p><text:span text:style-name="T1">學童物品遺失家長報案 高雄</text:span><text:span text:style-name="T2">2</text:span><text:span text:style-name="T3">警入校稱僅遠處關心</text:span></text:p>
          </table:table-cell>
          <table:table-cell table:style-name="ce1" office:value-type="string" calcext:value-type="string">
            <text:p>https://news.pts.org.tw/article/727033</text:p>
          </table:table-cell>
          <table:table-cell table:style-name="ce1" office:value-type="string" calcext:value-type="string">
            <text:p>2024-12-03 12:31</text:p>
          </table:table-cell>
          <table:table-cell table:style-name="ce2" office:value-type="string" calcext:value-type="string">
            <text:p><text:span text:style-name="T58">高雄某間國小有</text:span><text:span text:style-name="T59">1</text:span><text:span text:style-name="T60">名</text:span><text:span text:style-name="T61">6</text:span><text:span text:style-name="T62">年級學童家長，不滿孩子東西常在學校遺失，報案後要求</text:span><text:span text:style-name="T59">2</text:span><text:span text:style-name="T60">名員警陪同入校，搜班上學生的書包。校方則表示，和家長溝通後，說明有相關規範必須遵循，所以只同意員警在人員帶領下入校，遠處關心。警方則回應，一切依法行政。台中才有學童被員警帶走，高雄某國小的家長社群留言也指出，上週五有家長帶著</text:span><text:span text:style-name="T61">2</text:span><text:span text:style-name="T62">名員警到</text:span><text:span text:style-name="T59">6</text:span><text:span text:style-name="T62">年級學童班上，因為自家小孩的東西遺失。學校校長表示，「警察能入校只有發生刑案，第</text:span><text:span text:style-name="T59">2</text:span><text:span text:style-name="T60">個是學校要求，當然這件事情我們不可能學校要求，因為我們是被動知道的，當時快放學，同學們很早就把書包放在就是上課的旁邊，當下就是趁那個</text:span><text:span text:style-name="T59">1</text:span><text:span text:style-name="T60">、</text:span><text:span text:style-name="T59">2</text:span><text:span text:style-name="T60">分鐘的時間，那個老師跟主任就請我們的學生自己找看看。」校長證實有家長因自家孩子物品老是遺失，帶著員警到校希望能檢視班上同學書包，只是教育部規定，沒有相當理由、有證據證實學生涉案或者攜帶違禁品等等，不能搜學生書包或個人物品，第一時間向家長解釋後，僅同意讓員警入校在遠處關心，學生則自行檢視自身包包。高市左營分局副分局長高傳成指出，「家長與學務主任等人討論後，帶領警員至學校操場旁，由校方自行處理，警方全程並未介入。」遺失物最後沒找到，班上同學也將請老師加強法治觀念及心理輔導，但是員警入校是否得宜，家長看法不一。學生家長（非當事人）說道，「就是有一些可能外校人士進入或什麼之類的，我覺得可能才會比較需要動用到警方。」、「警察入校我覺得應該不至於到驚嚇，因為就很像是我們去搭捷運，然後可能捷運車站裡面有警察一樣。」市府則回應，全程都依相關規定處理，警方沒直接接觸學生，校方則是在考量學生心理與權益的基礎上應對，未來會持續加強親師生溝通，避免類似事件造成困擾與誤解。</text:span></text:p>
          </table:table-cell>
          <table:table-cell table:number-columns-repeated="1020"/>
        </table:table-row>
        <table:table-row table:style-name="ro1">
          <table:table-cell table:style-name="ce2" office:value-type="string" calcext:value-type="string">
            <text:p>宜蘭二結王公廟待核定補助修繕 架臨時鐵棚遭批不美觀</text:p>
          </table:table-cell>
          <table:table-cell table:style-name="ce1" office:value-type="string" calcext:value-type="string">
            <text:p>https://news.pts.org.tw/article/727028</text:p>
          </table:table-cell>
          <table:table-cell table:style-name="ce1" office:value-type="string" calcext:value-type="string">
            <text:p>2024-12-03 12:31</text:p>
          </table:table-cell>
          <table:table-cell table:style-name="ce2" office:value-type="string" calcext:value-type="string">
            <text:p><text:span text:style-name="T4">宜蘭縣五結鄉二結王公廟舊廟是歷史建築，原本是展覽空間，但廟宇年久失修，有嚴重的結構和漏水問題，廟方爭取公部門補助修繕，但補助尚未獲文化部核定，為避免建築狀態惡化，文化局先在廟宇外圍搭設臨時性鐵棚架要遮風擋雨，卻引發不美觀的批評。有</text:span><text:span text:style-name="T12">200</text:span><text:span text:style-name="T6">年歷史的二結王公廟是歷史建築，但近期外圍被搭起鐵棚架，附近民眾認為實在不美觀，失去歷史建築的風格。民眾說道，「整個感覺都沒有了，畢竟是古蹟嘛 ，古蹟弄一個現代的鐵皮。」、「搭鐵皮怪怪的啊，就有一個房子在上面，覺得看起來再蓋一個屋頂這樣子。」王公廟搭鐵棚是因為建築年久失修，屋頂有漏水含結構問題，廟方爭取文化部補助修復，但尚未獲得核定，只能先搭建臨時性鐵棚要遮風擋雨，但地方憂心如果修復進度不順利，鐵棚架會一直存在。宜蘭縣議員簡松樹認為，「鐵棚整個把廟都遮起來，就失去我們維護歷史建築物的一個價值。」宜蘭另一處歷史建築，員山鄉大三鬮林宅，也因為修復進度不順利，外圍的臨時性鐵棚架一搭就是</text:span><text:span text:style-name="T5">5</text:span><text:span text:style-name="T6">年，引發批評。不過二結王公廟表示，王公廟的鐵棚架除了遮風避雨，也是為了廟宇屋脊的吊脊工程搭建。二結王公廟董事長張明華表示，「還有一個就是我們講的 ，廟的中間那根樑中脊是要吊起來的，所以它這個架構，除了保護這間廟暫時不受風雨的侵蝕以外，同時後續再做進行維修的時候，它整個是需要這個架構來協助工程進行。」 宜蘭縣政府文化局文化資產科長呂妍瑾說明，「鐵棚架是為了之後的修復工程，而去蓋起來的。」縣政府表示，王公廟的修復，已向文化部申請約</text:span><text:span text:style-name="T5">3100</text:span><text:span text:style-name="T6">萬元的經費，目前還在等文化部核定，鐵棚架絕對是臨時性設施，是為了避免建築狀況惡化以及後續修復工程而施設。</text:span></text:p>
          </table:table-cell>
          <table:table-cell table:number-columns-repeated="1020"/>
        </table:table-row>
        <table:table-row table:style-name="ro1">
          <table:table-cell table:style-name="ce2" office:value-type="string" calcext:value-type="string">
            <text:p><text:span text:style-name="T4">斗六棒球場</text:span><text:span text:style-name="T12">LED</text:span><text:span text:style-name="T6">大螢幕故障</text:span><text:span text:style-name="T5">3</text:span><text:span text:style-name="T6">年 獲中央修繕補助估明年</text:span><text:span text:style-name="T5">4</text:span><text:span text:style-name="T6">月完工</text:span></text:p>
          </table:table-cell>
          <table:table-cell table:style-name="ce1" office:value-type="string" calcext:value-type="string">
            <text:p>https://news.pts.org.tw/article/727019</text:p>
          </table:table-cell>
          <table:table-cell table:style-name="ce1" office:value-type="string" calcext:value-type="string">
            <text:p>2024-12-03 12:31</text:p>
          </table:table-cell>
          <table:table-cell table:style-name="ce2" office:value-type="string" calcext:value-type="string">
            <text:p><text:span text:style-name="T63">雲林斗六棒球場</text:span><text:span text:style-name="T64">LED</text:span><text:span text:style-name="T65">大螢幕已故障</text:span><text:span text:style-name="T66">3</text:span><text:span text:style-name="T67">年多，近期由中職所主辦亞洲冬季棒球聯盟，分別在台中、雲林比賽，但有許多球迷希望能有更好觀賽品質，對此雲縣府表示，今（</text:span><text:span text:style-name="T66">2024</text:span><text:span text:style-name="T67">）年</text:span><text:span text:style-name="T64">8</text:span><text:span text:style-name="T65">月已獲得中央</text:span><text:span text:style-name="T66">4400</text:span><text:span text:style-name="T65">萬補助經費，除修繕大螢幕外，也為針對場內周邊硬體維修，預計明年</text:span><text:span text:style-name="T64">1</text:span><text:span text:style-name="T67">月春節前動工、</text:span><text:span text:style-name="T64">4</text:span><text:span text:style-name="T65">月完工。球迷加油聲吶喊，近期由中職主辦亞洲冬季棒球賽，分別在台中與雲林舉辦比賽，但斗六棒球場的</text:span><text:span text:style-name="T66">LED</text:span><text:span text:style-name="T65">大螢幕已經故障</text:span><text:span text:style-name="T66">3</text:span><text:span text:style-name="T65">年多，許多球迷都希望能趕快修理好，有更好觀賽品質。雲林球迷說道，「現在科技進步那麼快，應該也要隨著更新，當然有看板大螢幕會提高我們看球興趣，可以帶動氣氛。」雲縣府教育處表示，斗六棒球場從</text:span><text:span text:style-name="T64">2005</text:span><text:span text:style-name="T67">年啟用至目前將近</text:span><text:span text:style-name="T66">20</text:span><text:span text:style-name="T67">年，但</text:span><text:span text:style-name="T66">2021</text:span><text:span text:style-name="T65">年</text:span><text:span text:style-name="T66">LED</text:span><text:span text:style-name="T67">大螢幕投影開始出現分格、影像未清晰等狀況，雖然經過多次修繕效果有限，後續嚴重變色不堪使用，向中央提報補助，加上明年這場地是全國運動會棒球賽場，已獲體育署核定</text:span><text:span text:style-name="T66">4400</text:span><text:span text:style-name="T65">萬修繕經費。雲林縣立體育場總務組長張家羽表示，「投影布幕大約是</text:span><text:span text:style-name="T66">3200</text:span><text:span text:style-name="T67">萬，這次我們工程，包含一些外野的座椅、高空照明的部分，還有球員休息室的地坪。」雲縣府表示，目前斗六棒球場修繕工程將發包，預計明年</text:span><text:span text:style-name="T64">1</text:span><text:span text:style-name="T65">月前動工、</text:span><text:span text:style-name="T64">4</text:span><text:span text:style-name="T67">月完工，螢幕部分將汰換長</text:span><text:span text:style-name="T64">9</text:span><text:span text:style-name="T65">公尺、寬</text:span><text:span text:style-name="T64">35</text:span><text:span text:style-name="T65">公尺轉播牆，並配有</text:span><text:span text:style-name="T64">LED</text:span><text:span text:style-name="T65">全彩色螢幕，另外針對損壞觀眾席座位也會局部汰換，希望讓球迷更完善觀賽品質。</text:span></text:p>
          </table:table-cell>
          <table:table-cell table:number-columns-repeated="1020"/>
        </table:table-row>
        <table:table-row table:style-name="ro1">
          <table:table-cell table:style-name="ce2" office:value-type="string" calcext:value-type="string">
            <text:p><text:span text:style-name="T7">台東警力短缺</text:span><text:span text:style-name="T8">104</text:span><text:span text:style-name="T9">人 縣警局規畫</text:span><text:span text:style-name="T8">29</text:span><text:span text:style-name="T9">派出所聯合服勤</text:span></text:p>
          </table:table-cell>
          <table:table-cell table:style-name="ce1" office:value-type="string" calcext:value-type="string">
            <text:p>https://news.pts.org.tw/article/727016</text:p>
          </table:table-cell>
          <table:table-cell table:style-name="ce1" office:value-type="string" calcext:value-type="string">
            <text:p>2024-12-03 12:31</text:p>
          </table:table-cell>
          <table:table-cell table:style-name="ce2" office:value-type="string" calcext:value-type="string">
            <text:p><text:span text:style-name="T68">警察人力出現短少情況。受少子化和屆齡退休的影響，台東縣警察人力今（</text:span><text:span text:style-name="T69">2024</text:span><text:span text:style-name="T70">）年短缺</text:span><text:span text:style-name="T71">104</text:span><text:span text:style-name="T72">人，縣警局不得不規畫</text:span><text:span text:style-name="T71">29</text:span><text:span text:style-name="T72">個派出所「聯合服勤」，部分派出所會出現關門的情況，而明年又有</text:span><text:span text:style-name="T69">100</text:span><text:span text:style-name="T70">多名員警登記退休，人力更吃緊。不過縣警局表示，聯合服勤不會影響治安維護，還有巡邏警力可以隨時機動打擊犯罪。平常上班日，這間派出所卻拉下鐵門，員警到另一個派出所服務，門口告示牌提醒民眾如果有需要可以打電話報案，警力隨時會趕到。民眾說道，「人家都說這邊派出所很大間，為什麼會沒有員警駐守。」、「不會啊，你打電話他們就會馬上過來，他們車都會來回巡邏。」台東縣一共有</text:span><text:span text:style-name="T71">29</text:span><text:span text:style-name="T72">個鄉下小派出所，都有可能出現員警不在關門的情況。縣警局表示，一個派出所要達到上班和休假平衡的人力，至少要</text:span><text:span text:style-name="T71">8</text:span><text:span text:style-name="T70">個人，但因為今年台東縣警力短缺</text:span><text:span text:style-name="T71">104</text:span><text:span text:style-name="T72">人，員警服勤又有時間限制，警局才規畫採用聯合服勤。台東縣警局公關科長尤正廷表示，「白天</text:span><text:span text:style-name="T69">8</text:span><text:span text:style-name="T72">點到晚上</text:span><text:span text:style-name="T71">22</text:span><text:span text:style-name="T70">點，我們都會有值班，或守望的警力來負責接受報案，其他處理事故由主力所來支援，並且加強巡邏密度。」警局表示，台東警力編制有</text:span><text:span text:style-name="T69">1100</text:span><text:span text:style-name="T70">多人，可是近</text:span><text:span text:style-name="T69">10</text:span><text:span text:style-name="T70">年退休和新進的人數一直無法維持平衡，只有在年金改革後的</text:span><text:span text:style-name="T69">3</text:span><text:span text:style-name="T70">年人力較平穩，但明年登記退休員警超過</text:span><text:span text:style-name="T69">100</text:span><text:span text:style-name="T70">人，人力會更短缺，不過警局強調會爭取補足人力，並規畫更機動的方式執勤，維護社會治安。</text:span></text:p>
          </table:table-cell>
          <table:table-cell table:number-columns-repeated="1020"/>
        </table:table-row>
        <table:table-row table:style-name="ro1">
          <table:table-cell table:style-name="ce2" office:value-type="string" calcext:value-type="string">
            <text:p><text:span text:style-name="T1">台南騎樓停車遭開罰引怨 市府決議明年留</text:span><text:span text:style-name="T2">1.5</text:span><text:span text:style-name="T3">米可停機慢車</text:span></text:p>
          </table:table-cell>
          <table:table-cell table:style-name="ce1" office:value-type="string" calcext:value-type="string">
            <text:p>https://news.pts.org.tw/article/727015</text:p>
          </table:table-cell>
          <table:table-cell table:style-name="ce1" office:value-type="string" calcext:value-type="string">
            <text:p>2024-12-03 12:31</text:p>
          </table:table-cell>
          <table:table-cell table:style-name="ce2" office:value-type="string" calcext:value-type="string">
            <text:p><text:span text:style-name="T48">台南部分騎樓畫設綠色整齊線，因不具可停車的法律效力，因此遭到頻遭檢舉開罰，引爆民怨、造成警民衝突。為此台南市政府也決定明（</text:span><text:span text:style-name="T49">2025</text:span><text:span text:style-name="T50">）年元旦起，騎樓保留</text:span><text:span text:style-name="T51">1.5</text:span><text:span text:style-name="T52">米給行人通行後，騎樓即可停放機慢車。永康的民眾一早就手拿罰單向里長陳情，看看罰單上的時間點，才剛早上</text:span><text:span text:style-name="T51">7</text:span><text:span text:style-name="T50">時許就開始開單，讓民眾覺得很無奈。民眾說道，「</text:span><text:span text:style-name="T51">7</text:span><text:span text:style-name="T52">點就來開，政府怎麼規定我們就遵守，這個沒問題，可是你都不宣導、不規定，就馬上開單。」開單事由就是在騎樓停車。事實上，永康地區停車位一位難求，近期民眾又遇上騎樓停放汽機車遭到開單，引發民怨。為此，台南市政府表示近期將施行公告，明年</text:span><text:span text:style-name="T49">1</text:span><text:span text:style-name="T52">月</text:span><text:span text:style-name="T51">1</text:span><text:span text:style-name="T50">日起，騎樓保留</text:span><text:span text:style-name="T49">1.5</text:span><text:span text:style-name="T50">米給行人通行，畫設白線部分可提供「機慢車」停放。對於未來只要保留</text:span><text:span text:style-name="T49">1.5</text:span><text:span text:style-name="T50">公尺即可以開放給機慢車停放，對於身障團體來說，雖然無奈，但也只能配合，不過對他們來說騎樓整平不要有高低差，才是最重要的。台南市無障礙協會常務理事邱麗夙指出，「機慢車應該可以停，可是汽車應該是不能的，騎樓是供大眾使用的一個環境，老人家常常因為高低而絆倒，這都有可能的，所以我還是希望盡量平。」台南市交通局停工科長劉佳峰指出，「台南市將會參考高雄、台中、桃園等三都，改採原則開放、例外禁止方式，目前在研議更符合在地需求跟民意的作法。」交通局表示，目前騎樓停放機慢車頻受違規檢舉，衍生民眾對立困擾，交通局也參考其他縣市作法，因地制宜，至於明年</text:span><text:span text:style-name="T49">1</text:span><text:span text:style-name="T50">月起實施，民代也要求警方這段期間接獲檢舉時，先以勸導代替開單。</text:span></text:p>
          </table:table-cell>
          <table:table-cell table:number-columns-repeated="1020"/>
        </table:table-row>
        <table:table-row table:style-name="ro1">
          <table:table-cell table:style-name="ce2" office:value-type="string" calcext:value-type="string">
            <text:p><text:span text:style-name="T1">花蓮縣廚餘廠年處理費</text:span><text:span text:style-name="T2">1500</text:span><text:span text:style-name="T3">萬 量能不足無法消化全縣產出引議</text:span></text:p>
          </table:table-cell>
          <table:table-cell table:style-name="ce1" office:value-type="string" calcext:value-type="string">
            <text:p>https://news.pts.org.tw/article/727014</text:p>
          </table:table-cell>
          <table:table-cell table:style-name="ce1" office:value-type="string" calcext:value-type="string">
            <text:p>2024-12-03 12:31</text:p>
          </table:table-cell>
          <table:table-cell table:style-name="ce2" office:value-type="string" calcext:value-type="string">
            <text:p><text:span text:style-name="T73">爲了消化花蓮縣每年產出的</text:span><text:span text:style-name="T74">5500</text:span><text:span text:style-name="T75">公噸廚餘，花蓮縣府陸續耗資</text:span><text:span text:style-name="T76">1</text:span><text:span text:style-name="T77">億元設置高效廚餘處理廠，不過處理量遠遠不足設置要求，加上廚餘部分殘水還流入排水溝，引起外界質疑會造成環境汙染。花蓮縣府為防範非洲豬瘟，</text:span><text:span text:style-name="T76">5</text:span><text:span text:style-name="T77">年前公告禁用廚餘養豬後，向中央爭取</text:span><text:span text:style-name="T74">6000</text:span><text:span text:style-name="T75">萬元經費，在鳳林鎮環保科技園區建置</text:span><text:span text:style-name="T76">2</text:span><text:span text:style-name="T75">套廚餘高效處理系統，只收置花蓮市、吉安鄉、卓溪鄉、萬榮鄉的廚餘。花蓮縣環保局廢棄物物管理科員余婉甄表示，「</text:span><text:span text:style-name="T74">2</text:span><text:span text:style-name="T77">套設備就是只能處理每天</text:span><text:span text:style-name="T74">20</text:span><text:span text:style-name="T75">噸，其他部分可能就暫時沒有，所以今年優化設備有再升級，如果到時候有餘量的話，我們還是會把其他公所納進來。」議會專安小組前往視察，發現除了設置場耗資</text:span><text:span text:style-name="T76">6000</text:span><text:span text:style-name="T75">萬外，每年處理費用也要</text:span><text:span text:style-name="T74">1500</text:span><text:span text:style-name="T77">多萬，</text:span><text:span text:style-name="T76">4</text:span><text:span text:style-name="T75">年下來卻只能處理</text:span><text:span text:style-name="T74">4</text:span><text:span text:style-name="T75">個鄉鎮市</text:span><text:span text:style-name="T74">1</text:span><text:span text:style-name="T75">年</text:span><text:span text:style-name="T74">3000</text:span><text:span text:style-name="T77">公噸的廚餘，全縣</text:span><text:span text:style-name="T76">1</text:span><text:span text:style-name="T75">年</text:span><text:span text:style-name="T76">5500</text:span><text:span text:style-name="T77">公噸該何去何從？花蓮縣議員胡仁順指出，「已經花</text:span><text:span text:style-name="T74">1</text:span><text:span text:style-name="T77">億多元還看不到成效，比起台東以</text:span><text:span text:style-name="T74">1</text:span><text:span text:style-name="T77">年</text:span><text:span text:style-name="T74">400</text:span><text:span text:style-name="T77">萬做標案給屏東的養豬廠商、花蓮縣在</text:span><text:span text:style-name="T74">1</text:span><text:span text:style-name="T77">年花</text:span><text:span text:style-name="T74">1500</text:span><text:span text:style-name="T77">萬以上的狀況下，相差還是甚遠。」此外廚餘在分離油水後須暫置，還是有部分的殘水會流入排水溝，是否會流入河川造成污染引起關注。委外廠商新翊公司代表說明，「這些處理的水我們不會讓它流到外面去，它會流到水溝，我們用抽水馬達把它抽起來之後，會再回到汙水處理廠走正常流程。」環保局表示，現行設備每日可處理</text:span><text:span text:style-name="T74">13</text:span><text:span text:style-name="T77">到</text:span><text:span text:style-name="T74">15</text:span><text:span text:style-name="T77">公噸廚餘，生產固態有機堆肥約</text:span><text:span text:style-name="T74">1900</text:span><text:span text:style-name="T75">公噸、液態肥約</text:span><text:span text:style-name="T74">600</text:span><text:span text:style-name="T77">多公噸，經過</text:span><text:span text:style-name="T76">4</text:span><text:span text:style-name="T77">年的運作投資其實成效逐漸顯現。花蓮縣環保局長饒慶龍回應，「經過發酵就是儲存在這邊，民眾如果有需要可以領去使用，另外我們有跟華紙有合作，就是實驗示範計畫，液態肥可以再利用循環再利用，看是不是可以做堆肥或其他的使用。」環保局強調，今（</text:span><text:span text:style-name="T76">2024</text:span><text:span text:style-name="T75">）年已向中央爭取</text:span><text:span text:style-name="T74">1400</text:span><text:span text:style-name="T75">多萬購入直立式發酵優化設備，發酵時間將從</text:span><text:span text:style-name="T74">10</text:span><text:span text:style-name="T75">天縮短至</text:span><text:span text:style-name="T74">5</text:span><text:span text:style-name="T75">天，預計明年</text:span><text:span text:style-name="T74">1</text:span><text:span text:style-name="T75">月中完成設置並試運轉，也會要求廠商重視工作環境與待遇問題。</text:span></text:p>
          </table:table-cell>
          <table:table-cell table:number-columns-repeated="1020"/>
        </table:table-row>
        <table:table-row table:style-name="ro1">
          <table:table-cell table:style-name="ce2" office:value-type="string" calcext:value-type="string">
            <text:p><text:span text:style-name="T4">國</text:span><text:span text:style-name="T12">1</text:span><text:span text:style-name="T13">北上</text:span><text:span text:style-name="T5">231.7</text:span><text:span text:style-name="T6">公里油罐車翻落 </text:span><text:span text:style-name="T5">1</text:span><text:span text:style-name="T6">人</text:span><text:span text:style-name="T5">OHCA</text:span><text:span text:style-name="T6">送醫</text:span></text:p>
          </table:table-cell>
          <table:table-cell table:style-name="ce1" office:value-type="string" calcext:value-type="string">
            <text:p>https://news.pts.org.tw/article/727004</text:p>
          </table:table-cell>
          <table:table-cell table:style-name="ce1" office:value-type="string" calcext:value-type="string">
            <text:p>2024-12-03 12:31</text:p>
          </table:table-cell>
          <table:table-cell table:style-name="ce2" office:value-type="string" calcext:value-type="string">
            <text:p><text:span text:style-name="T78">雲林縣消防局</text:span><text:span text:style-name="T79">11</text:span><text:span text:style-name="T80">時</text:span><text:span text:style-name="T79">12</text:span><text:span text:style-name="T80">分獲報，國道</text:span><text:span text:style-name="T79">1</text:span><text:span text:style-name="T80">號北上</text:span><text:span text:style-name="T81">231.7</text:span><text:span text:style-name="T80">公里處發生</text:span><text:span text:style-name="T79">1</text:span><text:span text:style-name="T80">部油罐車翻落邊坡意外，位置靠近西螺埤源大排，目前狀況不明，已派遣虎尾及西螺消防分隊前往搶救。西螺消防分隊分隊長葉逸青表示，「就是我們到達現場，發現化學槽車翻覆，現場有</text:span><text:span text:style-name="T79">1</text:span><text:span text:style-name="T80">名傷者，現在已經送醫救出，無生命徵象，我們到達現場已經翻覆了，研判是從高速公路上翻覆下來。」從畫面中可以看到，油罐車翻落邊坡，現場一片狼藉，消防人員獲報出動，初步了解，油罐車是載運廢酸洗液，沒有爆炸疑慮，詳細肇事原因仍有待進一步釐清。</text:span></text:p>
          </table:table-cell>
          <table:table-cell table:number-columns-repeated="1020"/>
        </table:table-row>
        <table:table-row table:style-name="ro1">
          <table:table-cell table:style-name="ce2" office:value-type="string" calcext:value-type="string">
            <text:p>台中師生衝突老師報案提告 員警進校園帶走小六生惹議</text:p>
          </table:table-cell>
          <table:table-cell table:style-name="ce1" office:value-type="string" calcext:value-type="string">
            <text:p>https://news.pts.org.tw/article/726953</text:p>
          </table:table-cell>
          <table:table-cell table:style-name="ce1" office:value-type="string" calcext:value-type="string">
            <text:p>2024-12-02 19:31</text:p>
          </table:table-cell>
          <table:table-cell table:style-name="ce2" office:value-type="string" calcext:value-type="string">
            <text:p><text:span text:style-name="T78">台中有議員爆出今（</text:span><text:span text:style-name="T79">2024</text:span><text:span text:style-name="T80">）年</text:span><text:span text:style-name="T79">3</text:span><text:span text:style-name="T80">月在一間國小，有小六學生疑似在上課時和老師發生肢體衝突，引老師不滿，隔日學生道歉後，這名老師則報警提告，員警後來在沒有監護人陪同下，進到校園將學生帶回派出所，雖然老師後來撤告，但還是引發質疑程序違法。市長盧秀燕也動怒，痛批校方沒有法律觀念，並要求教育局要嚴辦。平靜的校園傳出有員警進入將學生帶回做筆錄。今年</text:span><text:span text:style-name="T79">3</text:span><text:span text:style-name="T80">月台中西區這所國小，有一名六年級生疑似在體育課和老師有爭執，拿著軟式樂樂球棒揮到老師大腿。但隔天學生道歉後，老師卻堅持報警提告。當事家長說道，「我今天把小孩送去學校，學校是可以任意讓警察把我的小孩帶走嗎？當下他並沒有任何攻擊行為，也沒有自傷或傷人行為，第</text:span><text:span text:style-name="T81">2</text:span><text:span text:style-name="T80">個他不是現行犯。」</text:span><text:span text:style-name="T79">2</text:span><text:span text:style-name="T80">名員警當時穿著制服進到校園，在沒監護人的陪同下，將學生和老師帶回派出所製作筆錄，雖然後來老師撤告，這樣的做法也讓市長盧秀燕動怒。台中市長盧秀燕表示，「非常壞的教育示範，不適任的老師、校長領導無方，毫無法律觀念，任何人都可以這樣把你們的孩子帶走嗎？所以這個事情教育局要重辦、重懲，專案報告好好檢討。」校長在答詢時表示，是警方逕自把學生帶走，而根據警方的進入校園執法機制，除了重大危安和緊急事件，警方要進入校園不論有無搜索票，都需要經過校方同意，警方坦言，確實流程有疏失。台中市西區派出所長蔡明松指出，「第一、我們同仁穿制服進去，在國小已經造成騷動，同仁想幫忙溝通、協調，所以同仁才會第一時間，想說先帶回派出所。」教育局也表示，失職的人員將依規懲處。而台中市教師會表示，報警是人民的權利，但這名教師的方式有欠妥當，不過也呈現校園輔導人力及能力的不足。台中市教師會理事長張永青表示，「法規定得很細，但是法規定得越細，是不是老師越沒有彈性（輔導）的空間？」台中市教師會表示，校內雖有生輔組或輔導老師，但相對教師屬於第</text:span><text:span text:style-name="T79">2</text:span><text:span text:style-name="T80">線，建議應該新規範相關輔導辦法，也應補足輔導和校安人力的不足。</text:span></text:p>
          </table:table-cell>
          <table:table-cell table:number-columns-repeated="1020"/>
        </table:table-row>
        <table:table-row table:style-name="ro1">
          <table:table-cell table:style-name="ce2" office:value-type="string" calcext:value-type="string">
            <text:p><text:span text:style-name="T1">高鐵南延屏東第</text:span><text:span text:style-name="T2">2</text:span><text:span text:style-name="T3">場說明會 民代提與台鐵鳳山站共構</text:span></text:p>
          </table:table-cell>
          <table:table-cell table:style-name="ce1" office:value-type="string" calcext:value-type="string">
            <text:p>https://news.pts.org.tw/article/726936</text:p>
          </table:table-cell>
          <table:table-cell table:style-name="ce1" office:value-type="string" calcext:value-type="string">
            <text:p>2024-12-02 19:31</text:p>
          </table:table-cell>
          <table:table-cell table:style-name="ce2" office:value-type="string" calcext:value-type="string">
            <text:p><text:span text:style-name="T58">高鐵南延屏東路線遲遲未定，鐵路局今（</text:span><text:span text:style-name="T59">2</text:span><text:span text:style-name="T60">）日在高雄舉辦第</text:span><text:span text:style-name="T61">2</text:span><text:span text:style-name="T62">場說明會，聚焦於建設經費以及交通衝擊等議題上。還有民代提出，希望高鐵能與台鐵鳳山車站共構，藉此帶動發展。對此鐵道局表示，鳳山車站與高雄站基礎條件不同，不過會將意見帶回評估。高鐵南延屏東原本在</text:span><text:span text:style-name="T59">2019</text:span><text:span text:style-name="T60">年，拍板定調為左營案，從左營延伸屏東，卻因軌道配置等問題，被專家認為不利推動；鐵道局今（</text:span><text:span text:style-name="T61">2024</text:span><text:span text:style-name="T62">）年下半年重啟高雄案路線，</text:span><text:span text:style-name="T59">2</text:span><text:span text:style-name="T62">日在高雄苓雅區辦理第</text:span><text:span text:style-name="T59">2</text:span><text:span text:style-name="T60">場說明會，參與民眾聚焦在經費及交通衝擊等問題。與會民眾說：「在施工期間造成的衝擊，譬如說，交通黑暗期，有沒有什麼道路改道？或是臨時便道的這種規劃。」與會民眾說：「現在這裡面到底要花多少錢？你知道高雄案比左營案要花更多錢，大概</text:span><text:span text:style-name="T59">1</text:span><text:span text:style-name="T60">倍以上吧，還是幾倍以上，而且這個債誰要負擔？」由於高雄案路線將從左營站，沿台鐵地下化後的舊路線延伸到高雄車站，再東移屏東；民眾擔憂，車站附近明挖段施工會再次衝擊交通，讓周邊商圈更加沒落，卻也希望藉由三鐵共構，恢復車站商圈榮景。高雄市苓雅區安祥里長董輝章表示，「你不能把這一個地方經濟繁榮，排除掉南高雄，把它完全沒落掉，那是不對的。」路線遲遲未定也延伸出其他想像，有民代主張，改建完的鳳山火車站因招商不順，導致裡面空蕩蕩，希望高鐵能與台鐵鳳山站共構，帶動發展。鳳山民眾王先生說道，「跟高雄車站滿近的，應該沒有必要。」鳳山民眾陳小姐則認為，「現在鳳山人口也很多，對鳳山的人來講，多加一個站很好。」民眾看法不一，市長陳其邁表示會向交通部反映地方心聲；鐵道局則回應，鳳山站跟高雄車站基礎條件不同，會將意見帶回評估。交通部鐵道局長楊正君表示，「鳳山車站跟高雄車站當初有預留空間的情況不同，地方的訴求我們都清楚聽到，我們會帶回去就工程技術，還有用地取得的方面，各個面向來做進一步的深入評估跟研議。」鐵道局持續蒐集地方民意，希望能在年底確定最終方案，但由於方案通過後還需進行相關環評，鐵道局預估恐怕最快也要</text:span><text:span text:style-name="T59">3</text:span><text:span text:style-name="T60">年後才能正式動工。高鐵延伸屏東年底前將確認方案 鐵道局：「高雄方案」可行性較高</text:span></text:p>
          </table:table-cell>
          <table:table-cell table:number-columns-repeated="1020"/>
        </table:table-row>
        <table:table-row table:style-name="ro1">
          <table:table-cell table:style-name="ce2" office:value-type="string" calcext:value-type="string">
            <text:p>台東南田列入火箭發射場候選 在地樂見帶動社區發展</text:p>
          </table:table-cell>
          <table:table-cell table:style-name="ce1" office:value-type="string" calcext:value-type="string">
            <text:p>https://news.pts.org.tw/article/726935</text:p>
          </table:table-cell>
          <table:table-cell table:style-name="ce1" office:value-type="string" calcext:value-type="string">
            <text:p>2024-12-02 19:31</text:p>
          </table:table-cell>
          <table:table-cell table:style-name="ce2" office:value-type="string" calcext:value-type="string">
            <text:p><text:span text:style-name="T78">政府推動太空發展，但我國還沒有一座國家發射場，今（</text:span><text:span text:style-name="T79">2024</text:span><text:span text:style-name="T80">）年已經公告屏東九鵬和台東南田為候選場址，國科會依規定要舉行公聽會，聽取當地居民意見後，明（</text:span><text:span text:style-name="T79">2025</text:span><text:span text:style-name="T80">）年完成發射場址規畫。國科會上週在台東縣南田村舉辦第一場公聽會，當場居民說已經準備好迎接國家發射場；台東縣政府今（</text:span><text:span text:style-name="T79">2</text:span><text:span text:style-name="T80">）日表示，縣府行政部門會全力協助國家發射場設在台東。</text:span><text:span text:style-name="T81">4</text:span><text:span text:style-name="T80">年前台東縣達仁鄉南田村被民間太空產業看好，成為國內最好的火箭發射場，但後來因為土地是農牧用地，當時中央也還沒有制定《太空發展法》，火箭發射受阻。不過，現在政府推動太空發展，國科會</text:span><text:span text:style-name="T79">8</text:span><text:span text:style-name="T80">月選定了台東南田和屏東九鵬兩個國家發射場，第一場的選址說明會，上週末在南田村召開，當地居民表達歡迎，但希望土地的取得和使用能尊重居民的需求。南田村長高富源表示，「太南邊、在滿州鄉的話，可能打到菲律賓去了，會危及到週邊國家的安全，只有在台東南田是最好。」南田村民陳孝義說道，「假設</text:span><text:span text:style-name="T79">99</text:span><text:span text:style-name="T80">年之後這個地不再使用了，這個地請再還給我們。」當地居民認為，國家發射場設在南田，對沒落的社區可以帶來觀光、文化教育和科技發展。不過要從九鵬和南田兩個候選場址中選出最好的地點，還需要包括土地取得和交通等地方配合的條件。台東縣政府表示，會全力配合爭取國家發射場設在台東。國科會前瞻及應用科技處長蔡妙慈指出，「我們開發的可行性，當然就包括在地對於部份規畫跟配合，都需要當地的政府及在地的鄉親，大家能夠把意見提出來。」台東縣地政處長沈碧恕表示，「只要民眾願意、民眾需要，南田的部落覺得需要這個候選場址成立太空中心，我們一定會傾全力予以行政協助。」縣府表示，國家發射場是國家重要建設，只要居民和土地主管機關同意容許使用，就可以進行相關的開發，但會尊重居民土地提供的意願，全力溝通。</text:span></text:p>
          </table:table-cell>
          <table:table-cell table:number-columns-repeated="1020"/>
        </table:table-row>
        <table:table-row table:style-name="ro1">
          <table:table-cell table:style-name="ce2" office:value-type="string" calcext:value-type="string">
            <text:p>台中迷你馬拉松完賽禮疑為仿冒 廠商稱是代工瑕疵品</text:p>
          </table:table-cell>
          <table:table-cell table:style-name="ce1" office:value-type="string" calcext:value-type="string">
            <text:p>https://news.pts.org.tw/article/726834</text:p>
          </table:table-cell>
          <table:table-cell table:style-name="ce1" office:value-type="string" calcext:value-type="string">
            <text:p>2024-12-02 12:31</text:p>
          </table:table-cell>
          <table:table-cell table:style-name="ce2" office:value-type="string" calcext:value-type="string">
            <text:p><text:span text:style-name="T24">台中市北區體育會</text:span><text:span text:style-name="T25">11</text:span><text:span text:style-name="T26">月</text:span><text:span text:style-name="T27">30</text:span><text:span text:style-name="T28">日舉辦一場迷你馬拉松活動，並在報名資訊標榜與台中市運動局共同主辦，還有知名品牌背包當完賽禮。但卻有參加者抱怨，指主辦單位贈送的疑似是仿冒品，現場販賣的外套也非真品，質疑有被騙的嫌疑。台中市運動局趕緊澄清並非主辦單位，北區體育會表示是廠商贊助品，否認蓄意欺騙參加者。報名資訊印著總獎金高達</text:span><text:span text:style-name="T27">7</text:span><text:span text:style-name="T28">萬</text:span><text:span text:style-name="T25">6000</text:span><text:span text:style-name="T28">元，還有精美運動上衣以及知名品牌的背包當禮品，有民眾揪團報名參加完路跑活動，但結束後發現拿到完賽禮的疑似是仿冒品。參加民眾蘇先生表示，「本來不信</text:span><text:span text:style-name="T25">500</text:span><text:span text:style-name="T28">、</text:span><text:span text:style-name="T27">800</text:span><text:span text:style-name="T26">元的報名費可以拿到</text:span><text:span text:style-name="T27">3000</text:span><text:span text:style-name="T28">元的包包，但是因為有看到體育局掛名主辦後我們才敢報名，而且一個拉一個拉很多人。」民眾抱怨完賽禮的品質跟宣傳圖片差很大，現場還販賣知名品牌外套，但售價只要市價的三分之一，質疑活動送的和賣的都疑似假貨。民眾表示，</text:span><text:span text:style-name="T25">11</text:span><text:span text:style-name="T26">月</text:span><text:span text:style-name="T25">30</text:span><text:span text:style-name="T26">日舉辦的迷你馬拉松活動由台中市北區體育會主辦，但看到台中市運動局也掛名共同主辦，參加後感覺像被騙了。台中市運動局代理局長游志祥說明，「市政府並非主辦單位，主辦單位是台中市北區體育會。」台中市北區體育會總幹事吳泳峰回應，「我們都是募款呀，募款或者是找贊助，背包是廠商贊助的。」台中市北區體育會表示，完賽禮所贈送的背包是由贊助商從越南所帶回來；而贊助商則表示，該廠在越南確實是幫知名品牌代工，因為有一批瑕疵品約</text:span><text:span text:style-name="T25">800</text:span><text:span text:style-name="T26">個，因此帶回國內免費贊助。贊助廠商李志明表示，「越南方面說剛好瑕疵品放那邊也放一段時間了，看可不可以就台灣這當贈品用活動消掉，想說是用送的應該比較沒什麼關係，就沒有那方面（智慧財產權）的概念啦。」民眾則認為，「主辦方真的要講清楚，比如說他們有</text:span><text:span text:style-name="T25">2</text:span><text:span text:style-name="T26">種顏色，或是有什麼樣的款式差別之類的。」贊助商表示，是否確實為仿冒品還要和代理商證實；而民眾則認為，如果贈品和實際上有落差應該清楚告知，避免讓人有不好的觀感。</text:span></text:p>
          </table:table-cell>
          <table:table-cell table:number-columns-repeated="1020"/>
        </table:table-row>
        <table:table-row table:style-name="ro1">
          <table:table-cell table:style-name="ce2" office:value-type="string" calcext:value-type="string">
            <text:p>乘客未繫安全帶 公車司機失控飆罵不雅字眼</text:p>
          </table:table-cell>
          <table:table-cell table:style-name="ce1" office:value-type="string" calcext:value-type="string">
            <text:p>https://news.pts.org.tw/article/726828</text:p>
          </table:table-cell>
          <table:table-cell table:style-name="ce1" office:value-type="string" calcext:value-type="string">
            <text:p>2024-12-02 12:31</text:p>
          </table:table-cell>
          <table:table-cell table:style-name="ce2" office:value-type="string" calcext:value-type="string">
            <text:p><text:span text:style-name="T19">有民眾上週六（</text:span><text:span text:style-name="T20">11</text:span><text:span text:style-name="T21">月</text:span><text:span text:style-name="T22">30</text:span><text:span text:style-name="T23">日）搭乘高雄</text:span><text:span text:style-name="T22">77</text:span><text:span text:style-name="T23">號市區公車時，目擊到司機用不雅字眼飆罵一位沒繫安全帶的乘客讓他傻眼。業者表示，當天是司機最後一日上班，擔心乘客若因沒繫安全帶跌倒恐怕得賠償並受罰，才一時情緒失控。司機怒罵，「假如沒有給乘客坐下，就要司機賠錢。這有什麼道理？」司機在車上不斷怒罵</text:span><text:span text:style-name="T22">1</text:span><text:span text:style-name="T23">名乘客，甚至飆出不雅字眼，有民眾</text:span><text:span text:style-name="T20">11</text:span><text:span text:style-name="T23">月</text:span><text:span text:style-name="T22">30</text:span><text:span text:style-name="T21">日搭乘高雄</text:span><text:span text:style-name="T22">77</text:span><text:span text:style-name="T21">號公車時遇到這樣的狀況，疑似因為有其他乘客沒繫安全帶，結果司機擔心被開罰而怒罵乘客。民眾認為，「如果譬如說規勸很多次，那可能當然會比較容易失控，這確實是不好的部分。」民眾認為若乘客屢勸不聽能理解司機心情，但當眾罵人仍不妥。客運業者</text:span><text:span text:style-name="T20">2</text:span><text:span text:style-name="T21">日出面說明，表示司機日前就因職業倦怠而提出辭呈，當天正好是最後一日上班，可能因此情緒失控。客運業者王富民說明，「有個婦人乘客上車完，然後她先就座，然後車輛啟動完之後婦人才起身來做刷卡的動作，那駕駛會擔心在車輛行駛過程當中會有一些突發狀況來產生，導致乘客受傷。」交通局表示會要求業者加強教育訓練，但也說明搭乘客運、公車同樣要繫安全帶，若司機勸導後乘客仍不聽，依《道交條例》可對乘客開罰</text:span><text:span text:style-name="T20">1500</text:span><text:span text:style-name="T21">元。高雄市交通局主秘王志綱指出，「小型車後座乘客未依規定繫妥安全帶，處駕駛人新台幣</text:span><text:span text:style-name="T20">1500</text:span><text:span text:style-name="T21">元罰鍰，但營業大客車等代雇駕駛人已盡告知義務時，乘客仍未繫妥安全帶，則處罰該名乘客。」就算是市區公車，為了閃避其他車輛仍有急剎的可能，沒繫安全帶就可能因此受傷。為了安全，交通局提醒乘客上車就座後務必繫好安全帶。</text:span></text:p>
          </table:table-cell>
          <table:table-cell table:number-columns-repeated="1020"/>
        </table:table-row>
        <table:table-row table:style-name="ro1">
          <table:table-cell table:style-name="ce2" office:value-type="string" calcext:value-type="string">
            <text:p><text:span text:style-name="T7">慶</text:span><text:span text:style-name="T8">12</text:span><text:span text:style-name="T9">強奪冠東大門夜市打</text:span><text:span text:style-name="T8">8</text:span><text:span text:style-name="T9">折 花縣府慶祝卻由攤販買單引議</text:span></text:p>
          </table:table-cell>
          <table:table-cell table:style-name="ce1" office:value-type="string" calcext:value-type="string">
            <text:p>https://news.pts.org.tw/article/726827</text:p>
          </table:table-cell>
          <table:table-cell table:style-name="ce1" office:value-type="string" calcext:value-type="string">
            <text:p>2024-12-02 12:31</text:p>
          </table:table-cell>
          <table:table-cell table:style-name="ce2" office:value-type="string" calcext:value-type="string">
            <text:p><text:span text:style-name="T82">為了慶祝世界</text:span><text:span text:style-name="T83">12</text:span><text:span text:style-name="T84">強棒球賽中華隊奪冠，花蓮縣長徐榛蔚宣布</text:span><text:span text:style-name="T85">11</text:span><text:span text:style-name="T86">月</text:span><text:span text:style-name="T85">29</text:span><text:span text:style-name="T86">日、</text:span><text:span text:style-name="T83">30</text:span><text:span text:style-name="T84">日以及</text:span><text:span text:style-name="T85">12</text:span><text:span text:style-name="T84">月</text:span><text:span text:style-name="T83">1</text:span><text:span text:style-name="T86">日</text:span><text:span text:style-name="T83">3</text:span><text:span text:style-name="T84">天東大門夜市打</text:span><text:span text:style-name="T85">8</text:span><text:span text:style-name="T84">折活動，因為沒有任何補助引起部分攤商反感，質疑為何縣府要慶祝卻是由攤販來吸收。來到花蓮東大門夜市，自從</text:span><text:span text:style-name="T83">0403</text:span><text:span text:style-name="T86">地震後蕭條的景像似乎好轉，加上縣府為了慶祝中華隊奪金</text:span><text:span text:style-name="T85">11</text:span><text:span text:style-name="T84">月</text:span><text:span text:style-name="T83">29</text:span><text:span text:style-name="T84">、</text:span><text:span text:style-name="T83">30</text:span><text:span text:style-name="T84">日以及</text:span><text:span text:style-name="T83">12</text:span><text:span text:style-name="T86">月</text:span><text:span text:style-name="T83">1</text:span><text:span text:style-name="T86">日連續</text:span><text:span text:style-name="T83">3</text:span><text:span text:style-name="T86">天消費都有</text:span><text:span text:style-name="T83">8</text:span><text:span text:style-name="T86">折活動，遊客買得很開心，但部分攤商卻很無奈。東大門夜市攤商認為，「縣長太高興了，然後我們也是就盡力配合打</text:span><text:span text:style-name="T83">8</text:span><text:span text:style-name="T86">折，希望帶動觀光啦，所以雖然大家會覺得很不舒服，但是還是全力配合。」攤商無奈的主因就是打</text:span><text:span text:style-name="T83">8</text:span><text:span text:style-name="T84">折活動縣府並沒有任何補助，無法理解為何慶祝要由攤商吸收，部分攤商乾脆休息以免做白工。東大門夜市榮譽主委林文松指出，「尤其是做飲食類小吃類的覺得說，利潤大概就在</text:span><text:span text:style-name="T83">2</text:span><text:span text:style-name="T86">成、</text:span><text:span text:style-name="T85">3</text:span><text:span text:style-name="T86">成，大概打</text:span><text:span text:style-name="T83">8</text:span><text:span text:style-name="T86">折的話</text:span><text:span text:style-name="T83">2</text:span><text:span text:style-name="T84">成利潤就被吃掉了。（有沒有跟攤商商量，你們大家覺得怎樣？）這個只有在群組問而已，沒有特別去做協調工作。」縣府觀光旅遊處表示，</text:span><text:span text:style-name="T83">12</text:span><text:span text:style-name="T86">強冠軍賽當天縣長徐榛蔚特別到東大門夜市與民眾一起為中華隊加油，要做打</text:span><text:span text:style-name="T85">8</text:span><text:span text:style-name="T86">折活動前有和夜市各主委溝通；另外也有提供</text:span><text:span text:style-name="T85">6000</text:span><text:span text:style-name="T86">張面額</text:span><text:span text:style-name="T85">100</text:span><text:span text:style-name="T84">元的加倍券來吸引遊客。花蓮縣政府觀光旅遊處長余明勳說明，「我們是完全尊重主委他們覺得是否可行，那主委也回應他們願意共襄盛舉，那縣府也就再加碼</text:span><text:span text:style-name="T83">6000</text:span><text:span text:style-name="T84">張加倍券，大概</text:span><text:span text:style-name="T85">60</text:span><text:span text:style-name="T86">萬台幣左右。所以其實我們也看到這幾天或者這</text:span><text:span text:style-name="T85">3</text:span><text:span text:style-name="T84">天，其實在東大門所有停車場基本上都是滿的。」但也有攤商私下表示，使用消費券也是必須</text:span><text:span text:style-name="T83">8</text:span><text:span text:style-name="T84">折而且還要再兌換很不方便。但</text:span><text:span text:style-name="T83">0403</text:span><text:span text:style-name="T84">地震後夜市</text:span><text:span text:style-name="T83">380</text:span><text:span text:style-name="T84">個攤位已有</text:span><text:span text:style-name="T83">20</text:span><text:span text:style-name="T84">多間歇業，大多業者還是忍著吸收成本，只要能吸引遊客前來消費就好。</text:span></text:p>
          </table:table-cell>
          <table:table-cell table:number-columns-repeated="1020"/>
        </table:table-row>
        <table:table-row table:style-name="ro1">
          <table:table-cell table:style-name="ce2" office:value-type="string" calcext:value-type="string">
            <text:p>凱米致濁水溪高灘地出現斷崖 農民盼水利署引河水回中道</text:p>
          </table:table-cell>
          <table:table-cell table:style-name="ce1" office:value-type="string" calcext:value-type="string">
            <text:p>https://news.pts.org.tw/article/726826</text:p>
          </table:table-cell>
          <table:table-cell table:style-name="ce1" office:value-type="string" calcext:value-type="string">
            <text:p>2024-12-02 12:31</text:p>
          </table:table-cell>
          <table:table-cell table:style-name="ce2" office:value-type="string" calcext:value-type="string">
            <text:p><text:span text:style-name="T39">濁水溪鄰近西螺大橋周邊有近千公頃高灘地，水利署開放農民承租種短期葉菜、西瓜等，但</text:span><text:span text:style-name="T40">7</text:span><text:span text:style-name="T41">月份凱米颱風帶來大雨，導致河道往左岸侵蝕，讓不少高灘地農地出現</text:span><text:span text:style-name="T40">10</text:span><text:span text:style-name="T42">尺高的斷崖，一不小心就可能跌落，當地農民希望相關單位能將河水引回中道，避免侵蝕農地況狀再惡化。雲林農民忙著收成蔬菜，但過程要非常小心，不然一不小心可能會落水，因為這處農地位在濁水溪高灘地，受到</text:span><text:span text:style-name="T40">7</text:span><text:span text:style-name="T42">月凱米颱風大雨河道侵蝕，導致承租農地出現</text:span><text:span text:style-name="T40">10</text:span><text:span text:style-name="T42">尺高斷崖。雲林農民李先生表示，「這次颱風很嚴重，已經垮到我們中高地勢，如果再有、明年再幾次颱風，很可能會嚴重影響到我們更高上面，可能就到堤防。」雲林農民程女士說道，「沒收成還是小事，重點是務農工具都被沖掉，收成是說我們再種就有，但沒有地就無法再種了。」雲林農民指出，「就怕跌下去，很深，好幾丈高。」當地農民表示，他們承租高灘地種菜數十年來，河道都算穩定，但今（</text:span><text:span text:style-name="T40">2024</text:span><text:span text:style-name="T42">）年連續颱風大雨，河道往左岸侵蝕，甚至連網室設施都被沖走，損失超過數十萬元，現在希望相關單位能施工將河道移回中道。雲林農民蔡先生認為，「先阻止不要再繼續坍方，水路看能不能再改變、移回中間，你看整個中路都有淤沙了，水不從那過去，現在水就直接往這沖。」水利署第四河川分署副署長張朝恭回應，「因為高灘地本來就屬於河川行水區，這次颱風確實造成農民農田損失，民眾所繳的使用費可以依實申請退還。」四河分署表示，今年凱米颱風帶來超大兩量，造成濁水溪水位高漲，達到一、二級警戒水位，讓許多堤段漫淹至高攤地造成流路改變，但堤防安全沒有問題。至於河道流路改變，會依整體考量利用枯水期進行河道整理穩定流路。</text:span></text:p>
          </table:table-cell>
          <table:table-cell table:number-columns-repeated="1020"/>
        </table:table-row>
        <table:table-row table:style-name="ro1">
          <table:table-cell table:style-name="ce2" office:value-type="string" calcext:value-type="string">
            <text:p>新莊涉賄員警反控分局霸凌 分局：審議會已認定不成立</text:p>
          </table:table-cell>
          <table:table-cell table:style-name="ce1" office:value-type="string" calcext:value-type="string">
            <text:p>https://news.pts.org.tw/article/726825</text:p>
          </table:table-cell>
          <table:table-cell table:style-name="ce1" office:value-type="string" calcext:value-type="string">
            <text:p>2024-12-02 12:31</text:p>
          </table:table-cell>
          <table:table-cell table:style-name="ce2" office:value-type="string" calcext:value-type="string">
            <text:p><text:span text:style-name="T68">新北新莊分局偵查隊</text:span><text:span text:style-name="T69">1</text:span><text:span text:style-name="T70">名請假中的施姓小隊長，日前因為涉嫌收賄遭廉政署帶回調查，不過他</text:span><text:span text:style-name="T71">2</text:span><text:span text:style-name="T72">日透過民代召開記者會，指稱新莊分局對他霸凌。對此新莊分局也發出</text:span><text:span text:style-name="T71">7</text:span><text:span text:style-name="T72">點聲明反擊，表示在</text:span><text:span text:style-name="T69">11</text:span><text:span text:style-name="T70">月</text:span><text:span text:style-name="T71">28</text:span><text:span text:style-name="T72">日就曾經召開審議會，霸凌案件並不成立；新北市長侯友宜則表示一定要秉公處理，從嚴了解整個來龍去脈。新北市新莊分局一名請假中的施姓小隊長，日前因為涉嫌收賄遭廉政署帶回調查，不過他在民代陪同下召開記者會指控長期遭職場霸凌，去年</text:span><text:span text:style-name="T71">9</text:span><text:span text:style-name="T70">月無預警被拔掉機動小隊長的職務，接著因為罹病開始請假但假單長期未被批准，期間還發現自己的座位被清空。新北市警察局新莊偵查隊施小隊長表示，「我從來沒有想過，新莊分局的長官們為了打壓霸凌案對我痛下殺手，（</text:span><text:span text:style-name="T71">2023</text:span><text:span text:style-name="T72">年）</text:span><text:span text:style-name="T69">11</text:span><text:span text:style-name="T72">月我發燒倒下確診血癌，今年</text:span><text:span text:style-name="T71">3</text:span><text:span text:style-name="T70">月發生我請長病假被刁難。」民進黨新北市議員卓冠廷指出，「我們還在開記者會當下，新莊分局現在就發新聞稿回應，講說身為中華民國的警察不容許部分員警想搭霸凌順風車，不實指控單位主管、混淆視聽，這是本分局的立場。你要確定欸？你就忙著洗門風，忙著帶風向、忙把他打死？」這起涉貪案起因是該員警疑似收了給偵查隊的</text:span><text:span text:style-name="T69">2</text:span><text:span text:style-name="T70">萬元加菜金。民代批評，施員求助議員想要發聲卻被新莊分局放消息涉貪，猶如警總再現；新莊分局也火速發表</text:span><text:span text:style-name="T69">7</text:span><text:span text:style-name="T70">點聲明回應。新北新莊分局偵查隊隊長徐子胤回應，「本案是由新北地檢署在</text:span><text:span text:style-name="T69">112</text:span><text:span text:style-name="T70">年初的時候就已經立案偵查，而且是指揮廉政署偵辦，本分局並未參與任何的偵辦過程。」新莊分局澄清偵查隊並未收到該筆加菜金，對於該員警所述毫無所悉，也表示內部審議結果為不成立職場霸凌。新北新莊分局長王鴻儒說明，「本分局獲報之後就立即啟動調查，召開安全及衛生防護小組審議會議，有</text:span><text:span text:style-name="T69">2</text:span><text:span text:style-name="T70">位外部委員參加，那審議的結果是不符合職場霸凌。」新北市長侯友宜表示，「同仁如果有霸凌一定要秉公處理，從嚴了解整個來龍去脈，至於如果有違法違規的事情，我們一律都會送檢調來做追查。」新莊分局逐一反駁指控內容，強調若當事人對召開霸凌會議結果不服，得向上級警察機關提出救濟，再不服得向保訓會提出再申訴。</text:span></text:p>
          </table:table-cell>
          <table:table-cell table:number-columns-repeated="1020"/>
        </table:table-row>
        <table:table-row table:style-name="ro1">
          <table:table-cell table:style-name="ce2" office:value-type="string" calcext:value-type="string">
            <text:p>宜蘭共讀站遭質疑成效不彰 縣府：寒暑假多開放、加強宣導</text:p>
          </table:table-cell>
          <table:table-cell table:style-name="ce1" office:value-type="string" calcext:value-type="string">
            <text:p>https://news.pts.org.tw/article/726824</text:p>
          </table:table-cell>
          <table:table-cell table:style-name="ce1" office:value-type="string" calcext:value-type="string">
            <text:p>2024-12-02 12:31</text:p>
          </table:table-cell>
          <table:table-cell table:style-name="ce2" office:value-type="string" calcext:value-type="string">
            <text:p><text:span text:style-name="T58">宜蘭縣中華國中社區共讀站</text:span><text:span text:style-name="T59">2</text:span><text:span text:style-name="T60">日正式開幕，成為全縣第</text:span><text:span text:style-name="T61">40</text:span><text:span text:style-name="T62">座。不過根據審計室調查，宜蘭縣已成立的社區共讀站，寒暑假開放比率低，外校人士使用率也不高，被外界認為效益不彰；縣政府表示，已要求各校寒暑假期間延長共讀站時間，未來也會加強宣傳，讓更多民眾知道。在悠揚的音樂聲中，宜蘭縣中華國中社區共讀站</text:span><text:span text:style-name="T59">2</text:span><text:span text:style-name="T60">日正式開幕，成為全縣第</text:span><text:span text:style-name="T61">40</text:span><text:span text:style-name="T62">座，盼培養全民閱讀習慣，促進學校和社區互動，預計年底將再成立第</text:span><text:span text:style-name="T59">41</text:span><text:span text:style-name="T62">座。但實際訪問民眾，大多不清楚什麼是社區共讀站。民眾說道，「有這個機會，能夠給更多人去參與，才能發揮學校教育功能。」、「應該讓更多人知道共讀站，讓大眾知道、去學習。」根據審計室調查，宜蘭縣所有的社區共讀站，寒暑假開放比率偏低、僅</text:span><text:span text:style-name="T59">29.7%</text:span><text:span text:style-name="T60">，外校人士使用共讀站占全部使用人次比率，低於</text:span><text:span text:style-name="T59">10%</text:span><text:span text:style-name="T60">的有</text:span><text:span text:style-name="T59">27</text:span><text:span text:style-name="T60">站，使用比率也偏低。外界認為共讀站效益不彰。中華國中家長會長吳憲權表示，「寒暑假部份，中華國中也會依視人力開放時段，讓所有的家長或社區，能夠得到更好的使用空間。」共讀站開放時間短、人力不足被認為是原因之一，縣政府已函文希望各共讀站，在平日課後和寒暑假期間延長開放時間，並制定營運管理規範，增加社區民眾使用機會。宜蘭縣教育處多元教育科長林琪指出，「假日的這部分，也是因為有人力的問題，所以共讀站不會是全天候的開放，可是假日跟平日的下課後都會開放。」至於如何讓外界更清楚認識共讀站；縣政府表示會透過社交媒體、廣告看板、學校班親會或新生入學等機會加強宣傳，讓更多人知道校園內有共讀站資源，可多加利用。</text:span></text:p>
          </table:table-cell>
          <table:table-cell table:number-columns-repeated="1020"/>
        </table:table-row>
        <table:table-row table:style-name="ro1">
          <table:table-cell table:style-name="ce2" office:value-type="string" calcext:value-type="string">
            <text:p>民眾買奶茶開蓋發現員工識別證 高市衛生局稽查並開罰業者</text:p>
          </table:table-cell>
          <table:table-cell table:style-name="ce1" office:value-type="string" calcext:value-type="string">
            <text:p>https://news.pts.org.tw/article/726764</text:p>
          </table:table-cell>
          <table:table-cell table:style-name="ce1" office:value-type="string" calcext:value-type="string">
            <text:p>2024-12-01 19:31</text:p>
          </table:table-cell>
          <table:table-cell table:style-name="ce2" office:value-type="string" calcext:value-type="string">
            <text:p><text:span text:style-name="T78">有民眾在高雄知名奶茶店買奶茶，裡面卻出現</text:span><text:span text:style-name="T79">1</text:span><text:span text:style-name="T80">張磁吸式員工識別證，衛生局獲報立即前往稽查，將依違反《食品衛生管理法》對業者裁罰；而位在台北通化街的冰品老店也被投訴，員工疑似把抹布放到紅豆湯內，不過業者澄清那是餿水桶，衛生局也到場稽查。假日營業時間，衛生局人員來到奶茶店，裡裡外外拍照稽查，因為有民眾在這裡購買</text:span><text:span text:style-name="T79">1</text:span><text:span text:style-name="T80">杯奶茶，打開杯蓋赫然發現</text:span><text:span text:style-name="T79">1</text:span><text:span text:style-name="T80">張寫著員工姓名的識別證，相當訝異。奶茶店業者表示，「這員工他其實也不是這麼故意，當然第</text:span><text:span text:style-name="T81">1</text:span><text:span text:style-name="T80">個對名牌的佩戴方式，我們一定會全面檢討，還有員工他當下如果說，有要隨時注意名牌有沒有脫落。」高雄鹽埕區知名奶茶店位在百貨賣場內分店，販售的飲料出現異物，業者表示是員工舀粉圓時，磁吸式識別證不慎脫落，將檢討改進。高雄市衛生局稽查後，將依法裁處。高雄市衛生局食品衛生科長謝米枝指出，「依違反高雄市公共飲食場所衛生管理自治條例暨食品安全衛生管理法，處新台幣</text:span><text:span text:style-name="T79">3</text:span><text:span text:style-name="T80">萬元以上、</text:span><text:span text:style-name="T79">300</text:span><text:span text:style-name="T80">萬元以下罰鍰。」民眾說：「我們都會先攪拌，如果發現有問題，就會直接打開看。」台北市通化街知名冰品老店假日沒營業，但也被投訴，日前有民眾前往用餐，看見店員將使用過的抹布丟進紅豆湯，衛生局派員稽查。台北市食品藥物管理科長林冠蓁說明，「業者是說，他們不是把它放在紅豆湯裡面，是放在餿水桶上。」民眾說道，「這間也開滿久的，就只是有沒有被發現而已，其實餐廳都差不多。」冰品店食材未發現異物，不過冷藏食材未加蓋，衛生局已要求改善。面對食安問題，衛生單位謹慎把關，任何環節都不能疏漏。</text:span></text:p>
          </table:table-cell>
          <table:table-cell table:number-columns-repeated="1020"/>
        </table:table-row>
        <table:table-row table:style-name="ro1">
          <table:table-cell table:style-name="ce2" office:value-type="string" calcext:value-type="string">
            <text:p>台中牛角坑溝溪水變乳白色 疑工廠偷排廢水、環保局追查</text:p>
          </table:table-cell>
          <table:table-cell table:style-name="ce1" office:value-type="string" calcext:value-type="string">
            <text:p>https://news.pts.org.tw/article/726760</text:p>
          </table:table-cell>
          <table:table-cell table:style-name="ce1" office:value-type="string" calcext:value-type="string">
            <text:p>2024-12-01 19:31</text:p>
          </table:table-cell>
          <table:table-cell table:style-name="ce2" office:value-type="string" calcext:value-type="string">
            <text:p><text:span text:style-name="T68">台中太平的牛角坑溝屬於頭汴坑溪上游，今（</text:span><text:span text:style-name="T69">1</text:span><text:span text:style-name="T70">）日被民眾發現溪水變成乳白色，環保局獲報追查，是一家金屬表面處理業工廠排放廢水，趕緊採樣並且鋪設吸油棉索防止污染擴大，初步了解業者沒有排放許可文件，已觸犯《水污法》最高可開罰</text:span><text:span text:style-name="T71">600</text:span><text:span text:style-name="T72">萬元，並且可勒令停工。整條溪水被染成乳白色，台中市太平區德明路一帶的牛角坑溝，</text:span><text:span text:style-name="T71">1</text:span><text:span text:style-name="T72">日有民眾發現污染狀況，更不時飄散異味，環保局獲報趕緊來現場採樣，並且鋪設</text:span><text:span text:style-name="T69">9</text:span><text:span text:style-name="T70">公尺吸油棉索，防止污染擴大。民眾說：「聞起來很多種味道，我也不知道，我覺得昨天、今天都這樣。」、「有時很臭，有時黑一片，有時都紅色。」台中的頭汴坑溪今（</text:span><text:span text:style-name="T71">2024</text:span><text:span text:style-name="T72">）年</text:span><text:span text:style-name="T71">1</text:span><text:span text:style-name="T70">月中和</text:span><text:span text:style-name="T71">3</text:span><text:span text:style-name="T72">月底，發生大量魚群死亡事件，魚體驗出氰化物，環保局後續查獲上游</text:span><text:span text:style-name="T69">12</text:span><text:span text:style-name="T72">家工廠違規，依《水污法》共開罰</text:span><text:span text:style-name="T71">150</text:span><text:span text:style-name="T70">萬元。而牛角坑溝就位於頭汴坑溪上游，地方擔心若沒有及時攔截水污，恐再造成生態浩劫。民眾黨台中市議員江和樹指出，「會影響到我們的自然生態，因為你這流下來之後，會到我們的灌溉區。」台中市環保局環境稽查大隊股長姚宗育表示，「金屬表面處理業的話，就是《水污染防治法》的列管事業，所以他應該要取得我們環保局排放許可，才可以排放。那他沒有的話，我們可以《水污法》，處新台幣</text:span><text:span text:style-name="T69">6</text:span><text:span text:style-name="T70">萬元以上、</text:span><text:span text:style-name="T69">600</text:span><text:span text:style-name="T70">萬元以下的罰鍰。」環保局出動空拍機追查，發現上游一家金屬表面處理業工廠正在排放白色廢水，但假日公休大門深鎖，已通知業者到案說明，採樣水體將送實驗室檢驗。稽查大隊表示，該公司沒有取得水污染排放許可文件，可依《水污法處</text:span><text:span text:style-name="T69">6</text:span><text:span text:style-name="T70">萬至</text:span><text:span text:style-name="T69">600</text:span><text:span text:style-name="T70">萬元罰鍰，並勒令停工。</text:span></text:p>
          </table:table-cell>
          <table:table-cell table:number-columns-repeated="1020"/>
        </table:table-row>
        <table:table-row table:style-name="ro1">
          <table:table-cell table:style-name="ce2" office:value-type="string" calcext:value-type="string">
            <text:p><text:span text:style-name="T1">男子在高捷車廂吸菸、丟菸蒂 高捷公司：最高裁罰</text:span><text:span text:style-name="T2">1</text:span><text:span text:style-name="T3">萬</text:span></text:p>
          </table:table-cell>
          <table:table-cell table:style-name="ce1" office:value-type="string" calcext:value-type="string">
            <text:p>https://news.pts.org.tw/article/726734</text:p>
          </table:table-cell>
          <table:table-cell table:style-name="ce1" office:value-type="string" calcext:value-type="string">
            <text:p>2024-12-01 12:31</text:p>
          </table:table-cell>
          <table:table-cell table:style-name="ce2" office:value-type="string" calcext:value-type="string">
            <text:p><text:span text:style-name="T29">週六（</text:span><text:span text:style-name="T30">30</text:span><text:span text:style-name="T31">日）下午有民眾搭乘高雄捷運，列車行進在美麗島站和高雄車站區間，車廂內有一名男子突然抽菸，目擊民眾拍下誇張行為，當天高捷公司也接獲通報，隨即上車要求該名男子下車，後續將依違反菸害防制法裁罰，最高</text:span><text:span text:style-name="T32">1</text:span><text:span text:style-name="T31">萬元罰金。高雄捷運車廂內，搭乘民眾不少，卻有一名戴著耳機的男子，直接抽起菸來。目擊民眾黃小姐回憶，「美麗島跟高雄火車站中間，就開始有點菸的動作，然後開始吸，一分鐘抽完就直接丟在地板上，用腳踩掉。」週六下午，目擊民眾和朋友搭乘高雄捷運，一名男子突然在車廂內抽菸，最後甚至在車廂地板踩熄菸頭，由於車廂是密閉空間，菸味瞬間瀰漫，受不了味道的民眾只好提早下車。民眾表示，「畢竟這是公共場合，大家都應該有一點知識就是不能抽菸。」、「我應該會和那位抽菸的人士直接說一下，就說公共場合盡量不要抽菸，然後又是室內。」高捷公司當天接獲民眾通報，隨即前往了解，勸導要求抽菸男子下車，後續將依違反菸害防制法裁處，最高可罰</text:span><text:span text:style-name="T30">1</text:span><text:span text:style-name="T31">萬元。高捷公共事務處長王柏雁表示，「高捷公司會依照《菸害防制法》進行通報舉發，而依照《菸害防制法》，於不得吸菸之場所吸菸者，可處新台幣</text:span><text:span text:style-name="T32">2000</text:span><text:span text:style-name="T33">元以上</text:span><text:span text:style-name="T30">1</text:span><text:span text:style-name="T31">萬元以下之罰鍰。」高雄市衛生局也將主動聯繫高捷公司，因為捷運車廂及相關場域屬於全面禁菸場所，若違法屬實將加重裁罰。而除了禁止吸菸，根據《大眾捷運法》，捷運系統內禁止飲食區域內飲食、嚼食口香糖、檳榔，或隨地吐痰、亂丟紙屑等等，都可處</text:span><text:span text:style-name="T30">1500</text:span><text:span text:style-name="T31">元以上、</text:span><text:span text:style-name="T30">7500</text:span><text:span text:style-name="T31">元以下罰鍰。雖然相關法規已行之有年，還是不時有民眾以身試法。</text:span></text:p>
          </table:table-cell>
          <table:table-cell table:number-columns-repeated="1020"/>
        </table:table-row>
        <table:table-row table:style-name="ro1">
          <table:table-cell table:style-name="ce2" office:value-type="string" calcext:value-type="string">
            <text:p>花蓮大量漂流木開放民眾撿拾 政府擬開木藝課程再創價值</text:p>
          </table:table-cell>
          <table:table-cell table:style-name="ce1" office:value-type="string" calcext:value-type="string">
            <text:p>https://news.pts.org.tw/article/726728</text:p>
          </table:table-cell>
          <table:table-cell table:style-name="ce1" office:value-type="string" calcext:value-type="string">
            <text:p>2024-12-01 12:31</text:p>
          </table:table-cell>
          <table:table-cell table:style-name="ce2" office:value-type="string" calcext:value-type="string">
            <text:p><text:span text:style-name="T53">連續多起颱風讓花蓮海邊到處都是漂流木，現雖已開放撿拾但數量實在太多，民眾希望開放撿拾時間可以延長，主管單位表示撿拾時間已修正，撿不完的漂流木也會集中暫置開放取用，另外也會安排木藝創作課程等活動，再創漂流木價值。花蓮縣府</text:span><text:span text:style-name="T54">11</text:span><text:span text:style-name="T55">月</text:span><text:span text:style-name="T56">23</text:span><text:span text:style-name="T57">日公告開放撿拾漂流木後，花蓮的海邊幾乎每天都是喜歡木頭的人來挖寶，大家最喜歡撿的就是紅檜、扁柏等香氣十足的木頭，撿回去後可以聞香，也做成藝術擺件甚至小型家具。撿拾民眾說：「小塊的檜木或是把它鋸成等大的檜木 ，或者撿一些奇形怪狀的木頭」、「我們只是聞香而已（所以特別撿一些有香味的木頭而已）對對對」撿漂流木似乎已變成花蓮的全民運動，大家除了擔心好料被人捷足先登外，更擔心開撿拾時間內無法將這些木頭帶走，如果截止後被就地掩埋或是燒掉會可惜，希望可以延長撿拾時間。漂流木藝術工作者杜先生說道，「真的太浪費，這大地的東西 ，木材都是老天爺的東西，那你放在（海灘上）到最後還是（掩埋或燒掉），那個都是浪費去了。」林保署花蓮分屬表示，開放撿拾漂流木的規定已修改為到下一個颱風或豪大雨來臨前，各土地管理單位如果有清運需求，也會將漂流木統一集中暫置到一處。林保署花蓮分署長黃群策表示，「公告完之後，你到下一次汛期、颱風災害預期來，你都可以撿，所以可以長期去撿拾你要的。如果民眾有需要未來做這些相關木材的利用，我們會在我們這邊適當的地方、適當的時間來開一些相關的課程。」對於藝術創作的部分，縣府也將在</text:span><text:span text:style-name="T56">12/18</text:span><text:span text:style-name="T57">到</text:span><text:span text:style-name="T54">12/22</text:span><text:span text:style-name="T55">舉辦漂流木創作賽，分為兩組，第一組為漂流木座椅創作賽，第二組為專業藝術大型創作組，獎金相當優渥吸引不少人興趣。花蓮縣文化局視覺藝術科長林鍾妏說明，「創作座椅子我們分</text:span><text:span text:style-name="T56">32</text:span><text:span text:style-name="T55">組，每一組</text:span><text:span text:style-name="T56">25000</text:span><text:span text:style-name="T55">元的工作費 ，前</text:span><text:span text:style-name="T56">3</text:span><text:span text:style-name="T57">名我們會再額外的提供，第</text:span><text:span text:style-name="T54">1</text:span><text:span text:style-name="T57">名</text:span><text:span text:style-name="T56">8</text:span><text:span text:style-name="T55">萬元、第</text:span><text:span text:style-name="T56">2</text:span><text:span text:style-name="T55">名</text:span><text:span text:style-name="T54">5</text:span><text:span text:style-name="T55">萬元、 第</text:span><text:span text:style-name="T54">3</text:span><text:span text:style-name="T55">名</text:span><text:span text:style-name="T54">3</text:span><text:span text:style-name="T55">萬元的獎金，大型專業創作組入選的專業創作者，我們會提供每組</text:span><text:span text:style-name="T54">50</text:span><text:span text:style-name="T55">萬元的工作獎金。」林保署花蓮分署強調，這次漂流木數量為近年來最多，大型珍貴林木已拖回管理站等待標售，所得將入國庫，有效完整利用這些資源。</text:span></text:p>
          </table:table-cell>
          <table:table-cell table:number-columns-repeated="1020"/>
        </table:table-row>
        <table:table-row table:style-name="ro1">
          <table:table-cell table:style-name="ce2" office:value-type="string" calcext:value-type="string">
            <text:p>彰化公墓擬開發光電停車場 村民憂影響生活品質反對</text:p>
          </table:table-cell>
          <table:table-cell table:style-name="ce1" office:value-type="string" calcext:value-type="string">
            <text:p>https://news.pts.org.tw/article/726685</text:p>
          </table:table-cell>
          <table:table-cell table:style-name="ce1" office:value-type="string" calcext:value-type="string">
            <text:p>2024-11-30 12:31</text:p>
          </table:table-cell>
          <table:table-cell table:style-name="ce2" office:value-type="string" calcext:value-type="string">
            <text:p><text:span text:style-name="T53">彰化大村十四公墓有光電業者將進行光電綠能停車場工程，今（</text:span><text:span text:style-name="T54">30</text:span><text:span text:style-name="T55">）日舉行第</text:span><text:span text:style-name="T56">2</text:span><text:span text:style-name="T57">次說明會，但當地平和村長與民眾到場抗議，表明反對到底。業者表示</text:span><text:span text:style-name="T56">4</text:span><text:span text:style-name="T57">年前就與鄉公所簽約，目前正進行水保計畫。鄉長呼籲業者持續溝通，縣府則說已經向經濟部能源署表明地方反對。村民手拿布條標語大聲抗議，彰化大村鄉十四公墓將開發太陽光電綠能停車場工程，</text:span><text:span text:style-name="T54">30</text:span><text:span text:style-name="T55">日在平和村舉辦說明會，但村長賴居林與近</text:span><text:span text:style-name="T56">50</text:span><text:span text:style-name="T55">位村民大聲反對，批評太陽光電在全國爭議頻傳，又距離村落不到</text:span><text:span text:style-name="T56">500</text:span><text:span text:style-name="T55">公尺，會影響生活品質，去（</text:span><text:span text:style-name="T56">2023</text:span><text:span text:style-name="T57">）年舉辦說明會就曾表達全村反對。大村鄉平和村長賴居林說道，「這張是聖瑤宮前開會，在神明面前開會，說話還出爾反爾、又反悔了，這是算什麼？」晨宇能源公司經理劉育琳表示，「可能會預計在明年</text:span><text:span text:style-name="T54">12</text:span><text:span text:style-name="T57">月，希望可以拿到這個施工許可，如果一切順利的話，然後在明年年底時候，可能是明年這個時間開工。」開發工程</text:span><text:span text:style-name="T56">2018</text:span><text:span text:style-name="T55">年由大村鄉公所發包，</text:span><text:span text:style-name="T56">2020</text:span><text:span text:style-name="T55">年由晨宇能源公司得標簽約，總開發土地面積</text:span><text:span text:style-name="T54">8</text:span><text:span text:style-name="T55">公頃、其中有</text:span><text:span text:style-name="T54">2</text:span><text:span text:style-name="T55">公頃會鋪設太陽能板，預計</text:span><text:span text:style-name="T54">2025</text:span><text:span text:style-name="T55">年底動工。村民指開會前</text:span><text:span text:style-name="T54">4</text:span><text:span text:style-name="T55">日才收到通知單，且並非每戶都有收到，質疑廠商行事不磊落，說明會現場激烈交鋒，環團也到現場聲援，強調公墓遷葬後可規劃為植葬專區或社區公園，不一定非要光電進駐不可。彰化縣環保聯盟總幹事施月英認為，「其實也可以鼓勵其他地方沒有辦法土葬的可以來這裡，因為像很多也有公園化，有些公墓是更多元化的，那我覺得它也是可以。」大村鄉長賴志銘提及，「整個地方有沒有帶來危害，或者進步繁榮，都可以做探討，希望能夠，我們是要求廠商一定要辦這個說明會。」鄉長賴志銘強調，希望光電業者持續與民眾溝通化解歧見，將尊重最後民意的決定。彰化縣經綠處則表示，目前業者正向經濟部能源署申請籌設許可展延，已將地方表達反對公文轉送中央，建請參酌民意審慎辦理。</text:span></text:p>
          </table:table-cell>
          <table:table-cell table:number-columns-repeated="1020"/>
        </table:table-row>
        <table:table-row table:style-name="ro1">
          <table:table-cell table:style-name="ce2" office:value-type="string" calcext:value-type="string">
            <text:p>雲林養殖業防寒 為雞鴨豬增帆布、瓦斯熱爐保暖</text:p>
          </table:table-cell>
          <table:table-cell table:style-name="ce1" office:value-type="string" calcext:value-type="string">
            <text:p>https://news.pts.org.tw/article/726683</text:p>
          </table:table-cell>
          <table:table-cell table:style-name="ce1" office:value-type="string" calcext:value-type="string">
            <text:p>2024-11-30 12:31</text:p>
          </table:table-cell>
          <table:table-cell table:style-name="ce2" office:value-type="string" calcext:value-type="string">
            <text:p><text:span text:style-name="T29">冷氣團來襲不只人會怕冷，動物也要禦寒。雲林許多養殖雞、鴨與豬業者，擔心攝氏</text:span><text:span text:style-name="T30">10</text:span><text:span text:style-name="T31">多度低溫恐怕讓家禽、小豬受寒，這兩日趕緊加拉帆布抵抗寒風，並以瓦斯熱爐、燈泡增加禽舍室內溫度，防止家禽生長受影響。天氣冷颼颼，入夜、清晨溫度都只有</text:span><text:span text:style-name="T32">10℃</text:span><text:span text:style-name="T31">左右，雲林有養鴨業者擔心小鴨撐不住低溫，趕緊用瓦斯燈具控制溫度維持在</text:span><text:span text:style-name="T30">28℃</text:span><text:span text:style-name="T31">。雛鴨飼養管理員李明憲指出，「冬天瓦斯吃很重，</text:span><text:span text:style-name="T32">1</text:span><text:span text:style-name="T33">桶瓦斯大概</text:span><text:span text:style-name="T30">2</text:span><text:span text:style-name="T31">天就沒有了。」還有養雞業者忙著將雞舍周邊拉上塑膠帆布擋風，而雛雞雞舍則是增加燈泡保溫，就是怕低於</text:span><text:span text:style-name="T30">20℃</text:span><text:span text:style-name="T31">雞隻受冷。活禽批發業者許瑋珊說明，「小雞的部分，就是因為雛雞羽毛還沒形成，所以我們就會用瓦斯燈來禦寒。」另外來到養豬場，豬舍四周也降下帆布保溫，但底部還留有一些空間，就是為了通風，避免悶住衍生疾病，也用保溫燈幫小豬生長環境保持在</text:span><text:span text:style-name="T30">30</text:span><text:span text:style-name="T31">多℃。雲林豬農洪健鈞表示，「保溫燈照下去後牠如果覺得熱，牠會自己跑出去帆布外面，如果覺得很冷會自己走進去帆布保溫區。」冷氣團來襲不只人怕冷，連動物也要禦寒，許多家畜養殖業者只要寒流來之前，都會提早將防寒措施做好，就是怕一有閃失就會損失慘重。</text:span></text:p>
          </table:table-cell>
          <table:table-cell table:number-columns-repeated="1020"/>
        </table:table-row>
        <table:table-row table:style-name="ro1">
          <table:table-cell table:style-name="ce2" office:value-type="string" calcext:value-type="string">
            <text:p>高市府心衛主任逼同仁下跪認錯 衛生局認定事實明確將降調</text:p>
          </table:table-cell>
          <table:table-cell table:style-name="ce1" office:value-type="string" calcext:value-type="string">
            <text:p>https://news.pts.org.tw/article/726680</text:p>
          </table:table-cell>
          <table:table-cell table:style-name="ce1" office:value-type="string" calcext:value-type="string">
            <text:p>2024-11-30 12:31</text:p>
          </table:table-cell>
          <table:table-cell table:style-name="ce2" office:value-type="string" calcext:value-type="string">
            <text:p><text:span text:style-name="T4">職場霸凌連環爆，高雄市衛生局心衛中心主任也被投訴，在辦理活動時，因高雄市長陳其邁已經致詞離開，預定的餐點還沒到，飆罵同仁造成對方下跪認錯，衛生局火速啟動調查，認定事實明確，將該名主任降調其他單位非主管職。公務機關霸凌案連環爆，也燒向高雄市衛生局。國民黨高雄市議員李眉蓁指出，「投訴者是講說，心衛中心主任是黃局長您的好朋友，然後官威也還滿大的，因為有一次可能市長以前常去，有一次市長要來視察，結果預定的餐點沒有到，心衛中心主任就發飆，逼得同仁下跪認錯。」高雄市議員接獲民眾具名投訴，心衛中心蘇姓主任因城中城案，衛生局和社會局合辦活動餐點發生問題，承辦當事人下跪認錯，議員抨擊心衛中心是負責心理健康、自殺防範的機關，主管卻涉及職場霸凌。高雄市長陳其邁回應，「李議員您可以提供具體證據，我們來調查，我們會面對問題來解決。」陳其邁回應會盡速查清楚，衛生局也火速止血，</text:span><text:span text:style-name="T12">2</text:span><text:span text:style-name="T13">日之內完成初步報告，認定蘇姓主任涉及霸凌。衛生局表示，經調查</text:span><text:span text:style-name="T5">3</text:span><text:span text:style-name="T6">名證人，下跪事件發生在</text:span><text:span text:style-name="T5">110</text:span><text:span text:style-name="T6">年，蘇姓主任因餐盒採購問題責難當事人時對方突然下跪，並非主管要求，但已涉及權勢語言不當，造成部屬同仁畏懼下跪，認定事實明確，依法立即調離現職，另派其他機關非主管職，且依法組成獨立調查小組，</text:span><text:span text:style-name="T5">1</text:span><text:span text:style-name="T6">週內調查完畢，將依結果嚴辦嚴懲。</text:span></text:p>
          </table:table-cell>
          <table:table-cell table:number-columns-repeated="1020"/>
        </table:table-row>
        <table:table-row table:style-name="ro1">
          <table:table-cell table:style-name="ce2" office:value-type="string" calcext:value-type="string">
            <text:p><text:span text:style-name="T1">彰化逐步取消兩段式左轉 上路近</text:span><text:span text:style-name="T2">1</text:span><text:span text:style-name="T3">年民眾反映不知情</text:span></text:p>
          </table:table-cell>
          <table:table-cell table:style-name="ce1" office:value-type="string" calcext:value-type="string">
            <text:p>https://news.pts.org.tw/article/726636</text:p>
          </table:table-cell>
          <table:table-cell table:style-name="ce1" office:value-type="string" calcext:value-type="string">
            <text:p>2024-11-29 19:31</text:p>
          </table:table-cell>
          <table:table-cell table:style-name="ce2" office:value-type="string" calcext:value-type="string">
            <text:p><text:span text:style-name="T4">機車路權愈來愈受到重視，彰化縣從去（</text:span><text:span text:style-name="T12">2023</text:span><text:span text:style-name="T13">）年底開始陸續改造</text:span><text:span text:style-name="T5">100</text:span><text:span text:style-name="T6">個縣道鄉道路口，逐步取消機車強制兩段式左轉規定，讓機車族保有直接左轉或兩段左轉兩種彈性模式。不過民眾多半反映不知情，且部分路口還是維持強制待轉非常混亂。交通團體認為應該要廣為宣傳，讓用路人習慣。機車到待轉格準備兩段式左轉，彰化縣府為了尊重汽機車用路平權，讓機車族有更彈性的待轉模式，去年底開始已經逐步取消所轄道路機車強制兩段式左轉規定，民眾可自行選擇直接左轉或進入待轉格兩段式左轉。不過以彰化市彰鹿路為例，大多機車騎士都不知情，還是維持待轉模式。民眾阮小姐表示，「我不敢先轉那邊，然後轉那邊，怕警察會抓。」民眾梁女士回應，「不知道耶，因為路口這裡車子很多、很危險，你如果說直接轉過去我也不敢轉。」工務處表示，配合道路養護工程逐步拆除縣道、鄉道路口機慢車兩段左轉標誌，並且去除兩線道內車道禁行機車字樣，目前已改善全縣超過</text:span><text:span text:style-name="T5">100</text:span><text:span text:style-name="T6">個路口。不過車流量大的路口以及公路局管轄的台</text:span><text:span text:style-name="T5">1</text:span><text:span text:style-name="T6">線中山路等重要道路仍採強制兩段式左轉，民眾反映一縣多制容易混淆，工務處則說，可視「機慢車兩段左轉」標誌限制牌面是否存在來判斷。彰化縣工務處代理處長林孟弘說明，「兩段式左轉跟直接左轉的部分，其實民眾只要看牌面限制牌面是否還存在就可以判斷，包含當然我們快車道部分，在牌面移除的過程中禁行機車也一併會移除。」台灣機車路權促進會理事黃柏岳指出，「你要左轉，如果不用待轉要事先切入到最內側的車道，不要從外側去左轉，這是很危險的一件事，要特別透過管道去跟縣民好好說明，這樣才有助於整體安全的提升。」機車路權團體認為，縣市政府改變傳統車種分流、改採車向分流是好事，且有助於減少車流交織與降低車禍案件，但應先透過基層鄰里確實宣導，以免機車騎士接近在路口產生猶豫，反而置身於風險之中。</text:span></text:p>
          </table:table-cell>
          <table:table-cell table:number-columns-repeated="1020"/>
        </table:table-row>
        <table:table-row table:style-name="ro1">
          <table:table-cell table:style-name="ce2" office:value-type="string" calcext:value-type="string">
            <text:p><text:span text:style-name="T7">台中衛生局員工控訴血汗 日工時</text:span><text:span text:style-name="T8">12</text:span><text:span text:style-name="T9">至</text:span><text:span text:style-name="T8">16</text:span><text:span text:style-name="T9">小時無法補休</text:span></text:p>
          </table:table-cell>
          <table:table-cell table:style-name="ce1" office:value-type="string" calcext:value-type="string">
            <text:p>https://news.pts.org.tw/article/726515</text:p>
          </table:table-cell>
          <table:table-cell table:style-name="ce1" office:value-type="string" calcext:value-type="string">
            <text:p>2024-11-29 12:31</text:p>
          </table:table-cell>
          <table:table-cell table:style-name="ce2" office:value-type="string" calcext:value-type="string">
            <text:p><text:span text:style-name="T73">台中市有公務人員匿名向民代檢舉，指控衛生局工作血汗，平均日工時長達</text:span><text:span text:style-name="T74">12</text:span><text:span text:style-name="T75">至</text:span><text:span text:style-name="T76">16</text:span><text:span text:style-name="T77">小時卻無法補休，許多局處都因為內部問題爆發離職潮。市府則強調，許多工作是責任制，加班可透過補休或加班費，會盡量滿足員工需求，鼓勵有委屈可透過霸凌申訴機制反應。晚上</text:span><text:span text:style-name="T76">8</text:span><text:span text:style-name="T77">時，公務員拖著疲憊步伐走出台中市衛生局大樓下班，但</text:span><text:span text:style-name="T74">3</text:span><text:span text:style-name="T75">樓心理健康科與</text:span><text:span text:style-name="T76">4</text:span><text:span text:style-name="T75">樓長期照護科依舊燈火通明。民代收到衛生局公務員陳情，指控平均日工時長達</text:span><text:span text:style-name="T74">12</text:span><text:span text:style-name="T77">至</text:span><text:span text:style-name="T74">16</text:span><text:span text:style-name="T75">小時，加班成為常態卻沒有辦法補休，向上反應還會被威脅。民進黨台中市議員陳雅惠指出，「投訴者是說他們加班費的部分少之又少，是不是你的責任制必須要把你的工作完成，才有辦法離開你的工作崗位，都是付出的多，然後他們收到的加班費永遠都是少之又少。」衛生局坦承確實有超時加班狀況，但解釋是業務量從疫情過後只增不減，目前公務員有</text:span><text:span text:style-name="T76">165</text:span><text:span text:style-name="T75">人、約聘人員有</text:span><text:span text:style-name="T74">700</text:span><text:span text:style-name="T77">多人，去（</text:span><text:span text:style-name="T76">2023</text:span><text:span text:style-name="T75">）年正職公務員離職率約</text:span><text:span text:style-name="T76">2</text:span><text:span text:style-name="T77">成，但人員招募卻不理想，其中長照科缺員高達</text:span><text:span text:style-name="T76">37</text:span><text:span text:style-name="T77">人。而現行法令規定單月加班最多</text:span><text:span text:style-name="T76">60</text:span><text:span text:style-name="T75">小時，其中</text:span><text:span text:style-name="T76">40</text:span><text:span text:style-name="T75">小時可補休、</text:span><text:span text:style-name="T74">20</text:span><text:span text:style-name="T77">小時給加班費，衛生局都會儘量滿足基層需求。台中市衛生局長曾梓展回應，「你一個月最多補加班</text:span><text:span text:style-name="T76">60</text:span><text:span text:style-name="T77">小時，其中</text:span><text:span text:style-name="T74">40</text:span><text:span text:style-name="T75">個小時只能用補休，</text:span><text:span text:style-name="T76">20</text:span><text:span text:style-name="T77">個小時可以用加班費，所以這部分，錢的部分我盡量都給他補齊。」另外經發局也被員工上網路社群爆料，隨意更換中階主管，基層爆發離職潮，質疑局長領導能力，內部申訴管道猶如一灘死水。台中市長盧秀燕則表示，</text:span><text:span text:style-name="T76">4</text:span><text:span text:style-name="T75">年前市府就成立霸凌申訴機制。台中市長盧秀燕解釋，「像我們這個</text:span><text:span text:style-name="T74">0800</text:span><text:span text:style-name="T75">的免費諮詢專線，使用的人有多少呢？建置到現在有</text:span><text:span text:style-name="T76">842</text:span><text:span text:style-name="T75">人次，表示同仁受到這樣機制鼓勵以後，他敢表示。（那要解決問題啊。）有，接下來 一對一的顧問諮詢有</text:span><text:span text:style-name="T74">1111</text:span><text:span text:style-name="T75">人次。」盧秀燕表示，衛生局每年預算已從上任時的</text:span><text:span text:style-name="T74">30</text:span><text:span text:style-name="T75">億元增加到現在的</text:span><text:span text:style-name="T74">120</text:span><text:span text:style-name="T75">億，改善職場環境並沒有坐視不管，也呼籲公務人員勇於透過機制反應。</text:span></text:p>
          </table:table-cell>
          <table:table-cell table:number-columns-repeated="1020"/>
        </table:table-row>
        <table:table-row table:style-name="ro1">
          <table:table-cell table:style-name="ce2" office:value-type="string" calcext:value-type="string">
            <text:p><text:span text:style-name="T1">花蓮怪客翻滾過馬路 警方：已違法可罰</text:span><text:span text:style-name="T2">500</text:span><text:span text:style-name="T3">元</text:span></text:p>
          </table:table-cell>
          <table:table-cell table:style-name="ce1" office:value-type="string" calcext:value-type="string">
            <text:p>https://news.pts.org.tw/article/726506</text:p>
          </table:table-cell>
          <table:table-cell table:style-name="ce1" office:value-type="string" calcext:value-type="string">
            <text:p>2024-11-29 12:31</text:p>
          </table:table-cell>
          <table:table-cell table:style-name="ce2" office:value-type="string" calcext:value-type="string">
            <text:p><text:span text:style-name="T78">汽機車在路口必須停讓行人，但最近在花蓮市街頭，卻出現一名男子，在地上用滾的方式通過行穿線，讓不少駕駛看到都很訝異，也擔心會發生意外。警方呼籲，這樣的行為已經觸犯《道路交通處罰條例》，確認身分後，會依法開罰。</text:span><text:span text:style-name="T79">28</text:span><text:span text:style-name="T80">日</text:span><text:span text:style-name="T79">13</text:span><text:span text:style-name="T80">時左右，計程車駕駛行經花蓮市區國聯三路與國聯五路口等紅燈時，突然出現一名身穿黃色褲子的男子，用滾的方式過斑馬線，運將趕緊用無線電通知同業注意。計程車司機無線電對話：「有一個人在那邊滾，等一下小心，他滾在旁邊，等一下行車紀錄給你看，他那個不知道在滾怎樣的，滾整條斑馬線耶。」實際回到現場，附近的商家表示並沒有看過這位男子，透過路口監視器可以看見，他還持續在人行道上，手中不知道拿著甚麼物品繼續翻滾，大家都認為他是酒醉或是惡作劇。附近店家表示，「這很危險、很誇張耶，超扯的，這誰啊？我們也沒見過這個人，根本不知道發生這件事。」警方表示，該男子行為已違反《道路交通管理處罰條例》第</text:span><text:span text:style-name="T79">78</text:span><text:span text:style-name="T80">條第</text:span><text:span text:style-name="T81">1</text:span><text:span text:style-name="T80">項第</text:span><text:span text:style-name="T79">4</text:span><text:span text:style-name="T80">款，於交通頻繁之道路或鐵路平交道附近任意奔跑、追逐、嬉遊或坐、臥、蹲、立，足以阻礙交通，依法可裁罰</text:span><text:span text:style-name="T79">500</text:span><text:span text:style-name="T80">元。花蓮分局豐川所長姜承德回應，「經本所立即調閱監視器，現已知悉該名男子身分，將依《道路交通管理處罰條例》予以裁罰，並勸誡該名男子切勿再有此類行為，以免造成自身及其他用路人危害。」此外，由於附近的超商常有不明人士聚集酗酒，警方也將加強巡邏避免又有怪客酒後滋事，或影響其他用路人安全。</text:span></text:p>
          </table:table-cell>
          <table:table-cell table:number-columns-repeated="1020"/>
        </table:table-row>
        <table:table-row table:style-name="ro1">
          <table:table-cell table:style-name="ce2" office:value-type="string" calcext:value-type="string">
            <text:p>台南國有地遭偷倒營建土石方 檢警追查偵辦</text:p>
          </table:table-cell>
          <table:table-cell table:style-name="ce1" office:value-type="string" calcext:value-type="string">
            <text:p>https://news.pts.org.tw/article/726505</text:p>
          </table:table-cell>
          <table:table-cell table:style-name="ce1" office:value-type="string" calcext:value-type="string">
            <text:p>2024-11-29 12:31</text:p>
          </table:table-cell>
          <table:table-cell table:style-name="ce2" office:value-type="string" calcext:value-type="string">
            <text:p><text:span text:style-name="T29">台南市北門區蚵寮保安段的</text:span><text:span text:style-name="T30">17</text:span><text:span text:style-name="T31">公頃國有地位置偏僻，遭不肖業者長期傾倒大批營建剩餘土石方，涉嫌違反《廢棄物清理法》，為此已移請檢警偵辦，要查出行為人依法究辦。走在距離北門鯤江溝水閘門約</text:span><text:span text:style-name="T32">50</text:span><text:span text:style-name="T31">公尺旁的鹽業用地上，地上滿是不該出現的營建剩餘土石方、碎玻璃還有鋼筋等廢棄物，往遠處看，這裡原本跟對岸同是一條小道路，不過近期卻被發現整條路被拓寬成長度</text:span><text:span text:style-name="T30">100</text:span><text:span text:style-name="T31">米、寬度達</text:span><text:span text:style-name="T32">20</text:span><text:span text:style-name="T33">米的大路。當地民眾說道，「他們都下午、傍晚、晚上倒的，我們大部分看到都是白天有怪手停在那邊，有看到人在倒，倒不久就跑了。」北門區長張政郎表示，「以前是曬鹽的地點，但現在沒在曬鹽了，所以現在是一個廢棄鹽灘地，本來是我們舊路，原本一台車可以過去，現在一直倒、越倒越寬。」地點位於急水溪堤防，地處偏僻，原本這裡還有一條堤岸道路，不過今（</text:span><text:span text:style-name="T30">2024</text:span><text:span text:style-name="T31">）年</text:span><text:span text:style-name="T30">9</text:span><text:span text:style-name="T31">月國有財產署設立柵欄後，不肖業者改又偷倒到這處地點。更有民眾擔心污染土地通報公所，公所也通報環保局稽查科到場勘查；</text:span><text:span text:style-name="T30">29</text:span><text:span text:style-name="T31">日一早，警方和環保局稽查科也到場勘查。台南市環保局稽查檢驗科長張仕音指出，「另外為求慎重，現場也進行採樣、送驗，後續採樣結果，如有汙染情形者，將依《廢清法》追究相關刑責，另外也函文農業局等相關單位，依相關規定查明辦理。」台南市環保局表示，因現場未查獲相關行為人跡證，已先採證化驗中，而學甲警方也著手調查可疑砂石車出入影像來追查行為人。國產署南區分署則表示，全案移請檢警偵辦，將揪出違法行為人，並清理傾倒的營建廢棄物，究責到底。</text:span></text:p>
          </table:table-cell>
          <table:table-cell table:number-columns-repeated="1020"/>
        </table:table-row>
        <table:table-row table:style-name="ro1">
          <table:table-cell table:style-name="ce2" office:value-type="string" calcext:value-type="string">
            <text:p><text:span text:style-name="T4">雲林</text:span><text:span text:style-name="T12">590</text:span><text:span text:style-name="T6">戶獨居長者物資匱乏 推防寒防餓雙</text:span><text:span text:style-name="T5">B</text:span><text:span text:style-name="T6">計畫已修繕</text:span><text:span text:style-name="T5">95</text:span><text:span text:style-name="T6">戶</text:span></text:p>
          </table:table-cell>
          <table:table-cell table:style-name="ce1" office:value-type="string" calcext:value-type="string">
            <text:p>https://news.pts.org.tw/article/726504</text:p>
          </table:table-cell>
          <table:table-cell table:style-name="ce1" office:value-type="string" calcext:value-type="string">
            <text:p>2024-11-29 12:31</text:p>
          </table:table-cell>
          <table:table-cell table:style-name="ce2" office:value-type="string" calcext:value-type="string">
            <text:p><text:span text:style-name="T14">為照顧雲林縣內獨居長者、社會弱勢者及邊緣戶，雲林縣</text:span><text:span text:style-name="T15">2</text:span><text:span text:style-name="T16">年前啟動「防寒、防餓雙</text:span><text:span text:style-name="T17">B</text:span><text:span text:style-name="T18">服務計畫」，透過社政、戶政、警消、衛政、村里長等普查，雲縣內</text:span><text:span text:style-name="T17">65</text:span><text:span text:style-name="T18">歲以上獨居長者約</text:span><text:span text:style-name="T15">2000</text:span><text:span text:style-name="T16">戶，其中有</text:span><text:span text:style-name="T17">590</text:span><text:span text:style-name="T16">戶屬於物資匱乏家庭，還有</text:span><text:span text:style-name="T15">193</text:span><text:span text:style-name="T18">戶因為房屋年久破損需修復，經整合公私部門資源，目前完成</text:span><text:span text:style-name="T17">95</text:span><text:span text:style-name="T18">戶修繕，還有</text:span><text:span text:style-name="T15">98</text:span><text:span text:style-name="T18">戶規劃或媒合中。拆除屋頂的工程人員將老舊屋瓦一一搬開，要重新進行修繕作業，住在雲林四湖鄉的</text:span><text:span text:style-name="T17">96</text:span><text:span text:style-name="T16">歲呂姓阿嬤，住所因為年久失修，只要是下雨就要用臉盆接水，曾經因地面潮濕造成她滑倒，現在雲林縣府透過公私部門合作進行修繕作業。四湖鄉呂姓阿嬤說道，「下雨都用臉盆去接，都是用大臉盆。」雲林縣長張麗善指出，「家裡沒辦法防風遮雨，所以我們怕日曬雨淋情況下，阿嬤的生活受到影響。」為了要照顧雲林縣內獨居長輩、邊緣戶等，社會處啟動防寒、防餓雙</text:span><text:span text:style-name="T17">B</text:span><text:span text:style-name="T18">計畫，透過戶政、警消與村里長等單位普查，全縣超過</text:span><text:span text:style-name="T15">65</text:span><text:span text:style-name="T18">歲以上獨居長者約</text:span><text:span text:style-name="T15">2000</text:span><text:span text:style-name="T16">戶，其中有</text:span><text:span text:style-name="T15">590</text:span><text:span text:style-name="T16">戶物資匱乏、</text:span><text:span text:style-name="T17">193</text:span><text:span text:style-name="T16">戶房屋破損急需修復。雲縣府社會處長林文志表示，「我們連結一些社會資源，包括社會慈善團體，他們都很願意幫助我們，也希望能在最短時間內，把長輩或弱勢戶的家裡修繕完成。」委外建造商經理沈聖華說明，「做的都是屋頂會嚴重漏水，影響到居民居住的安全。」雲林縣府表示，經勞青處、社會處合作推動下，已完成</text:span><text:span text:style-name="T15">95</text:span><text:span text:style-name="T16">戶房屋修繕，另外還有</text:span><text:span text:style-name="T15">20</text:span><text:span text:style-name="T16">戶由設計公司規劃盤整中，但還未動工的家戶，會再積極媒合包括台灣心義工團、同濟會等公益慈善團體協助，希望能早日完成房屋修繕工程。</text:span></text:p>
          </table:table-cell>
          <table:table-cell table:number-columns-repeated="1020"/>
        </table:table-row>
        <table:table-row table:style-name="ro1">
          <table:table-cell table:style-name="ce2" office:value-type="string" calcext:value-type="string">
            <text:p>南部開講／彰化源泉社區黑泥田辦拔河賽 籠仔篙工藝復興傳承文化</text:p>
          </table:table-cell>
          <table:table-cell table:style-name="ce1" office:value-type="string" calcext:value-type="string">
            <text:p>https://news.pts.org.tw/article/726503</text:p>
          </table:table-cell>
          <table:table-cell table:style-name="ce1" office:value-type="string" calcext:value-type="string">
            <text:p>2024-11-29 12:31</text:p>
          </table:table-cell>
          <table:table-cell table:style-name="ce2" office:value-type="string" calcext:value-type="string">
            <text:p><text:span text:style-name="T7">彰化二水鄉的源泉社區，承載著八堡圳</text:span><text:span text:style-name="T8">300</text:span><text:span text:style-name="T9">年的水利智慧，孕育出豐富的文化與活力。當地社區協會舉辦的黑泥田拔河賽和籠仔篙文化體驗活動，延續了傳統工藝的生命力；而由社區長者組成的不老樂團，用音樂開啟人生新篇章，為偏鄉注入無限活力。在彰化二水鄉的源泉社區，一場特別的「黑泥田拔河賽」吸引各地遊客前來。參與者在泥濘的田野中，體驗農村文化的生活樂趣，也拉近人與土地之間的距離。源泉社區發展協會執行秘書賴昭旭表示，「你會發現太多人，你有多久沒有把你的鞋子脫掉、踏到地球上？重新去接地氣，是我們一直想要做的一個方式。」由濁水溪灌溉的黑泥田，見證了八堡圳</text:span><text:span text:style-name="T8">300</text:span><text:span text:style-name="T9">年來的水利技術，其中，核心關鍵便是治水利器籠仔篙。近年來，源泉社區攜手在地居民復興籠仔篙工藝，不僅傳承先人智慧，並為文化記憶注入現代活力。源泉社區發展協會理事長黃麗君指出，「為了想要把這個籠仔篙推廣出去，所以我們就做了一個手作的籠仔篙文創商品，傳統技藝裡面，在水利工程上面，它是一個很重要的記憶，所以我們希望可以再把它傳承下去。」另一方面，在社區活動中心裡，一支由高齡長輩所組成的不老樂團，正為偏鄉帶來滿滿正能量，他們以音樂開啟第二人生，共創晚年的無限可能。金正勇不老樂團成員謝賢憬說道，「大家在這裡就像一家人，有社區在這裡，讓我們有一個原動力，我們的身體就比較不會那麼快退化。在醫療上，我們就可以減少醫療資源的浪費。」在源泉社區，高齡化不再只是農村的挑戰，而是文化價值的契機。這裡的居民用行動展現生命的活力，照亮了台灣農村面對高齡化的全新方向。</text:span></text:p>
          </table:table-cell>
          <table:table-cell table:number-columns-repeated="1020"/>
        </table:table-row>
        <table:table-row table:style-name="ro1">
          <table:table-cell table:style-name="ce2" office:value-type="string" calcext:value-type="string">
            <text:p>高雄新堀江的潮起潮落，商圈轉型的困境與挑戰【獨立特派員】</text:p>
          </table:table-cell>
          <table:table-cell table:style-name="ce1" office:value-type="string" calcext:value-type="string">
            <text:p>https://news.pts.org.tw/article/726333</text:p>
          </table:table-cell>
          <table:table-cell table:style-name="ce1" office:value-type="string" calcext:value-type="string">
            <text:p>2024-11-28 13:24</text:p>
          </table:table-cell>
          <table:table-cell table:style-name="ce2" office:value-type="string" calcext:value-type="string">
            <text:p><text:span text:style-name="T68">你逛過高雄的新堀江商圈嗎？這個有三十多年歷史的商圈，是高雄人的共同記憶。然而經歷大統百貨失火、高雄氣爆，到後來的新冠疫情，改變了民眾的消費型態。再加上高雄市城市發展轉移到北高雄，如今新堀江已經榮景不再。到底商圈為什麼沒落？政府有什麼政策搶救新堀江？</text:span><text:span text:style-name="T69">1990</text:span><text:span text:style-name="T70">年代 高雄新崛江如何崛起？奧斯卡影城播放最新的電影，街邊各式各樣的新潮小吃，還有最新、最流行的服裝、飾品，</text:span><text:span text:style-name="T71">1990</text:span><text:span text:style-name="T72">年代，在高雄說要逛街，大家都會去新崛江。當年新崛江的繁華，正是因為對面的大統百貨。史竹清是史家</text:span><text:span text:style-name="T71">10</text:span><text:span text:style-name="T72">兄弟中的小兒子，他的哥哥史竹山，是</text:span><text:span text:style-name="T69">1988</text:span><text:span text:style-name="T70">年籌劃新堀江商圈的重要人物之一。史竹清說：「因為我哥買那兩塊地是一個</text:span><text:span text:style-name="T71">120</text:span><text:span text:style-name="T72">幾坪、一個</text:span><text:span text:style-name="T71">60</text:span><text:span text:style-name="T70">幾坪，然後他稍微改造之後就做成一間一間的商場，十萬塊就可以來創業，押金、簡單的裝潢就可以。」一間間的小格子店鋪是當時新堀江商場的特色之一，小坪數、經營成本低，吸引了許多想創業的年輕人爭相進駐。（圖／獨立特派員）史竹清也說：「那時候最迷人的就是舶來品，大家出國還比較少，所以大家都從國外委託人帶進來，或是自己去跑攤都有。年輕人只要想找東西，去那邊逛街，你也不知道你會逛到什麼，就有一種，不像一般的百貨公司。」 新崛江榮景不再 壓垮店家的最後一根稻草是什麼？</text:span><text:span text:style-name="T71">1995</text:span><text:span text:style-name="T72">年大統百貨火災，一把火燒掉了高雄人共同的記憶，但即使這個地標付之一炬，對街的新崛江，依然是高雄流行文化與娛樂的中心。新商品、明星新歌發表，都會選在新崛江，年輕人為了一睹偶像風采，把整條街擠得水洩不通。新崛江不只可以逛街，還有電影院、速食店、泡沫紅茶、舞廳，成為假日年輕人的娛樂中心，但這些榮景，如今卻只存在高雄人的記憶裡。</text:span><text:span text:style-name="T69">2024</text:span><text:span text:style-name="T72">年，新堀江商圈冷冷清清，奧斯卡戲院已經拆除，街區充斥出租的招牌。（圖／獨立特派員）新堀江商店街永續發展協會理事長楊翔茗說：「我從新堀江人最多到現在最少，因為我們經歷過兩次比較大的風暴，氣爆、</text:span><text:span text:style-name="T71">SARS</text:span><text:span text:style-name="T70">，還有</text:span><text:span text:style-name="T69">COVID-19</text:span><text:span text:style-name="T70">。」但疫情過去了，商圈的人潮還是沒回來。面對電商挑戰，越來越多人透過網路去購物，商圈的店家們也在改變原有的營銷模式。新崛江服飾業者蘇</text:span><text:span text:style-name="T69">TOMMY</text:span><text:span text:style-name="T70">說：「有些人會用網路、實體店面的價錢全部都是一樣的，但我們這裡的成本會比較高，租金、人事成本，對我們來講會比較就是吃不消。」為了留住客人，商家們使出渾身解術，線上線下雙頭經營是基本功。然而，往往壓垮商家們最後一根稻草是昂貴的店租。新堀江商店街永續發展協會總務陳志豪說：「他一般招租的預算是在六萬左右，一般創業的年輕人兩個月的押金和一個月店租在</text:span><text:span text:style-name="T69">18</text:span><text:span text:style-name="T70">萬左右，但是像</text:span><text:span text:style-name="T69">26</text:span><text:span text:style-name="T70">萬那個，一般創業的人哪有這麼多錢？」 歷經華與落寞 等待蛻變的新崛江許多店家因為長期虧損，決定離開新崛江，面對大環境的衝擊，到底該如何解決？單靠個人的力量遠遠不夠。新崛江滑板運動業者大金說：「我覺得或許政府可以投入一些資源在這個商圈內，因為這邊需要美化一下，提供遊客休息的地方，也要解決這邊衛生的問題。如果這邊人潮有，我相信招商也會比較容易一點。」新崛江服飾業者楊小姐說：「駁二做的也還不錯啊，就一直有市集、有活動，然後凹子底也有。但我覺得政府真的是都沒有人要管堀江，我覺得很可憐。」位於商圈的巷弄內，高雄市新堀江永續發展協會是高雄眾多商圈中少數擁有實體辦公室與固定員工的自發性服務單位。總務陳志豪說：「我們目前也只能靠高雄市政府的預算，或者是中央的預算下去辦，高雄市政府是補助商圈一年兩次。我們要去招商來我們現場這邊辦活動，優勢是我們有場地、店家可以很好配合，但重點是沒有預算。」商圈的店家管理、行銷推廣、甚至是商圈街道環境的清潔，全由協會一手包辦，還要想辦法創造人流。近年來，高雄市政府訴求產業轉型、經濟成長，但商圈隨著重劃區及軌道經濟，逐漸轉往北高雄，那麼南高雄的舊商圈呢？高雄市政府經濟發展局局長廖泰翔說：「在軟體面這一塊，我們也希望說可以引入商圈更多不同的特色。硬體方面，不論是街景或者是入口意象，以及商店外牆以及地磚，能夠更新以及改造。」蟄伏等待蛻變，高雄新堀江商圈歷經了繁華與落寞，幾代人在這個街區營生、成長與流轉。商圈的生命隨著城市發展、消費型態轉變，或許有一定的週期，但人們對於生活土地的情感連結，卻永遠有著美好記憶，新崛江走過三十年、來去之間，亟待轉型，等著下一個三十年。（※王皓民 鄭仲宏／採訪報導）</text:span></text:p>
          </table:table-cell>
          <table:table-cell table:number-columns-repeated="1020"/>
        </table:table-row>
        <table:table-row table:style-name="ro1">
          <table:table-cell table:style-name="ce2" office:value-type="string" calcext:value-type="string">
            <text:p>嘉畜所捕捉遊蕩犬爆口角 餵養人攔阻執法、跟騷遭法辦</text:p>
          </table:table-cell>
          <table:table-cell table:style-name="ce1" office:value-type="string" calcext:value-type="string">
            <text:p>https://news.pts.org.tw/article/726331</text:p>
          </table:table-cell>
          <table:table-cell table:style-name="ce1" office:value-type="string" calcext:value-type="string">
            <text:p>2024-11-28 12:31</text:p>
          </table:table-cell>
          <table:table-cell table:style-name="ce2" office:value-type="string" calcext:value-type="string">
            <text:p><text:span text:style-name="T4">嘉義縣六腳鄉出現遊蕩犬追車咬人狀況，縣府家畜疾病防治所人員到場捕捉，卻被餵養遊蕩犬的民眾攔阻。嘉畜所表示，餵養人攔阻執法不是個案，甚至還發生過同仁執勤被打，或是拆除犬隻身上的矯正器等情況，讓嘉畜所決定報警處理，也針對餵養衍生的髒亂問題，移交環保單位處理。</text:span><text:span text:style-name="T12">18</text:span><text:span text:style-name="T6">日深夜，嘉義縣家畜疾病防治所人員來到六腳鄉，要捕捉一直被民眾通報追車咬人的遊蕩犬，卻被婦人阻擋，雙方發生口角。愛心餵養民眾說道，「我縣府裡面都有熟的，沒有那種晚上來抓的。」嘉畜所執行人員表示，「人家就規定是這樣。」 不堪婦人長期執勤時跟隨、騷擾，嘉畜所報警處理，將婦人依妨害公務移送法辦，另外，婦人餵養遊蕩犬衍生的髒亂問題也移交環保單位處置。嘉畜所表示，經常遭餵養遊蕩犬民眾阻攔執法，還有執勤被攻擊，甚至將問題犬隻裝設的矯正器拆除，讓特定遊蕩犬追咬人車的狀況難以根除，才會報警。嘉縣家畜動物防治所長林珮如指出，「由於之前多次發生本所在執行勤務的時候，遭到非理性餵養人的辱罵甚至是毆打，所以本次將不再姑息其非理性的行為。」嘉義縣統計近年</text:span><text:span text:style-name="T5">7</text:span><text:span text:style-name="T6">成追車咬人犬隻，都是有主人或遭餵養，當地警方數據也顯示，民眾行車時動物竄出傷亡，高達</text:span><text:span text:style-name="T5">9</text:span><text:span text:style-name="T6">成是遊蕩犬群聚追車。嘉畜所認為，愛心餵養犬隻沒有錯，也應尊重執勤人員，不宜謾罵或言詞恐嚇。台灣動物緊急救援小組執行長倪京台表示，「確定危害人安全的流浪犬貓再進行移除，那另外一方面，餵養流浪犬貓的人，也要有自愛、有公德心，把環境清理乾淨。」民間團體則建議執法單位落實精準捕捉，避免讓愛心人士誤認為要將遊蕩犬全數帶走，民眾餵食時也建議移往人車較少的地區，減少人與動物的衝突。</text:span></text:p>
          </table:table-cell>
          <table:table-cell table:number-columns-repeated="1020"/>
        </table:table-row>
        <table:table-row table:style-name="ro1">
          <table:table-cell table:style-name="ce2" office:value-type="string" calcext:value-type="string">
            <text:p>台南喜樹萬皇宮王醮盛會 煙火傾倒炸破路邊車窗</text:p>
          </table:table-cell>
          <table:table-cell table:style-name="ce1" office:value-type="string" calcext:value-type="string">
            <text:p>https://news.pts.org.tw/article/726330</text:p>
          </table:table-cell>
          <table:table-cell table:style-name="ce1" office:value-type="string" calcext:value-type="string">
            <text:p>2024-11-28 12:31</text:p>
          </table:table-cell>
          <table:table-cell table:style-name="ce2" office:value-type="string" calcext:value-type="string">
            <text:p><text:span text:style-name="T29">台南市南區喜樹萬皇宮今（</text:span><text:span text:style-name="T30">2024</text:span><text:span text:style-name="T31">）年正逢</text:span><text:span text:style-name="T32">12</text:span><text:span text:style-name="T31">年</text:span><text:span text:style-name="T30">1</text:span><text:span text:style-name="T31">度的王醮盛會，熱鬧非凡，不過有</text:span><text:span text:style-name="T32">1</text:span><text:span text:style-name="T33">名參加活動的女舞者，車子停在路邊卻被廟方的煙火波及，車窗被炸破一個洞，車內還冒煙。事後贊普的廟方強調會負全責，還好沒有人員受傷。民眾來到停放在路邊的車輛前，當場嚇了一大跳。車窗破了一個大洞，車裡還有炮灰，很明顯是被煙火炸到。民眾說道，「覺得危險，要管制一下。」、「應該再注意一點就</text:span><text:span text:style-name="T30">ok</text:span><text:span text:style-name="T31">了，沒問題啦。」近期台南的喜樹萬皇宮三朝王醮大典，附近廟宇也來贊普，活動熱烈，還有舞團表演，以及煙火、滿地的鞭炮施放。但疑似因為風大緣故，已經施放後的一束煙火突然被風吹倒，波及這輛停在路旁的自小客車。雖然施放煙火的單位並不是主辦單位萬皇宮，是來贊普的天后宮，廟方出面強調負責到底。喜樹萬皇宮主委蔡忠壽表示，「已經放完了，還有餘威，所以就碰一聲射到了。」鹽埕天后宮主委林見隆指出，「風太強，放完被風掃下來，就是看多少，我們賠到夠。」警方表示，</text:span><text:span text:style-name="T30">27</text:span><text:span text:style-name="T31">日晚間未接獲報案，而施放煙火到底有無報備？南市消防局表示，此類煙火屬於升空類爆竹煙火，並不需要申請，不過也提醒施放時務必小心。時隔</text:span><text:span text:style-name="T30">12</text:span><text:span text:style-name="T31">年的大慶典，現場熱鬧非凡，煙火意外的插曲，還好沒有造成人員受傷。</text:span></text:p>
          </table:table-cell>
          <table:table-cell table:number-columns-repeated="1020"/>
        </table:table-row>
        <table:table-row table:style-name="ro1">
          <table:table-cell table:style-name="ce2" office:value-type="string" calcext:value-type="string">
            <text:p>花蓮清潔隊員請喪假仍要上班 班長涉霸凌已調職</text:p>
          </table:table-cell>
          <table:table-cell table:style-name="ce1" office:value-type="string" calcext:value-type="string">
            <text:p>https://news.pts.org.tw/article/726312</text:p>
          </table:table-cell>
          <table:table-cell table:style-name="ce1" office:value-type="string" calcext:value-type="string">
            <text:p>2024-11-28 12:31</text:p>
          </table:table-cell>
          <table:table-cell table:style-name="ce2" office:value-type="string" calcext:value-type="string">
            <text:p><text:span text:style-name="T4">花蓮市清潔隊遭民眾爆料，有一位蔣姓班長涉嫌長期霸凌隊員，包括垃圾車出勤時不能繞道買水喝，就連喪假都還要來上班。這起指控在網路上引起關注，市長前往調查後已將該名班長調離現職。這裡是花蓮市清潔隊位在美崙工業區的示範園區，隊員們正在將昨晚的垃圾分類，工作相當辛苦，但隊上班長卻被指控在管理上有許多不公，傳出就連隊員母親過世，請喪假卻還被叫來上班。投訴者／花蓮市清潔隊員表示，「我說我媽往生，今天可能沒辦法上班，但是他是說下午人力可能不夠，要再安排看看，後來就打電話還是讓我休，但是他後面又講了禮拜一、禮拜二請我一定要去上班。」除此之外，爆料還指控蔣姓班長規定垃圾車不能脫離規定路線，隊員繞道去買個水喝回來就被懲處；另外垃圾車因無煞車發生事故，還要隊員出拖吊費，管理上是否有疏失引起關注。花蓮市清潔隊長吳慶展回應，「不應該在我們隊員可以請喪假的期間，請他來這邊工作，但是這個也是經過隊員本身同意的，之後我們會確實按照《勞基法》的規定。」花蓮市長魏嘉彥說明，「我們也將我們的班長先調離現職，然後靜候調查的結果。那我在這邊要特別再澄清一下，就是我們清潔隊的車的路線確實是不能偏移的，因為很怕會去收到私人業者的垃圾。」被指控的蔣姓班長則是強調，在管理上絕對沒有針對性，更無霸凌，但要求喪假來上班的確有疏失。花蓮市清潔隊蔣姓班長坦言，「確實我有跟他協調，請他是否來幫忙上班，這一點我想是我情急之下這樣想的，我應該要立即跟長官反映，趕快調度人力來支援。」清潔隊強調，隊上共有</text:span><text:span text:style-name="T12">165</text:span><text:span text:style-name="T6">位隊員，夜班共有</text:span><text:span text:style-name="T5">45</text:span><text:span text:style-name="T6">位，出勤至少要有</text:span><text:span text:style-name="T5">42</text:span><text:span text:style-name="T6">位，人力吃緊已是常態，且這些紛爭都是在當時颱風過後最忙的時候，各單位也難調度人力，但所有指控都會接受調查。</text:span></text:p>
          </table:table-cell>
          <table:table-cell table:number-columns-repeated="1020"/>
        </table:table-row>
        <table:table-row table:style-name="ro1">
          <table:table-cell table:style-name="ce2" office:value-type="string" calcext:value-type="string">
            <text:p>彰化花壇居民反土石堆置場開發 環團憂地質敏感區不宜埋廢棄物</text:p>
          </table:table-cell>
          <table:table-cell table:style-name="ce1" office:value-type="string" calcext:value-type="string">
            <text:p>https://news.pts.org.tw/article/726311</text:p>
          </table:table-cell>
          <table:table-cell table:style-name="ce1" office:value-type="string" calcext:value-type="string">
            <text:p>2024-11-28 12:31</text:p>
          </table:table-cell>
          <table:table-cell table:style-name="ce2" office:value-type="string" calcext:value-type="string">
            <text:p><text:span text:style-name="T24">有砂石業者規劃將在彰化花壇三家段的一處山谷，開發</text:span><text:span text:style-name="T25">20</text:span><text:span text:style-name="T26">公頃的土石方資源堆置場，當地居民憂心對環境造成衝擊，今（</text:span><text:span text:style-name="T27">28</text:span><text:span text:style-name="T28">）日在二階環評前的說明會聚集抗議表達訴求。環團表示，當地屬於低窪地和敏感區，不該用來填埋廢棄物；業者方則表示，所填入的土方都會合乎規定，否認會造成污染及環境衝擊。</text:span><text:span text:style-name="T27">10</text:span><text:span text:style-name="T28">多位彰化花壇的居民聚集在說明會場抗議，因為有砂石業者要在彰化花壇八卦山的一處自然山谷，規劃設置土石方資源堆置場，當地居民</text:span><text:span text:style-name="T25">28</text:span><text:span text:style-name="T28">日在二階環評前的說明會再度表達反對聲音。彰化花壇反土石方堆置場自救會長王正一表示，「這裡的村民還有的在用地下水，很多的自來水管線到不了呀，做下去，一些村民的民生用水就沒辦法吃了呀。」居民質疑，開發場址屬於山坡地保育區，是野鳥和石虎的重要棲地，更是重要的水源地，但現在卻要設立範圍</text:span><text:span text:style-name="T25">20</text:span><text:span text:style-name="T28">公頃、填埋容量</text:span><text:span text:style-name="T27">298</text:span><text:span text:style-name="T26">萬立方公尺，且</text:span><text:span text:style-name="T27">1</text:span><text:span text:style-name="T28">年轉運量</text:span><text:span text:style-name="T25">30</text:span><text:span text:style-name="T26">萬立方公尺的堆置場，對環境及山坡地將造成嚴重衝擊，而且土方大多來自外縣市，對當地更是不公平。彰化縣環境保護聯盟總幹事施月英指出，「該場址過去還沒開發前，就已經非法偷埋了，我們會擔心說這樣的不法廠商，你又回來這地方繼續進行的話，可能就更危險。說明會書面上寫得很好，但是我們會擔心說運來的東西是不安全（有毒性）的。」環團認為，這塊場域除了</text:span><text:span text:style-name="T25">4</text:span><text:span text:style-name="T26">成為林業用地，其它也屬於地質敏感區，而土方可能夾帶事業廢棄物；業者則強調，進場的土石方都是可再利用的資材，也會做好水保及環境維護。日興砂石公司代表李坤隆說明，「不是只有填而已，我們可以再利用也可以賣出去，讓資源能夠再生，我們填的是沒有毒性的東西，就是土壤。」彰化縣環保局長江培根回應，「環評考量的不是只有自然環境、生態環境，它還有社會環境，像當地居民的意見就是社會環境裡面的一環。」彰化縣環保局表示，本案在今（</text:span><text:span text:style-name="T25">2024</text:span><text:span text:style-name="T26">）年</text:span><text:span text:style-name="T25">7</text:span><text:span text:style-name="T26">月召開第一次環評審查，除了對業者要求補件，也要和當地民眾取得共識後才能進行後續開發。縣府也將依法審議，減低對環境的影響。</text:span></text:p>
          </table:table-cell>
          <table:table-cell table:number-columns-repeated="1020"/>
        </table:table-row>
        <table:table-row table:style-name="ro1">
          <table:table-cell table:style-name="ce2" office:value-type="string" calcext:value-type="string">
            <text:p>宜蘭人文國中小回歸一般公校 縣府接手允維持實驗教育</text:p>
          </table:table-cell>
          <table:table-cell table:style-name="ce1" office:value-type="string" calcext:value-type="string">
            <text:p>https://news.pts.org.tw/article/726310</text:p>
          </table:table-cell>
          <table:table-cell table:style-name="ce1" office:value-type="string" calcext:value-type="string">
            <text:p>2024-11-28 12:31</text:p>
          </table:table-cell>
          <table:table-cell table:style-name="ce2" office:value-type="string" calcext:value-type="string">
            <text:p><text:span text:style-name="T7">宜蘭縣公辦民營實驗教育學校人文國中小，今（</text:span><text:span text:style-name="T8">2024</text:span><text:span text:style-name="T9">）年委辦合約未獲通過，縣政府接續辦理，學校未來怎麼經營，各界都很關心。縣政府昨（</text:span><text:span text:style-name="T8">27</text:span><text:span text:style-name="T9">）日晚間舉辦公聽會，學校家長大多希望能恢復人文過去公辦民營的經營模式。縣政府表示，會維持人文的實驗教育型態，但如何經營還要評估。學生們上課時和昆蟲互動，也不用拘謹的坐在課桌椅上，席地而坐在台下認真地聽老師教學。宜蘭頭城鎮人文國中小原本是公辦民營實驗教育學校，但委辦合約今年未獲通過，改由縣政府接續辦理，回歸一般公立學校。學校未來將朝什麼方向經營？縣政府辦理公聽會聽取各界意見。學生家長表示，「可是公辦民營就是一個最難、但是也最珍貴的一個模式，就是因為這樣子的模式，民間單位他可以帶入創新。」另有學生家長指出，「如果說還有機會公辦民營的話，審議委員的組成能夠盡量是知道那個實驗教育在做甚麼，而不是站在體制教育去看待實驗教育。」公聽會上家長們大多希望，人文能恢復原本的公辦民營經營模式，認為民間單位才能帶入教育創新，且縣政府審核人文的經營，不能用體制內觀點來看待實驗學校。未來如果有機會公辦民營，審議委員的組成應該選擇能夠知道實驗學校在做什麼的人選，且應該和學校建立暢通的溝通平台。宜蘭縣政府教育處副處長陳金奇回應，「對於未來的人文經營方向上，因為目前我們已經成立了專案評估小組，所以我們會針對公聽會的一些相關的意見，也會納入專案小組去評估。」根據《實驗三法》，人文國中小如要維持實驗教育方向，未來的經營模式包含公辦公營、公辦民營以及非學團體等方向。縣政府表示，會維持人文的實驗教育型態，但如何經營已成立專案評估小組，會透過公聽會廣納各界意見評估。</text:span></text:p>
          </table:table-cell>
          <table:table-cell table:number-columns-repeated="1020"/>
        </table:table-row>
        <table:table-row table:style-name="ro1">
          <table:table-cell table:style-name="ce2" office:value-type="string" calcext:value-type="string">
            <text:p>高鐵南延屏東路線說明會 鐵道局：採對民眾衝擊最少方式</text:p>
          </table:table-cell>
          <table:table-cell table:style-name="ce1" office:value-type="string" calcext:value-type="string">
            <text:p>https://news.pts.org.tw/article/726239</text:p>
          </table:table-cell>
          <table:table-cell table:style-name="ce1" office:value-type="string" calcext:value-type="string">
            <text:p>2024-11-27 19:31</text:p>
          </table:table-cell>
          <table:table-cell table:style-name="ce2" office:value-type="string" calcext:value-type="string">
            <text:p><text:span text:style-name="T29">高鐵南延屏東的路線方案遲遲未定，也讓路線延宕超過</text:span><text:span text:style-name="T30">14</text:span><text:span text:style-name="T31">年。為了在年底前確定方案，鐵道局今（</text:span><text:span text:style-name="T32">27</text:span><text:span text:style-name="T31">）日在高雄左營舉辦首場說明會，由於目前呼聲最高的高雄案，路線將進到市區的高雄車站，不少民眾擔憂拆遷等問題紛紛反對。對此鐵道局表示，從用地到工法，會盡可能採取對民眾居住及交通衝擊最少的方式。高雄市民說道，「車站週邊如果明挖，有沒有要拆遷民宅？」民眾表達反對拆遷的立場。高鐵南延屏東路線延宕超過</text:span><text:span text:style-name="T30">14</text:span><text:span text:style-name="T31">年，鐵道局</text:span><text:span text:style-name="T32">27</text:span><text:span text:style-name="T33">日在高雄左營召開首場說明會。由於目前呼聲最高的高雄案，路線須進到高雄車站再轉到屏東，鐵道局評估車站週邊預計將有約</text:span><text:span text:style-name="T30">2.4</text:span><text:span text:style-name="T31">公里的明挖段。高雄市民表示，「為了屏東高鐵南延，民意的需要，高雄要拆</text:span><text:span text:style-name="T30">2</text:span><text:span text:style-name="T31">、</text:span><text:span text:style-name="T30">300</text:span><text:span text:style-name="T31">戶老百姓的房子，是要讓屏東跟高雄吵架嗎？」擔憂須拆遷沿線多戶，高雄案引發高屏兩縣市間的矛盾；但也有民眾認為，要讓高雄車站重新繁榮，勢必得靠三鐵共構，帶動運量跟人潮。高雄市民表示，「要讓高雄市中心區域跟外圍一起發展，你高雄車站必須有三鐵。」民眾看法不一，專家學者評估後認為，高雄案可大幅降低對城市交通的衝擊，也能加速南高屏三縣市的整體發展。面對疑慮，鐵道局坦言實際拆遷戶數，要設計階段才能確定，但會盡可能將路線劃在公有地內。交通部鐵道局長楊正君表示，「大部分的路段我們都會在地下，直接用潛盾的工法來做施工，在這樣的情況底下的話，我相信這一次的這個工法有機會可以對我們週遭的民眾跟交通的影響降到最低。」強調高雄車站已留有高鐵月台等空間，後續施工將不影響台鐵及高捷營運，潛盾工法也可降低交通衝擊。由於高鐵南延屏東已是既定政策，鐵道局表示，會積極聽取地方及專家學者意見，希望能在年底前確定路線方案。</text:span></text:p>
          </table:table-cell>
          <table:table-cell table:number-columns-repeated="1020"/>
        </table:table-row>
        <table:table-row table:style-name="ro1">
          <table:table-cell table:style-name="ce2" office:value-type="string" calcext:value-type="string">
            <text:p>里長深夜進入工廠拍照控空汙 <text:s/>能源公司反告無故侵入建築</text:p>
          </table:table-cell>
          <table:table-cell table:style-name="ce1" office:value-type="string" calcext:value-type="string">
            <text:p>https://news.pts.org.tw/article/726118</text:p>
          </table:table-cell>
          <table:table-cell table:style-name="ce1" office:value-type="string" calcext:value-type="string">
            <text:p>2024-11-27 12:31</text:p>
          </table:table-cell>
          <table:table-cell table:style-name="ce2" office:value-type="string" calcext:value-type="string">
            <text:p><text:span text:style-name="T87">台中有里長接獲檢舉，某能源公司工廠有異味、疑似排放空污，去（</text:span><text:span text:style-name="T88">2023</text:span><text:span text:style-name="T89">）年</text:span><text:span text:style-name="T90">10</text:span><text:span text:style-name="T91">月進入廠區拍照錄影，並提供給環保團體召開記者會。事後能源公司提告提告《刑法》無故侵入他人建築物罪，台中地院考量里長犯罪動機是關心里內事物，因此判處拘役</text:span><text:span text:style-name="T90">20</text:span><text:span text:style-name="T91">天。里長喊冤、能源公司反駁沒有空污情事，環團則擔心此判決造成寒蟬效應。台中大里某能源公司，去年</text:span><text:span text:style-name="T88">10</text:span><text:span text:style-name="T89">月被民眾檢舉製造空污，當地大元里里長林瑞興去年</text:span><text:span text:style-name="T90">10</text:span><text:span text:style-name="T89">月深夜見廠區冒煙進入拍照錄影，並提供時代力量開記者會揭露，遭公司提告刑法無故侵入他人建築物罪，台中地院近期判決里長拘役</text:span><text:span text:style-name="T88">20</text:span><text:span text:style-name="T89">天。台中地院行政庭長黃玉琪表示，「本案經本院法官審理後，認為被告並無公權力可擅自進入他人建築物內，其行為係犯《刑法》第</text:span><text:span text:style-name="T90">306</text:span><text:span text:style-name="T91">條第</text:span><text:span text:style-name="T88">1</text:span><text:span text:style-name="T91">項的無故侵入他人建築物罪，判處被告拘役</text:span><text:span text:style-name="T90">20</text:span><text:span text:style-name="T89">日，如易科罰金以新台幣</text:span><text:span text:style-name="T90">1000</text:span><text:span text:style-name="T91">元折算</text:span><text:span text:style-name="T88">1</text:span><text:span text:style-name="T89">日。」地院表示，該公司有多次違反廢棄物清理法被檢舉、裁罰的紀錄，里長犯罪動機是因身為里長，關心里內事物而犯案，犯後坦認犯行，因此判處拘役、可易科罰金。林瑞興喊冤，強調是看到廠區冒出濃煙，且大門敞開無人回應，基於公眾利益與公安進入了解狀況，將考慮上訴。台中市大里區大元里里長林瑞興質疑，「這樣子是不是告訴所有的里長，以後遇到什麼緊急情況，都要等到相關的單位會同才能夠進去？這樣子是不是時間上會來不及？」能源公司執行長鍾先生表示，「製造空污這不是我們製造，有提出所謂的訴願，所以目前這個案件是訴願中，無罪推論，我還強調一句無罪推論，法院或訴願委員會還沒有做成決議之前，我不是有罪。」台中市環保局表示，該公司今（</text:span><text:span text:style-name="T88">2024</text:span><text:span text:style-name="T89">）年有兩次違規，依《空污法》裁罰總計</text:span><text:span text:style-name="T88">20</text:span><text:span text:style-name="T89">萬元。不過能源公司反駁外界指控，強調是遭人惡意檢舉，對裁罰結果不符正提出訴願，里長更不應該藉此入侵廠區。監督施政聯盟執行長許心欣認為，「里長是為了大家的公益，更何況這家公司後來也因為我們揭露</text:span><text:span text:style-name="T88">SRF</text:span><text:span text:style-name="T89">製造廠的問題，才促成環境部後來針對</text:span><text:span text:style-name="T88">SRF</text:span><text:span text:style-name="T89">製造廠使用廠進行總體檢。」曾拿取里長拍攝畫面、召開記者會的環保團體則認為，空污檢舉本身就不容易，這樣的判決會造成更多寒蟬效應。</text:span></text:p>
          </table:table-cell>
          <table:table-cell table:number-columns-repeated="1020"/>
        </table:table-row>
        <table:table-row table:style-name="ro1">
          <table:table-cell table:style-name="ce2" office:value-type="string" calcext:value-type="string">
            <text:p>輕航機迫降花蓮溪河床原因待查 機上兩人均無傷</text:p>
          </table:table-cell>
          <table:table-cell table:style-name="ce1" office:value-type="string" calcext:value-type="string">
            <text:p>https://news.pts.org.tw/article/726116</text:p>
          </table:table-cell>
          <table:table-cell table:style-name="ce1" office:value-type="string" calcext:value-type="string">
            <text:p>2024-11-27 12:31</text:p>
          </table:table-cell>
          <table:table-cell table:style-name="ce2" office:value-type="string" calcext:value-type="string">
            <text:p><text:span text:style-name="T39">花蓮壽豐鄉有民眾報案，看見一架輕航機迫降在花蓮溪河床上，警方跟消防救難人員迅速抵達現場，發現機上共有</text:span><text:span text:style-name="T40">2</text:span><text:span text:style-name="T41">人並沒有受傷，至於迫降原因還要再調查。消防救難人員與警方</text:span><text:span text:style-name="T40">27</text:span><text:span text:style-name="T42">日上午接獲報案，有一架輕航機迫降在壽豐鄉花蓮溪床上，但抵達現場後一直看不到輕航機，最後透過機場人員跟駕駛聯繫才知道地點。花蓮消防局二大隊副大隊長高子翔表示，「在我們月眉大橋跟米棧大橋的中間，前往步行的路程，大約要</text:span><text:span text:style-name="T40">20</text:span><text:span text:style-name="T42">分鐘，沿路上是車輛沒有辦法行進，都必須要走河床上。」迫降的輕航機左輪脫落，其他機件並沒有損傷，機上共有</text:span><text:span text:style-name="T40">2</text:span><text:span text:style-name="T42">人，一名高姓駕駛、一名陳姓女乘客，</text:span><text:span text:style-name="T40">2</text:span><text:span text:style-name="T42">人都沒有受傷，迫降原因還要再調查。花蓮消防局二大隊副大隊長高子翔回應，「研判可能原因，是因為飛行過低，造成緊急迫降在溪床上，人員均無受傷。因為相關的民眾，後續還有其他相關行程，在我們抄完資料之後，自行離去。」輕航機業者低調不願回應，但警方還要針對天氣是否能起飛，以及駕駛是否有合格證照等問題做調查。</text:span></text:p>
          </table:table-cell>
          <table:table-cell table:number-columns-repeated="1020"/>
        </table:table-row>
        <table:table-row table:style-name="ro1">
          <table:table-cell table:style-name="ce2" office:value-type="string" calcext:value-type="string">
            <text:p>高雄公車後門沒關卻繼續行駛 業者指老舊機械故障將加強檢修</text:p>
          </table:table-cell>
          <table:table-cell table:style-name="ce1" office:value-type="string" calcext:value-type="string">
            <text:p>https://news.pts.org.tw/article/726115</text:p>
          </table:table-cell>
          <table:table-cell table:style-name="ce1" office:value-type="string" calcext:value-type="string">
            <text:p>2024-11-27 12:31</text:p>
          </table:table-cell>
          <table:table-cell table:style-name="ce2" office:value-type="string" calcext:value-type="string">
            <text:p><text:span text:style-name="T39">高雄一位民眾日前搭</text:span><text:span text:style-name="T40">81</text:span><text:span text:style-name="T41">路公車時，看到後車門只關一半，公車繼續往前開，其實同一客運業者的公車，過年期間也有出現後車門沒關還繼續行駛的狀況；客運業者判斷是因公車老舊，而出現機械故障，會加強檢修並提醒司機注意，交通局則表示會依相關辦法扣款處分，並納入公車服務評鑑扣分。後車門只關了一半，公車卻一路繼續往前開。高雄港都客運</text:span><text:span text:style-name="T40">81</text:span><text:span text:style-name="T42">路公車</text:span><text:span text:style-name="T40">21</text:span><text:span text:style-name="T42">日上午被乘客目擊到車門沒關好，讓民眾直呼太危險。候車民眾表示，「很危險的行為，但是我們坐在上面的人可以告訴他，你的門沒有關好。」據了解，車門沒關好的公車是即將被汰換的老舊低底盤公車，內部員工推測是車門感應器故障，因為若是司機員粗心沒關，會前後門同時開著，且這種狀態下公車也不能發動。港都客運員工說道，「可能是壓力閥的感應器感應到門已經關了，但是壓力閥沒有把門關起來，這邊我已經按了，它已經感應到了，所以司機才踩油電門，它才會走。」事實上，這並非該客運業者第一次出現公車門沒關的狀況，今（</text:span><text:span text:style-name="T40">2024</text:span><text:span text:style-name="T42">）年春節期間也曾出現同樣狀況。港都客運總經理戴道根指出，「低地板兩個車門的這種，難免車子如果比較舊一點，那一種氣閥、氣壓不夠平均的話，可能就會產生這種狀況，對於氣閥是不是能夠去正常運作，會要求維修員做檢查。」客運業者表示，這批低底盤公車預計最快今（</text:span><text:span text:style-name="T40">2024</text:span><text:span text:style-name="T42">）年底就會汰換成電動公車，會要求司機員關門多加注意。交通局則表示，案件會依相關辦法扣款處分，並納入公車服務評鑑扣分，也會要求業者落實車輛維修保養及教育訓練。</text:span></text:p>
          </table:table-cell>
          <table:table-cell table:number-columns-repeated="1020"/>
        </table:table-row>
        <table:table-row table:style-name="ro1">
          <table:table-cell table:style-name="ce2" office:value-type="string" calcext:value-type="string">
            <text:p>東草屯休息站開幕不久飄臭味 清潔隊：垃圾掩埋場外運去化</text:p>
          </table:table-cell>
          <table:table-cell table:style-name="ce1" office:value-type="string" calcext:value-type="string">
            <text:p>https://news.pts.org.tw/article/726114</text:p>
          </table:table-cell>
          <table:table-cell table:style-name="ce1" office:value-type="string" calcext:value-type="string">
            <text:p>2024-11-27 12:31</text:p>
          </table:table-cell>
          <table:table-cell table:style-name="ce2" office:value-type="string" calcext:value-type="string">
            <text:p><text:span text:style-name="T24">國道</text:span><text:span text:style-name="T25">6</text:span><text:span text:style-name="T26">號的東草屯休息站，今（</text:span><text:span text:style-name="T27">2024</text:span><text:span text:style-name="T28">）年</text:span><text:span text:style-name="T27">7</text:span><text:span text:style-name="T28">月才風光開幕，但最近民眾一下車就聞到陣陣的酸臭味，有不少人認為衛生有疑慮，有人也認為讓美景和出遊興致打了折扣。由於這裡距離草屯垃圾掩埋場只有幾公里遠，清潔隊表示，目前正在加強進行垃圾外運去化，加上風勢剛好是東北風，才造成這樣的現象。民眾開車行駛國道</text:span><text:span text:style-name="T25">6</text:span><text:span text:style-name="T28">號，來到東草屯休息站走走，沒想到才一下車，就有陣陣異味撲鼻而來。民眾說道，「有聞到，可是覺得還好，反正一下子就走啦。」「如果有要在這裡吃東西、休閒，或許這個味道就會比較讓人介意。」國道</text:span><text:span text:style-name="T25">6</text:span><text:span text:style-name="T28">號的東草屯休息站今年</text:span><text:span text:style-name="T27">7</text:span><text:span text:style-name="T26">月才開幕，主打和地景融合的建築設計，也是橫向國道的唯一休息站，吸引不少要前往南投埔里、清境的民眾來嘗鮮。不過才剛落成不久卻傳來陣陣異味，有人擔心有衛生疑慮，也有人認為讓出遊興致打了折扣。民眾認為，「因為休息站，有時候是門面的地方呀。」由於休息站距離草屯垃圾場，約只有幾公里，當地居民懷疑異味來源，可能就來自這裡。而草屯鎮清潔隊表示，目前正在進行外運的去化，加上東北風助長之下，才讓異味飄散。草屯鎮清潔隊隊長吳月招回應，「最近進來都是新垃圾，因為最近環保局有安排外運到外縣市去化的額度，可能就是外運的時候，車子來、怪手在挖，會有味道。」草屯清潔隊表示，目前在現場的垃圾堆置量約</text:span><text:span text:style-name="T27">11</text:span><text:span text:style-name="T28">萬噸，而草屯鎮目前人口約</text:span><text:span text:style-name="T25">9</text:span><text:span text:style-name="T26">萬多人，每天垃圾量平均約為</text:span><text:span text:style-name="T25">60</text:span><text:span text:style-name="T26">噸，現階段打包作業暫時告一段落，正在積極進行委外去化中，預計在明（</text:span><text:span text:style-name="T25">2025</text:span><text:span text:style-name="T26">）年度，還要完成打包</text:span><text:span text:style-name="T25">1</text:span><text:span text:style-name="T26">萬噸的垃圾量，希望盡早解決南投的垃圾問題。</text:span></text:p>
          </table:table-cell>
          <table:table-cell table:number-columns-repeated="1020"/>
        </table:table-row>
        <table:table-row table:style-name="ro1">
          <table:table-cell table:style-name="ce2" office:value-type="string" calcext:value-type="string">
            <text:p><text:span text:style-name="T7">台東縣府</text:span><text:span text:style-name="T8">7</text:span><text:span text:style-name="T9">億停車場估</text:span><text:span text:style-name="T8">115</text:span><text:span text:style-name="T9">年完工 中央要求路邊停車格取消惹議</text:span></text:p>
          </table:table-cell>
          <table:table-cell table:style-name="ce1" office:value-type="string" calcext:value-type="string">
            <text:p>https://news.pts.org.tw/article/726113</text:p>
          </table:table-cell>
          <table:table-cell table:style-name="ce1" office:value-type="string" calcext:value-type="string">
            <text:p>2024-11-27 12:31</text:p>
          </table:table-cell>
          <table:table-cell table:style-name="ce2" office:value-type="string" calcext:value-type="string">
            <text:p><text:span text:style-name="T14">台東縣政府為了解決市區停車位一位難求，規畫爭取中央補助加上縣府預算，以</text:span><text:span text:style-name="T15">7</text:span><text:span text:style-name="T16">億元建造台東第一座地下</text:span><text:span text:style-name="T17">1</text:span><text:span text:style-name="T18">層、地上</text:span><text:span text:style-name="T17">3</text:span><text:span text:style-name="T18">層的立體停車場，但預算太高一度被縣議員要求檢討。縣府則調整規畫，提供社會福利空間的構想，獲得縣議會同意，預計民國</text:span><text:span text:style-name="T15">115</text:span><text:span text:style-name="T16">年完工，</text:span><text:span text:style-name="T17">27</text:span><text:span text:style-name="T16">日正式動土。不過，中央也要求蓋好停車場後，路邊</text:span><text:span text:style-name="T15">150</text:span><text:span text:style-name="T18">公尺範圍內的停車格要檢討取消，又引來爭議。台東縣公有停車收費號稱全國最便宜，半小時</text:span><text:span text:style-name="T17">10</text:span><text:span text:style-name="T18">元，在假日經常一位難求。縣府為了解決台東市鐵花新聚落周邊停車問題，規劃公有第五停車場，改建成地下</text:span><text:span text:style-name="T15">1</text:span><text:span text:style-name="T18">層、地上</text:span><text:span text:style-name="T17">3</text:span><text:span text:style-name="T16">層，有</text:span><text:span text:style-name="T17">300</text:span><text:span text:style-name="T18">多個車位的立體停車場，造價高達</text:span><text:span text:style-name="T15">7</text:span><text:span text:style-name="T18">億元，原本縣議會反對，但縣府提出多功能商場和社福空間規畫，並說明原物料年年上漲，最後通過；</text:span><text:span text:style-name="T15">27</text:span><text:span text:style-name="T16">日上午正式動土，預計民國</text:span><text:span text:style-name="T15">115</text:span><text:span text:style-name="T16">年完工。台東縣長饒慶鈴表示，「爸爸媽媽可能來這裡吃個飯，小朋友可以來做臨托、接，整個過程看到議會有很多的的指教，有贊成有不贊成的，贊成不贊成的一直來回反覆，不過我們認為這是一個進步的社會，特別是我們希望能夠解決在都市核心區裡面的交通問題。」  縣府表示，</text:span><text:span text:style-name="T17">7</text:span><text:span text:style-name="T16">億元的經費，其中，中央補助</text:span><text:span text:style-name="T15">3</text:span><text:span text:style-name="T16">億元，不過中央要求，要一併檢討取消週邊</text:span><text:span text:style-name="T15">150</text:span><text:span text:style-name="T16">尺範圍內的路邊停車格，恢復道路使用；但民眾認為，停車空間已經不夠用了，不應該取消；也有民眾認為，道路變寬行車會順暢。台東市民族里里長吳宗益認為，「停車位就已在少了，大家還來搶。」附近店家張先生表示，「路邊停車格是一般就近、方便。」民眾彭先生說道，「路變寬了也不錯。」縣府表示，蓋好停車場後，會聽取民意，再決定要不要取消路邊停車格。縣府預估，這座立體停車場完工後，搭配附近即將啟用的台東縣圖書總館，會帶動週邊的藝文和觀光人潮。</text:span></text:p>
          </table:table-cell>
          <table:table-cell table:number-columns-repeated="1020"/>
        </table:table-row>
        <table:table-row table:style-name="ro1">
          <table:table-cell table:style-name="ce2" office:value-type="string" calcext:value-type="string">
            <text:p><text:span text:style-name="T1">八卦山區遭傾倒建築裝潢廢棄物 彰環保局：爭取設</text:span><text:span text:style-name="T2">AI</text:span><text:span text:style-name="T3">電子圍籬</text:span></text:p>
          </table:table-cell>
          <table:table-cell table:style-name="ce1" office:value-type="string" calcext:value-type="string">
            <text:p>https://news.pts.org.tw/article/726053</text:p>
          </table:table-cell>
          <table:table-cell table:style-name="ce1" office:value-type="string" calcext:value-type="string">
            <text:p>2024-11-26 19:31</text:p>
          </table:table-cell>
          <table:table-cell table:style-name="ce2" office:value-type="string" calcext:value-type="string">
            <text:p><text:span text:style-name="T24">八卦山被喻為是彰化縣的聖山，但近期卻成為不肖業者傾倒建築與裝潢廢棄物的樂園，花壇鄉兩個村位於偏遠山區的產業道路，都被倒了大量廢棄物。環保局強調，會與警方共同追查，也會爭取環境部爭取補助裝設</text:span><text:span text:style-name="T25">AI</text:span><text:span text:style-name="T26">電子圍籬系統，改善山區偷倒問題。一整座馬桶歪斜倒在路邊，還有磁磚、水泥塊以及油漆也被任意棄置，彰化縣花壇鄉八卦山區，遭人傾倒建築與裝潢廢棄物。當地村長表示，此處為彰化</text:span><text:span text:style-name="T27">139</text:span><text:span text:style-name="T28">縣道旁的產業道路，地處偏遠且沒有監視器，不肖人士都是夜晚開小型貨車來傾倒。彰化縣花壇鄉長春村長王正一表示，「這個點已經倒</text:span><text:span text:style-name="T27">2</text:span><text:span text:style-name="T28">次了，這是小台車來倒的，不是大台，大台的車斗沒辦法抬升，山坡下面，現在倒下去要清叫誰清。」村長說當地濫倒已不是第</text:span><text:span text:style-name="T25">1</text:span><text:span text:style-name="T28">次，傾倒熱點就有</text:span><text:span text:style-name="T25">3</text:span><text:span text:style-name="T28">處，其中</text:span><text:span text:style-name="T27">1</text:span><text:span text:style-name="T26">處還是原本要做為會車用的避車彎；另外隔壁岩竹村大嶺巷步道也都出現大量廢棄物，八卦山宛如不肖業者的樂園。彰化縣環保局表示，今（</text:span><text:span text:style-name="T27">2024</text:span><text:span text:style-name="T28">）年在八卦山已查獲</text:span><text:span text:style-name="T25">25</text:span><text:span text:style-name="T26">件偷倒事件，其中</text:span><text:span text:style-name="T25">10</text:span><text:span text:style-name="T26">件有抓到行為人，皆依法開罰並要求清理恢復原狀，後續將請警方調閱路口監視器追查、並加強山區巡邏。彰化縣環保局稽查科長葉鐙嘉指出，「倒的那個地方在派出所那邊，就有加強巡邏，然後去針對週邊監視器去調，環境部那邊有一個計畫，就是可以增設、架設</text:span><text:span text:style-name="T25">AI</text:span><text:span text:style-name="T26">電子圍籬系統，追蹤有載廢棄物的車輛。」環保局強調，會向環境部爭取補助裝設</text:span><text:span text:style-name="T25">AI</text:span><text:span text:style-name="T26">電子圍籬系統，讓犯案車輛無所遁形，徹底解決八卦山偷倒問題，部分案件目前正等待司法調查，完成後就會要求行為人或管理單位盡速清運。</text:span></text:p>
          </table:table-cell>
          <table:table-cell table:number-columns-repeated="1020"/>
        </table:table-row>
        <table:table-row table:style-name="ro1">
          <table:table-cell table:style-name="ce2" office:value-type="string" calcext:value-type="string">
            <text:p>台東男夜間溪邊遛狗遇暴漲 受困橋下沙洲警方獲報救出</text:p>
          </table:table-cell>
          <table:table-cell table:style-name="ce1" office:value-type="string" calcext:value-type="string">
            <text:p>https://news.pts.org.tw/article/725944</text:p>
          </table:table-cell>
          <table:table-cell table:style-name="ce1" office:value-type="string" calcext:value-type="string">
            <text:p>2024-11-26 12:31</text:p>
          </table:table-cell>
          <table:table-cell table:style-name="ce2" office:value-type="string" calcext:value-type="string">
            <text:p><text:span text:style-name="T4">今（</text:span><text:span text:style-name="T12">26</text:span><text:span text:style-name="T13">）日凌晨，台東市一名男子到豐源橋下利嘉溪散步，結果突然溪水暴漲受困，男子自行報警後，由台東縣消防局救難人員溯溪到一處橋墩，把男子帶回岸上。凌晨</text:span><text:span text:style-name="T5">2</text:span><text:span text:style-name="T6">時左右，台東分局豐里派出所員警接獲報案，有人在豐源橋下受困。員警到現場用手電筒尋找，發現一處橋墩有人，趕快請消防局救難人員支援。</text:span><text:span text:style-name="T5">5</text:span><text:span text:style-name="T6">名救難人員從一處溪水緩和的地點，溯溪到民眾受困的沙洲，把受困的民眾和</text:span><text:span text:style-name="T5">2</text:span><text:span text:style-name="T6">隻狗救出。民眾向救難隊員表示，他是來溜狗，過去經常來，對這裡地形很熟，這次沒想到溪水會突然暴漲，找不到回岸上的路。由於民眾在找路的過程受傷，在救護車上接受簡單檢查包紮後離開。受困民眾余先生說道，「（對這邊有熟嗎？） 熟啊！」台東縣消防局大豐分隊小隊長施暐強表示，「我們到場的時候，患者在河岸的對面，我們用徒步渡河之後，那他是說他在溜狗這樣子，溜到一半突然溪水暴漲，沒有辦法回來。」台東縣消防局呼籲，最近天氣變化大，溪水容易暴漲，夜間視線又不好，民眾最好不要在晚上到溪邊活動，以免發生意外。</text:span></text:p>
          </table:table-cell>
          <table:table-cell table:number-columns-repeated="1020"/>
        </table:table-row>
        <table:table-row table:style-name="ro1">
          <table:table-cell table:style-name="ce2" office:value-type="string" calcext:value-type="string">
            <text:p>各縣市補助清除石綿處理費 民眾憂重蓋費用高昂意願低</text:p>
          </table:table-cell>
          <table:table-cell table:style-name="ce1" office:value-type="string" calcext:value-type="string">
            <text:p>https://news.pts.org.tw/article/725935</text:p>
          </table:table-cell>
          <table:table-cell table:style-name="ce1" office:value-type="string" calcext:value-type="string">
            <text:p>2024-11-26 12:31</text:p>
          </table:table-cell>
          <table:table-cell table:style-name="ce2" office:value-type="string" calcext:value-type="string">
            <text:p><text:span text:style-name="T39">為減少環境中石綿致癌危害，各縣市積極配合中央宣導，補助清除石綿處理費，但有許多民眾因擔心拆除後重蓋費用高或因屋頂完好、房屋多人持分等因素無拆除意願，導致成效有限。座落在農地前的工寮，是過去農民為了方便放置雜物或務農用具所設置倉庫，但大多都以石綿瓦當作屋頂建材，為了減少石綿致癌危害，中央積極推動清除石綿處理費補助，不過有些民眾意願不高。雲林農民表示，「不想要，很麻煩，目前可使用就好。像我這裡殘破不堪，也不想拆除它。」根據統計，雲林全縣約有</text:span><text:span text:style-name="T40">25000</text:span><text:span text:style-name="T41">千棟建築屋頂含石綿，而縣府針對民宅、停業工廠或農業設施等有石綿清運補助，但多數拒絕拆除的民眾認為，房子已老舊、或是石綿瓦沒破損都還可使用，才不願拆除，因為還要再花錢裝新屋頂。雲林縣環保局科長廖崇圜表示，「民眾可能會因為本身要拆除費用，或是對舊房子改建並沒規劃，所以不願意提出申請，這部分或許後續、在中央，可以考量是不是能編列相關預算。」雲林縣環保局表示，考量石綿廢棄物清除處理費高，雲縣府今（</text:span><text:span text:style-name="T40">2024</text:span><text:span text:style-name="T42">）年向環境部爭取</text:span><text:span text:style-name="T40">4400</text:span><text:span text:style-name="T42">多萬補助，受理縣內民眾申請</text:span><text:span text:style-name="T40">290</text:span><text:span text:style-name="T42">件，預估清除</text:span><text:span text:style-name="T40">650</text:span><text:span text:style-name="T42">公噸石綿廢棄物，明年度會持續爭取經費，提供有需求民眾申請清運減少對環境危害。</text:span></text:p>
          </table:table-cell>
          <table:table-cell table:number-columns-repeated="1020"/>
        </table:table-row>
        <table:table-row table:style-name="ro1">
          <table:table-cell table:style-name="ce2" office:value-type="string" calcext:value-type="string">
            <text:p><text:span text:style-name="T1">警方掃蕩竹聯幫宜蘭分會逮</text:span><text:span text:style-name="T2">28</text:span><text:span text:style-name="T3">人 要求拆除鐵皮違建堂口</text:span></text:p>
          </table:table-cell>
          <table:table-cell table:style-name="ce1" office:value-type="string" calcext:value-type="string">
            <text:p>https://news.pts.org.tw/article/725932</text:p>
          </table:table-cell>
          <table:table-cell table:style-name="ce1" office:value-type="string" calcext:value-type="string">
            <text:p>2024-11-26 12:31</text:p>
          </table:table-cell>
          <table:table-cell table:style-name="ce2" office:value-type="string" calcext:value-type="string">
            <text:p><text:span text:style-name="T58">宜蘭警方掌握竹聯幫弘仁會宜蘭分會，大量招募宜蘭縣各區含未成年的不良分子，共組暴力集團在縣內暴力討債，甚至有關狗籠、敲碎手指等手法，警方經三波整肅，逮捕</text:span><text:span text:style-name="T59">28</text:span><text:span text:style-name="T60">人，該分會位在羅東的堂口，也被查出是鐵皮違建，地主已自行找廠商拆除，縣政府</text:span><text:span text:style-name="T61">26</text:span><text:span text:style-name="T62">日到場，確認拆除進度。霹靂小組持槍兩人一組，進入一間洗車場，並在後方的鐵皮建築裡逮捕不法份子，因為警方掌握，這處洗車場後方是竹聯幫弘仁會宜蘭分會。在羅東地區的堂口，內部除了有賭場，分會成員還會押人到此暴力討債。警方經過</text:span><text:span text:style-name="T59">3</text:span><text:span text:style-name="T60">波整肅，一共逮捕</text:span><text:span text:style-name="T61">28</text:span><text:span text:style-name="T62">名分會成員，以陳姓男子為首，全都依涉及組織犯罪條例送辦。經調查，該分會大量招募宜蘭縣各區含未成年的不良分子組成棒球隊，在地方上逞凶鬥狠，暴力討債手法，包含關狗籠、敲碎手指等。警方也查出，該分會在羅東的堂口是鐵皮違建，以「第三方警政」策略，將該幫派堂口報請縣政府建設處處理。宜蘭縣建設處副處長邱程瑋指出，「因為本案屬於危害公共安全治安案件，所以我們原本訂於</text:span><text:span text:style-name="T59">26</text:span><text:span text:style-name="T62">日進行強制拆除，到現場因為發現違建人，已經自行先辦理拆除 。」宜蘭縣警察局刑警大隊長鄭偉豪表示，「縣政府警察局查獲上述暴力討債案件之後，我們進一步來報請我們的縣政府拆除依附維生的堂口幫派違建。」 縣政府清查後，認定該鐵皮建築，位在羅東治水防災都市計畫的保護區內，有</text:span><text:span text:style-name="T59">800</text:span><text:span text:style-name="T60">平方公尺的鐵皮屋範圍，不符土地使用管制規定，要求地主</text:span><text:span text:style-name="T59">30</text:span><text:span text:style-name="T60">天內補正改善，地主未改善，於是通知</text:span><text:span text:style-name="T59">26</text:span><text:span text:style-name="T60">日再不拆除完成，將派機具強拆。縣政府聯合警方到現場確認拆除進度，目前地主自行拆除的作業已大致完成，只剩建築廢棄物待清理，縣政府表示，會要求違建人盡速清除。</text:span></text:p>
          </table:table-cell>
          <table:table-cell table:number-columns-repeated="1020"/>
        </table:table-row>
        <table:table-row table:style-name="ro1">
          <table:table-cell table:style-name="ce2" office:value-type="string" calcext:value-type="string">
            <text:p><text:span text:style-name="T7">花蓮客運</text:span><text:span text:style-name="T8">12</text:span><text:span text:style-name="T9">月退出營運 統聯將接手剩餘</text:span><text:span text:style-name="T8">2</text:span><text:span text:style-name="T9">路線</text:span></text:p>
          </table:table-cell>
          <table:table-cell table:style-name="ce1" office:value-type="string" calcext:value-type="string">
            <text:p>https://news.pts.org.tw/article/725775</text:p>
          </table:table-cell>
          <table:table-cell table:style-name="ce1" office:value-type="string" calcext:value-type="string">
            <text:p>2024-11-25 12:31</text:p>
          </table:table-cell>
          <table:table-cell table:style-name="ce2" office:value-type="string" calcext:value-type="string">
            <text:p><text:span text:style-name="T53">已經經營</text:span><text:span text:style-name="T54">66</text:span><text:span text:style-name="T55">年的花蓮客運，最近傳出將於</text:span><text:span text:style-name="T56">12</text:span><text:span text:style-name="T57">月退出營運，剩下</text:span><text:span text:style-name="T56">2</text:span><text:span text:style-name="T57">條路線將轉由統聯客運接手，花蓮民眾期待新的經營者能提供更好的服務。來到花蓮轉運站的乘車處，現在幾乎所有線路都由統聯、太魯閣客運所承接，花蓮客運只剩下到瑞穗的</text:span><text:span text:style-name="T54">1122</text:span><text:span text:style-name="T55">線跟到光復的</text:span><text:span text:style-name="T56">1142</text:span><text:span text:style-name="T55">線，</text:span><text:span text:style-name="T56">12</text:span><text:span text:style-name="T55">月起花蓮客運將退出營運，民眾看法兩極。花蓮民眾說：「花蓮客運都很可惜啊，以前比較多班啦，花蓮客運現在都比較少，比較難等。」花蓮其他客運駕駛黃先生指出，「它沒有跟著進步啦，車輛還有人員都已經跟不上時代了，就是沒辦法，還是要被淘汰掉。」花蓮客運成立於</text:span><text:span text:style-name="T56">1958</text:span><text:span text:style-name="T57">年，全盛時期路線涵蓋花蓮全縣、台東及台中梨山，但這幾年各路線因虧損等因素陸續停駛，加上缺司機員且多次評鑑不佳，公路局最後決議不予續營。花蓮監理站站長李明正回應，「今年</text:span><text:span text:style-name="T54">6</text:span><text:span text:style-name="T57">月</text:span><text:span text:style-name="T56">6</text:span><text:span text:style-name="T55">日許可證就已經屆期了，公路局的審議委員會決議不予續營，當時為了顧及到民眾的權利，所以說我們請他們繼續行駛到</text:span><text:span text:style-name="T56">11</text:span><text:span text:style-name="T55">月</text:span><text:span text:style-name="T54">30</text:span><text:span text:style-name="T55">日。」至於花蓮客運剩下的</text:span><text:span text:style-name="T54">2</text:span><text:span text:style-name="T55">條路線，</text:span><text:span text:style-name="T54">12</text:span><text:span text:style-name="T55">月</text:span><text:span text:style-name="T54">1</text:span><text:span text:style-name="T55">日起將轉由統聯客運接手，班次、時間都與現行相同沒有改變，是否會影響乘客權益引起關注。花蓮轉運站副站長陳安德表示，「基本上目前是不會的，都是監理單位都已經安排好，由統聯客運跟其他客運業者去做連結，所以對旅客的權益是不會受到任何的影響。」至於工作權問題，監理站強調因花蓮客運還有遊覽車及停車場業務，目前並沒有收到任何解雇或是勞資問題，如有需求也會主動輔導員工就業轉業。</text:span></text:p>
          </table:table-cell>
          <table:table-cell table:number-columns-repeated="1020"/>
        </table:table-row>
        <table:table-row table:style-name="ro1">
          <table:table-cell table:style-name="ce2" office:value-type="string" calcext:value-type="string">
            <text:p><text:span text:style-name="T1">桃園推大客車駕駛受訓獎金 交通局擬服務滿</text:span><text:span text:style-name="T2">5</text:span><text:span text:style-name="T3">個月才發放</text:span></text:p>
          </table:table-cell>
          <table:table-cell table:style-name="ce1" office:value-type="string" calcext:value-type="string">
            <text:p>https://news.pts.org.tw/article/725774</text:p>
          </table:table-cell>
          <table:table-cell table:style-name="ce1" office:value-type="string" calcext:value-type="string">
            <text:p>2024-11-25 12:31</text:p>
          </table:table-cell>
          <table:table-cell table:style-name="ce2" office:value-type="string" calcext:value-type="string">
            <text:p><text:span text:style-name="T14">全台客運鬧司機荒，桃園市率全國之先推出大客車駕駛受訓即就業計畫，但有議員擔憂契約沒有設服務年限，恐怕受訓完領了補助人就跑了。交通局回應，新年度將增設服務年限。全台客運鬧司機荒，桃園率全國之先推出大客車駕駛受訓即就業計畫，打破過去取得職業大客車駕照才能應徵的限制，受訓期間就有薪資、津貼可領，但不分黨派議員都擔憂沒綁約恐受訓完就閃人。桃園客運業務經理林信介指出，「以本公司為例，該專案錄取</text:span><text:span text:style-name="T15">65</text:span><text:span text:style-name="T16">人，已完成受訓上線的有</text:span><text:span text:style-name="T17">24</text:span><text:span text:style-name="T18">人，本公司駕駛員缺員的情況，已由民國</text:span><text:span text:style-name="T17">112</text:span><text:span text:style-name="T18">年的缺</text:span><text:span text:style-name="T15">100</text:span><text:span text:style-name="T16">名左右，降至現在的約缺</text:span><text:span text:style-name="T17">80</text:span><text:span text:style-name="T16">人。」桃園市議員魏筠表示，「希望桃園市政府，針對受訓獎金跟結業的方案要設有限制跟門檻，譬如受訓完成以後，一定要服務一定年限後才能離開，否則要給付這個解約金等等。」針對議員擔憂，交通局回應，原本考量設限恐讓求職者卻步，初期上路以把餅做大為目標，為了讓計畫更周全，已研擬增設服務年限。例如受訓</text:span><text:span text:style-name="T15">5</text:span><text:span text:style-name="T18">個月，基本薪資、受訓考照等費用都還是維持支付，但學習津貼和完訓獎金，要上線服務滿</text:span><text:span text:style-name="T17">5</text:span><text:span text:style-name="T18">個月才會發放，細節下（</text:span><text:span text:style-name="T15">12</text:span><text:span text:style-name="T18">）月公告，預計民國</text:span><text:span text:style-name="T17">114</text:span><text:span text:style-name="T16">年開始實施。桃園市交通局公共運輸科股長黃俊擇說明，「考量政府補助受訓期間最長</text:span><text:span text:style-name="T17">5</text:span><text:span text:style-name="T18">個月，研擬將受訓期間之獎金，在服務期滿後一次發放，亦即受訓多久即需服務多久。」有關大客車受訓即就業計畫，交通局表示，自今（</text:span><text:span text:style-name="T15">2024</text:span><text:span text:style-name="T18">）年</text:span><text:span text:style-name="T15">3</text:span><text:span text:style-name="T16">月起招募迄今，已經有</text:span><text:span text:style-name="T15">124</text:span><text:span text:style-name="T16">人報名參訓，其中已有</text:span><text:span text:style-name="T17">52</text:span><text:span text:style-name="T16">人上線執業，駕駛缺額也從年初</text:span><text:span text:style-name="T15">272</text:span><text:span text:style-name="T16">人降為</text:span><text:span text:style-name="T15">210</text:span><text:span text:style-name="T16">人，預期年底陸續上路會再降低。</text:span></text:p>
          </table:table-cell>
          <table:table-cell table:number-columns-repeated="1020"/>
        </table:table-row>
        <table:table-row table:style-name="ro1">
          <table:table-cell table:style-name="ce2" office:value-type="string" calcext:value-type="string">
            <text:p><text:span text:style-name="T7">台中市府發放物調券 </text:span><text:span text:style-name="T8">100</text:span><text:span text:style-name="T9">元現金換</text:span><text:span text:style-name="T8">200</text:span><text:span text:style-name="T9">元券爆排隊亂象</text:span></text:p>
          </table:table-cell>
          <table:table-cell table:style-name="ce1" office:value-type="string" calcext:value-type="string">
            <text:p>https://news.pts.org.tw/article/725769</text:p>
          </table:table-cell>
          <table:table-cell table:style-name="ce1" office:value-type="string" calcext:value-type="string">
            <text:p>2024-11-25 12:31</text:p>
          </table:table-cell>
          <table:table-cell table:style-name="ce2" office:value-type="string" calcext:value-type="string">
            <text:p><text:span text:style-name="T63">台中市府</text:span><text:span text:style-name="T64">21</text:span><text:span text:style-name="T65">至</text:span><text:span text:style-name="T66">23</text:span><text:span text:style-name="T67">日在各大市場商圈發放物調券，拿</text:span><text:span text:style-name="T66">100</text:span><text:span text:style-name="T67">元現金可以兌換</text:span><text:span text:style-name="T64">200</text:span><text:span text:style-name="T65">元面額的物調券</text:span><text:span text:style-name="T66">1</text:span><text:span text:style-name="T65">張，每人限換</text:span><text:span text:style-name="T64">200</text:span><text:span text:style-name="T67">元。結果各地排隊人潮造成亂象，民眾抱怨連連，民代更批評飢餓行銷，經濟效益卻有限。經發局表示</text:span><text:span text:style-name="T64">5</text:span><text:span text:style-name="T65">波發放估計帶來</text:span><text:span text:style-name="T66">3.5</text:span><text:span text:style-name="T65">億經濟效益，未來發放時會考量場地大小。民眾大排長龍都是為了領台中市物調券，經發局</text:span><text:span text:style-name="T66">21</text:span><text:span text:style-name="T65">日起連</text:span><text:span text:style-name="T64">3</text:span><text:span text:style-name="T67">天在各大市場、夜市、商圈發放物調券，吸引大批年者長一大清早前往排隊，人龍幾乎看不到盡頭，衍生諸多亂象，包括民眾占位置、妨礙交通及噪音垃圾問題。民眾劉女士表示，「排一個多小時，他</text:span><text:span text:style-name="T66">8</text:span><text:span text:style-name="T67">點半，我差不多</text:span><text:span text:style-name="T66">7</text:span><text:span text:style-name="T65">點多就去，有帶一張椅子來坐。」民眾張先生則說：「一般是買菜的人，我是陪太太來，所以我對那個沒興趣。」台中市近</text:span><text:span text:style-name="T66">2</text:span><text:span text:style-name="T67">年分</text:span><text:span text:style-name="T66">5</text:span><text:span text:style-name="T65">波發放物調券，民眾拿</text:span><text:span text:style-name="T66">100</text:span><text:span text:style-name="T67">元現金兌換</text:span><text:span text:style-name="T64">200</text:span><text:span text:style-name="T65">元券，可在指定商家消費。民代批評亂象叢生，排隊造成其他店家出入困難，並且因為領取物調券沒有記名制，有許多重覆領取的狀況，經濟效益有限卻帶來龐大的社會成本。民進黨台中市議員陳淑華指出，「噪音，甚至造成一些民宅、店家出入的不方便，所以這都可以顯示出台中市政府在規劃物調券的發放，應該要有更完整的配套。」台中市經發局市場管理科長蔡永福回應，「如果說有些場地不適合，我們都會再去調整，去比較，找附近比較合適的、空曠的地方去做一個發放。」經發局表示， </text:span><text:span text:style-name="T64">5</text:span><text:span text:style-name="T67">波活動共發送</text:span><text:span text:style-name="T64">145</text:span><text:span text:style-name="T65">萬份物調券，預計可達到</text:span><text:span text:style-name="T64">3.5</text:span><text:span text:style-name="T65">億元的經濟效益，先前</text:span><text:span text:style-name="T64">4</text:span><text:span text:style-name="T65">波物調券回收率為百分之百，希望能活絡經濟。至於發放時的確有造成部分亂象，未來場地會一併列入考量。</text:span></text:p>
          </table:table-cell>
          <table:table-cell table:number-columns-repeated="1020"/>
        </table:table-row>
        <table:table-row table:style-name="ro1">
          <table:table-cell table:style-name="ce2" office:value-type="string" calcext:value-type="string">
            <text:p><text:span text:style-name="T1">綠鬣蜥災情北擴至雲林 擬補助抓捕成蜥每隻</text:span><text:span text:style-name="T2">250</text:span><text:span text:style-name="T3">元</text:span></text:p>
          </table:table-cell>
          <table:table-cell table:style-name="ce1" office:value-type="string" calcext:value-type="string">
            <text:p>https://news.pts.org.tw/article/725765</text:p>
          </table:table-cell>
          <table:table-cell table:style-name="ce1" office:value-type="string" calcext:value-type="string">
            <text:p>2024-11-25 12:31</text:p>
          </table:table-cell>
          <table:table-cell table:style-name="ce2" office:value-type="string" calcext:value-type="string">
            <text:p><text:span text:style-name="T48">綠鬣蜥氾濫成災，原本大多出現在南部縣市，但近期包括雲林、苗栗都發現蹤跡，綠鬣蜥災情已逐漸蔓延至北部，對此林業署表示，將比照埃及聖䴉模式組成移除團隊，並讓地方政府開放民眾接受訓練後共同移除，成蜥每隻新台幣</text:span><text:span text:style-name="T49">250</text:span><text:span text:style-name="T50">元，希望中央與地方合作，明（</text:span><text:span text:style-name="T51">2025</text:span><text:span text:style-name="T52">）年能移除</text:span><text:span text:style-name="T51">12</text:span><text:span text:style-name="T50">萬隻。綠鬣蜥入侵台灣，原本大部分都集中在南部縣市，但最近在雲林縣口湖鄉也有發現，有當地農民短短一週自行捕捉到超過</text:span><text:span text:style-name="T51">80</text:span><text:span text:style-name="T52">隻綠鬣蜥，讓地方擔心一旦大量繁殖將會影響農作物生長。雲林農民說：「會吃水果、吃菜，我們種的菜都會吃。困擾阿，你看旁邊所種的玉米都被吃掉兩排了，你去看就看到。」口湖鄉長李龍飛表示，「農民要面對一個那麼大不確定因素，這對雲林縣未來也會造成很大影響。」綠鬣蜥原產於中南美洲，約</text:span><text:span text:style-name="T49">30</text:span><text:span text:style-name="T52">年前被輸入到台灣當寵物飼養，但後來因為多人棄養，造成中南部</text:span><text:span text:style-name="T51">10</text:span><text:span text:style-name="T50">縣市都有綠鬣蜥繁衍蹤影，甚至慢慢向北蔓延，對此農政單位也規劃移除計畫來因應。雲縣府農業處處長魏勝德指出，「雲林沿海地區發現綠鬣蜥行蹤，近期雲林縣政府將邀集專家學者研商處理這件事情，並招集有興趣參與捕捉的民眾進行人力培育。」雲縣府農業處表示，經調查縣內包括水林鄉、口湖鄉都發現綠鬣蜥族群繁殖，將研擬開設捕捉專業人才培訓課程，並配合中央相關移除計畫，讓完成受訓參與移除的民眾，給予成蜥每隻</text:span><text:span text:style-name="T49">250</text:span><text:span text:style-name="T50">元、未達</text:span><text:span text:style-name="T49">30</text:span><text:span text:style-name="T50">公分每隻</text:span><text:span text:style-name="T49">100</text:span><text:span text:style-name="T50">元獎勵。</text:span></text:p>
          </table:table-cell>
          <table:table-cell table:number-columns-repeated="1020"/>
        </table:table-row>
        <table:table-row table:style-name="ro1">
          <table:table-cell table:style-name="ce2" office:value-type="string" calcext:value-type="string">
            <text:p>部分動物展演未申請許可證 宜蘭縣府：持續輔導清查</text:p>
          </table:table-cell>
          <table:table-cell table:style-name="ce1" office:value-type="string" calcext:value-type="string">
            <text:p>https://news.pts.org.tw/article/725764</text:p>
          </table:table-cell>
          <table:table-cell table:style-name="ce1" office:value-type="string" calcext:value-type="string">
            <text:p>2024-11-25 12:31</text:p>
          </table:table-cell>
          <table:table-cell table:style-name="ce2" office:value-type="string" calcext:value-type="string">
            <text:p><text:span text:style-name="T4">宜蘭縣有不少以動物展演場為號召、用來吸客的業者，但部分業者所擁有的動物數量不多，就不需申請展演許可證，動物也不用定期檢疫，和人還是有親密接觸，引發外界疑慮。縣政府表示，經清查目前全縣共</text:span><text:span text:style-name="T12">30</text:span><text:span text:style-name="T13">家有動物展演的業者，其中</text:span><text:span text:style-name="T5">7</text:span><text:span text:style-name="T6">家沒有許可證，會持續輔導、清查。拿著草和羊親密互動，並開心拍照，近幾年宜蘭縣這類動物展演場域，越來越多，吸引不少遊客，但有民代接獲陳情，認為縣內多數展演場域，未合法申請展演許可證，動物也未定期檢疫，是個問題。宜蘭縣議員林詩穎表示，「家長會認為在這樣子的蓬勃發展的親子動物農場，在宜蘭縣內蓬勃發展，是不是不太清楚我們宜蘭縣政府的把關機制稽查標準，到底有沒有落實。」依照《動保法》規定，動物展演的定義，是在公共場所或公眾得出入的場所，以動物供展示、表演或與人互動，但有些場域動物數量不多，店家認為只是自己養的寵物，不到展演規模，就沒有申請許可證，和定期檢疫。民眾說道，「需要防止這種傳染病，因為展演動物會跟人近距離接觸。」、「我覺得要定期檢疫，就是這樣才會知道牠有沒有生病，還是寄生蟲之類的。」實際訪問民眾，認為這些動物和人會有親密接觸，還是有定期檢疫，才能避免傳染病或寄生蟲的問題。根據縣政府近期的清查，縣內目前共有</text:span><text:span text:style-name="T5">30</text:span><text:span text:style-name="T6">家動物展演業者，其中</text:span><text:span text:style-name="T5">7</text:span><text:span text:style-name="T6">家未依法申請展演許可證，還在輔導中。宜蘭縣農業處長李新泰表示，「這部份我們會持續依照《動保法》的一個相關規定，來針對縣內，只要有涉及動物展演的一個空間，我們都會來輔導相關的業主，依照相關規定來申請。」縣政府表示，為保護動物及避免民眾接觸動物產生危害，會要求業者，只要有以動物為回號召營利，就需申請展演許可，否則會依法裁處，並視情節禁止業者繼續展演行為，並持續輔導、清查。</text:span></text:p>
          </table:table-cell>
          <table:table-cell table:number-columns-repeated="1020"/>
        </table:table-row>
        <table:table-row table:style-name="ro1">
          <table:table-cell table:style-name="ce2" office:value-type="string" calcext:value-type="string">
            <text:p>台中百棵行道樹遭斷頭式修剪 公路局：掉落枝葉恐傷人</text:p>
          </table:table-cell>
          <table:table-cell table:style-name="ce1" office:value-type="string" calcext:value-type="string">
            <text:p>https://news.pts.org.tw/article/725763</text:p>
          </table:table-cell>
          <table:table-cell table:style-name="ce1" office:value-type="string" calcext:value-type="string">
            <text:p>2024-11-25 12:31</text:p>
          </table:table-cell>
          <table:table-cell table:style-name="ce2" office:value-type="string" calcext:value-type="string">
            <text:p><text:span text:style-name="T1">台中市豐原區圓環東路沿線上百棵行道樹印度紫檀最近被修剪，有民眾質疑這種斷頭式修剪方法不當，公路局表示常接獲民眾反映行道樹太高大，有強風吹襲時，掉落枝葉恐傷及用路人，才會修剪較多枝葉，下次會請廠商留意。整排路樹只剩光禿禿的枝幹，在豐原圓環東路沿線，中央分隔島的上百棵印度紫檀行道樹，有民眾最近發現行道樹，被修剪後只剩枝幹，質疑現在不是颱風季節，修剪樹枝時機不適合且修剪過頭。公路局中區養工處台中工務段長陳俊彰表示，「圓環東路是沿路種植印度紫檀，因為樹木高聳大概</text:span><text:span text:style-name="T2">3</text:span><text:span text:style-name="T3">層樓高，且中央分隔島腹地不大，在颱風或風大的時候，可能路樹會傾倒或折枝，所以我們也是因應地方的要求做修剪，樹型過度修剪的部分，我們已經責成廠商，後續修剪的時候，要避免這種情形再發生。」公路局中區養護工程處表示，因為民眾反映颱風季期間圓環東路行道樹常有枝葉遭吹落，希望縮小樹型防止倒樹傷人，但目前冬季屬於落葉期，修剪樹木後部分樹木只剩枝幹，後續已要求廠商避免過度修剪樹木，避免發生類似情況。</text:span></text:p>
          </table:table-cell>
          <table:table-cell table:number-columns-repeated="1020"/>
        </table:table-row>
        <table:table-row table:style-name="ro1">
          <table:table-cell table:style-name="ce2" office:value-type="string" calcext:value-type="string">
            <text:p>台東棒球村樹木樹冠層遭砍 環保局：廠商依教育處要求</text:p>
          </table:table-cell>
          <table:table-cell table:style-name="ce1" office:value-type="string" calcext:value-type="string">
            <text:p>https://news.pts.org.tw/article/725762</text:p>
          </table:table-cell>
          <table:table-cell table:style-name="ce1" office:value-type="string" calcext:value-type="string">
            <text:p>2024-11-25 12:31</text:p>
          </table:table-cell>
          <table:table-cell table:style-name="ce2" office:value-type="string" calcext:value-type="string">
            <text:p>台東縣棒球村的周邊修剪樹木，卻將樹冠層都砍掉，民眾擔心樹會枯死，環保團體也批評是在破壞環境。不過縣環保局說，派遣廠商的修剪方式是照教育處要求的。台東縣立棒球村週邊，在颱風過後進行樹木修剪工程，不過有民眾發現，修剪的方式把樹冠層都砍掉了，像是砍頭一樣的修剪，大部分的樹都看不到樹葉。附近的民眾擔心冬天快到了，樹會枯死，而且修剪公告上寫的是環保局執行，環保團體就質疑這樣是錯誤示範。民眾張先生表示，「你還是要懂得修樹枝，它的未來生長是怎麼樣。」青銀共創環境保護協會理事長林耿弘指出，「這竟然是環保局的業務，一個環境保護的單位，竟然做出這樣一個不當的修剪示範。」環保局表示，這次是接受教育處體育場委託，提供開口契約廠商施工，而修剪計畫是由體育場跟廠商洽談。台東縣立體育場則表示，確實有發現廠商過度修剪棒球村樹木，會加強照顧，避免樹木死亡。台東縣立體育場場長林威有說道，「今天下午開始，除了去加強它的根部的一個澆水灌溉，確保它可以吸收到足夠的水分。」體育場強調，會持續觀察並維護樹木生長情況，不過環保團體要求，台東縣已不只一次發生齊頭砍樹修剪樹木的情況，應該建立合格廠商名單，找對的人來修樹，才能避免樹木被砍頭的事件一再發生。</text:p>
          </table:table-cell>
          <table:table-cell table:number-columns-repeated="1020"/>
        </table:table-row>
        <table:table-row table:style-name="ro1">
          <table:table-cell table:style-name="ce2" office:value-type="string" calcext:value-type="string">
            <text:p>桃園舉辦首屆蘿蔔節 千人體驗蘿蔔醃漬文化</text:p>
          </table:table-cell>
          <table:table-cell table:style-name="ce1" office:value-type="string" calcext:value-type="string">
            <text:p>https://news.pts.org.tw/article/725761</text:p>
          </table:table-cell>
          <table:table-cell table:style-name="ce1" office:value-type="string" calcext:value-type="string">
            <text:p>2024-11-25 12:31</text:p>
          </table:table-cell>
          <table:table-cell table:style-name="ce2" office:value-type="string" calcext:value-type="string">
            <text:p><text:span text:style-name="T24">桃園舉行第</text:span><text:span text:style-name="T25">1</text:span><text:span text:style-name="T26">屆的蘿蔔節，邀請上千個民眾一起體驗醃蘿蔔，也可以了解傳統客家人的飲食文化。音樂一下，現場千位民眾和南勢國小學童一起跳起</text:span><text:span text:style-name="T27">16</text:span><text:span text:style-name="T28">蹲，帶起熱鬧氣氛，桃園市平鎮區農會</text:span><text:span text:style-name="T27">24</text:span><text:span text:style-name="T28">日舉辦</text:span><text:span text:style-name="T25">2024</text:span><text:span text:style-name="T28">平鎮蘿蔔節，現場有客家菜包製作、醃蘿蔔</text:span><text:span text:style-name="T25">DIY</text:span><text:span text:style-name="T28">及農田巡禮等農事體驗，讓市民近距離接觸農業。學童說道，「是第一次，今天來做菜包、醃蘿蔔，我覺得很好玩。」民眾表示，「好玩好玩，我們平常在家，平常都會做醃蘿蔔、蘿蔔糕，還有醬蘿蔔、蘿蔔乾，什麼都做。」活動重頭戲為千人做菜包、醃蘿蔔，有平民人參稱號的蘿蔔可以煮湯、醃成蘿蔔乾，桃園市平鎮區農會今年</text:span><text:span text:style-name="T27">9</text:span><text:span text:style-name="T26">月種下，到</text:span><text:span text:style-name="T27">11</text:span><text:span text:style-name="T28">月秋冬採收。讓參與民眾了解蘿蔔種植生長方式、學習挑選和保存新鮮食材，最後動手加工做成美味醃蘿蔔及客家菜包，體驗蘿蔔從產地到餐桌的美妙旅程。桃園市副市長蘇俊賓回應，「我們也往下紮根，今天好多校長帶著小朋友來，我們推廣食農教育，讓我們一代一代一代都能夠了解，我們在地的文化、在地的農業。」桃園市蘿蔔種植面積約</text:span><text:span text:style-name="T25">16.13</text:span><text:span text:style-name="T26">公頃，總計產量逾</text:span><text:span text:style-name="T25">31</text:span><text:span text:style-name="T26">萬公斤，有夏玉、明利、板葉中生、金鉤和大眾廣為熟知的台灣白玉</text:span><text:span text:style-name="T25">5</text:span><text:span text:style-name="T26">種品種。市府表示，透過活動讓民眾下田拔蘿蔔感受作物堅韌生命力，動手醃蘿蔔、客家菜包</text:span><text:span text:style-name="T25">DIY</text:span><text:span text:style-name="T26">體現客家人愛物惜物、就地取材的傳統，也實踐珍惜食物減少浪費、地產地銷永續農業理念。</text:span></text:p>
          </table:table-cell>
          <table:table-cell table:number-columns-repeated="1020"/>
        </table:table-row>
        <table:table-row table:style-name="ro1">
          <table:table-cell table:style-name="ce2" office:value-type="string" calcext:value-type="string">
            <text:p>屏東公園聖誕點燈 民眾踩、躺草坪拍照</text:p>
          </table:table-cell>
          <table:table-cell table:style-name="ce1" office:value-type="string" calcext:value-type="string">
            <text:p>https://news.pts.org.tw/article/725696</text:p>
          </table:table-cell>
          <table:table-cell table:style-name="ce1" office:value-type="string" calcext:value-type="string">
            <text:p>2024-11-24 19:31</text:p>
          </table:table-cell>
          <table:table-cell table:style-name="ce1" office:value-type="string" calcext:value-type="string">
            <text:p><text:span text:style-name="T92">2024</text:span><text:span text:style-name="T93">屏東聖誕節</text:span><text:span text:style-name="T94">23</text:span><text:span text:style-name="T93">日在屏東公園盛大點燈，吸引遊客來拍照，卻也出現亂象，有人直接躺在草坪燈海上拍照，也有人闖進裝置藝術，踩在「請勿踩踏」的警告標語上取景。屏東縣府表示，如果有破壞、毀損行為，依法最高可罰</text:span><text:span text:style-name="T95">6</text:span><text:span text:style-name="T93">千元。草皮上點燈看起來很美，但仔細一看，卻有人為了拍張美照，就直接躺在草坪的燈海裡，另一邊還有民眾直接闖進裝置藝術，一腳踩在「請勿踩踏」的警告標語上取景拍照，</text:span><text:span text:style-name="T95">2024</text:span><text:span text:style-name="T93">屏東聖誕節</text:span><text:span text:style-name="T95">23</text:span><text:span text:style-name="T93">日才在屏東公園盛大點燈，開幕第一天吸引大量遊客，卻也出現亂象。民眾說：「草地會發光就是要讓大家看漂亮的，你在那邊破壞掉電燈那些東西當然就不好。」、「如果是我，我會覺得怕被電到，不要做這種動作，我從小有教說不要踐踏草坪。」百年歷史的屏東公園，夜晚在燈光點綴下，讓人彷彿置身在歐洲童話故事中，而白天雖然沒有點燈，還是吸引民眾來拍照，卻同樣有人不顧草坪上仍有電線、燈具，還是直接踩上去要靠近裝置藝術取景。不過也有很多民眾遵守規定，隔著一定的距離拍照，就怕會破壞美麗的造景。屏東縣傳播暨國際事務處長鄞鳳蘭表示，「直接躺在燈海上面的拍照行為，不但容易造成燈飾的破壞，更容易因為通電造成觸電產生危險。」縣府呼籲民眾發揮公民素養，共同愛護燈具跟裝置藝術，如果有破壞、毀損行為，勸阻不聽，依照屏東縣公園管理自治條例，最高可開罰</text:span><text:span text:style-name="T95">6</text:span><text:span text:style-name="T93">千元，未來也會加強巡視。</text:span></text:p>
          </table:table-cell>
          <table:table-cell table:number-columns-repeated="1020"/>
        </table:table-row>
        <table:table-row table:style-name="ro1">
          <table:table-cell table:style-name="ce2" office:value-type="string" calcext:value-type="string">
            <text:p>高雄茂林黑米祭黑豬被打 部落解釋抓豬是祭典儀式</text:p>
          </table:table-cell>
          <table:table-cell table:style-name="ce1" office:value-type="string" calcext:value-type="string">
            <text:p>https://news.pts.org.tw/article/725695</text:p>
          </table:table-cell>
          <table:table-cell table:style-name="ce1" office:value-type="string" calcext:value-type="string">
            <text:p>2024-11-24 19:31</text:p>
          </table:table-cell>
          <table:table-cell table:style-name="ce2" office:value-type="string" calcext:value-type="string">
            <text:p><text:span text:style-name="T1">高雄茂林多納里這週末舉辦傳統黑米祭典，有民眾目擊豬隻被多人圍捕重壓，還遭拳打腳踢，質疑有虐待動物問題。當地部落跟原民會解釋，抓豬為文化意涵，是祭典中不可或缺的儀式，但會檢討過度激烈的動作。黑豬被綁在竹竿上動彈不得，又遭人以腳重踹頭部。民眾</text:span><text:span text:style-name="T2">23</text:span><text:span text:style-name="T3">日到高雄茂林參觀多納黑米祭，卻發現其中的狩獵技能活動疑似虐待動物，導致豬隻不停慘叫。目擊民眾張小姐說：「又踹、又踢、然後又壓，雖然那些動物可能最後都要被宰殺，但是我覺得要被宰殺之前也應該要受到尊重。」部落青年奔向操場，黑豬嚇得到處逃竄再被撲倒。主辦單位解釋，活動是以畜養的豬來模擬獵人在山林狩獵的過程，是部落不可缺少的文化祭典之一。茂林區納美下三社文化促進協會理事長羅誠說道，「當獵物叫得越大聲，表示這個勇士就要去 類似要去制伏（獵物），然後表示他的戰功。」高雄市原民會主委阿布斯說明，「部落這裡都有跟我們的農業局跟動保處這邊申請說依據祭典的需求，所以會有一些跟動物相關，抓豬這樣的一些行為，其實農業局這邊也給予尊重。」部落盼外界能理解並尊重傳統文化；但動保團體有不同看法，認為任何民俗祭典都不該有虐待動物的特權。台灣動物社會研究會副執行長陳玉敏認為，「（這種行為跟）狩獵文化對生命跟自然是尊重的，這樣的精神完全違背，而且這樣的活動它更不利民眾理解原民的傳統狩獵精神、不利於族群的對話。」祭典引發虐豬疑慮，原民會及當地部落表示，會檢討並加強文化教育訓練，以符合大眾期待。動保處則表示尊重原住民文化，但也會針對個案是否違反《動保法》進行查處。</text:span></text:p>
          </table:table-cell>
          <table:table-cell table:number-columns-repeated="1020"/>
        </table:table-row>
        <table:table-row table:style-name="ro1">
          <table:table-cell table:style-name="ce2" office:value-type="string" calcext:value-type="string">
            <text:p>壽山動物園獼猴出沒地 嬰兒車成搶食目標</text:p>
          </table:table-cell>
          <table:table-cell table:style-name="ce1" office:value-type="string" calcext:value-type="string">
            <text:p>https://news.pts.org.tw/article/725666</text:p>
          </table:table-cell>
          <table:table-cell table:style-name="ce1" office:value-type="string" calcext:value-type="string">
            <text:p>2024-11-24 12:31</text:p>
          </table:table-cell>
          <table:table-cell table:style-name="ce2" office:value-type="string" calcext:value-type="string">
            <text:p><text:span text:style-name="T7">高雄壽山本就是台灣獼猴棲地，動物園周邊更是獼猴經常出沒的地點，由於不少推嬰兒車前來的遊客，會在車上掛許多提袋跟食物，讓獼猴認定嬰兒車與食物有關，導致近期常出現獼猴搶嬰兒車的狀況，專家跟動物園方也呼籲民眾別帶食物或塑膠袋等提袋上山，以免成為獼猴搶食目標。獼猴追著嬰兒車不走，甚至直接出手拉扯車上提袋，一手抱著孩子的爸爸為了躲避還跌倒。事發在高雄壽山動物園門口，</text:span><text:span text:style-name="T8">24</text:span><text:span text:style-name="T9">日一早回現場，有遊客表示曾被搶過</text:span><text:span text:style-name="T8">2</text:span><text:span text:style-name="T9">次。遊客說：「餅乾還有飲料，然後你放著，牠會跑過來搶這樣子。」、「紙巾什麼的都把它拿出來，避免牠們會覺得很可疑就會來翻，因為小朋友遇過好幾次了，他們都知道。」保全在動物園周邊巡視，以水槍嚇阻獼猴，並提醒遊客收好食物或提袋。專家表示，嬰兒車上通常會掛有許多提袋或食物，久而久之就導致獼猴認定嬰兒車跟食物有關。台灣獼猴共存推廣協會秘書長林美吟指出，「獼猴只會覺得那是一台美食攤車，那其實像在國外有一些野生動物的園區，有獼猴出沒的地方都是禁止攜帶食物跟塑膠袋跟邊走邊吃，都是在限定的區域去飲食。」孩子開心拿草餵波爾羊，壽山是台灣獼猴棲地，動物園因為有遊客進出，也讓獼猴慣性聚集在周邊覓食。為避免人猴衝突，園方也設法驅猴。高雄市壽山動物園主任莊絢智表示，「透過園區保全巡邏的方式，目前市府也在宣導使用這種水彈槍，我們希望用這種對獼猴比較不會有傷害性的方式，來做這種威嚇的動作。園區立著食物不外露的提醒標語，專家希望民眾來到壽山，除了認識園區動物也認識當地野生動物，透過不斷宣導降低搶食狀況，讓人猴和平共存。</text:span></text:p>
          </table:table-cell>
          <table:table-cell table:number-columns-repeated="1020"/>
        </table:table-row>
        <table:table-row table:style-name="ro1">
          <table:table-cell table:style-name="ce2" office:value-type="string" calcext:value-type="string">
            <text:p>中友百貨埔里開發案遭居民反對 南投縣府：環評通過才能開發</text:p>
          </table:table-cell>
          <table:table-cell table:style-name="ce1" office:value-type="string" calcext:value-type="string">
            <text:p>https://news.pts.org.tw/article/725638</text:p>
          </table:table-cell>
          <table:table-cell table:style-name="ce1" office:value-type="string" calcext:value-type="string">
            <text:p>2024-11-23 19:31</text:p>
          </table:table-cell>
          <table:table-cell table:style-name="ce2" office:value-type="string" calcext:value-type="string">
            <text:p><text:span text:style-name="T34">中友百貨旗下投資的埔里農莊在南投埔里鎮開發案，引發當地居民反對，今（</text:span><text:span text:style-name="T35">23</text:span><text:span text:style-name="T36">）日下午十多位當地民眾和環團來到台中中友百貨前高喊抗議，並希望發起抵制財團。中友百貨也發布聲明，表示營運和規劃事宜都是經過專業規劃，否認對環境造成衝擊，程序合法。而南投縣府表示，將會依照規定審查，環評通過後才能進行後續開發。環團和來自南投埔里一新里的居民，拿著筊白筍殼來到台中中友百貨前，高喊抗議表達訴求。居民用行動表達憤怒，因為不滿中友百貨所投資的埔里農莊將要在南投埔里開發度假村，自救會控訴，埔里農莊違法開發</text:span><text:span text:style-name="T37">3</text:span><text:span text:style-name="T38">塊區域近</text:span><text:span text:style-name="T37">200</text:span><text:span text:style-name="T38">公頃山林，不僅土方都被挖除，還私設道路及攔沙壩，不僅威脅台灣白魚的棲地環境，山坡地下方民宅也受到威脅，質疑開發過程不合法。守護台灣白魚永續棲地自救會發言人林宥岑表示，「他要進入環評的只有旅館案的</text:span><text:span text:style-name="T35">8.7</text:span><text:span text:style-name="T36">公頃，另外一個在我們其他的里，總共是</text:span><text:span text:style-name="T35">113</text:span><text:span text:style-name="T38">公頃。這加起來林林總總，只有這兩個案要進入環評，其他這些都不用進入環評。」而中友百貨也提出說明，埔里農莊是旗下投資的公司，整個營運和規劃案是經過專業規劃，也依照規定申請環評中，強調開發案會兼顧環境保護和相關規定中友百貨發言人王勝豐表示，「絕對沒有自救會成員他們所擔憂的，將規劃污水排入白魚棲息地，以及污染農業灌溉水源的情形。」南投縣府表示，目前</text:span><text:span text:style-name="T37">3</text:span><text:span text:style-name="T36">區開發案中，最先送出環評的旅館開發案，因為缺少地下水的監測資料，已要求補正資料，其他</text:span><text:span text:style-name="T37">2</text:span><text:span text:style-name="T38">案的程序也正在進行中。南投縣環保局長李易書表示，「旅館案已經在審第</text:span><text:span text:style-name="T35">1</text:span><text:span text:style-name="T38">次環評，第</text:span><text:span text:style-name="T35">2</text:span><text:span text:style-name="T36">個案子我們在做內部程序性的審查，第</text:span><text:span text:style-name="T35">3</text:span><text:span text:style-name="T36">個案子目前都還沒提進來。」南投縣府表示，目前僅旅館開發案進入環評程序中，預計明（</text:span><text:span text:style-name="T35">2024</text:span><text:span text:style-name="T36">）年</text:span><text:span text:style-name="T35">5</text:span><text:span text:style-name="T36">月完成補正程序，其他案也會依照相關程序，從嚴來進行審查，通過後才能後續開發，也會請業者加強和民眾溝通。</text:span></text:p>
          </table:table-cell>
          <table:table-cell table:number-columns-repeated="1020"/>
        </table:table-row>
        <table:table-row table:style-name="ro1">
          <table:table-cell table:style-name="ce2" office:value-type="string" calcext:value-type="string">
            <text:p><text:span text:style-name="T7">桃市導盲行穿線劃設輛六都最低 市府：拚明年</text:span><text:span text:style-name="T8">4</text:span><text:span text:style-name="T9">月增至</text:span><text:span text:style-name="T8">35</text:span><text:span text:style-name="T9">處</text:span></text:p>
          </table:table-cell>
          <table:table-cell table:style-name="ce1" office:value-type="string" calcext:value-type="string">
            <text:p>https://news.pts.org.tw/article/725606</text:p>
          </table:table-cell>
          <table:table-cell table:style-name="ce1" office:value-type="string" calcext:value-type="string">
            <text:p>2024-11-23 12:31</text:p>
          </table:table-cell>
          <table:table-cell table:style-name="ce2" office:value-type="string" calcext:value-type="string">
            <text:p><text:span text:style-name="T87">全國視障者約</text:span><text:span text:style-name="T88">5.5</text:span><text:span text:style-name="T89">萬名，各地方政府路續推動路口導盲行穿線，桃園目前只</text:span><text:span text:style-name="T90">10</text:span><text:span text:style-name="T91">處，六都最低，和倒數第</text:span><text:span text:style-name="T90">2</text:span><text:span text:style-name="T91">的高雄、台南相差</text:span><text:span text:style-name="T88">10</text:span><text:span text:style-name="T89">處；桃園市交通局表示，力拚明（</text:span><text:span text:style-name="T90">2025</text:span><text:span text:style-name="T89">）年</text:span><text:span text:style-name="T88">4</text:span><text:span text:style-name="T89">月完成</text:span><text:span text:style-name="T90">35</text:span><text:span text:style-name="T91">處路口劃設。斑馬線中被三條小白線貫穿，這是導盲行穿線。位在桃園區鬧區、中正路和復興路口導盲行穿線，還搭配有聲號誌，但下雨聲、店家廣播聲或車聲太大，視障朋友常常聽不到號誌聲音，另外導盲行穿線沒有方向磚引導，也不夠友善。民眾說道，「最好還是以腳能夠感覺到的會最方便，方向磚對準那個方向，然後走過去，能夠有踩到那個線的機會就可以。」桃園市視障輔導協會理事長黃婉瑜指出，「如果可以跟我們當地的社福團體，溝通或協調場勘，方向也才知道怎麼去做。」桃園目前只有</text:span><text:span text:style-name="T88">10</text:span><text:span text:style-name="T91">處導盲行穿線，六都最低挨批，和倒數第</text:span><text:span text:style-name="T90">2</text:span><text:span text:style-name="T89">的高雄、台南相差</text:span><text:span text:style-name="T90">10</text:span><text:span text:style-name="T91">處。另外，全台導盲交通號誌、標線沒有統一，也不友善，像是號誌秒數太短、周遭聲音太吵、導盲行穿線引導不佳，桃園市視障輔導協會呼籲政府聽取在地社福團體意見，先做示範點再持續推廣。桃園市交通局交通工程科長曾啟倫回應，「考量有聲號誌的設置，以及導盲行穿線的同步設置，能夠更加提升視障者通行路口的安全，所以交通局這邊已經進行派工。」交通局回應，桃園有聲號誌</text:span><text:span text:style-name="T88">25</text:span><text:span text:style-name="T89">處、導盲行穿線</text:span><text:span text:style-name="T88">10</text:span><text:span text:style-name="T89">處，過往主要配合民眾申請需求設置，而不是在有聲號誌設置的時候同步進行劃設，目前已經派工，預計明年</text:span><text:span text:style-name="T88">4</text:span><text:span text:style-name="T89">月底前會有</text:span><text:span text:style-name="T88">25</text:span><text:span text:style-name="T89">處導盲行穿線外，也會在其他路口新設行穿線，累計達</text:span><text:span text:style-name="T88">35</text:span><text:span text:style-name="T89">處路口劃設。</text:span></text:p>
          </table:table-cell>
          <table:table-cell table:number-columns-repeated="1020"/>
        </table:table-row>
        <table:table-row table:style-name="ro1">
          <table:table-cell table:style-name="ce2" office:value-type="string" calcext:value-type="string">
            <text:p>北市府拆新生和平天橋 護橋團體今赴議會表達抗議</text:p>
          </table:table-cell>
          <table:table-cell table:style-name="ce1" office:value-type="string" calcext:value-type="string">
            <text:p>https://news.pts.org.tw/article/725567</text:p>
          </table:table-cell>
          <table:table-cell table:style-name="ce1" office:value-type="string" calcext:value-type="string">
            <text:p>2024-11-22 19:31</text:p>
          </table:table-cell>
          <table:table-cell table:style-name="ce2" office:value-type="string" calcext:value-type="string">
            <text:p><text:span text:style-name="T34">台北市新生和平天橋拆除作業持續進行中，台北市長蔣萬安今（</text:span><text:span text:style-name="T35">22</text:span><text:span text:style-name="T36">）日赴議會備詢時，護橋團體就在市議會門口等候，抗議市府霸道拆橋，質疑拆除行政流程與現場作業都有重大瑕疵；學者認為，天橋拆除與否，不應只有是否為文化資產的討論，還要從都市設計、城市願景等高度來看。守護新生和平天橋公民團體抗議霸道拆橋，等在議會門口要求與市長蔣萬安面對面溝通，蔣萬安直接走進議會並未多做回應。守護新生和平天橋發起人林玟君提到，「從</text:span><text:span text:style-name="T37">10</text:span><text:span text:style-name="T38">月</text:span><text:span text:style-name="T37">24</text:span><text:span text:style-name="T38">日公告天橋拆除，直至今日市民都沒有獲得任何的正面回應，市長剛剛就直接從我們面前經過，一樣是拒絕溝通的狀態。」上午議員也會同民團召開記者會，批評市府拆除新生和平天橋未落實溝通。學者認為，天橋拆除與否，不應只有是否為文化資產的討論，還要從都市設計、城市願景、市民參與等高度來看。台大建築與城鄉所副教授黃舒楣認為，「其實現在還來得及停損，拆到一半的天橋有沒有機會結合部分的遺構，作為一個反思的紀念展示空間，去修補市民對於城市的期望。」對於護橋團體質疑文資審議過於迅速，在行政程序與施工過程都存有重大瑕疵。文化局也回應，因為該標的有被立即拆除可能，須要盡早安排會勘，以確保現場狀況完整，能評估其文資價值潛力。公視記者黃姵涵報導，「新生和平天橋</text:span><text:span text:style-name="T35">11</text:span><text:span text:style-name="T36">月</text:span><text:span text:style-name="T35">19</text:span><text:span text:style-name="T38">日晚上</text:span><text:span text:style-name="T37">11</text:span><text:span text:style-name="T36">時開始拆除，今日將邁入第</text:span><text:span text:style-name="T37">4</text:span><text:span text:style-name="T38">天，現場可以看到拆橋進度已經達到</text:span><text:span text:style-name="T35">40%</text:span><text:span text:style-name="T38">，預計</text:span><text:span text:style-name="T35">11</text:span><text:span text:style-name="T36">月</text:span><text:span text:style-name="T35">30</text:span><text:span text:style-name="T36">日完成拆除作業。」北市新工處工務科中區工務所主任洪辰儒回應，「最後的收尾工項其實就是人行道及路面的復舊，那這個工作應該會持續到明（</text:span><text:span text:style-name="T35">2025</text:span><text:span text:style-name="T36">）年</text:span><text:span text:style-name="T35">3</text:span><text:span text:style-name="T36">月，當完成之後就是整體的工程完工。」護橋團體則強調，行動還沒有結束，未來也會持續舉辦活動，除了希望可以暫緩拆除做作業，並讓居民獲得溝通機會，修補市民對於城市的期望和信任。</text:span></text:p>
          </table:table-cell>
          <table:table-cell table:number-columns-repeated="1020"/>
        </table:table-row>
        <table:table-row table:style-name="ro1">
          <table:table-cell table:style-name="ce2" office:value-type="string" calcext:value-type="string">
            <text:p>高雄停車格遭居民曬衣架佔用 屏東榮總自行車格被錯認</text:p>
          </table:table-cell>
          <table:table-cell table:style-name="ce1" office:value-type="string" calcext:value-type="string">
            <text:p>https://news.pts.org.tw/article/725565</text:p>
          </table:table-cell>
          <table:table-cell table:style-name="ce1" office:value-type="string" calcext:value-type="string">
            <text:p>2024-11-22 19:31</text:p>
          </table:table-cell>
          <table:table-cell table:style-name="ce2" office:value-type="string" calcext:value-type="string">
            <text:p><text:span text:style-name="T39">路邊停車格遭占用時有所聞，高雄就有一處汽車停車格遭附近居民以曬衣架長期占用，警方獲報到場勸導移除；而屏東榮總院外人行道的自行車格，則因地上警語不夠明顯等因素，導致許多長輩錯認成機車格，造成周邊違停亂象，榮總表示將研議把警示牌及提醒字樣做得更明顯。停車格停的不是汽車而是曬衣架，讓人傻眼。高雄鳳山一處汽車停車格長期遭附近居民占用，沒地方停車的民眾不滿抱怨，警方獲報</text:span><text:span text:style-name="T40">22</text:span><text:span text:style-name="T41">日到場勸導移除，否則要依《道交條例》開罰。高市警南成派出所長吳建銘表示，「在道路堆積、置放足以妨礙交通之物，除責令行為人即時停止並消除障礙外，可處新台幣</text:span><text:span text:style-name="T40">1200</text:span><text:span text:style-name="T42">元以上、</text:span><text:span text:style-name="T40">2400</text:span><text:span text:style-name="T42">元以下罰鍰。」不只高雄，屏東榮總院外人行道的停車格幾乎被機車停滿，但仔細看地上黃字寫的卻是自行車專用。停車民眾說道，「有點不太明顯。」、「我們通常是看到白色格子就停。」民眾認為黃字不夠明顯，長輩若沒細看、錯認成機車格，恐怕就得吃上</text:span><text:span text:style-name="T40">600</text:span><text:span text:style-name="T42">至</text:span><text:span text:style-name="T40">1200</text:span><text:span text:style-name="T42">元的違停罰單，質疑是老人家陷阱；雖然一旁就有收費停車場，但就醫民眾多數是長輩，也有人擔心停車場繳費機對不識字，或不會操作的長輩不友善。榮總就醫民眾認為，「他們那個操作很難操作，出入很不方便 ，要繳錢那個很難操作。」屏東榮總總務室主任董浩然回應，「所有的環道都有用黃色跟藍色的標誌，來標註這個自行車專用道的車格，如果還有不清楚的，我們再來研議，用比較顯著的差異顏色來加強告示。」榮總表示，自行車格是依《綠建築自治條例》劃設，為避免機車違停，已在車格旁立警示牌；警方也提醒，機車騎士不要違停人行道及自行車格，以免阻礙通行還挨罰。</text:span></text:p>
          </table:table-cell>
          <table:table-cell table:number-columns-repeated="1020"/>
        </table:table-row>
        <table:table-row table:style-name="ro1">
          <table:table-cell table:style-name="ce2" office:value-type="string" calcext:value-type="string">
            <text:p><text:span text:style-name="T7">新北第二行政中心工地釀</text:span><text:span text:style-name="T8">1</text:span><text:span text:style-name="T9">死</text:span><text:span text:style-name="T8">3</text:span><text:span text:style-name="T9">傷 違反《建築法》已停工從重究責</text:span></text:p>
          </table:table-cell>
          <table:table-cell table:style-name="ce1" office:value-type="string" calcext:value-type="string">
            <text:p>https://news.pts.org.tw/article/725457</text:p>
          </table:table-cell>
          <table:table-cell table:style-name="ce1" office:value-type="string" calcext:value-type="string">
            <text:p>2024-11-22 12:31</text:p>
          </table:table-cell>
          <table:table-cell table:style-name="ce2" office:value-type="string" calcext:value-type="string">
            <text:p><text:span text:style-name="T48">新北第二行政中心工地，今（</text:span><text:span text:style-name="T49">22</text:span><text:span text:style-name="T50">）日上午發生塔吊斷裂意外，新北市府消防局獲報後，立刻派人前往救援；現場有</text:span><text:span text:style-name="T51">4</text:span><text:span text:style-name="T52">名工人受傷，其中</text:span><text:span text:style-name="T51">1</text:span><text:span text:style-name="T50">名工人送醫搶救不治。新北市府表示，現場發現施工沒做妥安全防護措施，將依違反《建築法》規定，一併裁罰施工單位和監造人。新北市長侯友宜表示，已要求施工單位立即停工，從重追究責任。工地現場，正在進行塔吊作業，下一秒，卻突然斷裂倒塌，造成現場</text:span><text:span text:style-name="T51">4</text:span><text:span text:style-name="T52">名工人受傷。消防局獲報，立即派人車前往救援，受傷</text:span><text:span text:style-name="T49">4</text:span><text:span text:style-name="T52">名工人中，有</text:span><text:span text:style-name="T51">1</text:span><text:span text:style-name="T50">人送醫後搶救不治。意外發生當下，就連附近工廠員工，也被嚇了一跳。附近工廠員工表示，「非常大聲，嚇死了，真的很大聲，重點它還有很震動的搖晃，因為那個真的太‧‧‧‧‧‧重力太重了。」這起工安意外，發生在新北三重區的重新路五段，現場也是新北市府的第二行政中心工地，預計將在</text:span><text:span text:style-name="T49">115</text:span><text:span text:style-name="T50">年底完工，目前鋼構工程進行到</text:span><text:span text:style-name="T49">12</text:span><text:span text:style-name="T50">樓。新北市府表示，現場發現施工沒做妥安全防護措施，將依違反《建築法》規定，一併裁罰施工單位和監造人。新北市新建工程處副處長李仲昀表示，「塔吊轉動的過程裡面它有倒塌的狀況，主吊車不正常的傾倒，所以它才會去撞擊到第</text:span><text:span text:style-name="T49">2</text:span><text:span text:style-name="T50">部。」事發後，新北市長侯友宜，前往工地現場了解狀況，強調任何工安，絕對不能有疏忽。新北市長侯友宜表示，「要求施工單位立即停工，我們按照相關法令從重追究責任，並了解原因。」民進黨新北市議員邱婷蔚表示，「呼籲我們新北市政府應該要上緊發條，第二行政中心都會發生了，那其他地方呢？」為何會發生工安意外，還有待勞檢處調查釐清。目前這起工安，因造成人員受傷涉及刑事責任，立即移送地檢署偵辦。</text:span></text:p>
          </table:table-cell>
          <table:table-cell table:number-columns-repeated="1020"/>
        </table:table-row>
        <table:table-row table:style-name="ro1">
          <table:table-cell table:style-name="ce2" office:value-type="string" calcext:value-type="string">
            <text:p><text:span text:style-name="T1">桃園連棟鐵皮建物火警 下風處</text:span><text:span text:style-name="T2">31</text:span><text:span text:style-name="T3">里恐有異味</text:span></text:p>
          </table:table-cell>
          <table:table-cell table:style-name="ce1" office:value-type="string" calcext:value-type="string">
            <text:p>https://news.pts.org.tw/article/725455</text:p>
          </table:table-cell>
          <table:table-cell table:style-name="ce1" office:value-type="string" calcext:value-type="string">
            <text:p>2024-11-22 12:31</text:p>
          </table:table-cell>
          <table:table-cell table:style-name="ce2" office:value-type="string" calcext:value-type="string">
            <text:p><text:span text:style-name="T68">桃園市八德區高城二街一處連棟鐵皮建物，今（</text:span><text:span text:style-name="T69">22</text:span><text:span text:style-name="T70">）日清晨發生火警，消防局趕往救援，所幸無人受傷受困，不過現場大量濃煙竄升，環保局表示，位於下風處區域可能產生異味，可能受影響地區包括八德、桃園、中壢共</text:span><text:span text:style-name="T71">31</text:span><text:span text:style-name="T72">個里，提醒民眾做好防護。濃濃黑煙中還有火舌竄出，桃園市八德區高城二街</text:span><text:span text:style-name="T71">22</text:span><text:span text:style-name="T72">日清晨</text:span><text:span text:style-name="T69">6</text:span><text:span text:style-name="T70">時多發生火警，一處連棟鐵皮結構建築物起，消防局趕往救援，所幸無人受傷受困。附近居民說道，「起床要出門運動，然後就看到房子開始冒煙了，然後趕快撥打電話報警，黑煙冒得蠻濃的，是感覺很恐怖。」桃園市消防局茄苳分隊長徐浩峰指出，「這案總共出動</text:span><text:span text:style-name="T71">19</text:span><text:span text:style-name="T72">車</text:span><text:span text:style-name="T71">47</text:span><text:span text:style-name="T70">人，來處理這場災害，主要是有</text:span><text:span text:style-name="T71">6</text:span><text:span text:style-name="T72">棟的連棟鐵皮，有火災的情況。」發生火災的</text:span><text:span text:style-name="T69">6</text:span><text:span text:style-name="T72">連棟鐵皮屋，是存放</text:span><text:span text:style-name="T71">3C</text:span><text:span text:style-name="T70">類物品倉庫，像是手機、液晶螢幕、線材等，現場沒有招牌和公司名稱，起火原因和損失還在調查中。桃園市環保局空保科長蔡元正表示，「下風處的一些影響的區域，包含桃園區、八德區還有中壢區的一個部分的里會受到影響，所以我們隨即啟動內部的一個通報機制。」針對鐵皮屋火警濃煙，環保局模擬，事故現場風向為東北風，風速為每秒</text:span><text:span text:style-name="T69">5</text:span><text:span text:style-name="T70">公尺，下風處八德</text:span><text:span text:style-name="T69">4</text:span><text:span text:style-name="T70">里、桃園</text:span><text:span text:style-name="T69">3</text:span><text:span text:style-name="T70">里、中壢</text:span><text:span text:style-name="T69">24</text:span><text:span text:style-name="T70">個里，可能產生異味，也提醒敏感族群、老人、小孩盡量待在室內防護，由於火已經滅了，空污事件也將慢慢告一段落，環保局也請民眾不必恐慌。</text:span></text:p>
          </table:table-cell>
          <table:table-cell table:number-columns-repeated="1020"/>
        </table:table-row>
        <table:table-row table:style-name="ro1">
          <table:table-cell table:style-name="ce2" office:value-type="string" calcext:value-type="string">
            <text:p>宜蘭研議將捉蛇業務委外 減輕消防員負擔</text:p>
          </table:table-cell>
          <table:table-cell table:style-name="ce1" office:value-type="string" calcext:value-type="string">
            <text:p>https://news.pts.org.tw/article/725439</text:p>
          </table:table-cell>
          <table:table-cell table:style-name="ce1" office:value-type="string" calcext:value-type="string">
            <text:p>2024-11-22 12:31</text:p>
          </table:table-cell>
          <table:table-cell table:style-name="ce2" office:value-type="string" calcext:value-type="string">
            <text:p><text:span text:style-name="T29">宜蘭縣的捕蜂捉蛇業務，雖然已經回歸農業處主政，但每年約</text:span><text:span text:style-name="T30">1000</text:span><text:span text:style-name="T31">多件的捉蛇業務，農業處還是以每年</text:span><text:span text:style-name="T32">400</text:span><text:span text:style-name="T31">萬的補助委外給消防局，增加打火弟兄的負擔，縣政府表示，因為要找到</text:span><text:span text:style-name="T30">24</text:span><text:span text:style-name="T31">小時待命捉蛇的廠商不容易，有民間團體建議，公部門能先以鄉鎮為單位，來試辦捉蛇委外。龜殼花被黏鼠板黏住、無法動彈，雨傘節也被網子纏住，台灣地理永續再生發展協會成員，致力於協助這些蛇類脫困，然後再帶到野外野放，回歸大自然，也希望能承包捉蛇業務，以友善的方式，拯救更多蛇類。台灣地理永續再生發展協會總幹事王俊明指出，「民間單位進行到民眾通報的捕捉蛇，到野放是一貫化作業的一個示範，剛好也可以培育在地的，或者是民間的一些人員或人才。」會建議，公部門能以鄉鎮為單位，試辦將捉蛇業務委外，宜蘭縣每年約</text:span><text:span text:style-name="T32">1000</text:span><text:span text:style-name="T33">多件捉蛇勤務，目前雖是由農業處主政，但還是以每年</text:span><text:span text:style-name="T30">400</text:span><text:span text:style-name="T31">萬元的補助，委外給消防局處理，因為縣政府認為，捉蛇有即時性，在宜蘭難以找到能</text:span><text:span text:style-name="T30">24</text:span><text:span text:style-name="T31">小時待命的廠商處理。消防員工作權益促進會秘書長陳彥凱表示，「尤其以宜蘭的狀況來說，它的捉蛇的工作，又是由消防來負擔的話，那其實不僅是會對他們的職業安全上面，造成一些風險，甚至對他們的業務負擔來說也會加重。」捉蛇業務對基層消防員是不小負擔，民間單位認為，如果捉蛇業務能先試辦委外，可以降低消防員負擔，也能培育在地捉蛇人才，降低蛇類傷害。宜蘭縣政府農業處長李新泰回應，「這部分我們會再看看，有沒有適合的地方做一個可以試辦的方式，這個我們也會再跟相關的單位，來做相關的研議。」宜蘭縣政府表示，蛇入侵民宅，民眾大多希望及時排除，如果民間有適合廠商或相關單位，能</text:span><text:span text:style-name="T30">24</text:span><text:span text:style-name="T31">小時待命出勤捉蛇，會找適合的區域，研議試辦捉蛇委外。</text:span></text:p>
          </table:table-cell>
          <table:table-cell table:number-columns-repeated="1020"/>
        </table:table-row>
        <table:table-row table:style-name="ro1">
          <table:table-cell table:style-name="ce2" office:value-type="string" calcext:value-type="string">
            <text:p>雲林口湖偏僻道路遭偷倒垃圾 環保局已逮犯嫌並限期清除</text:p>
          </table:table-cell>
          <table:table-cell table:style-name="ce1" office:value-type="string" calcext:value-type="string">
            <text:p>https://news.pts.org.tw/article/725437</text:p>
          </table:table-cell>
          <table:table-cell table:style-name="ce1" office:value-type="string" calcext:value-type="string">
            <text:p>2024-11-22 12:31</text:p>
          </table:table-cell>
          <table:table-cell table:style-name="ce2" office:value-type="string" calcext:value-type="string">
            <text:p><text:span text:style-name="T19">雲林口湖鄉下崙村鄰近台</text:span><text:span text:style-name="T20">61</text:span><text:span text:style-name="T21">線的偏僻道路，近期被人偷倒廢棄物，嚴重影響鄉內環境，口湖公所接獲通報後，調閱相關監視器並報警處理，目前已找到一名偷倒行為人。對此環保局表示，已限期</text:span><text:span text:style-name="T22">3</text:span><text:span text:style-name="T23">日內清除，並依《廢清法》處</text:span><text:span text:style-name="T22">1200</text:span><text:span text:style-name="T23">元至</text:span><text:span text:style-name="T22">6000</text:span><text:span text:style-name="T23">元罰鍰，若屆期未完成清理，將按日加重處罰。沿著排水溝可以看到一堆一堆廢棄物，包括一般垃圾、損壞家具等，都被人偷倒在雲林口湖下崙村，鄰近</text:span><text:span text:style-name="T20">61</text:span><text:span text:style-name="T23">線的偏僻道路邊，民眾發現後趕緊通報口湖鄉公所追查行為人。口湖鄉鄉長李龍飛表示，「今年</text:span><text:span text:style-name="T22">6</text:span><text:span text:style-name="T21">月的時候，縣政府已經有補助，完成增加</text:span><text:span text:style-name="T22">22</text:span><text:span text:style-name="T21">個點，主要的出入口增設監視器系統，希望用這方式能遏止一些不肖業者。」口湖鄉長李飛龍表示，這處過去多次被亂倒垃圾，甚至還會直接焚燒垃圾，所以後續有向縣府爭取經費設置監控器防範，沒想到還是有人以身試法，後續調監視器畫面報警，通報環保局後已抓到一名行為人。雲林縣環保局稽查員沈煒智指出，「行為人他棄置這些垃圾，表示是自家產出的生活垃圾，然後來這裡丟掉，那是在昨天時候丟棄，警方這邊通報我們，已經做稽查紀錄，針對行為人做開罰。」環保局表示，已將行為人依《廢清法》開罰</text:span><text:span text:style-name="T20">1200</text:span><text:span text:style-name="T21">元至</text:span><text:span text:style-name="T20">6000</text:span><text:span text:style-name="T21">元罰鍰，並要求行為人</text:span><text:span text:style-name="T20">3</text:span><text:span text:style-name="T21">天內清除相關垃圾，若沒在期限內完成清理，將依規定按日連續處罰，後續也將持續追查其他廢棄物的來源。</text:span></text:p>
          </table:table-cell>
          <table:table-cell table:number-columns-repeated="1020"/>
        </table:table-row>
        <table:table-row table:style-name="ro1">
          <table:table-cell table:style-name="ce2" office:value-type="string" calcext:value-type="string">
            <text:p><text:span text:style-name="T1">苗栗三灣居民抗議光電業者進駐 批離住家僅</text:span><text:span text:style-name="T2">3</text:span><text:span text:style-name="T3">米危害健康與農作</text:span></text:p>
          </table:table-cell>
          <table:table-cell table:style-name="ce1" office:value-type="string" calcext:value-type="string">
            <text:p>https://news.pts.org.tw/article/725261</text:p>
          </table:table-cell>
          <table:table-cell table:style-name="ce1" office:value-type="string" calcext:value-type="string">
            <text:p>2024-11-21 12:31</text:p>
          </table:table-cell>
          <table:table-cell table:style-name="ce2" office:value-type="string" calcext:value-type="string">
            <text:p><text:span text:style-name="T34">苗栗三灣銅鏡村是一個僅有</text:span><text:span text:style-name="T35">841</text:span><text:span text:style-name="T36">名人口且世代務農的聚落，但近期發現太陽光電業者進場水保施工，發現案場距民宅最近只有</text:span><text:span text:style-name="T37">3</text:span><text:span text:style-name="T38">公尺。村民今（</text:span><text:span text:style-name="T37">21</text:span><text:span text:style-name="T38">）日到縣議會陳情抗議，縣府說案件</text:span><text:span text:style-name="T35">3</text:span><text:span text:style-name="T36">年前就審查通過，會請業者出面說明，業者表示願意與地方溝通；環團則認為，此案突顯選址的重要性，政府應該重新檢討政策。頭綁布條大喊打死不退，苗栗縣三灣鄉銅鏡村</text:span><text:span text:style-name="T35">40</text:span><text:span text:style-name="T38">位民眾</text:span><text:span text:style-name="T37">21</text:span><text:span text:style-name="T36">日上午來到苗栗縣議會前抗議，因為當地面積約</text:span><text:span text:style-name="T37">2</text:span><text:span text:style-name="T38">公頃的北銅鏡段</text:span><text:span text:style-name="T35">5</text:span><text:span text:style-name="T38">處農地將興建太陽光電案場，距離民宅最近只有</text:span><text:span text:style-name="T35">3</text:span><text:span text:style-name="T36">公尺，認為危害健康與農作。縣長鍾東錦接下陳情書，強調此案場為</text:span><text:span text:style-name="T35">2021</text:span><text:span text:style-name="T36">年縣府審查通過，雖然合法但居民反彈，將協調業者出面溝通。苗栗縣三灣鄉銅鏡村長溫世華表示，「靠近住家太近，廢水的問題，洗的水還是會流到農田嘛，以後這些我要怎麼種農作物咧？」苗栗縣長鍾東錦回應，「光電如果離住家太近，就在人家門口，一定會引起糾紛。我還是希望說業者可以出面一下，跟鄉親再做溝通，甚至我們也願意擔任來跟他們協調看看。」村民怒控雨水沖刷太陽能板的污水會污染農田，農地破碎化破壞農村景觀，人口經濟將更趨蕭條。光電業者則表示，今（</text:span><text:span text:style-name="T35">2024</text:span><text:span text:style-name="T36">）年</text:span><text:span text:style-name="T35">10</text:span><text:span text:style-name="T36">月曾在當地舉辦說明會，但因為村民情緒激動被迫中斷，目前該案場剛完成水保工程，等待縣府驗收，後續願意與地方溝通，並強調清洗面板不會使用化學藥劑，不會污染土地。光電公司總經理特助彭小姐說明，「過程中間情緒有些激動，所以我們是中斷了會議那樣子。那我們也是很希望說有機會再做一個大家對太陽光電的認識，或者是說有些誤解我們可以解開那樣。」苗栗縣環境保護協會理事長陳祺忠指出，「引導業者往比較類似像開發區或都市開發區鄰近周圍的地方，而不是一直讓業者跑到很偏僻的地方，然後他選址的唯一要件就是農地很便宜。」環團則認為，銅鏡村案已審查通過，實務上要反轉很困難，但爭議再一次突顯光電場選址的重要性，應納入生態環境與人文歷史考量，建議政府引導業者向都市開發區鄰近週邊選址，才能避免光電入侵農地的爭議一再發生。</text:span></text:p>
          </table:table-cell>
          <table:table-cell table:number-columns-repeated="1020"/>
        </table:table-row>
        <table:table-row table:style-name="ro1">
          <table:table-cell table:style-name="ce2" office:value-type="string" calcext:value-type="string">
            <text:p>美崙居民聞惡臭疑垃圾場傳出 稽查發現是燃料工廠火警</text:p>
          </table:table-cell>
          <table:table-cell table:style-name="ce1" office:value-type="string" calcext:value-type="string">
            <text:p>https://news.pts.org.tw/article/725260</text:p>
          </table:table-cell>
          <table:table-cell table:style-name="ce1" office:value-type="string" calcext:value-type="string">
            <text:p>2024-11-21 12:31</text:p>
          </table:table-cell>
          <table:table-cell table:style-name="ce2" office:value-type="string" calcext:value-type="string">
            <text:p><text:span text:style-name="T4">花蓮市美崙地區最近常常聞到一股惡臭，附近居民以為是垃圾場傳出，但環保局稽查後發現是一家位於美崙工業區專門處理垃圾的燃料工廠發生火警，垃圾至今還在悶燒，環保局將依法開罰。這家位在美崙工業區往七星潭方向的工廠，是專門將垃圾與木屑混合送往水泥業者和平廠當燃料的廠商，上週一廠區垃圾發生火警後，附近居民開始聞到陣陣惡臭，還以為是花蓮市垃圾場的問題。附近居民表示，「那個是什麼我們也不知道，以前是懷疑是垃圾場燒垃圾。」花蓮市公所清潔隊隊長吳慶展說明，「經過環保局的稽查人員稽查的結果，發現是我們美崙工業區華東路這邊有某一家廠家，他在處理垃圾的時候造成悶燒的情形，所以造成空氣中瀰漫著一股塑膠的味道。」環保局表示，這間製造燃料的工廠堆置的原物料太多，因而在底部積蓄沼氣，加上火警後悶燒還在持續，因此異味隨著東北季風飄散到市區。花蓮縣環保局長饒慶龍回應，「我們</text:span><text:span text:style-name="T12">18</text:span><text:span text:style-name="T13">日、</text:span><text:span text:style-name="T5">19</text:span><text:span text:style-name="T6">日及</text:span><text:span text:style-name="T5">21</text:span><text:span text:style-name="T6">日都有採樣，那我們也會再做戴奧辛的檢測，超標就會罰，異味的部分會從</text:span><text:span text:style-name="T5">10</text:span><text:span text:style-name="T6">萬起跳會開始罰。」縣議員則是表示，這起空污事件因含塑膠與木屑等混合材質，燃燒過程可能產生劇毒物質戴奧辛，嚴重影響居民健康問題，要求縣府必須對業者重罰與追究賠償等問題。花蓮縣議員魏嘉賢指出，「其實在整個居民來講已經非常憤怒了，那塑料確實會產生戴奧辛，也會產生民眾的健康上的問題，要求縣政府立即對廠商進行相關的行動。」環保局強調，目前污染氣體已送成份分析，如果超出規定會立刻開罰，目前已要求廠商暫停施作並以滅火為主，分析與防治結果出爐後才可以復工。</text:span></text:p>
          </table:table-cell>
          <table:table-cell table:number-columns-repeated="1020"/>
        </table:table-row>
        <table:table-row table:style-name="ro1">
          <table:table-cell table:style-name="ce2" office:value-type="string" calcext:value-type="string">
            <text:p>宜蘭沿海定置漁網遭吹壞 網具散落海面卡住漁船</text:p>
          </table:table-cell>
          <table:table-cell table:style-name="ce1" office:value-type="string" calcext:value-type="string">
            <text:p>https://news.pts.org.tw/article/725259</text:p>
          </table:table-cell>
          <table:table-cell table:style-name="ce1" office:value-type="string" calcext:value-type="string">
            <text:p>2024-11-21 12:31</text:p>
          </table:table-cell>
          <table:table-cell table:style-name="ce1" office:value-type="string" calcext:value-type="string">
            <text:p><text:span text:style-name="T96">11</text:span><text:span text:style-name="T97">月的颱風導致宜蘭沿海定置漁網全遭吹壞，加上受東北季風影響海浪不小，業者不能收網損失慘重，部分漁民的漁船螺旋槳也被散落在海面上的網具卡住，造成船隻無法行駛。縣政府表示將協助定置網業者爭取縣將救助，也會協助業者盡速修復漁網。定置漁網的網具受颱風影響全散落在海面上，讓部分漁民的漁船螺旋槳被網具卡住無法動彈，只能請求救援。漁民表示，「我那一天攪到它的（定置網）繩子，在外海攪一下（船）都不能動，離合器又出煙。」另有漁民指出，「我們看到如果沒注意到，螺旋槳會去攪到。」漁民希望這些損壞的定置網能盡速清除，避免影響船隻通行，但因為東北季風到來海面上風浪大，加上定置網具損壞後全都攪在一起，對業者而言要修復網具並不容易。鄭姓定置漁網業者回應，「因為一個多禮拜你不能起浪，你有浪我們也無法收，因為你浪太大，我們顧慮安全。」往年定置網業者都會在</text:span><text:span text:style-name="T98">11</text:span><text:span text:style-name="T99">月開始設置定置漁網，避開</text:span><text:span text:style-name="T100">7</text:span><text:span text:style-name="T99">到</text:span><text:span text:style-name="T98">10</text:span><text:span text:style-name="T99">月的颱風季，但今年</text:span><text:span text:style-name="T100">11</text:span><text:span text:style-name="T97">月還是有颱風侵襲，讓已經下網的業者損失慘重。根據縣政府統計，全縣有</text:span><text:span text:style-name="T100">11</text:span><text:span text:style-name="T99">家業者共</text:span><text:span text:style-name="T98">23</text:span><text:span text:style-name="T97">組定置漁網網具因颱風毀壞，粗估災損金額高達</text:span><text:span text:style-name="T98">3</text:span><text:span text:style-name="T97">億</text:span><text:span text:style-name="T98">2000</text:span><text:span text:style-name="T97">多萬元。宜蘭縣政府海洋所長林信宏表示，「然後目前相關的損失費用大概高達將近</text:span><text:span text:style-name="T98">3</text:span><text:span text:style-name="T97">億多，目前縣府在積極的彙整他們（定置網）所提供的資料，來報中央爭取相關的一個現金救助跟低利率貸款。」縣政府表示，已積極彙整定置網業者的損失情況，之後將報中央爭取現金救助以及低利率貸款；至於毀壞網具四處飄散的部分會盡量協助漁民，鼓勵他們盡速修復網具。</text:span></text:p>
          </table:table-cell>
          <table:table-cell table:number-columns-repeated="1020"/>
        </table:table-row>
        <table:table-row table:style-name="ro1">
          <table:table-cell table:style-name="ce2" office:value-type="string" calcext:value-type="string">
            <text:p>雲林雞場工寮失火太陽能板燒光 所幸無延燒雞舍起火原因待查</text:p>
          </table:table-cell>
          <table:table-cell table:style-name="ce1" office:value-type="string" calcext:value-type="string">
            <text:p>https://news.pts.org.tw/article/725062</text:p>
          </table:table-cell>
          <table:table-cell table:style-name="ce1" office:value-type="string" calcext:value-type="string">
            <text:p>2024-11-20 12:31</text:p>
          </table:table-cell>
          <table:table-cell table:style-name="ce2" office:value-type="string" calcext:value-type="string">
            <text:p><text:span text:style-name="T48">雲林西螺、莿桐交界一處養近</text:span><text:span text:style-name="T49">2</text:span><text:span text:style-name="T50">萬隻雞的雞場，</text:span><text:span text:style-name="T51">20</text:span><text:span text:style-name="T52">日上午</text:span><text:span text:style-name="T51">8</text:span><text:span text:style-name="T50">時多發生火警，消防局獲報前往搶救，現場有濃煙及明火竄出，所幸現場無人受困。飼主表示，火警造成工寮屋頂上部分太陽能板及屋內電器雜物燒光，損失金額數十萬，但所幸沒延燒到雞舍太陽能板與光電設備，究竟起火原因和光電板有無關聯，還有待調查。消防人員接獲通報趕到養雞場工寮，已經冒出大火與濃煙，趕緊噴水打火，通報台電人員進行斷電。</text:span><text:span text:style-name="T51">20</text:span><text:span text:style-name="T52">日上午</text:span><text:span text:style-name="T49">8</text:span><text:span text:style-name="T52">時多，雲林西螺、莿桐交界處有雞舍傳出火災，飼主當時正在整理雞場，看到大火後趕緊報案。雞場飼主余先生說：「工寮裡面煙冒出來，我看到就整個都是煙，我就仔細看都在辦公室裡，我就趕快跑出來打</text:span><text:span text:style-name="T51">119</text:span><text:span text:style-name="T50">。」民眾表示，「好像就旁邊火燒起來 ，我有看到，就遠遠的看。」養雞場飼主表示，這場飼養將近</text:span><text:span text:style-name="T49">2</text:span><text:span text:style-name="T50">萬隻雞，前幾天已經陸續出雞，現場內只剩</text:span><text:span text:style-name="T49">1</text:span><text:span text:style-name="T50">、</text:span><text:span text:style-name="T49">200</text:span><text:span text:style-name="T50">隻，但這次火災造成工寮內很多設備及電器都燒光，而工寮屋頂上的太陽能板也全毀，所幸沒有延燒到雞舍太陽能板與光電設備。莿桐消防分隊小隊長林忠永說明，「現場是雞舍的儲藏室火警，那個是儲藏室上面太陽能板（燒毀），那雞舍上面的（太陽能板）沒有延燒到。」飼主表示，這場雞舍太陽能光電設施裝好才不到一年時間，所幸沒延燒，但初估損失金額有數十萬元，詳細的起火原因則需要再調查。</text:span></text:p>
          </table:table-cell>
          <table:table-cell table:number-columns-repeated="1020"/>
        </table:table-row>
        <table:table-row table:style-name="ro1">
          <table:table-cell table:style-name="ce2" office:value-type="string" calcext:value-type="string">
            <text:p>花蓮幼兒園師拉扯幼童被拍下 園方道歉：已移送教育處</text:p>
          </table:table-cell>
          <table:table-cell table:style-name="ce1" office:value-type="string" calcext:value-type="string">
            <text:p>https://news.pts.org.tw/article/725049</text:p>
          </table:table-cell>
          <table:table-cell table:style-name="ce1" office:value-type="string" calcext:value-type="string">
            <text:p>2024-11-20 12:31</text:p>
          </table:table-cell>
          <table:table-cell table:style-name="ce2" office:value-type="string" calcext:value-type="string">
            <text:p><text:span text:style-name="T4">花蓮一所鄉托幼兒園，在校外參訪時，被民眾拍到小朋友在排隊的時候，被老師粗暴的拉扯，畫面上傳到網路上後引起不滿，認為老師情緒失控，對此幼兒園出面道歉，並將老師移送教育處審查是否涉及不當管教。這起幼稚園老師疑似情緒失控粗暴對待幼童的事件，是發生在</text:span><text:span text:style-name="T12">19</text:span><text:span text:style-name="T6">日早上，當時校方安排</text:span><text:span text:style-name="T5">22</text:span><text:span text:style-name="T6">名大班小朋友到附近廟宇參訪，但在排隊的時候可能是小朋友動作慢一點，讓老師情緒失控多次動手拉扯。學生家長說道，「很震驚，因為我女兒就在這個班上，影片中她也有拉扯到我女兒，老師後來都有一一打電話來道歉了。」民眾將拍攝的畫面上傳到網路上後，幼稚園陸續接到家長關切，鄉長更是氣憤要求調查記過，校方立刻朝開會議並將老師記過，送教育處審查。花蓮縣新城鄉代表傅偉豪表示，「感到非常的痛心，也覺得說怎麼會有這樣的事情，發生在我們的鄉托幼兒園的方面，所以我也立刻跟鄉長來反映，那公所也做了立即的處置。」園長強調，該名老師任教</text:span><text:span text:style-name="T5">7</text:span><text:span text:style-name="T6">年，平日非常認真，事後她也非常後悔也提出離職意願，家長們也大多願意原諒並給她機會。幼稚園園長指出，「當事人也是一一的跟每一位的家長，通聯然後道歉，也希望給她一個機會，也希望給我們幼兒園一個機會，再次的深深一鞠躬。」花蓮教育處特殊及幼兒教育科代理科長鄒逢益回應，「花蓮縣政府這邊教育處，也會進行一個審查小組的調查，那確認是不是這個案子，有關涉及不當管教的違法事件處理。」所幸整起事件並沒有小朋友因此受傷，幼稚園強調後續會對小朋友進行追蹤輔導，並加強老師的情緒控管。</text:span></text:p>
          </table:table-cell>
          <table:table-cell table:number-columns-repeated="1020"/>
        </table:table-row>
        <table:table-row table:style-name="ro1">
          <table:table-cell table:style-name="ce2" office:value-type="string" calcext:value-type="string">
            <text:p><text:span text:style-name="T1">古魯林道登山男為撿手機脫隊 警消搜救</text:span><text:span text:style-name="T2">3</text:span><text:span text:style-name="T3">天成功救援</text:span></text:p>
          </table:table-cell>
          <table:table-cell table:style-name="ce1" office:value-type="string" calcext:value-type="string">
            <text:p>https://news.pts.org.tw/article/725046</text:p>
          </table:table-cell>
          <table:table-cell table:style-name="ce1" office:value-type="string" calcext:value-type="string">
            <text:p>2024-11-20 12:31</text:p>
          </table:table-cell>
          <table:table-cell table:style-name="ce2" office:value-type="string" calcext:value-type="string">
            <text:p><text:span text:style-name="T24">新北市的</text:span><text:span text:style-name="T25">55</text:span><text:span text:style-name="T26">歲鍾姓男子和其他山友相約到宜蘭縣大同鄉寒溪村古魯林道登山，</text:span><text:span text:style-name="T27">17</text:span><text:span text:style-name="T28">日上午為了尋找手機脫隊，失去蹤影，警相搜救</text:span><text:span text:style-name="T27">3</text:span><text:span text:style-name="T28">天，終於在</text:span><text:span text:style-name="T25">20</text:span><text:span text:style-name="T28">日上午在邊坡找到人。由於古魯林道山徑雜草叢生、路跡不明顯，且有許多山溝，寒溪村長呼籲民眾，攀登時需結伴，不要脫隊。消防人員將胸口受傷的鍾姓男子綁在擔架上，準備用人力的方式運送下山，因為來自新北市的鍾男，和山友在宜蘭大同鄉寒溪村古魯林道登山，</text:span><text:span text:style-name="T25">17</text:span><text:span text:style-name="T28">日為了找尋手機脫隊，失去了蹤影，讓山友和家屬心急如焚，還好經過</text:span><text:span text:style-name="T27">3</text:span><text:span text:style-name="T26">天的搜救，</text:span><text:span text:style-name="T27">20</text:span><text:span text:style-name="T28">日傳出好消息。鍾男妻子說道，「因為他（鍾男）回頭撿手機，可能是要報平安，然後可能後來就失聯了，然後大家找不到他。（所以現在獲救心情還不錯？）對，喜極而泣啦。」家屬聽到鍾男獲救，心理鬆了一口氣，很感謝消防人員和許多山友的協助，家屬說，鍾男很常爬山，腳力沒問題，應該是下雨，山上濕滑，加上為了找手機，才不慎滑落邊坡。消防人員回應，「應該是一個谷線，谷線就是一個溪谷，可是是沒有水的。」鍾男是在溪谷被找到，根據消防人員的推估，距離原本林道的山徑約有</text:span><text:span text:style-name="T25">200</text:span><text:span text:style-name="T26">多公尺的落差，消防人員表示，搜救過程中，不斷找到鍾男的包包、衣物和眼鏡等物品，本來內心沉重，深怕鍾男無法保暖，應付寒冷的夜晚，很慶幸最終還是有挺過來。宜蘭縣消防局第一大隊副大隊長藍文宏表示，「昨天（</text:span><text:span text:style-name="T25">19</text:span><text:span text:style-name="T26">日）在沒有眼鏡的狀態下，跟沒有保暖衣物的狀態下，還可以在今天（</text:span><text:span text:style-name="T25">20</text:span><text:span text:style-name="T26">日）早上被尋獲，狀態是良好，那是非常不容易，因為山上這幾天是非常的濕冷，一直在下雨的狀態。」大同鄉寒溪村長董經國指出，「對古魯林道不熟的人去爬，就會有安全上的顧慮，如果是像我們平常熟的話，我們就</text:span><text:span text:style-name="T25">ok</text:span><text:span text:style-name="T26">。」這並非古魯林道第一次發生山難意外，在地村長提醒，古魯林道有許多山溝，山徑雜草叢生，且都是樹木，路跡不明顯，攀登風險高，建議民眾前往時，盡量結伴同行、不要脫隊，避免再發生類似意外。</text:span></text:p>
          </table:table-cell>
          <table:table-cell table:number-columns-repeated="1020"/>
        </table:table-row>
        <table:table-row table:style-name="ro1">
          <table:table-cell table:style-name="ce2" office:value-type="string" calcext:value-type="string">
            <text:p>台東鬼頭刀外銷訂單減少 漁會推冰鮮魚片籲國民採購</text:p>
          </table:table-cell>
          <table:table-cell table:style-name="ce1" office:value-type="string" calcext:value-type="string">
            <text:p>https://news.pts.org.tw/article/725045</text:p>
          </table:table-cell>
          <table:table-cell table:style-name="ce1" office:value-type="string" calcext:value-type="string">
            <text:p>2024-11-20 12:31</text:p>
          </table:table-cell>
          <table:table-cell table:style-name="ce2" office:value-type="string" calcext:value-type="string">
            <text:p><text:span text:style-name="T48">台東縣成功鎮盛產鬼頭刀魚，現在是盛產期，過去有</text:span><text:span text:style-name="T49">8</text:span><text:span text:style-name="T50">成左右外銷歐美，但近年來外銷訂單減少，出現滯銷的情況。今（</text:span><text:span text:style-name="T51">2024</text:span><text:span text:style-name="T52">）年成功鎮新港漁港累計捕獲</text:span><text:span text:style-name="T51">1200</text:span><text:span text:style-name="T50">多噸的鬼頭刀，數量比去年多，行銷變成問題。漁會現在利用冷凍工廠加工冰鮮的鬼頭刀魚片，希望國人多多採購幫助漁民。成功鎮新港漁港，是國內鬼頭刀漁獲的主要漁港之一。漁會統計，今年到現在已經捕獲</text:span><text:span text:style-name="T51">1200</text:span><text:span text:style-name="T52">多公噸鬼頭刀，比去（</text:span><text:span text:style-name="T49">2023</text:span><text:span text:style-name="T52">）年增加，而過去外銷歐美全盛時期，</text:span><text:span text:style-name="T51">1</text:span><text:span text:style-name="T50">公斤拍賣價可賣到</text:span><text:span text:style-name="T49">120</text:span><text:span text:style-name="T50">元左右，但現在外銷訂單減少，價格跌落剩下</text:span><text:span text:style-name="T49">60</text:span><text:span text:style-name="T50">到</text:span><text:span text:style-name="T49">70</text:span><text:span text:style-name="T50">元，出現滯銷的情況，有縣議員就呼籲要打開國內通路，避免價格持續崩跌。台東縣議員許進榮表示，「整個通路能夠在國內行銷，不要一直靠著外銷，到時候會像鳳梨、釋迦一樣。」新港區漁會，現在就利用冷凍技術，把鬼頭刀清洗切片真空冷凍，行銷到全國各地，提供餐旅業者和民眾買回去解凍後，就可以做成各種料理，吃到新鮮的鬼頭刀。新港區漁會總幹事陳俊銘指出，「家庭主婦不一定，因為上下班不方便，不一定到市場去買菜，所以說可以到超市，然後我們有冰鮮冷凍、方便帶回家，馬上來料理的一個產品。」新港區漁會表示，國人也可以透過漁會的網頁訂購，運送到家，幫助漁民解決鬼頭刀滯銷的問題。</text:span></text:p>
          </table:table-cell>
          <table:table-cell table:number-columns-repeated="1020"/>
        </table:table-row>
        <table:table-row table:style-name="ro1">
          <table:table-cell table:style-name="ce2" office:value-type="string" calcext:value-type="string">
            <text:p>金門小三通今復航 千人擠碼頭搶購船票</text:p>
          </table:table-cell>
          <table:table-cell table:style-name="ce1" office:value-type="string" calcext:value-type="string">
            <text:p>https://news.pts.org.tw/article/724982</text:p>
          </table:table-cell>
          <table:table-cell table:style-name="ce1" office:value-type="string" calcext:value-type="string">
            <text:p>2024-11-19 19:31</text:p>
          </table:table-cell>
          <table:table-cell table:style-name="ce2" office:value-type="string" calcext:value-type="string">
            <text:p><text:span text:style-name="T14">金門小三通昨（</text:span><text:span text:style-name="T15">18</text:span><text:span text:style-name="T16">）日受到颱風外圍環流影響，海象不佳被迫停航。今（</text:span><text:span text:style-name="T17">19</text:span><text:span text:style-name="T18">）日天候稍微好轉恢復航駛，水頭碼頭售票大廳一早就湧入上千位搭船民眾搶購船票，現場擠得水洩不通。民眾說：「聽說有人</text:span><text:span text:style-name="T17">18</text:span><text:span text:style-name="T18">日晚上滯留在這裡，</text:span><text:span text:style-name="T15">19</text:span><text:span text:style-name="T16">日早上候補，</text:span><text:span text:style-name="T17">5</text:span><text:span text:style-name="T16">點鐘在這邊等候補，我</text:span><text:span text:style-name="T15">750</text:span><text:span text:style-name="T18">號，有希望補到。」另一名民眾說道，「從</text:span><text:span text:style-name="T17">12</text:span><text:span text:style-name="T18">點</text:span><text:span text:style-name="T15">45</text:span><text:span text:style-name="T18">分開始候補到現在，目前已經到</text:span><text:span text:style-name="T17">4</text:span><text:span text:style-name="T16">點半的船位，要候補到</text:span><text:span text:style-name="T17">700</text:span><text:span text:style-name="T18">號。」民眾無奈怒吼「要加班船」，金門縣港務處表示，因應受颱風外圍環流影響，小三通</text:span><text:span text:style-name="T15">18</text:span><text:span text:style-name="T18">日僅通航</text:span><text:span text:style-name="T15">6</text:span><text:span text:style-name="T16">航次，滯留旅客統計至今日下午</text:span><text:span text:style-name="T15">3</text:span><text:span text:style-name="T16">時</text:span><text:span text:style-name="T17">58</text:span><text:span text:style-name="T16">分、取候補號碼</text:span><text:span text:style-name="T15">982</text:span><text:span text:style-name="T16">餘號。金門縣港務處說明，由於今日還有</text:span><text:span text:style-name="T15">1</text:span><text:span text:style-name="T16">個航班空位數達百餘位，可以有效疏運旅客，因此並無啟動加班船機制。</text:span></text:p>
          </table:table-cell>
          <table:table-cell table:number-columns-repeated="1020"/>
        </table:table-row>
        <table:table-row table:style-name="ro1">
          <table:table-cell table:style-name="ce2" office:value-type="string" calcext:value-type="string">
            <text:p>台南客運擦撞女高中生險被輾 自行車全毀所幸僅擦挫傷</text:p>
          </table:table-cell>
          <table:table-cell table:style-name="ce1" office:value-type="string" calcext:value-type="string">
            <text:p>https://news.pts.org.tw/article/724879</text:p>
          </table:table-cell>
          <table:table-cell table:style-name="ce1" office:value-type="string" calcext:value-type="string">
            <text:p>2024-11-19 12:31</text:p>
          </table:table-cell>
          <table:table-cell table:style-name="ce2" office:value-type="string" calcext:value-type="string">
            <text:p><text:span text:style-name="T48">台南市</text:span><text:span text:style-name="T49">1</text:span><text:span text:style-name="T50">名女高中生</text:span><text:span text:style-name="T51">18</text:span><text:span text:style-name="T52">日晚間騎電動自行車，行經北區和緯路與公園路口，遭直接從內車道右轉的客運擦撞，差點被輾過，電動自行車全毀，女學生擦挫傷送醫。警方表示，客運已違反《道路交通管理處罰條例》第</text:span><text:span text:style-name="T51">48</text:span><text:span text:style-name="T50">條，將處以</text:span><text:span text:style-name="T51">600</text:span><text:span text:style-name="T52">至</text:span><text:span text:style-name="T49">1800</text:span><text:span text:style-name="T52">元罰鍰，且呼籲駕駛人，在多車道右轉彎時，應先駛入外側車道，並減速慢行注意路口人車。和緯路口交通號誌轉綠燈，車輛行經都快速通過，右轉車輛也都遵守道路指標、慢慢轉彎，不過，這時有輛客運急駛而來直接從內車道右轉，結果撞上</text:span><text:span text:style-name="T51">1</text:span><text:span text:style-name="T50">位騎電動自行車的女學生，所幸女學生意識清楚，只有擦挫傷。目擊民眾說道，「撞擊的聲音就碰一聲，我們有看一下，就是客運公司撞到應該是摩托車。」當地民眾提到，「內車道不能右轉，你一定要切到外車道才可以右轉，內線右轉、外線左轉，目前科技執法就是要抓這些。」當地民眾表示，因現場轉彎路口狹小，因此常發生車禍，而車禍現場先前已裝設科技執法，也代表這地點是重點取締區域。而女學生騎乘的電動自行車，遭撞後被拖行、輾壞，幾乎全毀，警方初步調查，駕駛客運的翁姓男子雖然酒測值為零，但沒遵守號誌釀禍。台南市警第五分局交通分隊長楊力行指出，「客運駕駛已違反《道路交通管理處罰條例》第</text:span><text:span text:style-name="T49">48</text:span><text:span text:style-name="T50">條，將處以</text:span><text:span text:style-name="T49">600</text:span><text:span text:style-name="T50">至</text:span><text:span text:style-name="T49">1800</text:span><text:span text:style-name="T50">元罰鍰，詳細事故責任由本分局調查釐清中。」客運業者林經理回應，「車禍的肇事已由相關單位來做鑑定，本公司會另外派員來慰問當事者，也會加強宣導駕駛行車更注意路況。」警方呼籲駕駛人，在多車道右轉彎時應先駛入外側車道，並減速慢行注意路口人車，避免交通事故發生。</text:span></text:p>
          </table:table-cell>
          <table:table-cell table:number-columns-repeated="1020"/>
        </table:table-row>
        <table:table-row table:style-name="ro1">
          <table:table-cell table:style-name="ce2" office:value-type="string" calcext:value-type="string">
            <text:p>登山客赴古魯林道昨晚起失聯 宜蘭消防局持續搜尋</text:p>
          </table:table-cell>
          <table:table-cell table:style-name="ce1" office:value-type="string" calcext:value-type="string">
            <text:p>https://news.pts.org.tw/article/724878</text:p>
          </table:table-cell>
          <table:table-cell table:style-name="ce1" office:value-type="string" calcext:value-type="string">
            <text:p>2024-11-19 12:31</text:p>
          </table:table-cell>
          <table:table-cell table:style-name="ce2" office:value-type="string" calcext:value-type="string">
            <text:p><text:span text:style-name="T4">山區救難搜尋，</text:span><text:span text:style-name="T12">1</text:span><text:span text:style-name="T13">名</text:span><text:span text:style-name="T5">55</text:span><text:span text:style-name="T6">歲鍾姓男子</text:span><text:span text:style-name="T5">17</text:span><text:span text:style-name="T6">日和山友相約到宜蘭的古魯林道登山，途中卻失去蹤影，宜蘭消防局獲報後，昨（</text:span><text:span text:style-name="T5">18</text:span><text:span text:style-name="T6">）日派員上山搜救，不過，沒有尋獲，今日早上再度上山，展開大範圍的搜尋。昨晚古魯林道山區下起間歇性大雨，能見度不佳；今日清晨，消防局多位人員再度上山搜尋，不過仍有雨勢。同行的山友表示，當時一行人登山途中，鍾姓男子說要撿拾隨身的物品，一度脫隊後就不見人影，同伴四處找人也找不到，因此報案，今日消防局人員除了徒步搜尋，也運用空拍機協尋。</text:span></text:p>
          </table:table-cell>
          <table:table-cell table:number-columns-repeated="1020"/>
        </table:table-row>
        <table:table-row table:style-name="ro1">
          <table:table-cell table:style-name="ce2" office:value-type="string" calcext:value-type="string">
            <text:p><text:span text:style-name="T1">恆春颳中颱等級落山風 電線桿遭拉斷</text:span><text:span text:style-name="T2">913</text:span><text:span text:style-name="T3">戶停電</text:span></text:p>
          </table:table-cell>
          <table:table-cell table:style-name="ce1" office:value-type="string" calcext:value-type="string">
            <text:p>https://news.pts.org.tw/article/724876</text:p>
          </table:table-cell>
          <table:table-cell table:style-name="ce1" office:value-type="string" calcext:value-type="string">
            <text:p>2024-11-19 12:31</text:p>
          </table:table-cell>
          <table:table-cell table:style-name="ce2" office:value-type="string" calcext:value-type="string">
            <text:p><text:span text:style-name="T14">受到東北季風以及萬宜颱風外圍雲系影響，恆春半島這</text:span><text:span text:style-name="T15">2</text:span><text:span text:style-name="T16">日出現強烈落山風，氣象站測得</text:span><text:span text:style-name="T17">11</text:span><text:span text:style-name="T18">級、</text:span><text:span text:style-name="T17">12</text:span><text:span text:style-name="T18">級最大陣風，風速已達輕颱至中颱等級，許多盆栽、摩托車被吹倒，恆春水舞廣場老樹躲過前</text:span><text:span text:style-name="T15">2</text:span><text:span text:style-name="T16">次颱風卻躲不過這次落山風被吹倒，也有電線桿被拉斷，一度造成車城鄉、枋山鄉共</text:span><text:span text:style-name="T17">913</text:span><text:span text:style-name="T16">戶停電，</text:span><text:span text:style-name="T15">2</text:span><text:span text:style-name="T18">小時內全數復電。「以前就有了，風吹的。」強風一直掃，這面指引高雄、恆春方向的路牌，基座已經歪斜，工作人員說原有螺絲鏽蝕後，再被落山風吹拂，才會這麼嚴重。恆春半島這</text:span><text:span text:style-name="T17">2</text:span><text:span text:style-name="T18">日出現強勁落山風，路上的盆栽、樹木吹到東倒西歪，風從門縫竄入，家中腳踏墊被吹到上下震動，徒步環島的遊客也感受到落山風威力，差點連人都被吹走，民眾感覺風勢比前</text:span><text:span text:style-name="T15">2</text:span><text:span text:style-name="T18">個颱風還強烈。民眾說道，「從來沒有遇過這麼大的落山風，好恐怖。（你從哪裡下來的？）我從屏東過來的。」徒步環島旅客透露，「因為昨（</text:span><text:span text:style-name="T17">18</text:span><text:span text:style-name="T16">）日我才知道什麼叫落山風，原來比颱風還可怕，那個風吹得，因為我體重也沒有很重，所以差點被吹走。」恆春氣象站表示，受到萬宜颱風外圍雲系以及東北季風的影響，連續</text:span><text:span text:style-name="T17">2</text:span><text:span text:style-name="T18">日測得最大陣風有</text:span><text:span text:style-name="T15">11</text:span><text:span text:style-name="T18">、</text:span><text:span text:style-name="T15">12</text:span><text:span text:style-name="T16">級，幾乎是輕颱到中颱等級的風速。恆春氣象站主任薛全義指出，「只要北方有吹起東北季風、有高壓系統存在 ，那南方又有低壓擾動，這種南北的氣壓梯度力夠大的話，其實在恆春都會造成比較強的落山風。」</text:span><text:span text:style-name="T15">18</text:span><text:span text:style-name="T16">日晚間，墾丁大街的路樹被吹到搖晃劇烈，也有電力設備被吹落。台電屏東區營業處表示，</text:span><text:span text:style-name="T17">18</text:span><text:span text:style-name="T16">日傍晚，落山風使得恆春部分區域饋線跳脫，車城、枋山鄉共計</text:span><text:span text:style-name="T15">913</text:span><text:span text:style-name="T16">戶停電，緊急修復</text:span><text:span text:style-name="T15">2</text:span><text:span text:style-name="T16">小時內全數復電。</text:span></text:p>
          </table:table-cell>
          <table:table-cell table:number-columns-repeated="1020"/>
        </table:table-row>
        <table:table-row table:style-name="ro1">
          <table:table-cell table:style-name="ce2" office:value-type="string" calcext:value-type="string">
            <text:p>和平新生天橋今日開拆 文化局審議：不具文資價值</text:p>
          </table:table-cell>
          <table:table-cell table:style-name="ce1" office:value-type="string" calcext:value-type="string">
            <text:p>https://news.pts.org.tw/article/724870</text:p>
          </table:table-cell>
          <table:table-cell table:style-name="ce1" office:value-type="string" calcext:value-type="string">
            <text:p>2024-11-19 12:31</text:p>
          </table:table-cell>
          <table:table-cell table:style-name="ce2" office:value-type="string" calcext:value-type="string">
            <text:p><text:span text:style-name="T58">台北市長蔣萬安日前市政會議拍板要拆和平新生天橋，民團發起守護天橋行動，引發關注 。 文化局上週邀集</text:span><text:span text:style-name="T59">6</text:span><text:span text:style-name="T60">名文化資產審議會委員，辦理現勘。今（</text:span><text:span text:style-name="T61">19</text:span><text:span text:style-name="T62">）日審議結果出爐，和平新生天橋不具文資價值潛力不予列冊追蹤，即日起開始封橋並啟動拆除作業。為擋下拆除新生南路與和平東路口天橋的決定，「守護和平新生天橋」團體提報天橋具文化資產價值。台北市文化局</text:span><text:span text:style-name="T59">5</text:span><text:span text:style-name="T60">日收到申請後，迅速邀集</text:span><text:span text:style-name="T61">6</text:span><text:span text:style-name="T62">名文化資產審議會委員，在</text:span><text:span text:style-name="T59">13</text:span><text:span text:style-name="T62">日辦理現勘。不過審議結果出爐，和平新生天橋不具文資價值潛力不予列冊追蹤，北市府宣布新生和平天橋開拆。今日起至</text:span><text:span text:style-name="T59">30</text:span><text:span text:style-name="T60">日將利用夜間</text:span><text:span text:style-name="T59">11</text:span><text:span text:style-name="T60">時至隔日</text:span><text:span text:style-name="T59">6</text:span><text:span text:style-name="T60">時的交通離峰時間，擴大交通管制範圍並引導車流改道。</text:span></text:p>
          </table:table-cell>
          <table:table-cell table:number-columns-repeated="1020"/>
        </table:table-row>
        <table:table-row table:style-name="ro1">
          <table:table-cell table:style-name="ce2" office:value-type="string" calcext:value-type="string">
            <text:p>安農溪泛舟業者遭質疑超載超速 業者：經營至今未發生事故</text:p>
          </table:table-cell>
          <table:table-cell table:style-name="ce1" office:value-type="string" calcext:value-type="string">
            <text:p>https://news.pts.org.tw/article/724860</text:p>
          </table:table-cell>
          <table:table-cell table:style-name="ce1" office:value-type="string" calcext:value-type="string">
            <text:p>2024-11-19 12:31</text:p>
          </table:table-cell>
          <table:table-cell table:style-name="ce2" office:value-type="string" calcext:value-type="string">
            <text:p><text:span text:style-name="T1">宜蘭縣三星鄉安農溪泛舟，目前由</text:span><text:span text:style-name="T2">2</text:span><text:span text:style-name="T3">家業者經營，地方質疑有超載、超速等交通問題，鄉公所也爭取泛舟管理權，希望就近管理，提升泛舟安全和品質。但業者澄清，經營泛舟至今，沒有發生過任何交通事故，地方的質疑不公平。泛舟時大聲呼喊，享受刺激體驗，宜蘭三星安農溪泛舟是在地知名活動，每年吸引不少遊客，但近期卻遭地方質疑，業者載運舟艇時，有超載、超速等交通問題。宜蘭縣議員陳文昌表示，「三星鄉親最怨聲載道的，就是泛舟業者的交通秩序問題，因為那船用卡車載，都疊很高。」三星鄉長李志鏞認為，「安農溪管理跟使用權應該全數劃分清楚，就是應該撥給公所才對，不是只叫公所管理，使用權利還是掌握在縣府手裡。」鄉公所也希望縣政府將泛舟活動，讓給公所自營，方便就近管理，提升安全和品質，但業者認為地方上的質疑並不公平。安農溪泛舟業者李木田回應，「我們從來沒有發生過一件交通事件，遊客的部分，我們也不曾讓遊客受過重大意外傷害。」業者解釋，經營泛舟至今，沒有發生過任何交通事故或重大意外，一直以來都重視安全問題，仔細、小心的經營，不會造成地方困擾。宜蘭縣政府工商旅遊處副處長池騰聯指出，「水域遊憩管理辦法，中央訂定的部分，安農溪泛舟主管機關只有到中央或地方政府，現在公所想要當主管機關，當然我們為求慎重，要請示中央主管機關。」至於公所能否自營泛舟，縣政府表示，依據水域遊憩活動管理辦法，縣政府無權授權，有適法性的問題，已發函向交通部聲請函釋，公所也可以透過投標爭取經營權，業者的交通爭議，如有檢舉案件，需回歸交通相關法規處理。</text:span></text:p>
          </table:table-cell>
          <table:table-cell table:number-columns-repeated="1020"/>
        </table:table-row>
        <table:table-row table:style-name="ro1">
          <table:table-cell table:style-name="ce2" office:value-type="string" calcext:value-type="string">
            <text:p>雲林縣府爭取農地補償 盼《國土計畫法》納農業權</text:p>
          </table:table-cell>
          <table:table-cell table:style-name="ce1" office:value-type="string" calcext:value-type="string">
            <text:p>https://news.pts.org.tw/article/724857</text:p>
          </table:table-cell>
          <table:table-cell table:style-name="ce1" office:value-type="string" calcext:value-type="string">
            <text:p>2024-11-19 12:31</text:p>
          </table:table-cell>
          <table:table-cell table:style-name="ce2" office:value-type="string" calcext:value-type="string">
            <text:p><text:span text:style-name="T1">《國土計畫法》是國內土地利用與保護重要依據，但雲縣府表示，針對農業發展地區，雲林縣承擔全國糧食安全重大責任，面對農民中央應該給予農地相關補償。今（</text:span><text:span text:style-name="T2">19</text:span><text:span text:style-name="T3">）日邀集向多位立委遞交《國土計畫法》增修定農業權入法公文書，希望立院能促成《國土計畫法》以及相關配套措施修訂討論。雲林是農業大縣，但雲林縣府認為在《國土計畫法》架構下，農業發展地區不能任意變更為非農業使用，讓民眾的財產權與利用受限制，因此提出為實施農業公平正義，《國土計畫法》應增訂農業權入法。雲林縣長張麗善指出，「我想補貼跟補助，可能會因為政策中斷，甚至不是穩定性的，唯有農業權入法，能夠得到相對的入法，以後立法補償，對我們農民權利才是有保障的。」雲縣府表示，農業權包括農民、農產品與農地，雖然現在農民有三保一金及農產物對地綠色環境給付等政策，但對農地的相關補償卻是欠缺，希望提出農業權入法，讓農民能安心耕作、保障農業永續發展。立法委員許宇甄表示，「不管是農業部、內政部，還沒提出相關補償措施前，而且還有完整配套措施前，我們還是希望能有更多機會爭取展延。」雲科大科法所教授王服清指出，「要保障農地所有權，農地所有權跟社會義務之間，平衡點就是補償條款。」農業部表示，只要是對農民福利、農業有所發展補貼，都會精進檢討持續照顧農民，並不會因《國土計畫法》上路而改變，至於針對雲縣府提出農業權入法想法，因關係其他部業務等因素，目前還有待討論。</text:span></text:p>
          </table:table-cell>
          <table:table-cell table:number-columns-repeated="1020"/>
        </table:table-row>
        <table:table-row table:style-name="ro1">
          <table:table-cell table:style-name="ce2" office:value-type="string" calcext:value-type="string">
            <text:p>花蓮男子假冒慈善單位收捐款箱 店家察覺有異報警</text:p>
          </table:table-cell>
          <table:table-cell table:style-name="ce1" office:value-type="string" calcext:value-type="string">
            <text:p>https://news.pts.org.tw/article/724694</text:p>
          </table:table-cell>
          <table:table-cell table:style-name="ce1" office:value-type="string" calcext:value-type="string">
            <text:p>2024-11-18 12:31</text:p>
          </table:table-cell>
          <table:table-cell table:style-name="ce2" office:value-type="string" calcext:value-type="string">
            <text:p><text:span text:style-name="T4">花蓮市最近出現</text:span><text:span text:style-name="T12">1</text:span><text:span text:style-name="T6">名假冒收愛心捐款箱的男子，持著偽造證件表示自己是要協助各慈善團體收取愛心捐款，但機警的業者察覺有異立刻被報警，男子馬上逃逸，警方呼籲店家注意。這位身穿深色</text:span><text:span text:style-name="T5">T</text:span><text:span text:style-name="T6">恤的男子，一到飲料店前就拿出掛在胸前的識別證，表示自己是慈善單位志工，要幫忙收取店家櫃檯上的愛心捐款箱現金，然後馬上將錢全部倒出來帶走飲料店業者表示，「他是說他是慈濟的，正常來打開來之後就會在現場清點，清點完之後就會告訴你金額是多少，然後寫收據給你，然後你就會貼在後面。」另外一樣在花蓮市商圈，男子一樣到火鍋店要收取愛心捐款箱，但老闆看了他證件感覺有異，不但是用手寫的還有許多錯字，就連電話打過去都是空號，馬上報警後男子立刻騎單車逃逸。火鍋店業者指出，「說我慈濟單位的，什麼我們家有捐地給慈濟怎麼樣的，然後什麼地方都是他在收的，多的部分他會倒出來帶走，少的部分他會補進去。那我就直接請警察來處理好了，因為畢竟店裡面還有其他的客人。」警方表示，受理辦案後調查發現，男子主要犯案的區域都在市區商圈，目前已發現有店家受害。花蓮警分局自強派出所副所長朱筆煌說明，「店家當下不疑有他，男子遂將捐款箱善款取走，估計損失約新台幣</text:span><text:span text:style-name="T5">500</text:span><text:span text:style-name="T6">元，經警方擴大調查現已掌握男子身分，將加強查緝男子到案，全案將依詐欺罪函送花蓮地檢署偵辦。」慈善團體則是表示，愛心捐款箱都會派人到店家點收並請店家簽收，絕對沒有代收的情況，呼籲店家注意。</text:span></text:p>
          </table:table-cell>
          <table:table-cell table:number-columns-repeated="1020"/>
        </table:table-row>
        <table:table-row table:style-name="ro1">
          <table:table-cell table:style-name="ce2" office:value-type="string" calcext:value-type="string">
            <text:p><text:span text:style-name="T4">台中</text:span><text:span text:style-name="T12">11</text:span><text:span text:style-name="T6">區停水</text:span><text:span text:style-name="T5">36</text:span><text:span text:style-name="T6">小時 台水設</text:span><text:span text:style-name="T5">81</text:span><text:span text:style-name="T6">處臨時取水站</text:span></text:p>
          </table:table-cell>
          <table:table-cell table:style-name="ce1" office:value-type="string" calcext:value-type="string">
            <text:p>https://news.pts.org.tw/article/724691</text:p>
          </table:table-cell>
          <table:table-cell table:style-name="ce1" office:value-type="string" calcext:value-type="string">
            <text:p>2024-11-18 12:31</text:p>
          </table:table-cell>
          <table:table-cell table:style-name="ce2" office:value-type="string" calcext:value-type="string">
            <text:p><text:span text:style-name="T101">因應自來水公司</text:span><text:span text:style-name="T102">4</text:span><text:span text:style-name="T103">項改善工程，台中市</text:span><text:span text:style-name="T104">11</text:span><text:span text:style-name="T105">個行政區今（</text:span><text:span text:style-name="T104">18</text:span><text:span text:style-name="T105">）日上午</text:span><text:span text:style-name="T102">10</text:span><text:span text:style-name="T103">時起停水</text:span><text:span text:style-name="T104">36</text:span><text:span text:style-name="T103">小時，約有</text:span><text:span text:style-name="T102">22.5</text:span><text:span text:style-name="T105">萬戶受影響停水或減壓供水。早餐店業者趕在停水前儲水備戰，洗車業者只打算營業半天就宣布公休。台水在全市</text:span><text:span text:style-name="T102">81</text:span><text:span text:style-name="T103">處地點設立臨時取水站，預計明（</text:span><text:span text:style-name="T104">19</text:span><text:span text:style-name="T103">）日晚間</text:span><text:span text:style-name="T102">10</text:span><text:span text:style-name="T105">時恢復供水。大水桶打滿</text:span><text:span text:style-name="T104">150</text:span><text:span text:style-name="T103">公升的水，早餐店一大早全面備戰，飲料改外帶杯、廁所暫停開放，因為台灣自來水公司進行</text:span><text:span text:style-name="T102">4</text:span><text:span text:style-name="T103">項工程，</text:span><text:span text:style-name="T104">18</text:span><text:span text:style-name="T105">日上午</text:span><text:span text:style-name="T104">10</text:span><text:span text:style-name="T103">時開始停水</text:span><text:span text:style-name="T104">36</text:span><text:span text:style-name="T103">小時，橫跨</text:span><text:span text:style-name="T104">11</text:span><text:span text:style-name="T105">個行政區、有</text:span><text:span text:style-name="T104">22.5</text:span><text:span text:style-name="T105">萬戶受影響。早餐店業者吳小姐表示，「其實顧客使用的餐具，本來都是可以重複使用的，畢竟我們宣傳環保，但因為這</text:span><text:span text:style-name="T102">36</text:span><text:span text:style-name="T103">小時，沒辦法，只能提供顧客一次性免洗餐具，廁所的部分我們也沒有辦法開放給顧客使用。」民眾余小姐說道，「家裡的話也是會儲水，前一天會儲</text:span><text:span text:style-name="T102">2</text:span><text:span text:style-name="T105">大桶的水，然後去燒水再洗澡。」民眾怕沒水用，但洗車業者使用高壓水槍，水桶儲水不方便，再加上擔心停水前後水質影響洗車品質，因此只打算營業半天，水塔的水能用多少算多少。洗車業者陳先生表示，「水塔可能用個半天，沒有辦法客人馬上要洗馬上有水用，這樣子是比較不方便，所以我們會選擇沒有營業。」自來水公司表示，這次進行的</text:span><text:span text:style-name="T102">4</text:span><text:span text:style-name="T103">項工程，與減壓閥、送水管改善還有管線改接有關，除了在全市</text:span><text:span text:style-name="T102">81</text:span><text:span text:style-name="T103">處地點設立臨時取水站，也加派</text:span><text:span text:style-name="T104">11</text:span><text:span text:style-name="T105">台水車巡迴補水。自來水公司第四區管理處副處長張子中指出，「這</text:span><text:span text:style-name="T104">4</text:span><text:span text:style-name="T105">件都有一定的難度，施工的時程都應該比較接近，所以我們這次就是用四合一的方式辦理這次的停水工程。」工程影響停水約</text:span><text:span text:style-name="T102">21.5</text:span><text:span text:style-name="T103">萬戶、降壓約</text:span><text:span text:style-name="T102">1</text:span><text:span text:style-name="T103">萬戶，預計</text:span><text:span text:style-name="T102">19</text:span><text:span text:style-name="T103">日晚間</text:span><text:span text:style-name="T102">10</text:span><text:span text:style-name="T103">時恢復供水，並且視工程進度順利與否，不排除提早恢復供水。</text:span></text:p>
          </table:table-cell>
          <table:table-cell table:number-columns-repeated="1020"/>
        </table:table-row>
        <table:table-row table:style-name="ro1">
          <table:table-cell table:style-name="ce2" office:value-type="string" calcext:value-type="string">
            <text:p>桃園不織布工廠清晨火災無人傷 大量濃煙釀空污待火調依法開罰</text:p>
          </table:table-cell>
          <table:table-cell table:style-name="ce1" office:value-type="string" calcext:value-type="string">
            <text:p>https://news.pts.org.tw/article/724690</text:p>
          </table:table-cell>
          <table:table-cell table:style-name="ce1" office:value-type="string" calcext:value-type="string">
            <text:p>2024-11-18 12:31</text:p>
          </table:table-cell>
          <table:table-cell table:style-name="ce2" office:value-type="string" calcext:value-type="string">
            <text:p><text:span text:style-name="T14">桃園市桃園區春日路一家不織布工廠，今（</text:span><text:span text:style-name="T15">18</text:span><text:span text:style-name="T16">）日清晨</text:span><text:span text:style-name="T17">5</text:span><text:span text:style-name="T18">時發生大火，大量濃煙直竄天際，消防局出動搶救，火勢在</text:span><text:span text:style-name="T17">8</text:span><text:span text:style-name="T18">時</text:span><text:span text:style-name="T15">30</text:span><text:span text:style-name="T16">分得到控制，所幸沒有人員受傷受困，起火原因有待後續調查。濃濃黑煙不斷從工廠竄出，看起來非常嚇人，火災就發生在</text:span><text:span text:style-name="T17">18</text:span><text:span text:style-name="T16">日清晨</text:span><text:span text:style-name="T15">5</text:span><text:span text:style-name="T18">時，火勢迅速吞噬整個廠房，工廠警衛第一時間廣播疏散，警消獲報後共出動消防人員</text:span><text:span text:style-name="T17">173</text:span><text:span text:style-name="T18">名、消防車</text:span><text:span text:style-name="T15">145</text:span><text:span text:style-name="T18">輛搶救，火勢在</text:span><text:span text:style-name="T17">8</text:span><text:span text:style-name="T16">時</text:span><text:span text:style-name="T17">30</text:span><text:span text:style-name="T18">分得到控制，所幸沒有人員受傷受困。民眾說道，「味道臭臭呀，出來還沒看到火這麼大，一點點而已，但有嚇到。」桃園市消防局第一大隊長賴志忠表示，「因為他是燃燒不織布，所以造成相當大的濃煙，目前火勢已經被我們控制了，不會延燒、沒有人員受困。」起火的是桃園區春日路一間不織布製造工廠，</text:span><text:span text:style-name="T15">2</text:span><text:span text:style-name="T18">、</text:span><text:span text:style-name="T15">3</text:span><text:span text:style-name="T16">樓起火燃燒，起火原因有待後續調查。春日路因火警封路，警方提醒用路人繞道，但適逢上班時間，經國路大塞車，也有不少民眾聞到空氣中的臭味。民眾表示，「有臭味呀，燒起來當然不好，你看，整個都是黑煙，煙那麼大。」桃園市環保局稽查科長李鴻祥指出，「該工廠因火災產生明顯的粒狀污染物及異味造成空氣污染，後續環保局將依火調報告結果，若有違反《空氣污染防制法》第</text:span><text:span text:style-name="T15">32</text:span><text:span text:style-name="T16">條，可處新台幣</text:span><text:span text:style-name="T17">10</text:span><text:span text:style-name="T16">萬元以上 、</text:span><text:span text:style-name="T15">2000</text:span><text:span text:style-name="T16">萬以下罰鍰。」有關桃園區春日路工廠火警，環保局表示，目前監測空氣品質無明顯危害，提醒下風處桃園區、蘆竹區</text:span><text:span text:style-name="T15">14</text:span><text:span text:style-name="T16">里民眾避開或緊閉門窗，敏感族群注意防護，另外等火調結果出爐，若違反《空污法》管理不當部分，將依法告發裁罰。</text:span></text:p>
          </table:table-cell>
          <table:table-cell table:number-columns-repeated="1020"/>
        </table:table-row>
        <table:table-row table:style-name="ro1">
          <table:table-cell table:style-name="ce2" office:value-type="string" calcext:value-type="string">
            <text:p>新北公車轉彎失控險撞號誌桿 業者稱機械故障</text:p>
          </table:table-cell>
          <table:table-cell table:style-name="ce1" office:value-type="string" calcext:value-type="string">
            <text:p>https://news.pts.org.tw/article/724680</text:p>
          </table:table-cell>
          <table:table-cell table:style-name="ce1" office:value-type="string" calcext:value-type="string">
            <text:p>2024-11-18 12:31</text:p>
          </table:table-cell>
          <table:table-cell table:style-name="ce2" office:value-type="string" calcext:value-type="string">
            <text:p><text:span text:style-name="T58">昨（</text:span><text:span text:style-name="T59">17</text:span><text:span text:style-name="T60">）日才出現公車追撞的重大事故，今日上午在新北市又上演驚魂記。一輛公車在路口轉彎差點撞上號誌燈桿，所幸無人傷亡，車上</text:span><text:span text:style-name="T61">15</text:span><text:span text:style-name="T62">名乘客也被疏散接駁。客運業者表示，公車機械突然故障駕駛員才暫停路旁，但新北交通局也要調查相關車輛的保養維護，是否有照規定進行，否則也將依法裁罰。公車停在十字路口等待左轉，變換號誌前抓緊時間轉彎，但開得路徑越來越偏，司機立刻煞停。來看不同角度，公車只差一點就撞上紅綠燈桿，左側車身佔據人行道，車上</text:span><text:span text:style-name="T59">15</text:span><text:span text:style-name="T60">名乘客陸續被疏散接駁，幸好無人受傷。新北市海山分局交通組巡官鄭喻文說明，「行駛於英士路欲左轉新海路時不慎於路中停靠，經派員到場，現場無人受傷。」事發地一旁就是新埔國中，</text:span><text:span text:style-name="T61">18</text:span><text:span text:style-name="T62">日上午</text:span><text:span text:style-name="T59">8</text:span><text:span text:style-name="T62">時多台北客運公車從板橋的英士路左轉到新海路，突然失控卡在路中央。台北客運總經理李建文指出，「它是那個動力方向盤故障，保險絲燒斷所以方向盤變得很重。」新北交通局運管科長林詩欽回應，「我們正在調他的檢修紀錄，他有沒有正常在檢修這些方向機的事情，如果沒有善盡他的應維護責任的話，那我們就會罰款</text:span><text:span text:style-name="T59">9000</text:span><text:span text:style-name="T60">塊到</text:span><text:span text:style-name="T59">9</text:span><text:span text:style-name="T60">萬塊不等。」客運業者說單純機械故障，人為操作沒有不當。新北交通局要釐清車輛是否照規定保養維護，否則也將依法開罰。但台北市才發生公車追撞事故</text:span><text:span text:style-name="T59">1</text:span><text:span text:style-name="T60">死多傷，現在又換新北有狀況，公車的乘車安全也受到關注。民眾巫小姐認為，「其實有時候也是司機的問題，不是完全是這些物品的問題，有些司機他們開車真的都滿快、滿危險的。」民眾楊小姐則說：「公車不安全，就是人上去站還沒穩，公車司機就開走、就跌倒了。」部分民眾認為應加強司機訓練，也有人直說對公車全面大體檢，別讓這類事故接二連三發生。</text:span></text:p>
          </table:table-cell>
          <table:table-cell table:number-columns-repeated="1020"/>
        </table:table-row>
        <table:table-row table:style-name="ro1">
          <table:table-cell table:style-name="ce2" office:value-type="string" calcext:value-type="string">
            <text:p>綠鬣蜥大軍入侵中南部 屏東及台南今年皆捕逾萬隻</text:p>
          </table:table-cell>
          <table:table-cell table:style-name="ce1" office:value-type="string" calcext:value-type="string">
            <text:p>https://news.pts.org.tw/article/724617</text:p>
          </table:table-cell>
          <table:table-cell table:style-name="ce1" office:value-type="string" calcext:value-type="string">
            <text:p>2024-11-17 19:31</text:p>
          </table:table-cell>
          <table:table-cell table:style-name="ce2" office:value-type="string" calcext:value-type="string">
            <text:p><text:span text:style-name="T34">綠鬣蜥在中南部氾濫成災，其中屏東今（</text:span><text:span text:style-name="T35">2024</text:span><text:span text:style-name="T36">）年</text:span><text:span text:style-name="T37">1</text:span><text:span text:style-name="T38">到</text:span><text:span text:style-name="T37">10</text:span><text:span text:style-name="T38">月已抓超過</text:span><text:span text:style-name="T35">2</text:span><text:span text:style-name="T36">萬</text:span><text:span text:style-name="T35">4</text:span><text:span text:style-name="T38">千隻，且族群近年漸漸朝市區擴展，屏東市萬年溪一帶時常有綠鬣蜥過馬路或曬太陽。同樣遭綠鬣蜥入侵的台南，最近則傳出因捕捉預算用完，市府要求廠商未經農業局同意不得捕捉，引發民代質疑，農業局下午趕緊澄清，只是提醒相關移除規定。綠鬣蜥旁若無人地逛大街，停紅燈的機車騎士忍不住回頭看。民眾</text:span><text:span text:style-name="T37">17</text:span><text:span text:style-name="T36">日上午在屏東市民生路的常春橋上，目擊到綠鬣蜥穿越馬路、朝萬年溪爬去。當地居民說道，「萬年溪旁邊有啊，不時就看到，繁殖力太強了，沒辦法。」、「散步的話，</text:span><text:span text:style-name="T37">1</text:span><text:span text:style-name="T38">個水溝、</text:span><text:span text:style-name="T35">1</text:span><text:span text:style-name="T38">個橋都會有</text:span><text:span text:style-name="T35">1</text:span><text:span text:style-name="T36">隻，都很大隻。」好幾隻綠鬣蜥在萬年溪畔曬太陽，被民眾比喻宛如侏儸紀公園，雖然無奈也見怪不怪。屏東綠鬣蜥氾濫成災，除了沿海、高屏溪周邊，近年族群也往市區擴展，屏東縣府年年撥預算捕捉，卻抓不勝抓。但不只屏東，台南也遭綠鬣蜥大軍入侵。老鼠籠內關著綠鬣蜥，台南今年綠鬣蜥捕捉數量超過</text:span><text:span text:style-name="T35">1</text:span><text:span text:style-name="T36">萬隻，有一半來自仁德大甲里，但最近網傳一份市府公文，提及捕捉預算已經用完，要求廠商跟執行人員未經農業局許可，禁止捕捉綠鬣蜥，引發民代及民眾質疑。民眾建議，「開放給民眾抓，能夠去換錢。其實換錢也不是最終目的，只是一個誘因而已。」台南市農業局主秘吳威達發文的目的是在提醒，在移除綠鬣蜥的時候，必須要遵循相關的規範，避免觸法，市府農業局一定會配合中央的政策，積極來移除。」農業局澄清，發文只是提醒移除外來物種須遵循相關規定；但由於市府今年編列的</text:span><text:span text:style-name="T35">220</text:span><text:span text:style-name="T36">萬捕捉預算</text:span><text:span text:style-name="T35">9</text:span><text:span text:style-name="T36">月中旬已用完，市府也動用第二預備金再度辦理發包，強調會配合中央政策，積極移除綠鬣蜥。</text:span></text:p>
          </table:table-cell>
          <table:table-cell table:number-columns-repeated="1020"/>
        </table:table-row>
        <table:table-row table:style-name="ro1">
          <table:table-cell table:style-name="ce2" office:value-type="string" calcext:value-type="string">
            <text:p><text:span text:style-name="T1">北市環保局爭取「首都加給」 清潔員每月獎金擬增</text:span><text:span text:style-name="T2">5</text:span><text:span text:style-name="T3">千元</text:span></text:p>
          </table:table-cell>
          <table:table-cell table:style-name="ce1" office:value-type="string" calcext:value-type="string">
            <text:p>https://news.pts.org.tw/article/724611</text:p>
          </table:table-cell>
          <table:table-cell table:style-name="ce1" office:value-type="string" calcext:value-type="string">
            <text:p>2024-11-17 19:31</text:p>
          </table:table-cell>
          <table:table-cell table:style-name="ce2" office:value-type="string" calcext:value-type="string">
            <text:p><text:span text:style-name="T78">台北市繼警察有首都勤務加給、消防員有危險職務加給加成可領後，面對風災樹倒嚴重、陳抗活動繁重等情況，台北市環保局為基層請命，爭取清潔獎金，從</text:span><text:span text:style-name="T79">1</text:span><text:span text:style-name="T80">萬元增至</text:span><text:span text:style-name="T79">1.5</text:span><text:span text:style-name="T80">萬元，未來將向市府提案，討論財源使用可行性。台北市環保局長徐世勲表示，「首都這個地方，我覺得同仁面對的壓力一方面當然也是關注的焦點，另一方面，台北市民的要求也的確都很高，是希望說是不是我們有機會，來為同仁們來爭取一些福利。」台北市環保局企業工會理事長游青雄說道，「希望說能夠激勵士氣吸引留住人才，減輕清潔隊員經濟的負擔，來爭取增列首都加給，可以促進我們台北市整體的服務品質。」對於業務爆量，環保局長為基層爭取首都加給，工會表示認可、贊同。台北市環保局則認為，基層清潔隊員業務繁重，近</text:span><text:span text:style-name="T79">3</text:span><text:span text:style-name="T80">年來，平均每人每月加班</text:span><text:span text:style-name="T81">15</text:span><text:span text:style-name="T80">小時，以北市清潔隊員現有</text:span><text:span text:style-name="T79">6200</text:span><text:span text:style-name="T80">多人來初估，市府每年須再支出超過</text:span><text:span text:style-name="T79">3.7</text:span><text:span text:style-name="T80">億元，未來將與市府提案，討論財源使用的可行性。</text:span></text:p>
          </table:table-cell>
          <table:table-cell table:number-columns-repeated="1020"/>
        </table:table-row>
        <table:table-row table:style-name="ro1">
          <table:table-cell table:style-name="ce2" office:value-type="string" calcext:value-type="string">
            <text:p>台中火車站街友鬥毆 警依妨害秩序罪送辦</text:p>
          </table:table-cell>
          <table:table-cell table:style-name="ce1" office:value-type="string" calcext:value-type="string">
            <text:p>https://news.pts.org.tw/article/724587</text:p>
          </table:table-cell>
          <table:table-cell table:style-name="ce1" office:value-type="string" calcext:value-type="string">
            <text:p>2024-11-17 12:31</text:p>
          </table:table-cell>
          <table:table-cell table:style-name="ce2" office:value-type="string" calcext:value-type="string">
            <text:p><text:span text:style-name="T106">台中火車站有許多街友聚集，昨（</text:span><text:span text:style-name="T107">16</text:span><text:span text:style-name="T108">）日中午發生</text:span><text:span text:style-name="T109">4</text:span><text:span text:style-name="T110">人鬥毆事件，疑似因為爭奪報紙與厚紙板起衝突，警方將出手的</text:span><text:span text:style-name="T109">3</text:span><text:span text:style-name="T110">人依《刑法》妨害秩序罪送辦，社會局說</text:span><text:span text:style-name="T107">4</text:span><text:span text:style-name="T108">人都有列冊，皆曾婉拒就業協助與安置中繼住宅服務，後續會持續關懷訪視。</text:span><text:span text:style-name="T109">3</text:span><text:span text:style-name="T108">人圍住</text:span><text:span text:style-name="T107">1</text:span><text:span text:style-name="T110">人，先是亮出剪刀和酒瓶，過沒多久出腳猛踹，台中火車站</text:span><text:span text:style-name="T107">1</text:span><text:span text:style-name="T110">樓公車轉運中心</text:span><text:span text:style-name="T107">16</text:span><text:span text:style-name="T110">日中午，發生</text:span><text:span text:style-name="T109">4</text:span><text:span text:style-name="T108">名街友鬥毆事件，過程都被民眾拍下</text:span><text:span text:style-name="T107">po</text:span><text:span text:style-name="T110">網。等車的民眾說不意外，時常看到街友吵架。民眾傅女士說：「習慣了啦（常常看到是不是？）有啊，也有吵架的啊。」其他街友說：「我們就住這，我的位子在那，（他也住這？）他住在那，他本來睡我旁邊，站起來而已，兩個人打他，打完而已警察就來了。」台中火車站街友成群聚集，無論是</text:span><text:span text:style-name="T107">2</text:span><text:span text:style-name="T110">樓車站大廳平台或</text:span><text:span text:style-name="T109">1</text:span><text:span text:style-name="T108">樓公車等候區，都能看到他們或躺或坐。其他街友證實有鬥毆事件，疑似為了爭奪報紙與厚紙板起衝突。警方獲報到場了解狀況，發現出手的是吳姓、沈姓、李姓</text:span><text:span text:style-name="T107">3</text:span><text:span text:style-name="T108">名街友，被打的為陳姓街友，膝蓋有輕微擦挫傷，雖然不願提告，但仍將滋事的</text:span><text:span text:style-name="T109">3</text:span><text:span text:style-name="T110">人依《刑法》妨害秩序罪送辦。台中市第三分局立德所所長王毓新表示，「檢視他的傷勢就只有膝蓋有輕微的擦挫傷，那本所也依該名遊民的指認，將其他</text:span><text:span text:style-name="T109">3</text:span><text:span text:style-name="T108">名遊民一併帶返所，全案依《刑法》妨害秩序罪偵辦。」台中市社會局社會救助科長郭俐君指出，「在訪視的時候如果有遇到他們，我們也會關心一下，他有沒有需要一些其他的安置或是其他生活上的協助，然後我們再提供給他們。」社會局表示，台中火車站有列冊的街友約為</text:span><text:span text:style-name="T107">30</text:span><text:span text:style-name="T108">多位，每天都會派員前往關懷，曾提供事件中</text:span><text:span text:style-name="T107">4</text:span><text:span text:style-name="T108">名街友就業協助與安置中繼住宅服務，但因當事人自身考量婉拒，未來會持續訪視，鼓勵街友脫離街頭生活。</text:span></text:p>
          </table:table-cell>
          <table:table-cell table:number-columns-repeated="1020"/>
        </table:table-row>
        <table:table-row table:style-name="ro1">
          <table:table-cell table:style-name="ce2" office:value-type="string" calcext:value-type="string">
            <text:p>台南虎頭埤環保釣魚比賽 盼移除外來種入侵</text:p>
          </table:table-cell>
          <table:table-cell table:style-name="ce1" office:value-type="string" calcext:value-type="string">
            <text:p>https://news.pts.org.tw/article/724583</text:p>
          </table:table-cell>
          <table:table-cell table:style-name="ce1" office:value-type="string" calcext:value-type="string">
            <text:p>2024-11-17 12:31</text:p>
          </table:table-cell>
          <table:table-cell table:style-name="ce2" office:value-type="string" calcext:value-type="string">
            <text:p><text:span text:style-name="T4">台南虎頭埤風景區有「台灣第一水庫」之稱，不過面臨外來種入侵問題，過去台南市府也舉辦釣魚比賽，獲得不少好評，因此今年再次舉辦「路亞竿環保釣魚比賽」，盼能移除外來種入侵，一邊也享受釣魚樂。釣魚好手一邊轉動捲線，一邊利用擬餌營造出小魚在水面上游動的動作，藉此吸引大魚咬餌。沒一會兒時間，包括皇冠三間、七星飛刀等外來種，就被釣魚好手釣上來。主辦單位的魚桶裡頭滿滿的皇冠三間，還有體長超過</text:span><text:span text:style-name="T12">60</text:span><text:span text:style-name="T13">公分的七星飛刀，都是從新化虎頭埤的池塘中釣上來。釣客不只為移除外來種盡一份心力，現場也看見不少民眾攜家帶眷，全家體驗釣魚樂。釣客說：「三間主要也是外來種，牠算是咬度不錯，大家目標應該都以三間為主。」、「可以想像假餌在水中活動，（到目前都還沒有進貨？）還沒。」釣魚達人阿克說道，「擬餌釣法有個優點就是它是不是用餌料，不是用一些材質下去水可能會污染水質的問題，它擬餌是塑膠，基本上不掛底是可以回收的，所以推廣這樣活動，我覺得對小朋友來說有一點寓教於樂。」過去台南市府舉辦釣魚比賽頗受好評，因此今（</text:span><text:span text:style-name="T5">2024</text:span><text:span text:style-name="T6">）年也舉辦第</text:span><text:span text:style-name="T5">3</text:span><text:span text:style-name="T6">屆釣魚比賽，利用比較環保的路亞竿來體驗，現場也吸引</text:span><text:span text:style-name="T5">300</text:span><text:span text:style-name="T6">位釣魚好手參加。台南市觀旅局風景區營運科長顏綺蓮指出，「路亞釣法就是取代傳統的撒餌方式，它利用擬餌可以重複來利用，對我們水質的環境條件是可以做比較好的維護。」此次釣魚競賽除了能讓民眾將魚帶回之外，更提供大桶子讓帶不回的民眾放置，而針對外來種入侵問題，虎頭埤管理所也強調，會注意民眾是否會到此放生，還是得提醒民眾不要隨便放生影響生態並珍愛原生魚種。</text:span></text:p>
          </table:table-cell>
          <table:table-cell table:number-columns-repeated="1020"/>
        </table:table-row>
        <table:table-row table:style-name="ro1">
          <table:table-cell table:style-name="ce2" office:value-type="string" calcext:value-type="string">
            <text:p>保護龜，領生態薪水｜生態服務給付還守護哪些物種？【我們的島】</text:p>
          </table:table-cell>
          <table:table-cell table:style-name="ce1" office:value-type="string" calcext:value-type="string">
            <text:p>https://news.pts.org.tw/article/724560</text:p>
          </table:table-cell>
          <table:table-cell table:style-name="ce1" office:value-type="string" calcext:value-type="string">
            <text:p>2024-11-16 20:00</text:p>
          </table:table-cell>
          <table:table-cell table:style-name="ce2" office:value-type="string" calcext:value-type="string">
            <text:p><text:span text:style-name="T111">「不同隻，不同天，這個月遇到四次。」農友王脩評在他的田裡，遇到一級保育類的食蛇龜。對一些農友來說，龜並不陌生。</text:span><text:span text:style-name="T112">2024</text:span><text:span text:style-name="T113">年，食蛇龜與柴棺龜的生態服務給付上路，鼓勵農民友善耕作，讓瀕危原生龜類能有安全的棲息空間。龜類生態服務給付的內容是什麼？這些做法能讓「營造適宜棲地環境，以保全現存重要族群」的計畫目標，順利達成嗎？研究人員盼食蛇龜族群 重回湖山水庫區域生多所研究人員與湖山水庫人文生態保護協會夥伴，在湖山水庫區域用鐵絲網圈起一塊地，準備野放食蛇龜。在湖山水庫集水區野放的食蛇龜。農業部生物多樣性研究所</text:span><text:span text:style-name="T114">(</text:span><text:span text:style-name="T115">簡稱生多所</text:span><text:span text:style-name="T114">)</text:span><text:span text:style-name="T115">的研究人員，與雲林縣湖山水庫人文生態保護協會的志工，小心翼翼踏進一塊圈起來的野地，裡面有即將野放的食蛇龜。這天即將重獲自由的食蛇龜有五十隻，背著發報器的有五隻。這裡是湖山水庫的集水區，進出有嚴謹管制。這片森林是林業署的林班地，進行著退竹還林的計畫。在湖山水庫興建之前，這一帶曾是學者認為台灣食蛇龜族群密度最高的地方，趕在水庫興建之前，生多所與中興大學吳聲海教授研究室曾進行搶救行動，移出一些食蛇龜。目前湖山水庫供水營運已經八年，讓食蛇龜重回湖山水庫，對研究人員與當地居民來說，有重要意義。把龜帶回來之前，生多所團隊進行過嚴謹調查與評估。生多所助理研究員蔡繼鋒表示，這裡可能還有野外族群，但族群量已經低到一個程度，不足以自力回復原本狀況，剛好還竹於林計畫也到了第二期，一些樹苗補植進來了，提供良好的遮蔽與食物，就決定選這裡。延伸閱讀》【穿梭島嶼</text:span><text:span text:style-name="T112">20</text:span><text:span text:style-name="T113">年 討山篇】毀林只為水？｜搭乘時光機了解湖山水庫的前世今生棲地喪失與盜獵 食蛇龜與柴棺龜急遽減少主因食蛇龜是台灣原生地陸棲型淡水龜，棲息在低海拔森林，雜食性，果實、蚯蚓與屍體都吃，因為開發導致棲地喪失，加上中國市場需求，被大量獵捕，族群數量快速下滑，與柴棺龜都在</text:span><text:span text:style-name="T114">2019</text:span><text:span text:style-name="T113">年列為一級保育類野生動物。牠們對棲地的忠誠度很高，活動範圍從</text:span><text:span text:style-name="T112">0.2</text:span><text:span text:style-name="T115">公頃到</text:span><text:span text:style-name="T112">5</text:span><text:span text:style-name="T113">公頃都有。湖山水庫野放的這群龜情況如何，每個月都有定期追蹤。有些龜穩定生活著，有些沒這麼幸運。研究人員曾紀錄到被除草機打到而身亡的龜，因此在食蛇龜與柴棺龜的生態服務給付中，規定避免使用刀片型的除草機與重機具。被除草機打到龜殼破裂的台灣原生龜。照片提供／生物多樣性研究所延伸閱讀》被忽視的一級保育類｜瀕危龜如何存續：食蛇龜、柴棺龜的野外危機</text:span><text:span text:style-name="T114">2021</text:span><text:span text:style-name="T113">到</text:span><text:span text:style-name="T112">2024</text:span><text:span text:style-name="T115">年 </text:span><text:span text:style-name="T114">10</text:span><text:span text:style-name="T115">個物種加入生態服務給付行列生態服務給付，是林業保育署從</text:span><text:span text:style-name="T114">2021</text:span><text:span text:style-name="T115">年開始推動的政策，提供獎勵金，鼓勵農友進行友善耕作，讓保育工作能與在地居民結合。石虎、草鴞、水獺、水雉及黑熊，實施兩年之後，諸羅樹蛙、山麻雀、赤腹游蛇、食蛇龜及柴棺龜，這五種在</text:span><text:span text:style-name="T114">2023</text:span><text:span text:style-name="T115">年底納入，</text:span><text:span text:style-name="T114">2024</text:span><text:span text:style-name="T113">年開始實施。林保署南投分署轄區內的雲林縣斗六市湖山里，鄰近湖山水庫，是食蛇龜生態服務給付示範社區，委託生多所團隊進行輔導。湖山里參與計畫的其中一位農友，種的是麻竹，生多所希望農友在整理農作物前，能先打草驚蛇、撥草尋龜，讓躲在裡面的動物有時間離開。另外也鼓勵農友把修下來的殘枝堆成一堆，提供動物躲藏空間。同時保留草生地，符合規定的，在棲地營造項目能獲得相應</text:span><text:span text:style-name="T114">(</text:span><text:span text:style-name="T113">一萬元</text:span><text:span text:style-name="T112">)</text:span><text:span text:style-name="T115">的獎勵金。鄰近湖山水庫的雲林縣斗六市湖山里，是食蛇龜生態服務給付的示範社區，農民做事前會先撥一撥草，讓躲藏的動物有時間離開。農民把倒竹堆成一堆，營造動物的躲藏空間，是生態服務給付的其中一個項目，另外還有農地友善給付，只要農友用藥符合藥檢規定，每公頃、每年最高有兩萬元獎勵金。社區巡守部分則是以社區為單位，每年最高有六萬元的團體獎勵金。雲林縣湖山水庫人文生態保護協會，</text:span><text:span text:style-name="T114">2022</text:span><text:span text:style-name="T115">年起就參與食蛇龜保育行動，與生多所合作野放了一批食蛇龜，一起巡守與監測，經驗傳承，現在社區居民不但懂得巡守，也有能力進行例行調查。湖山社區目前有五位農友加入生態服務給付，因為人口外流與缺工，很多農地沒有耕作，投入食蛇龜保育，也許能為社區帶來新契機。除了友善農地和棲地營造，生態服務給付還有社區巡守。延伸閱讀》在南投的他們如何保護石虎？｜生態服務給付找神隊友南投竹山與名間 農民嘗試不用藥與棲地營造南投縣竹山鎮田子里農民王脩評，為了遠離農藥，他把父親的茶園改為竹筍園，申請加入食蛇龜生態服務給付。另一個食蛇龜生態服務給付的示範社區，位在南投縣竹山鎮田子里，這裡的居民對食蛇龜也不陌生。田子里的田家樂社區發展協會，從</text:span><text:span text:style-name="T112">2016</text:span><text:span text:style-name="T115">年就參與龜類保育工作，陸續與中興大學、國立自然科學博物館和生多所合作，進行食蛇龜野放與研究工作。農友王脩評的田就位在中興大學吳聲海教授從前的野放點附近。為了遠離農藥，他把父親的茶園改為竹筍園，今年以一公頃的面積，申請加入食蛇龜生態服務給付，另一塊完全沒有用藥的則申請綠保標章。農友王脩評在自己經營的竹筍園發現食蛇龜。還有一個示範區位在名間鄉的新民村，這裡進行的是柴棺龜的生態服務給付。新民村位在濁水溪與八卦山脈交界處，這一帶原本就有柴棺龜分布。柴棺龜和食蛇龜都住在低海拔淺山環境，不一樣的是，柴棺龜對水域環境的依賴度更高，牠們會造訪水田，也會跑進農民的蓄水設備中。位在濁水溪與八卦山脈交界處的新民村，這裡進行柴棺龜生態服務給付。住在新民村的羅賜美，除了參加柴棺龜生態服務給付，也向慈心基金會申請綠保標章，圖為慈心專員到田區採樣。住在新民村的羅賜美，參加柴棺龜生態服務給付，如何讓蓄水池對龜更友善，是他在棲地營造這個項目的功課。他種了十多種作物，完全沒有用藥，也沒有鄰田污染風險，受到生多所鼓勵，也向慈心基金會申請綠保標章。除了林保署南投分署的示範區，台中分署、宜蘭分署與花蓮分署轄區也都有農友參加食蛇龜生態服務給付。加入龜的生態給付前 台中霧峰農友早就守護著領角鴞台中市霧峰區農友張政良，參加食蛇龜生態服務給付，使用機器除草時，不用刀片。台中市霧峰區，張政良就是其中一位農友，主要作物是龍眼與荔枝，也種了少量芭樂、柚子等水果。配合食蛇龜生態服務給付規定，用機器除草時，必須用牛筋繩、不能用刀片，希望減少對龜類的傷害。十多年來，他的果園持續與研究單位配合懸掛巢箱，讓領角鴞、飛鼠來當鄰居，社區原本就有成立咕咕巡守隊來守護貓頭鷹，現在把食蛇龜加入關心的物種行列。對他來說，為野生動物保留合適棲地的行動，原本就是生活的一部分。張正良的果園長期與研究單位配合懸掛巢箱，讓領角鴞、飛鼠來當鄰居 。受林保署台中分署委託來輔導農友的林文隆博士，執行這個計畫之前，已經進行過三年調查，了解食蛇龜和居民的關係，他說：「食蛇龜不是一個臨時出來、突然加入的物種，太平、霧峰居民對食蛇龜是很熟悉的，梅雨季牠就會出來，會吃荔枝、龍眼的落果，他們知道那叫蛇龜，不會游泳的。」「營造適宜棲地環境，以保全現存重要族群」是龜類生態服務給付目標之一，食蛇龜與柴棺龜不是遠在天邊的物種，牠們就住在淺山，離人們很近。想多保存一些適合的棲地環境，得先護住農田、提高讓農民繼續耕種的意願。林文隆表示，「應該要鼓勵農民繼續耕作，避免農地被種電或開發掉。」延伸閱讀》尋龜宿｜為食蛇龜尋找安全的家獵捕壓力減輕 原生龜數量仍無法增加的原因從</text:span><text:span text:style-name="T114">2006</text:span><text:span text:style-name="T115">年開始，查緝到的食蛇龜與柴棺龜，有上萬隻安置在收容中心。從</text:span><text:span text:style-name="T114">2006</text:span><text:span text:style-name="T113">年，台灣原生龜第一批查緝紀錄開始，十多年間，查緝到的食蛇龜與柴棺龜，有上萬隻安置在收容中心，但獵捕壓力存在，讓重回野外變得棘手，直到</text:span><text:span text:style-name="T112">2019</text:span><text:span text:style-name="T113">年</text:span><text:span text:style-name="T112">COVID-19</text:span><text:span text:style-name="T113">爆發，中國市場對龜的需求下降，獵捕壓力減輕。林業保育署保育管理組簡任技正鄭伊娟說明：「獵捕壓力少，可是棲地一直在退縮的情況下，食蛇龜跟柴棺龜的數量沒辦法起來，就表示應該是棲地的問題，國有林可以野放的都有在放，可是牠們的族群就是不能一直塞在同一個地方，所以要鼓勵淺山地區的社區加入。」但這些參加龜類生態服務給付的地點曝光，就有盜獵隱憂，想確保龜的安全，需要居民的力量。林文隆博士表示，「假設有非法入侵、甚至在山區餵食流浪狗</text:span><text:span text:style-name="T112">(</text:span><text:span text:style-name="T113">食蛇龜有被野狗咬傷的紀錄</text:span><text:span text:style-name="T112">)</text:span><text:span text:style-name="T113">，農友都會通報我們，至少確保這個區域是相對安全的，政府或保育團體不可能天天去巡，唯一可以在那邊巡的，就是這邊的人。」農友的田是點狀分布的，如何擴大友善田園的面積，讓點與點之間能串連。怎麼做可以更好？第一年的操作將會是重要參考。延伸閱讀》搶救台灣龜｜動物走私下的本土龜</text:span></text:p>
          </table:table-cell>
          <table:table-cell table:number-columns-repeated="1020"/>
        </table:table-row>
        <table:table-row table:style-name="ro1" table:number-rows-repeated="899">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思源黑體" svg:font-family="思源黑體"/>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思源黑體" fo:font-family="思源黑體" style:font-name-asian="Linux Libertine G" style:font-family-asian="'Linux Libertine G'" style:font-family-generic-asian="system" style:font-pitch-asian="variable" style:font-name-complex="思源黑體" style:font-family-complex="思源黑體"/>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113.41pt" fo:margin-bottom="113.41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04" meta:object-count="0"/>
    <meta:generator>LibreOfficeDev/6.0.5.2$Linux_X86_64 LibreOffice_project/</meta:generator>
  </office:meta>
</office:document-meta>
</file>